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5.09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resion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21/08/2021 20:45:03</text:p>
          </table:table-cell>
          <table:table-cell office:value-type="float" office:value="1629589503" calcext:value-type="float">
            <text:p>1629589503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263" calcext:value-type="float">
            <text:p>7263</text:p>
          </table:table-cell>
          <table:table-cell office:value-type="float" office:value="16" calcext:value-type="float">
            <text:p>16</text:p>
          </table:table-cell>
          <table:table-cell table:formula="of:=AVERAGE([.C100:.C800])" office:value-type="float" office:value="-43.2009129814552" calcext:value-type="float">
            <text:p>-43.2009129814552</text:p>
          </table:table-cell>
        </table:table-row>
        <table:table-row table:style-name="ro1">
          <table:table-cell office:value-type="string" calcext:value-type="string">
            <text:p>21/08/2021 20:45:32</text:p>
          </table:table-cell>
          <table:table-cell office:value-type="float" office:value="1629589532" calcext:value-type="float">
            <text:p>1629589532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746" calcext:value-type="float">
            <text:p>7746</text:p>
          </table:table-cell>
          <table:table-cell office:value-type="float" office:value="16" calcext:value-type="float">
            <text:p>16</text:p>
          </table:table-cell>
          <table:table-cell table:formula="of:=AVEDEV([.C100:.C800])" office:value-type="float" office:value="0.525593313810922" calcext:value-type="float">
            <text:p>0.525593313810922</text:p>
          </table:table-cell>
        </table:table-row>
        <table:table-row table:style-name="ro1">
          <table:table-cell office:value-type="string" calcext:value-type="string">
            <text:p>21/08/2021 20:46:02</text:p>
          </table:table-cell>
          <table:table-cell office:value-type="float" office:value="1629589562" calcext:value-type="float">
            <text:p>1629589562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5241" calcext:value-type="float">
            <text:p>524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46:31</text:p>
          </table:table-cell>
          <table:table-cell office:value-type="float" office:value="1629589591" calcext:value-type="float">
            <text:p>1629589591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345" calcext:value-type="float">
            <text:p>73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47:30</text:p>
          </table:table-cell>
          <table:table-cell office:value-type="float" office:value="1629589650" calcext:value-type="float">
            <text:p>1629589650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48:00</text:p>
          </table:table-cell>
          <table:table-cell office:value-type="float" office:value="1629589680" calcext:value-type="float">
            <text:p>1629589680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307" calcext:value-type="float">
            <text:p>730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48:59</text:p>
          </table:table-cell>
          <table:table-cell office:value-type="float" office:value="1629589739" calcext:value-type="float">
            <text:p>1629589739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302" calcext:value-type="float">
            <text:p>730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49:28</text:p>
          </table:table-cell>
          <table:table-cell office:value-type="float" office:value="1629589768" calcext:value-type="float">
            <text:p>1629589768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339" calcext:value-type="float">
            <text:p>733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50:27</text:p>
          </table:table-cell>
          <table:table-cell office:value-type="float" office:value="1629589827" calcext:value-type="float">
            <text:p>1629589827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786" calcext:value-type="float">
            <text:p>778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50:57</text:p>
          </table:table-cell>
          <table:table-cell office:value-type="float" office:value="1629589857" calcext:value-type="float">
            <text:p>1629589857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307" calcext:value-type="float">
            <text:p>730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51:26</text:p>
          </table:table-cell>
          <table:table-cell office:value-type="float" office:value="1629589886" calcext:value-type="float">
            <text:p>1629589886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834" calcext:value-type="float">
            <text:p>783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51:56</text:p>
          </table:table-cell>
          <table:table-cell office:value-type="float" office:value="1629589916" calcext:value-type="float">
            <text:p>1629589916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823" calcext:value-type="float">
            <text:p>782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52:25</text:p>
          </table:table-cell>
          <table:table-cell office:value-type="float" office:value="1629589945" calcext:value-type="float">
            <text:p>1629589945</text:p>
          </table:table-cell>
          <table:table-cell office:value-type="float" office:value="100.01" calcext:value-type="float">
            <text:p>100.01</text:p>
          </table:table-cell>
          <table:table-cell office:value-type="float" office:value="3.13" calcext:value-type="float">
            <text:p>3.13</text:p>
          </table:table-cell>
          <table:table-cell office:value-type="float" office:value="7831" calcext:value-type="float">
            <text:p>78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1/08/2021 20:53:06</text:p>
          </table:table-cell>
          <table:table-cell office:value-type="float" office:value="1629589986" calcext:value-type="float">
            <text:p>1629589986</text:p>
          </table:table-cell>
          <table:table-cell office:value-type="float" office:value="110.2" calcext:value-type="float">
            <text:p>110.2</text:p>
          </table:table-cell>
          <table:table-cell office:value-type="float" office:value="3.12" calcext:value-type="float">
            <text:p>3.12</text:p>
          </table:table-cell>
          <table:table-cell office:value-type="float" office:value="5885" calcext:value-type="float">
            <text:p>5885</text:p>
          </table:table-cell>
          <table:table-cell office:value-type="float" office:value="5082" calcext:value-type="float">
            <text:p>5082</text:p>
          </table:table-cell>
          <table:table-cell/>
        </table:table-row>
        <table:table-row table:style-name="ro1">
          <table:table-cell office:value-type="string" calcext:value-type="string">
            <text:p>21/08/2021 20:53:36</text:p>
          </table:table-cell>
          <table:table-cell office:value-type="float" office:value="1629590016" calcext:value-type="float">
            <text:p>1629590016</text:p>
          </table:table-cell>
          <table:table-cell office:value-type="float" office:value="110.2" calcext:value-type="float">
            <text:p>110.2</text:p>
          </table:table-cell>
          <table:table-cell office:value-type="float" office:value="3.13" calcext:value-type="float">
            <text:p>3.13</text:p>
          </table:table-cell>
          <table:table-cell office:value-type="float" office:value="7246" calcext:value-type="float">
            <text:p>7246</text:p>
          </table:table-cell>
          <table:table-cell office:value-type="float" office:value="5082" calcext:value-type="float">
            <text:p>5082</text:p>
          </table:table-cell>
          <table:table-cell/>
        </table:table-row>
        <table:table-row table:style-name="ro1">
          <table:table-cell office:value-type="string" calcext:value-type="string">
            <text:p>21/08/2021 20:54:05</text:p>
          </table:table-cell>
          <table:table-cell office:value-type="float" office:value="1629590045" calcext:value-type="float">
            <text:p>1629590045</text:p>
          </table:table-cell>
          <table:table-cell office:value-type="float" office:value="110.2" calcext:value-type="float">
            <text:p>110.2</text:p>
          </table:table-cell>
          <table:table-cell office:value-type="float" office:value="3.13" calcext:value-type="float">
            <text:p>3.13</text:p>
          </table:table-cell>
          <table:table-cell office:value-type="float" office:value="7847" calcext:value-type="float">
            <text:p>7847</text:p>
          </table:table-cell>
          <table:table-cell office:value-type="float" office:value="5082" calcext:value-type="float">
            <text:p>5082</text:p>
          </table:table-cell>
          <table:table-cell/>
        </table:table-row>
        <table:table-row table:style-name="ro1">
          <table:table-cell office:value-type="string" calcext:value-type="string">
            <text:p>21/08/2021 20:54:35</text:p>
          </table:table-cell>
          <table:table-cell office:value-type="float" office:value="1629590075" calcext:value-type="float">
            <text:p>1629590075</text:p>
          </table:table-cell>
          <table:table-cell office:value-type="float" office:value="110.2" calcext:value-type="float">
            <text:p>110.2</text:p>
          </table:table-cell>
          <table:table-cell office:value-type="float" office:value="3.13" calcext:value-type="float">
            <text:p>3.13</text:p>
          </table:table-cell>
          <table:table-cell office:value-type="float" office:value="7838" calcext:value-type="float">
            <text:p>7838</text:p>
          </table:table-cell>
          <table:table-cell office:value-type="float" office:value="5082" calcext:value-type="float">
            <text:p>5082</text:p>
          </table:table-cell>
          <table:table-cell/>
        </table:table-row>
        <table:table-row table:style-name="ro1">
          <table:table-cell office:value-type="string" calcext:value-type="string">
            <text:p>21/08/2021 20:55:04</text:p>
          </table:table-cell>
          <table:table-cell office:value-type="float" office:value="1629590104" calcext:value-type="float">
            <text:p>1629590104</text:p>
          </table:table-cell>
          <table:table-cell office:value-type="float" office:value="110.2" calcext:value-type="float">
            <text:p>110.2</text:p>
          </table:table-cell>
          <table:table-cell office:value-type="float" office:value="3.13" calcext:value-type="float">
            <text:p>3.13</text:p>
          </table:table-cell>
          <table:table-cell office:value-type="float" office:value="7951" calcext:value-type="float">
            <text:p>7951</text:p>
          </table:table-cell>
          <table:table-cell office:value-type="float" office:value="5082" calcext:value-type="float">
            <text:p>5082</text:p>
          </table:table-cell>
          <table:table-cell/>
        </table:table-row>
        <table:table-row table:style-name="ro1">
          <table:table-cell office:value-type="string" calcext:value-type="string">
            <text:p>21/08/2021 20:55:28</text:p>
          </table:table-cell>
          <table:table-cell office:value-type="float" office:value="1629590128" calcext:value-type="float">
            <text:p>1629590128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4" calcext:value-type="float">
            <text:p>3.14</text:p>
          </table:table-cell>
          <table:table-cell office:value-type="float" office:value="9350" calcext:value-type="float">
            <text:p>93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0:55:57</text:p>
          </table:table-cell>
          <table:table-cell office:value-type="float" office:value="1629590157" calcext:value-type="float">
            <text:p>1629590157</text:p>
          </table:table-cell>
          <table:table-cell office:value-type="float" office:value="-43.32" calcext:value-type="float">
            <text:p>-43.32</text:p>
          </table:table-cell>
          <table:table-cell office:value-type="float" office:value="3.14" calcext:value-type="float">
            <text:p>3.14</text:p>
          </table:table-cell>
          <table:table-cell office:value-type="float" office:value="9769" calcext:value-type="float">
            <text:p>976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0:56:27</text:p>
          </table:table-cell>
          <table:table-cell office:value-type="float" office:value="1629590187" calcext:value-type="float">
            <text:p>1629590187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4" calcext:value-type="float">
            <text:p>3.14</text:p>
          </table:table-cell>
          <table:table-cell office:value-type="float" office:value="7353" calcext:value-type="float">
            <text:p>73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0:57:08</text:p>
          </table:table-cell>
          <table:table-cell office:value-type="float" office:value="1629590228" calcext:value-type="float">
            <text:p>1629590228</text:p>
          </table:table-cell>
          <table:table-cell office:value-type="float" office:value="-43.9" calcext:value-type="float">
            <text:p>-43.9</text:p>
          </table:table-cell>
          <table:table-cell office:value-type="float" office:value="3.14" calcext:value-type="float">
            <text:p>3.14</text:p>
          </table:table-cell>
          <table:table-cell office:value-type="float" office:value="8351" calcext:value-type="float">
            <text:p>83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0:57:37</text:p>
          </table:table-cell>
          <table:table-cell office:value-type="float" office:value="1629590257" calcext:value-type="float">
            <text:p>1629590257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4" calcext:value-type="float">
            <text:p>3.14</text:p>
          </table:table-cell>
          <table:table-cell office:value-type="float" office:value="8335" calcext:value-type="float">
            <text:p>833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0:58:07</text:p>
          </table:table-cell>
          <table:table-cell office:value-type="float" office:value="1629590287" calcext:value-type="float">
            <text:p>1629590287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6284" calcext:value-type="float">
            <text:p>62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0:58:36</text:p>
          </table:table-cell>
          <table:table-cell office:value-type="float" office:value="1629590316" calcext:value-type="float">
            <text:p>1629590316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5" calcext:value-type="float">
            <text:p>3.15</text:p>
          </table:table-cell>
          <table:table-cell office:value-type="float" office:value="8281" calcext:value-type="float">
            <text:p>82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0:59:06</text:p>
          </table:table-cell>
          <table:table-cell office:value-type="float" office:value="1629590346" calcext:value-type="float">
            <text:p>1629590346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8351" calcext:value-type="float">
            <text:p>83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0:59:35</text:p>
          </table:table-cell>
          <table:table-cell office:value-type="float" office:value="1629590375" calcext:value-type="float">
            <text:p>1629590375</text:p>
          </table:table-cell>
          <table:table-cell office:value-type="float" office:value="-43.32" calcext:value-type="float">
            <text:p>-43.32</text:p>
          </table:table-cell>
          <table:table-cell office:value-type="float" office:value="3.14" calcext:value-type="float">
            <text:p>3.14</text:p>
          </table:table-cell>
          <table:table-cell office:value-type="float" office:value="8333" calcext:value-type="float">
            <text:p>833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0:05</text:p>
          </table:table-cell>
          <table:table-cell office:value-type="float" office:value="1629590405" calcext:value-type="float">
            <text:p>1629590405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8309" calcext:value-type="float">
            <text:p>8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0:34</text:p>
          </table:table-cell>
          <table:table-cell office:value-type="float" office:value="1629590434" calcext:value-type="float">
            <text:p>1629590434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6339" calcext:value-type="float">
            <text:p>633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2:32</text:p>
          </table:table-cell>
          <table:table-cell office:value-type="float" office:value="1629590552" calcext:value-type="float">
            <text:p>1629590552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8801" calcext:value-type="float">
            <text:p>88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3:03</text:p>
          </table:table-cell>
          <table:table-cell office:value-type="float" office:value="1629590583" calcext:value-type="float">
            <text:p>1629590583</text:p>
          </table:table-cell>
          <table:table-cell office:value-type="float" office:value="-45.45" calcext:value-type="float">
            <text:p>-45.45</text:p>
          </table:table-cell>
          <table:table-cell office:value-type="float" office:value="3.14" calcext:value-type="float">
            <text:p>3.14</text:p>
          </table:table-cell>
          <table:table-cell office:value-type="float" office:value="5846" calcext:value-type="float">
            <text:p>58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3:32</text:p>
          </table:table-cell>
          <table:table-cell office:value-type="float" office:value="1629590612" calcext:value-type="float">
            <text:p>1629590612</text:p>
          </table:table-cell>
          <table:table-cell office:value-type="float" office:value="-45.42" calcext:value-type="float">
            <text:p>-45.42</text:p>
          </table:table-cell>
          <table:table-cell office:value-type="float" office:value="3.15" calcext:value-type="float">
            <text:p>3.15</text:p>
          </table:table-cell>
          <table:table-cell office:value-type="float" office:value="11266" calcext:value-type="float">
            <text:p>1126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4:02</text:p>
          </table:table-cell>
          <table:table-cell office:value-type="float" office:value="1629590642" calcext:value-type="float">
            <text:p>1629590642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4" calcext:value-type="float">
            <text:p>3.14</text:p>
          </table:table-cell>
          <table:table-cell office:value-type="float" office:value="8283" calcext:value-type="float">
            <text:p>828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4:31</text:p>
          </table:table-cell>
          <table:table-cell office:value-type="float" office:value="1629590671" calcext:value-type="float">
            <text:p>1629590671</text:p>
          </table:table-cell>
          <table:table-cell office:value-type="float" office:value="-45.12" calcext:value-type="float">
            <text:p>-45.12</text:p>
          </table:table-cell>
          <table:table-cell office:value-type="float" office:value="3.14" calcext:value-type="float">
            <text:p>3.14</text:p>
          </table:table-cell>
          <table:table-cell office:value-type="float" office:value="8292" calcext:value-type="float">
            <text:p>82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5:12</text:p>
          </table:table-cell>
          <table:table-cell office:value-type="float" office:value="1629590712" calcext:value-type="float">
            <text:p>1629590712</text:p>
          </table:table-cell>
          <table:table-cell office:value-type="float" office:value="-43.07" calcext:value-type="float">
            <text:p>-43.07</text:p>
          </table:table-cell>
          <table:table-cell office:value-type="float" office:value="3.14" calcext:value-type="float">
            <text:p>3.14</text:p>
          </table:table-cell>
          <table:table-cell office:value-type="float" office:value="10762" calcext:value-type="float">
            <text:p>107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5:41</text:p>
          </table:table-cell>
          <table:table-cell office:value-type="float" office:value="1629590741" calcext:value-type="float">
            <text:p>1629590741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11077" calcext:value-type="float">
            <text:p>110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6:11</text:p>
          </table:table-cell>
          <table:table-cell office:value-type="float" office:value="1629590771" calcext:value-type="float">
            <text:p>1629590771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12287" calcext:value-type="float">
            <text:p>1228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6:41</text:p>
          </table:table-cell>
          <table:table-cell office:value-type="float" office:value="1629590801" calcext:value-type="float">
            <text:p>1629590801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10799" calcext:value-type="float">
            <text:p>107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7:10</text:p>
          </table:table-cell>
          <table:table-cell office:value-type="float" office:value="1629590830" calcext:value-type="float">
            <text:p>1629590830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4" calcext:value-type="float">
            <text:p>3.14</text:p>
          </table:table-cell>
          <table:table-cell office:value-type="float" office:value="10886" calcext:value-type="float">
            <text:p>1088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7:40</text:p>
          </table:table-cell>
          <table:table-cell office:value-type="float" office:value="1629590860" calcext:value-type="float">
            <text:p>1629590860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10775" calcext:value-type="float">
            <text:p>1077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8:09</text:p>
          </table:table-cell>
          <table:table-cell office:value-type="float" office:value="1629590889" calcext:value-type="float">
            <text:p>1629590889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12281" calcext:value-type="float">
            <text:p>122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8:39</text:p>
          </table:table-cell>
          <table:table-cell office:value-type="float" office:value="1629590919" calcext:value-type="float">
            <text:p>1629590919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13778" calcext:value-type="float">
            <text:p>137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9:09</text:p>
          </table:table-cell>
          <table:table-cell office:value-type="float" office:value="1629590949" calcext:value-type="float">
            <text:p>1629590949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12813" calcext:value-type="float">
            <text:p>128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09:46</text:p>
          </table:table-cell>
          <table:table-cell office:value-type="float" office:value="1629590986" calcext:value-type="float">
            <text:p>1629590986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4" calcext:value-type="float">
            <text:p>3.14</text:p>
          </table:table-cell>
          <table:table-cell office:value-type="float" office:value="8838" calcext:value-type="float">
            <text:p>88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0:26</text:p>
          </table:table-cell>
          <table:table-cell office:value-type="float" office:value="1629591026" calcext:value-type="float">
            <text:p>1629591026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4" calcext:value-type="float">
            <text:p>3.14</text:p>
          </table:table-cell>
          <table:table-cell office:value-type="float" office:value="7334" calcext:value-type="float">
            <text:p>73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0:56</text:p>
          </table:table-cell>
          <table:table-cell office:value-type="float" office:value="1629591056" calcext:value-type="float">
            <text:p>1629591056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4" calcext:value-type="float">
            <text:p>3.14</text:p>
          </table:table-cell>
          <table:table-cell office:value-type="float" office:value="7796" calcext:value-type="float">
            <text:p>77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1:25</text:p>
          </table:table-cell>
          <table:table-cell office:value-type="float" office:value="1629591085" calcext:value-type="float">
            <text:p>1629591085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7313" calcext:value-type="float">
            <text:p>73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1:55</text:p>
          </table:table-cell>
          <table:table-cell office:value-type="float" office:value="1629591115" calcext:value-type="float">
            <text:p>1629591115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5" calcext:value-type="float">
            <text:p>3.15</text:p>
          </table:table-cell>
          <table:table-cell office:value-type="float" office:value="7317" calcext:value-type="float">
            <text:p>7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2:24</text:p>
          </table:table-cell>
          <table:table-cell office:value-type="float" office:value="1629591144" calcext:value-type="float">
            <text:p>1629591144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9784" calcext:value-type="float">
            <text:p>97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2:54</text:p>
          </table:table-cell>
          <table:table-cell office:value-type="float" office:value="1629591174" calcext:value-type="float">
            <text:p>1629591174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9805" calcext:value-type="float">
            <text:p>980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3:23</text:p>
          </table:table-cell>
          <table:table-cell office:value-type="float" office:value="1629591203" calcext:value-type="float">
            <text:p>1629591203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5" calcext:value-type="float">
            <text:p>3.15</text:p>
          </table:table-cell>
          <table:table-cell office:value-type="float" office:value="7792" calcext:value-type="float">
            <text:p>77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4:23</text:p>
          </table:table-cell>
          <table:table-cell office:value-type="float" office:value="1629591263" calcext:value-type="float">
            <text:p>1629591263</text:p>
          </table:table-cell>
          <table:table-cell office:value-type="float" office:value="-43.01" calcext:value-type="float">
            <text:p>-43.01</text:p>
          </table:table-cell>
          <table:table-cell office:value-type="float" office:value="3.14" calcext:value-type="float">
            <text:p>3.14</text:p>
          </table:table-cell>
          <table:table-cell office:value-type="float" office:value="7295" calcext:value-type="float">
            <text:p>729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4:53</text:p>
          </table:table-cell>
          <table:table-cell office:value-type="float" office:value="1629591293" calcext:value-type="float">
            <text:p>1629591293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7327" calcext:value-type="float">
            <text:p>7327</text:p>
          </table:table-cell>
          <table:table-cell office:value-type="float" office:value="49176" calcext:value-type="float">
            <text:p>49176</text:p>
          </table:table-cell>
          <table:table-cell office:value-type="string" calcext:value-type="string">
            <text:p>COMIENZO A CARGAR</text:p>
          </table:table-cell>
        </table:table-row>
        <table:table-row table:style-name="ro1">
          <table:table-cell office:value-type="string" calcext:value-type="string">
            <text:p>21/08/2021 21:15:52</text:p>
          </table:table-cell>
          <table:table-cell office:value-type="float" office:value="1629591352" calcext:value-type="float">
            <text:p>1629591352</text:p>
          </table:table-cell>
          <table:table-cell office:value-type="float" office:value="-43.01" calcext:value-type="float">
            <text:p>-43.01</text:p>
          </table:table-cell>
          <table:table-cell office:value-type="float" office:value="3.14" calcext:value-type="float">
            <text:p>3.14</text:p>
          </table:table-cell>
          <table:table-cell office:value-type="float" office:value="7333" calcext:value-type="float">
            <text:p>733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6:21</text:p>
          </table:table-cell>
          <table:table-cell office:value-type="float" office:value="1629591381" calcext:value-type="float">
            <text:p>1629591381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4" calcext:value-type="float">
            <text:p>3.14</text:p>
          </table:table-cell>
          <table:table-cell office:value-type="float" office:value="9774" calcext:value-type="float">
            <text:p>97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6:51</text:p>
          </table:table-cell>
          <table:table-cell office:value-type="float" office:value="1629591411" calcext:value-type="float">
            <text:p>1629591411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8983" calcext:value-type="float">
            <text:p>898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7:20</text:p>
          </table:table-cell>
          <table:table-cell office:value-type="float" office:value="1629591440" calcext:value-type="float">
            <text:p>1629591440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9757" calcext:value-type="float">
            <text:p>97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7:50</text:p>
          </table:table-cell>
          <table:table-cell office:value-type="float" office:value="1629591470" calcext:value-type="float">
            <text:p>1629591470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14387" calcext:value-type="float">
            <text:p>1438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8:20</text:p>
          </table:table-cell>
          <table:table-cell office:value-type="float" office:value="1629591500" calcext:value-type="float">
            <text:p>1629591500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4" calcext:value-type="float">
            <text:p>3.14</text:p>
          </table:table-cell>
          <table:table-cell office:value-type="float" office:value="7819" calcext:value-type="float">
            <text:p>781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8:49</text:p>
          </table:table-cell>
          <table:table-cell office:value-type="float" office:value="1629591529" calcext:value-type="float">
            <text:p>1629591529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7747" calcext:value-type="float">
            <text:p>77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9:18</text:p>
          </table:table-cell>
          <table:table-cell office:value-type="float" office:value="1629591558" calcext:value-type="float">
            <text:p>1629591558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9969" calcext:value-type="float">
            <text:p>996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9:48</text:p>
          </table:table-cell>
          <table:table-cell office:value-type="float" office:value="1629591588" calcext:value-type="float">
            <text:p>1629591588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7339" calcext:value-type="float">
            <text:p>733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19:56</text:p>
          </table:table-cell>
          <table:table-cell office:value-type="float" office:value="1629591596" calcext:value-type="float">
            <text:p>1629591596</text:p>
          </table:table-cell>
          <table:table-cell office:value-type="float" office:value="51.23" calcext:value-type="float">
            <text:p>51.23</text:p>
          </table:table-cell>
          <table:table-cell office:value-type="float" office:value="2.22" calcext:value-type="float">
            <text:p>2.22</text:p>
          </table:table-cell>
          <table:table-cell office:value-type="float" office:value="9157" calcext:value-type="float">
            <text:p>9157</text:p>
          </table:table-cell>
          <table:table-cell office:value-type="float" office:value="49304" calcext:value-type="float">
            <text:p>49304</text:p>
          </table:table-cell>
          <table:table-cell office:value-type="string" calcext:value-type="string">
            <text:p>EL CONECTOR SE ZAFO y quedo alimentado con la batería media descargada</text:p>
          </table:table-cell>
        </table:table-row>
        <table:table-row table:style-name="ro1">
          <table:table-cell office:value-type="string" calcext:value-type="string">
            <text:p>21/08/2021 21:20:25</text:p>
          </table:table-cell>
          <table:table-cell office:value-type="float" office:value="1629591625" calcext:value-type="float">
            <text:p>1629591625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7898" calcext:value-type="float">
            <text:p>78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1:54</text:p>
          </table:table-cell>
          <table:table-cell office:value-type="float" office:value="1629591714" calcext:value-type="float">
            <text:p>1629591714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7260" calcext:value-type="float">
            <text:p>72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2:23</text:p>
          </table:table-cell>
          <table:table-cell office:value-type="float" office:value="1629591743" calcext:value-type="float">
            <text:p>1629591743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4" calcext:value-type="float">
            <text:p>3.14</text:p>
          </table:table-cell>
          <table:table-cell office:value-type="float" office:value="7982" calcext:value-type="float">
            <text:p>79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2:53</text:p>
          </table:table-cell>
          <table:table-cell office:value-type="float" office:value="1629591773" calcext:value-type="float">
            <text:p>1629591773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4" calcext:value-type="float">
            <text:p>3.14</text:p>
          </table:table-cell>
          <table:table-cell office:value-type="float" office:value="12512" calcext:value-type="float">
            <text:p>1251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3:23</text:p>
          </table:table-cell>
          <table:table-cell office:value-type="float" office:value="1629591803" calcext:value-type="float">
            <text:p>1629591803</text:p>
          </table:table-cell>
          <table:table-cell office:value-type="float" office:value="-42.98" calcext:value-type="float">
            <text:p>-42.98</text:p>
          </table:table-cell>
          <table:table-cell office:value-type="float" office:value="3.14" calcext:value-type="float">
            <text:p>3.14</text:p>
          </table:table-cell>
          <table:table-cell office:value-type="float" office:value="7810" calcext:value-type="float">
            <text:p>78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3:52</text:p>
          </table:table-cell>
          <table:table-cell office:value-type="float" office:value="1629591832" calcext:value-type="float">
            <text:p>1629591832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7288" calcext:value-type="float">
            <text:p>72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4:21</text:p>
          </table:table-cell>
          <table:table-cell office:value-type="float" office:value="1629591861" calcext:value-type="float">
            <text:p>1629591861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7751" calcext:value-type="float">
            <text:p>77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4:51</text:p>
          </table:table-cell>
          <table:table-cell office:value-type="float" office:value="1629591891" calcext:value-type="float">
            <text:p>1629591891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7241" calcext:value-type="float">
            <text:p>72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5:21</text:p>
          </table:table-cell>
          <table:table-cell office:value-type="float" office:value="1629591921" calcext:value-type="float">
            <text:p>1629591921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9851" calcext:value-type="float">
            <text:p>98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5:50</text:p>
          </table:table-cell>
          <table:table-cell office:value-type="float" office:value="1629591950" calcext:value-type="float">
            <text:p>1629591950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9765" calcext:value-type="float">
            <text:p>976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6:20</text:p>
          </table:table-cell>
          <table:table-cell office:value-type="float" office:value="1629591980" calcext:value-type="float">
            <text:p>1629591980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9251" calcext:value-type="float">
            <text:p>9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6:49</text:p>
          </table:table-cell>
          <table:table-cell office:value-type="float" office:value="1629592009" calcext:value-type="float">
            <text:p>1629592009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9320" calcext:value-type="float">
            <text:p>932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7:19</text:p>
          </table:table-cell>
          <table:table-cell office:value-type="float" office:value="1629592039" calcext:value-type="float">
            <text:p>1629592039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7242" calcext:value-type="float">
            <text:p>72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7:48</text:p>
          </table:table-cell>
          <table:table-cell office:value-type="float" office:value="1629592068" calcext:value-type="float">
            <text:p>1629592068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9276" calcext:value-type="float">
            <text:p>92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8:18</text:p>
          </table:table-cell>
          <table:table-cell office:value-type="float" office:value="1629592098" calcext:value-type="float">
            <text:p>1629592098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4" calcext:value-type="float">
            <text:p>3.14</text:p>
          </table:table-cell>
          <table:table-cell office:value-type="float" office:value="11862" calcext:value-type="float">
            <text:p>118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9:17</text:p>
          </table:table-cell>
          <table:table-cell office:value-type="float" office:value="1629592157" calcext:value-type="float">
            <text:p>1629592157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7788" calcext:value-type="float">
            <text:p>77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29:47</text:p>
          </table:table-cell>
          <table:table-cell office:value-type="float" office:value="1629592187" calcext:value-type="float">
            <text:p>1629592187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8801" calcext:value-type="float">
            <text:p>88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0:16</text:p>
          </table:table-cell>
          <table:table-cell office:value-type="float" office:value="1629592216" calcext:value-type="float">
            <text:p>1629592216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10753" calcext:value-type="float">
            <text:p>107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1:15</text:p>
          </table:table-cell>
          <table:table-cell office:value-type="float" office:value="1629592275" calcext:value-type="float">
            <text:p>1629592275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7250" calcext:value-type="float">
            <text:p>72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1:45</text:p>
          </table:table-cell>
          <table:table-cell office:value-type="float" office:value="1629592305" calcext:value-type="float">
            <text:p>1629592305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10091" calcext:value-type="float">
            <text:p>100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2:14</text:p>
          </table:table-cell>
          <table:table-cell office:value-type="float" office:value="1629592334" calcext:value-type="float">
            <text:p>1629592334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9953" calcext:value-type="float">
            <text:p>99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2:44</text:p>
          </table:table-cell>
          <table:table-cell office:value-type="float" office:value="1629592364" calcext:value-type="float">
            <text:p>1629592364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7338" calcext:value-type="float">
            <text:p>73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3:13</text:p>
          </table:table-cell>
          <table:table-cell office:value-type="float" office:value="1629592393" calcext:value-type="float">
            <text:p>1629592393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7340" calcext:value-type="float">
            <text:p>734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3:43</text:p>
          </table:table-cell>
          <table:table-cell office:value-type="float" office:value="1629592423" calcext:value-type="float">
            <text:p>1629592423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9824" calcext:value-type="float">
            <text:p>98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4:12</text:p>
          </table:table-cell>
          <table:table-cell office:value-type="float" office:value="1629592452" calcext:value-type="float">
            <text:p>1629592452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7896" calcext:value-type="float">
            <text:p>78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5:12</text:p>
          </table:table-cell>
          <table:table-cell office:value-type="float" office:value="1629592512" calcext:value-type="float">
            <text:p>1629592512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8054" calcext:value-type="float">
            <text:p>80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5:41</text:p>
          </table:table-cell>
          <table:table-cell office:value-type="float" office:value="1629592541" calcext:value-type="float">
            <text:p>1629592541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9793" calcext:value-type="float">
            <text:p>979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6:11</text:p>
          </table:table-cell>
          <table:table-cell office:value-type="float" office:value="1629592571" calcext:value-type="float">
            <text:p>1629592571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9756" calcext:value-type="float">
            <text:p>97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6:40</text:p>
          </table:table-cell>
          <table:table-cell office:value-type="float" office:value="1629592600" calcext:value-type="float">
            <text:p>1629592600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7299" calcext:value-type="float">
            <text:p>72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7:10</text:p>
          </table:table-cell>
          <table:table-cell office:value-type="float" office:value="1629592630" calcext:value-type="float">
            <text:p>1629592630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9258" calcext:value-type="float">
            <text:p>92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7:39</text:p>
          </table:table-cell>
          <table:table-cell office:value-type="float" office:value="1629592659" calcext:value-type="float">
            <text:p>1629592659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7967" calcext:value-type="float">
            <text:p>79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8:09</text:p>
          </table:table-cell>
          <table:table-cell office:value-type="float" office:value="1629592689" calcext:value-type="float">
            <text:p>1629592689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9292" calcext:value-type="float">
            <text:p>92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38:38</text:p>
          </table:table-cell>
          <table:table-cell office:value-type="float" office:value="1629592718" calcext:value-type="float">
            <text:p>1629592718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8011" calcext:value-type="float">
            <text:p>80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5:12</text:p>
          </table:table-cell>
          <table:table-cell office:value-type="float" office:value="1629593112" calcext:value-type="float">
            <text:p>1629593112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4" calcext:value-type="float">
            <text:p>3.14</text:p>
          </table:table-cell>
          <table:table-cell office:value-type="float" office:value="9804" calcext:value-type="float">
            <text:p>980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5:41</text:p>
          </table:table-cell>
          <table:table-cell office:value-type="float" office:value="1629593141" calcext:value-type="float">
            <text:p>1629593141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9953" calcext:value-type="float">
            <text:p>99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6:11</text:p>
          </table:table-cell>
          <table:table-cell office:value-type="float" office:value="1629593171" calcext:value-type="float">
            <text:p>1629593171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9797" calcext:value-type="float">
            <text:p>979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6:41</text:p>
          </table:table-cell>
          <table:table-cell office:value-type="float" office:value="1629593201" calcext:value-type="float">
            <text:p>1629593201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7790" calcext:value-type="float">
            <text:p>779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7:10</text:p>
          </table:table-cell>
          <table:table-cell office:value-type="float" office:value="1629593230" calcext:value-type="float">
            <text:p>1629593230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4" calcext:value-type="float">
            <text:p>3.14</text:p>
          </table:table-cell>
          <table:table-cell office:value-type="float" office:value="9951" calcext:value-type="float">
            <text:p>99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7:40</text:p>
          </table:table-cell>
          <table:table-cell office:value-type="float" office:value="1629593260" calcext:value-type="float">
            <text:p>1629593260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9274" calcext:value-type="float">
            <text:p>92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8:09</text:p>
          </table:table-cell>
          <table:table-cell office:value-type="float" office:value="1629593289" calcext:value-type="float">
            <text:p>1629593289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7280" calcext:value-type="float">
            <text:p>7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8:39</text:p>
          </table:table-cell>
          <table:table-cell office:value-type="float" office:value="1629593319" calcext:value-type="float">
            <text:p>1629593319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9758" calcext:value-type="float">
            <text:p>97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9:08</text:p>
          </table:table-cell>
          <table:table-cell office:value-type="float" office:value="1629593348" calcext:value-type="float">
            <text:p>1629593348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7343" calcext:value-type="float">
            <text:p>73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49:38</text:p>
          </table:table-cell>
          <table:table-cell office:value-type="float" office:value="1629593378" calcext:value-type="float">
            <text:p>1629593378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9250" calcext:value-type="float">
            <text:p>92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0:07</text:p>
          </table:table-cell>
          <table:table-cell office:value-type="float" office:value="1629593407" calcext:value-type="float">
            <text:p>1629593407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9338" calcext:value-type="float">
            <text:p>93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0:37</text:p>
          </table:table-cell>
          <table:table-cell office:value-type="float" office:value="1629593437" calcext:value-type="float">
            <text:p>1629593437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7851" calcext:value-type="float">
            <text:p>78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1:06</text:p>
          </table:table-cell>
          <table:table-cell office:value-type="float" office:value="1629593466" calcext:value-type="float">
            <text:p>1629593466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9792" calcext:value-type="float">
            <text:p>97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1:36</text:p>
          </table:table-cell>
          <table:table-cell office:value-type="float" office:value="1629593496" calcext:value-type="float">
            <text:p>1629593496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9760" calcext:value-type="float">
            <text:p>97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2:05</text:p>
          </table:table-cell>
          <table:table-cell office:value-type="float" office:value="1629593525" calcext:value-type="float">
            <text:p>1629593525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4" calcext:value-type="float">
            <text:p>3.14</text:p>
          </table:table-cell>
          <table:table-cell office:value-type="float" office:value="9767" calcext:value-type="float">
            <text:p>97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2:35</text:p>
          </table:table-cell>
          <table:table-cell office:value-type="float" office:value="1629593555" calcext:value-type="float">
            <text:p>1629593555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7847" calcext:value-type="float">
            <text:p>78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3:05</text:p>
          </table:table-cell>
          <table:table-cell office:value-type="float" office:value="1629593585" calcext:value-type="float">
            <text:p>1629593585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4" calcext:value-type="float">
            <text:p>3.14</text:p>
          </table:table-cell>
          <table:table-cell office:value-type="float" office:value="9882" calcext:value-type="float">
            <text:p>98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3:34</text:p>
          </table:table-cell>
          <table:table-cell office:value-type="float" office:value="1629593614" calcext:value-type="float">
            <text:p>1629593614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4" calcext:value-type="float">
            <text:p>3.14</text:p>
          </table:table-cell>
          <table:table-cell office:value-type="float" office:value="7960" calcext:value-type="float">
            <text:p>79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4:04</text:p>
          </table:table-cell>
          <table:table-cell office:value-type="float" office:value="1629593644" calcext:value-type="float">
            <text:p>1629593644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4" calcext:value-type="float">
            <text:p>3.14</text:p>
          </table:table-cell>
          <table:table-cell office:value-type="float" office:value="9798" calcext:value-type="float">
            <text:p>97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4:33</text:p>
          </table:table-cell>
          <table:table-cell office:value-type="float" office:value="1629593673" calcext:value-type="float">
            <text:p>1629593673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10358" calcext:value-type="float">
            <text:p>103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5:03</text:p>
          </table:table-cell>
          <table:table-cell office:value-type="float" office:value="1629593703" calcext:value-type="float">
            <text:p>1629593703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7791" calcext:value-type="float">
            <text:p>77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5:32</text:p>
          </table:table-cell>
          <table:table-cell office:value-type="float" office:value="1629593732" calcext:value-type="float">
            <text:p>1629593732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9330" calcext:value-type="float">
            <text:p>93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6:02</text:p>
          </table:table-cell>
          <table:table-cell office:value-type="float" office:value="1629593762" calcext:value-type="float">
            <text:p>1629593762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7844" calcext:value-type="float">
            <text:p>78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6:31</text:p>
          </table:table-cell>
          <table:table-cell office:value-type="float" office:value="1629593791" calcext:value-type="float">
            <text:p>1629593791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10081" calcext:value-type="float">
            <text:p>100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7:01</text:p>
          </table:table-cell>
          <table:table-cell office:value-type="float" office:value="1629593821" calcext:value-type="float">
            <text:p>1629593821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4" calcext:value-type="float">
            <text:p>3.14</text:p>
          </table:table-cell>
          <table:table-cell office:value-type="float" office:value="9998" calcext:value-type="float">
            <text:p>99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7:30</text:p>
          </table:table-cell>
          <table:table-cell office:value-type="float" office:value="1629593850" calcext:value-type="float">
            <text:p>1629593850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7783" calcext:value-type="float">
            <text:p>778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1:58:29</text:p>
          </table:table-cell>
          <table:table-cell office:value-type="float" office:value="1629593909" calcext:value-type="float">
            <text:p>1629593909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9761" calcext:value-type="float">
            <text:p>97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11:30</text:p>
          </table:table-cell>
          <table:table-cell office:value-type="float" office:value="1629594690" calcext:value-type="float">
            <text:p>1629594690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4" calcext:value-type="float">
            <text:p>3.14</text:p>
          </table:table-cell>
          <table:table-cell office:value-type="float" office:value="9301" calcext:value-type="float">
            <text:p>93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12:29</text:p>
          </table:table-cell>
          <table:table-cell office:value-type="float" office:value="1629594749" calcext:value-type="float">
            <text:p>1629594749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4" calcext:value-type="float">
            <text:p>3.14</text:p>
          </table:table-cell>
          <table:table-cell office:value-type="float" office:value="10088" calcext:value-type="float">
            <text:p>100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13:28</text:p>
          </table:table-cell>
          <table:table-cell office:value-type="float" office:value="1629594808" calcext:value-type="float">
            <text:p>1629594808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4" calcext:value-type="float">
            <text:p>3.14</text:p>
          </table:table-cell>
          <table:table-cell office:value-type="float" office:value="9293" calcext:value-type="float">
            <text:p>929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13:58</text:p>
          </table:table-cell>
          <table:table-cell office:value-type="float" office:value="1629594838" calcext:value-type="float">
            <text:p>1629594838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272" calcext:value-type="float">
            <text:p>927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15:10</text:p>
          </table:table-cell>
          <table:table-cell office:value-type="float" office:value="1629594910" calcext:value-type="float">
            <text:p>1629594910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4" calcext:value-type="float">
            <text:p>3.14</text:p>
          </table:table-cell>
          <table:table-cell office:value-type="float" office:value="7298" calcext:value-type="float">
            <text:p>72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15:39</text:p>
          </table:table-cell>
          <table:table-cell office:value-type="float" office:value="1629594939" calcext:value-type="float">
            <text:p>1629594939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5" calcext:value-type="float">
            <text:p>3.15</text:p>
          </table:table-cell>
          <table:table-cell office:value-type="float" office:value="10251" calcext:value-type="float">
            <text:p>10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17:08</text:p>
          </table:table-cell>
          <table:table-cell office:value-type="float" office:value="1629595028" calcext:value-type="float">
            <text:p>1629595028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7821" calcext:value-type="float">
            <text:p>78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47:48</text:p>
          </table:table-cell>
          <table:table-cell office:value-type="float" office:value="1629596868" calcext:value-type="float">
            <text:p>1629596868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265" calcext:value-type="float">
            <text:p>926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48:18</text:p>
          </table:table-cell>
          <table:table-cell office:value-type="float" office:value="1629596898" calcext:value-type="float">
            <text:p>1629596898</text:p>
          </table:table-cell>
          <table:table-cell office:value-type="float" office:value="-41.79" calcext:value-type="float">
            <text:p>-41.79</text:p>
          </table:table-cell>
          <table:table-cell office:value-type="float" office:value="3.15" calcext:value-type="float">
            <text:p>3.15</text:p>
          </table:table-cell>
          <table:table-cell office:value-type="float" office:value="9762" calcext:value-type="float">
            <text:p>97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48:47</text:p>
          </table:table-cell>
          <table:table-cell office:value-type="float" office:value="1629596927" calcext:value-type="float">
            <text:p>1629596927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12851" calcext:value-type="float">
            <text:p>128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49:17</text:p>
          </table:table-cell>
          <table:table-cell office:value-type="float" office:value="1629596957" calcext:value-type="float">
            <text:p>1629596957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7776" calcext:value-type="float">
            <text:p>77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0:16</text:p>
          </table:table-cell>
          <table:table-cell office:value-type="float" office:value="1629597016" calcext:value-type="float">
            <text:p>1629597016</text:p>
          </table:table-cell>
          <table:table-cell office:value-type="float" office:value="-43.07" calcext:value-type="float">
            <text:p>-43.07</text:p>
          </table:table-cell>
          <table:table-cell office:value-type="float" office:value="3.14" calcext:value-type="float">
            <text:p>3.14</text:p>
          </table:table-cell>
          <table:table-cell office:value-type="float" office:value="9834" calcext:value-type="float">
            <text:p>98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0:46</text:p>
          </table:table-cell>
          <table:table-cell office:value-type="float" office:value="1629597046" calcext:value-type="float">
            <text:p>1629597046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4" calcext:value-type="float">
            <text:p>3.14</text:p>
          </table:table-cell>
          <table:table-cell office:value-type="float" office:value="13472" calcext:value-type="float">
            <text:p>1347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1:15</text:p>
          </table:table-cell>
          <table:table-cell office:value-type="float" office:value="1629597075" calcext:value-type="float">
            <text:p>1629597075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7307" calcext:value-type="float">
            <text:p>73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2:15</text:p>
          </table:table-cell>
          <table:table-cell office:value-type="float" office:value="1629597135" calcext:value-type="float">
            <text:p>1629597135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4" calcext:value-type="float">
            <text:p>3.14</text:p>
          </table:table-cell>
          <table:table-cell office:value-type="float" office:value="8810" calcext:value-type="float">
            <text:p>88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2:44</text:p>
          </table:table-cell>
          <table:table-cell office:value-type="float" office:value="1629597164" calcext:value-type="float">
            <text:p>1629597164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7349" calcext:value-type="float">
            <text:p>73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3:14</text:p>
          </table:table-cell>
          <table:table-cell office:value-type="float" office:value="1629597194" calcext:value-type="float">
            <text:p>1629597194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7254" calcext:value-type="float">
            <text:p>72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3:43</text:p>
          </table:table-cell>
          <table:table-cell office:value-type="float" office:value="1629597223" calcext:value-type="float">
            <text:p>1629597223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4" calcext:value-type="float">
            <text:p>3.14</text:p>
          </table:table-cell>
          <table:table-cell office:value-type="float" office:value="7262" calcext:value-type="float">
            <text:p>72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4:13</text:p>
          </table:table-cell>
          <table:table-cell office:value-type="float" office:value="1629597253" calcext:value-type="float">
            <text:p>1629597253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9316" calcext:value-type="float">
            <text:p>931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4:42</text:p>
          </table:table-cell>
          <table:table-cell office:value-type="float" office:value="1629597282" calcext:value-type="float">
            <text:p>1629597282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4" calcext:value-type="float">
            <text:p>3.14</text:p>
          </table:table-cell>
          <table:table-cell office:value-type="float" office:value="10791" calcext:value-type="float">
            <text:p>107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5:12</text:p>
          </table:table-cell>
          <table:table-cell office:value-type="float" office:value="1629597312" calcext:value-type="float">
            <text:p>1629597312</text:p>
          </table:table-cell>
          <table:table-cell office:value-type="float" office:value="-42.98" calcext:value-type="float">
            <text:p>-42.98</text:p>
          </table:table-cell>
          <table:table-cell office:value-type="float" office:value="3.14" calcext:value-type="float">
            <text:p>3.14</text:p>
          </table:table-cell>
          <table:table-cell office:value-type="float" office:value="9252" calcext:value-type="float">
            <text:p>92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5:41</text:p>
          </table:table-cell>
          <table:table-cell office:value-type="float" office:value="1629597341" calcext:value-type="float">
            <text:p>1629597341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7779" calcext:value-type="float">
            <text:p>77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6:11</text:p>
          </table:table-cell>
          <table:table-cell office:value-type="float" office:value="1629597371" calcext:value-type="float">
            <text:p>1629597371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9821" calcext:value-type="float">
            <text:p>98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6:40</text:p>
          </table:table-cell>
          <table:table-cell office:value-type="float" office:value="1629597400" calcext:value-type="float">
            <text:p>1629597400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4" calcext:value-type="float">
            <text:p>3.14</text:p>
          </table:table-cell>
          <table:table-cell office:value-type="float" office:value="12822" calcext:value-type="float">
            <text:p>128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7:10</text:p>
          </table:table-cell>
          <table:table-cell office:value-type="float" office:value="1629597430" calcext:value-type="float">
            <text:p>1629597430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10144" calcext:value-type="float">
            <text:p>101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7:40</text:p>
          </table:table-cell>
          <table:table-cell office:value-type="float" office:value="1629597460" calcext:value-type="float">
            <text:p>1629597460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7332" calcext:value-type="float">
            <text:p>733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8:09</text:p>
          </table:table-cell>
          <table:table-cell office:value-type="float" office:value="1629597489" calcext:value-type="float">
            <text:p>1629597489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8768" calcext:value-type="float">
            <text:p>876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8:39</text:p>
          </table:table-cell>
          <table:table-cell office:value-type="float" office:value="1629597519" calcext:value-type="float">
            <text:p>1629597519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9258" calcext:value-type="float">
            <text:p>92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2:59:08</text:p>
          </table:table-cell>
          <table:table-cell office:value-type="float" office:value="1629597548" calcext:value-type="float">
            <text:p>1629597548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4" calcext:value-type="float">
            <text:p>3.14</text:p>
          </table:table-cell>
          <table:table-cell office:value-type="float" office:value="15372" calcext:value-type="float">
            <text:p>1537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0:08</text:p>
          </table:table-cell>
          <table:table-cell office:value-type="float" office:value="1629597608" calcext:value-type="float">
            <text:p>1629597608</text:p>
          </table:table-cell>
          <table:table-cell office:value-type="float" office:value="-43.01" calcext:value-type="float">
            <text:p>-43.01</text:p>
          </table:table-cell>
          <table:table-cell office:value-type="float" office:value="3.14" calcext:value-type="float">
            <text:p>3.14</text:p>
          </table:table-cell>
          <table:table-cell office:value-type="float" office:value="9993" calcext:value-type="float">
            <text:p>999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1:07</text:p>
          </table:table-cell>
          <table:table-cell office:value-type="float" office:value="1629597667" calcext:value-type="float">
            <text:p>1629597667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7834" calcext:value-type="float">
            <text:p>78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1:36</text:p>
          </table:table-cell>
          <table:table-cell office:value-type="float" office:value="1629597696" calcext:value-type="float">
            <text:p>1629597696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4" calcext:value-type="float">
            <text:p>3.14</text:p>
          </table:table-cell>
          <table:table-cell office:value-type="float" office:value="7839" calcext:value-type="float">
            <text:p>783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2:06</text:p>
          </table:table-cell>
          <table:table-cell office:value-type="float" office:value="1629597726" calcext:value-type="float">
            <text:p>1629597726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9275" calcext:value-type="float">
            <text:p>927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2:35</text:p>
          </table:table-cell>
          <table:table-cell office:value-type="float" office:value="1629597755" calcext:value-type="float">
            <text:p>1629597755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11477" calcext:value-type="float">
            <text:p>114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3:35</text:p>
          </table:table-cell>
          <table:table-cell office:value-type="float" office:value="1629597815" calcext:value-type="float">
            <text:p>1629597815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9848" calcext:value-type="float">
            <text:p>98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4:04</text:p>
          </table:table-cell>
          <table:table-cell office:value-type="float" office:value="1629597844" calcext:value-type="float">
            <text:p>1629597844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7340" calcext:value-type="float">
            <text:p>734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4:34</text:p>
          </table:table-cell>
          <table:table-cell office:value-type="float" office:value="1629597874" calcext:value-type="float">
            <text:p>1629597874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4" calcext:value-type="float">
            <text:p>3.14</text:p>
          </table:table-cell>
          <table:table-cell office:value-type="float" office:value="9304" calcext:value-type="float">
            <text:p>930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5:03</text:p>
          </table:table-cell>
          <table:table-cell office:value-type="float" office:value="1629597903" calcext:value-type="float">
            <text:p>1629597903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9953" calcext:value-type="float">
            <text:p>99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5:33</text:p>
          </table:table-cell>
          <table:table-cell office:value-type="float" office:value="1629597933" calcext:value-type="float">
            <text:p>1629597933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4" calcext:value-type="float">
            <text:p>3.14</text:p>
          </table:table-cell>
          <table:table-cell office:value-type="float" office:value="10797" calcext:value-type="float">
            <text:p>1079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6:02</text:p>
          </table:table-cell>
          <table:table-cell office:value-type="float" office:value="1629597962" calcext:value-type="float">
            <text:p>1629597962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4" calcext:value-type="float">
            <text:p>3.14</text:p>
          </table:table-cell>
          <table:table-cell office:value-type="float" office:value="12847" calcext:value-type="float">
            <text:p>128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6:32</text:p>
          </table:table-cell>
          <table:table-cell office:value-type="float" office:value="1629597992" calcext:value-type="float">
            <text:p>1629597992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9804" calcext:value-type="float">
            <text:p>980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7:02</text:p>
          </table:table-cell>
          <table:table-cell office:value-type="float" office:value="1629598022" calcext:value-type="float">
            <text:p>1629598022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7789" calcext:value-type="float">
            <text:p>778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7:31</text:p>
          </table:table-cell>
          <table:table-cell office:value-type="float" office:value="1629598051" calcext:value-type="float">
            <text:p>1629598051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4" calcext:value-type="float">
            <text:p>3.14</text:p>
          </table:table-cell>
          <table:table-cell office:value-type="float" office:value="7270" calcext:value-type="float">
            <text:p>72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8:00</text:p>
          </table:table-cell>
          <table:table-cell office:value-type="float" office:value="1629598080" calcext:value-type="float">
            <text:p>1629598080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12089" calcext:value-type="float">
            <text:p>1208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8:30</text:p>
          </table:table-cell>
          <table:table-cell office:value-type="float" office:value="1629598110" calcext:value-type="float">
            <text:p>1629598110</text:p>
          </table:table-cell>
          <table:table-cell office:value-type="float" office:value="-42.98" calcext:value-type="float">
            <text:p>-42.98</text:p>
          </table:table-cell>
          <table:table-cell office:value-type="float" office:value="3.14" calcext:value-type="float">
            <text:p>3.14</text:p>
          </table:table-cell>
          <table:table-cell office:value-type="float" office:value="9781" calcext:value-type="float">
            <text:p>97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9:00</text:p>
          </table:table-cell>
          <table:table-cell office:value-type="float" office:value="1629598140" calcext:value-type="float">
            <text:p>1629598140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9309" calcext:value-type="float">
            <text:p>9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09:29</text:p>
          </table:table-cell>
          <table:table-cell office:value-type="float" office:value="1629598169" calcext:value-type="float">
            <text:p>1629598169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9759" calcext:value-type="float">
            <text:p>975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0:28</text:p>
          </table:table-cell>
          <table:table-cell office:value-type="float" office:value="1629598228" calcext:value-type="float">
            <text:p>1629598228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9828" calcext:value-type="float">
            <text:p>98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0:58</text:p>
          </table:table-cell>
          <table:table-cell office:value-type="float" office:value="1629598258" calcext:value-type="float">
            <text:p>1629598258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9767" calcext:value-type="float">
            <text:p>97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1:28</text:p>
          </table:table-cell>
          <table:table-cell office:value-type="float" office:value="1629598288" calcext:value-type="float">
            <text:p>1629598288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9805" calcext:value-type="float">
            <text:p>980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1:57</text:p>
          </table:table-cell>
          <table:table-cell office:value-type="float" office:value="1629598317" calcext:value-type="float">
            <text:p>1629598317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4" calcext:value-type="float">
            <text:p>3.14</text:p>
          </table:table-cell>
          <table:table-cell office:value-type="float" office:value="9327" calcext:value-type="float">
            <text:p>932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2:27</text:p>
          </table:table-cell>
          <table:table-cell office:value-type="float" office:value="1629598347" calcext:value-type="float">
            <text:p>1629598347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9779" calcext:value-type="float">
            <text:p>97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2:56</text:p>
          </table:table-cell>
          <table:table-cell office:value-type="float" office:value="1629598376" calcext:value-type="float">
            <text:p>1629598376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4" calcext:value-type="float">
            <text:p>3.14</text:p>
          </table:table-cell>
          <table:table-cell office:value-type="float" office:value="10116" calcext:value-type="float">
            <text:p>1011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3:26</text:p>
          </table:table-cell>
          <table:table-cell office:value-type="float" office:value="1629598406" calcext:value-type="float">
            <text:p>1629598406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4" calcext:value-type="float">
            <text:p>3.14</text:p>
          </table:table-cell>
          <table:table-cell office:value-type="float" office:value="7787" calcext:value-type="float">
            <text:p>778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3:55</text:p>
          </table:table-cell>
          <table:table-cell office:value-type="float" office:value="1629598435" calcext:value-type="float">
            <text:p>1629598435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4" calcext:value-type="float">
            <text:p>3.14</text:p>
          </table:table-cell>
          <table:table-cell office:value-type="float" office:value="9309" calcext:value-type="float">
            <text:p>9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4:25</text:p>
          </table:table-cell>
          <table:table-cell office:value-type="float" office:value="1629598465" calcext:value-type="float">
            <text:p>1629598465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11807" calcext:value-type="float">
            <text:p>118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4:55</text:p>
          </table:table-cell>
          <table:table-cell office:value-type="float" office:value="1629598495" calcext:value-type="float">
            <text:p>1629598495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4" calcext:value-type="float">
            <text:p>3.14</text:p>
          </table:table-cell>
          <table:table-cell office:value-type="float" office:value="9311" calcext:value-type="float">
            <text:p>93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5:24</text:p>
          </table:table-cell>
          <table:table-cell office:value-type="float" office:value="1629598524" calcext:value-type="float">
            <text:p>1629598524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4" calcext:value-type="float">
            <text:p>3.14</text:p>
          </table:table-cell>
          <table:table-cell office:value-type="float" office:value="8027" calcext:value-type="float">
            <text:p>802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5:54</text:p>
          </table:table-cell>
          <table:table-cell office:value-type="float" office:value="1629598554" calcext:value-type="float">
            <text:p>1629598554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4" calcext:value-type="float">
            <text:p>3.14</text:p>
          </table:table-cell>
          <table:table-cell office:value-type="float" office:value="9756" calcext:value-type="float">
            <text:p>97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6:23</text:p>
          </table:table-cell>
          <table:table-cell office:value-type="float" office:value="1629598583" calcext:value-type="float">
            <text:p>1629598583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9271" calcext:value-type="float">
            <text:p>927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6:53</text:p>
          </table:table-cell>
          <table:table-cell office:value-type="float" office:value="1629598613" calcext:value-type="float">
            <text:p>1629598613</text:p>
          </table:table-cell>
          <table:table-cell office:value-type="float" office:value="-42.8" calcext:value-type="float">
            <text:p>-42.8</text:p>
          </table:table-cell>
          <table:table-cell office:value-type="float" office:value="3.14" calcext:value-type="float">
            <text:p>3.14</text:p>
          </table:table-cell>
          <table:table-cell office:value-type="float" office:value="11166" calcext:value-type="float">
            <text:p>1116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7:22</text:p>
          </table:table-cell>
          <table:table-cell office:value-type="float" office:value="1629598642" calcext:value-type="float">
            <text:p>1629598642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7259" calcext:value-type="float">
            <text:p>725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7:52</text:p>
          </table:table-cell>
          <table:table-cell office:value-type="float" office:value="1629598672" calcext:value-type="float">
            <text:p>1629598672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7284" calcext:value-type="float">
            <text:p>72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8:21</text:p>
          </table:table-cell>
          <table:table-cell office:value-type="float" office:value="1629598701" calcext:value-type="float">
            <text:p>1629598701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4" calcext:value-type="float">
            <text:p>3.14</text:p>
          </table:table-cell>
          <table:table-cell office:value-type="float" office:value="7796" calcext:value-type="float">
            <text:p>77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8:51</text:p>
          </table:table-cell>
          <table:table-cell office:value-type="float" office:value="1629598731" calcext:value-type="float">
            <text:p>1629598731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4" calcext:value-type="float">
            <text:p>3.14</text:p>
          </table:table-cell>
          <table:table-cell office:value-type="float" office:value="9322" calcext:value-type="float">
            <text:p>93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9:20</text:p>
          </table:table-cell>
          <table:table-cell office:value-type="float" office:value="1629598760" calcext:value-type="float">
            <text:p>1629598760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4" calcext:value-type="float">
            <text:p>3.14</text:p>
          </table:table-cell>
          <table:table-cell office:value-type="float" office:value="7745" calcext:value-type="float">
            <text:p>7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19:50</text:p>
          </table:table-cell>
          <table:table-cell office:value-type="float" office:value="1629598790" calcext:value-type="float">
            <text:p>1629598790</text:p>
          </table:table-cell>
          <table:table-cell office:value-type="float" office:value="-42.4" calcext:value-type="float">
            <text:p>-42.4</text:p>
          </table:table-cell>
          <table:table-cell office:value-type="float" office:value="3.14" calcext:value-type="float">
            <text:p>3.14</text:p>
          </table:table-cell>
          <table:table-cell office:value-type="float" office:value="9761" calcext:value-type="float">
            <text:p>97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0:19</text:p>
          </table:table-cell>
          <table:table-cell office:value-type="float" office:value="1629598819" calcext:value-type="float">
            <text:p>1629598819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4" calcext:value-type="float">
            <text:p>3.14</text:p>
          </table:table-cell>
          <table:table-cell office:value-type="float" office:value="9792" calcext:value-type="float">
            <text:p>97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0:49</text:p>
          </table:table-cell>
          <table:table-cell office:value-type="float" office:value="1629598849" calcext:value-type="float">
            <text:p>1629598849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4" calcext:value-type="float">
            <text:p>3.14</text:p>
          </table:table-cell>
          <table:table-cell office:value-type="float" office:value="9839" calcext:value-type="float">
            <text:p>983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1:19</text:p>
          </table:table-cell>
          <table:table-cell office:value-type="float" office:value="1629598879" calcext:value-type="float">
            <text:p>1629598879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7311" calcext:value-type="float">
            <text:p>73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1:49</text:p>
          </table:table-cell>
          <table:table-cell office:value-type="float" office:value="1629598909" calcext:value-type="float">
            <text:p>1629598909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4" calcext:value-type="float">
            <text:p>3.14</text:p>
          </table:table-cell>
          <table:table-cell office:value-type="float" office:value="9782" calcext:value-type="float">
            <text:p>97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2:18</text:p>
          </table:table-cell>
          <table:table-cell office:value-type="float" office:value="1629598938" calcext:value-type="float">
            <text:p>1629598938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4" calcext:value-type="float">
            <text:p>3.14</text:p>
          </table:table-cell>
          <table:table-cell office:value-type="float" office:value="8792" calcext:value-type="float">
            <text:p>87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2:48</text:p>
          </table:table-cell>
          <table:table-cell office:value-type="float" office:value="1629598968" calcext:value-type="float">
            <text:p>1629598968</text:p>
          </table:table-cell>
          <table:table-cell office:value-type="float" office:value="-42.4" calcext:value-type="float">
            <text:p>-42.4</text:p>
          </table:table-cell>
          <table:table-cell office:value-type="float" office:value="3.14" calcext:value-type="float">
            <text:p>3.14</text:p>
          </table:table-cell>
          <table:table-cell office:value-type="float" office:value="7331" calcext:value-type="float">
            <text:p>73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3:17</text:p>
          </table:table-cell>
          <table:table-cell office:value-type="float" office:value="1629598997" calcext:value-type="float">
            <text:p>1629598997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7243" calcext:value-type="float">
            <text:p>72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3:47</text:p>
          </table:table-cell>
          <table:table-cell office:value-type="float" office:value="1629599027" calcext:value-type="float">
            <text:p>1629599027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5" calcext:value-type="float">
            <text:p>3.15</text:p>
          </table:table-cell>
          <table:table-cell office:value-type="float" office:value="7846" calcext:value-type="float">
            <text:p>78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4:16</text:p>
          </table:table-cell>
          <table:table-cell office:value-type="float" office:value="1629599056" calcext:value-type="float">
            <text:p>1629599056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5" calcext:value-type="float">
            <text:p>3.15</text:p>
          </table:table-cell>
          <table:table-cell office:value-type="float" office:value="9781" calcext:value-type="float">
            <text:p>97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4:46</text:p>
          </table:table-cell>
          <table:table-cell office:value-type="float" office:value="1629599086" calcext:value-type="float">
            <text:p>1629599086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5" calcext:value-type="float">
            <text:p>3.15</text:p>
          </table:table-cell>
          <table:table-cell office:value-type="float" office:value="9813" calcext:value-type="float">
            <text:p>98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5:15</text:p>
          </table:table-cell>
          <table:table-cell office:value-type="float" office:value="1629599115" calcext:value-type="float">
            <text:p>1629599115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5" calcext:value-type="float">
            <text:p>3.15</text:p>
          </table:table-cell>
          <table:table-cell office:value-type="float" office:value="9336" calcext:value-type="float">
            <text:p>93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5:45</text:p>
          </table:table-cell>
          <table:table-cell office:value-type="float" office:value="1629599145" calcext:value-type="float">
            <text:p>1629599145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797" calcext:value-type="float">
            <text:p>979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6:14</text:p>
          </table:table-cell>
          <table:table-cell office:value-type="float" office:value="1629599174" calcext:value-type="float">
            <text:p>1629599174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4" calcext:value-type="float">
            <text:p>3.14</text:p>
          </table:table-cell>
          <table:table-cell office:value-type="float" office:value="9839" calcext:value-type="float">
            <text:p>983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6:44</text:p>
          </table:table-cell>
          <table:table-cell office:value-type="float" office:value="1629599204" calcext:value-type="float">
            <text:p>1629599204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4" calcext:value-type="float">
            <text:p>3.14</text:p>
          </table:table-cell>
          <table:table-cell office:value-type="float" office:value="9777" calcext:value-type="float">
            <text:p>97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7:14</text:p>
          </table:table-cell>
          <table:table-cell office:value-type="float" office:value="1629599234" calcext:value-type="float">
            <text:p>1629599234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5" calcext:value-type="float">
            <text:p>3.15</text:p>
          </table:table-cell>
          <table:table-cell office:value-type="float" office:value="9310" calcext:value-type="float">
            <text:p>93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7:43</text:p>
          </table:table-cell>
          <table:table-cell office:value-type="float" office:value="1629599263" calcext:value-type="float">
            <text:p>1629599263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4" calcext:value-type="float">
            <text:p>3.14</text:p>
          </table:table-cell>
          <table:table-cell office:value-type="float" office:value="9342" calcext:value-type="float">
            <text:p>93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8:13</text:p>
          </table:table-cell>
          <table:table-cell office:value-type="float" office:value="1629599293" calcext:value-type="float">
            <text:p>1629599293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4" calcext:value-type="float">
            <text:p>3.14</text:p>
          </table:table-cell>
          <table:table-cell office:value-type="float" office:value="10209" calcext:value-type="float">
            <text:p>102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8:42</text:p>
          </table:table-cell>
          <table:table-cell office:value-type="float" office:value="1629599322" calcext:value-type="float">
            <text:p>1629599322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5" calcext:value-type="float">
            <text:p>3.15</text:p>
          </table:table-cell>
          <table:table-cell office:value-type="float" office:value="7274" calcext:value-type="float">
            <text:p>72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9:12</text:p>
          </table:table-cell>
          <table:table-cell office:value-type="float" office:value="1629599352" calcext:value-type="float">
            <text:p>1629599352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5" calcext:value-type="float">
            <text:p>3.15</text:p>
          </table:table-cell>
          <table:table-cell office:value-type="float" office:value="9331" calcext:value-type="float">
            <text:p>93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29:41</text:p>
          </table:table-cell>
          <table:table-cell office:value-type="float" office:value="1629599381" calcext:value-type="float">
            <text:p>1629599381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5" calcext:value-type="float">
            <text:p>3.15</text:p>
          </table:table-cell>
          <table:table-cell office:value-type="float" office:value="9791" calcext:value-type="float">
            <text:p>97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0:11</text:p>
          </table:table-cell>
          <table:table-cell office:value-type="float" office:value="1629599411" calcext:value-type="float">
            <text:p>1629599411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314" calcext:value-type="float">
            <text:p>93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0:40</text:p>
          </table:table-cell>
          <table:table-cell office:value-type="float" office:value="1629599440" calcext:value-type="float">
            <text:p>1629599440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261" calcext:value-type="float">
            <text:p>92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1:10</text:p>
          </table:table-cell>
          <table:table-cell office:value-type="float" office:value="1629599470" calcext:value-type="float">
            <text:p>1629599470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10030" calcext:value-type="float">
            <text:p>100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1:39</text:p>
          </table:table-cell>
          <table:table-cell office:value-type="float" office:value="1629599499" calcext:value-type="float">
            <text:p>1629599499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9342" calcext:value-type="float">
            <text:p>93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2:09</text:p>
          </table:table-cell>
          <table:table-cell office:value-type="float" office:value="1629599529" calcext:value-type="float">
            <text:p>1629599529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11048" calcext:value-type="float">
            <text:p>110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2:39</text:p>
          </table:table-cell>
          <table:table-cell office:value-type="float" office:value="1629599559" calcext:value-type="float">
            <text:p>1629599559</text:p>
          </table:table-cell>
          <table:table-cell office:value-type="float" office:value="-42.34" calcext:value-type="float">
            <text:p>-42.34</text:p>
          </table:table-cell>
          <table:table-cell office:value-type="float" office:value="3.15" calcext:value-type="float">
            <text:p>3.15</text:p>
          </table:table-cell>
          <table:table-cell office:value-type="float" office:value="10744" calcext:value-type="float">
            <text:p>107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3:08</text:p>
          </table:table-cell>
          <table:table-cell office:value-type="float" office:value="1629599588" calcext:value-type="float">
            <text:p>1629599588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9796" calcext:value-type="float">
            <text:p>97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3:38</text:p>
          </table:table-cell>
          <table:table-cell office:value-type="float" office:value="1629599618" calcext:value-type="float">
            <text:p>1629599618</text:p>
          </table:table-cell>
          <table:table-cell office:value-type="float" office:value="-42.22" calcext:value-type="float">
            <text:p>-42.22</text:p>
          </table:table-cell>
          <table:table-cell office:value-type="float" office:value="3.15" calcext:value-type="float">
            <text:p>3.15</text:p>
          </table:table-cell>
          <table:table-cell office:value-type="float" office:value="10154" calcext:value-type="float">
            <text:p>101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4:07</text:p>
          </table:table-cell>
          <table:table-cell office:value-type="float" office:value="1629599647" calcext:value-type="float">
            <text:p>1629599647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9337" calcext:value-type="float">
            <text:p>933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4:37</text:p>
          </table:table-cell>
          <table:table-cell office:value-type="float" office:value="1629599677" calcext:value-type="float">
            <text:p>1629599677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7754" calcext:value-type="float">
            <text:p>77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5:06</text:p>
          </table:table-cell>
          <table:table-cell office:value-type="float" office:value="1629599706" calcext:value-type="float">
            <text:p>1629599706</text:p>
          </table:table-cell>
          <table:table-cell office:value-type="float" office:value="-42.34" calcext:value-type="float">
            <text:p>-42.34</text:p>
          </table:table-cell>
          <table:table-cell office:value-type="float" office:value="3.15" calcext:value-type="float">
            <text:p>3.15</text:p>
          </table:table-cell>
          <table:table-cell office:value-type="float" office:value="9281" calcext:value-type="float">
            <text:p>92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5:36</text:p>
          </table:table-cell>
          <table:table-cell office:value-type="float" office:value="1629599736" calcext:value-type="float">
            <text:p>1629599736</text:p>
          </table:table-cell>
          <table:table-cell office:value-type="float" office:value="-42.25" calcext:value-type="float">
            <text:p>-42.25</text:p>
          </table:table-cell>
          <table:table-cell office:value-type="float" office:value="3.15" calcext:value-type="float">
            <text:p>3.15</text:p>
          </table:table-cell>
          <table:table-cell office:value-type="float" office:value="7796" calcext:value-type="float">
            <text:p>77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6:05</text:p>
          </table:table-cell>
          <table:table-cell office:value-type="float" office:value="1629599765" calcext:value-type="float">
            <text:p>1629599765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837" calcext:value-type="float">
            <text:p>983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6:35</text:p>
          </table:table-cell>
          <table:table-cell office:value-type="float" office:value="1629599795" calcext:value-type="float">
            <text:p>1629599795</text:p>
          </table:table-cell>
          <table:table-cell office:value-type="float" office:value="-42.22" calcext:value-type="float">
            <text:p>-42.22</text:p>
          </table:table-cell>
          <table:table-cell office:value-type="float" office:value="3.15" calcext:value-type="float">
            <text:p>3.15</text:p>
          </table:table-cell>
          <table:table-cell office:value-type="float" office:value="7310" calcext:value-type="float">
            <text:p>73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7:04</text:p>
          </table:table-cell>
          <table:table-cell office:value-type="float" office:value="1629599824" calcext:value-type="float">
            <text:p>1629599824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277" calcext:value-type="float">
            <text:p>92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7:34</text:p>
          </table:table-cell>
          <table:table-cell office:value-type="float" office:value="1629599854" calcext:value-type="float">
            <text:p>1629599854</text:p>
          </table:table-cell>
          <table:table-cell office:value-type="float" office:value="-42.34" calcext:value-type="float">
            <text:p>-42.34</text:p>
          </table:table-cell>
          <table:table-cell office:value-type="float" office:value="3.15" calcext:value-type="float">
            <text:p>3.15</text:p>
          </table:table-cell>
          <table:table-cell office:value-type="float" office:value="9318" calcext:value-type="float">
            <text:p>931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8:04</text:p>
          </table:table-cell>
          <table:table-cell office:value-type="float" office:value="1629599884" calcext:value-type="float">
            <text:p>1629599884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9807" calcext:value-type="float">
            <text:p>98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8:33</text:p>
          </table:table-cell>
          <table:table-cell office:value-type="float" office:value="1629599913" calcext:value-type="float">
            <text:p>1629599913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5" calcext:value-type="float">
            <text:p>3.15</text:p>
          </table:table-cell>
          <table:table-cell office:value-type="float" office:value="10108" calcext:value-type="float">
            <text:p>1010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9:03</text:p>
          </table:table-cell>
          <table:table-cell office:value-type="float" office:value="1629599943" calcext:value-type="float">
            <text:p>1629599943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841" calcext:value-type="float">
            <text:p>98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39:32</text:p>
          </table:table-cell>
          <table:table-cell office:value-type="float" office:value="1629599972" calcext:value-type="float">
            <text:p>1629599972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896" calcext:value-type="float">
            <text:p>98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0:02</text:p>
          </table:table-cell>
          <table:table-cell office:value-type="float" office:value="1629600002" calcext:value-type="float">
            <text:p>1629600002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277" calcext:value-type="float">
            <text:p>92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0:31</text:p>
          </table:table-cell>
          <table:table-cell office:value-type="float" office:value="1629600031" calcext:value-type="float">
            <text:p>1629600031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242" calcext:value-type="float">
            <text:p>92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1:01</text:p>
          </table:table-cell>
          <table:table-cell office:value-type="float" office:value="1629600061" calcext:value-type="float">
            <text:p>1629600061</text:p>
          </table:table-cell>
          <table:table-cell office:value-type="float" office:value="-42.25" calcext:value-type="float">
            <text:p>-42.25</text:p>
          </table:table-cell>
          <table:table-cell office:value-type="float" office:value="3.15" calcext:value-type="float">
            <text:p>3.15</text:p>
          </table:table-cell>
          <table:table-cell office:value-type="float" office:value="9798" calcext:value-type="float">
            <text:p>97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1:30</text:p>
          </table:table-cell>
          <table:table-cell office:value-type="float" office:value="1629600090" calcext:value-type="float">
            <text:p>1629600090</text:p>
          </table:table-cell>
          <table:table-cell office:value-type="float" office:value="-42.13" calcext:value-type="float">
            <text:p>-42.13</text:p>
          </table:table-cell>
          <table:table-cell office:value-type="float" office:value="3.15" calcext:value-type="float">
            <text:p>3.15</text:p>
          </table:table-cell>
          <table:table-cell office:value-type="float" office:value="9323" calcext:value-type="float">
            <text:p>932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2:00</text:p>
          </table:table-cell>
          <table:table-cell office:value-type="float" office:value="1629600120" calcext:value-type="float">
            <text:p>1629600120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9311" calcext:value-type="float">
            <text:p>93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2:30</text:p>
          </table:table-cell>
          <table:table-cell office:value-type="float" office:value="1629600150" calcext:value-type="float">
            <text:p>1629600150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842" calcext:value-type="float">
            <text:p>98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2:59</text:p>
          </table:table-cell>
          <table:table-cell office:value-type="float" office:value="1629600179" calcext:value-type="float">
            <text:p>1629600179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9777" calcext:value-type="float">
            <text:p>97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3:29</text:p>
          </table:table-cell>
          <table:table-cell office:value-type="float" office:value="1629600209" calcext:value-type="float">
            <text:p>1629600209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9305" calcext:value-type="float">
            <text:p>930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3:58</text:p>
          </table:table-cell>
          <table:table-cell office:value-type="float" office:value="1629600238" calcext:value-type="float">
            <text:p>1629600238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9760" calcext:value-type="float">
            <text:p>97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4:28</text:p>
          </table:table-cell>
          <table:table-cell office:value-type="float" office:value="1629600268" calcext:value-type="float">
            <text:p>1629600268</text:p>
          </table:table-cell>
          <table:table-cell office:value-type="float" office:value="-42.25" calcext:value-type="float">
            <text:p>-42.25</text:p>
          </table:table-cell>
          <table:table-cell office:value-type="float" office:value="3.15" calcext:value-type="float">
            <text:p>3.15</text:p>
          </table:table-cell>
          <table:table-cell office:value-type="float" office:value="9802" calcext:value-type="float">
            <text:p>980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4:57</text:p>
          </table:table-cell>
          <table:table-cell office:value-type="float" office:value="1629600297" calcext:value-type="float">
            <text:p>1629600297</text:p>
          </table:table-cell>
          <table:table-cell office:value-type="float" office:value="-42.25" calcext:value-type="float">
            <text:p>-42.25</text:p>
          </table:table-cell>
          <table:table-cell office:value-type="float" office:value="3.15" calcext:value-type="float">
            <text:p>3.15</text:p>
          </table:table-cell>
          <table:table-cell office:value-type="float" office:value="9327" calcext:value-type="float">
            <text:p>932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5:27</text:p>
          </table:table-cell>
          <table:table-cell office:value-type="float" office:value="1629600327" calcext:value-type="float">
            <text:p>1629600327</text:p>
          </table:table-cell>
          <table:table-cell office:value-type="float" office:value="-42.22" calcext:value-type="float">
            <text:p>-42.22</text:p>
          </table:table-cell>
          <table:table-cell office:value-type="float" office:value="3.15" calcext:value-type="float">
            <text:p>3.15</text:p>
          </table:table-cell>
          <table:table-cell office:value-type="float" office:value="9275" calcext:value-type="float">
            <text:p>927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5:56</text:p>
          </table:table-cell>
          <table:table-cell office:value-type="float" office:value="1629600356" calcext:value-type="float">
            <text:p>1629600356</text:p>
          </table:table-cell>
          <table:table-cell office:value-type="float" office:value="-42.25" calcext:value-type="float">
            <text:p>-42.25</text:p>
          </table:table-cell>
          <table:table-cell office:value-type="float" office:value="3.15" calcext:value-type="float">
            <text:p>3.15</text:p>
          </table:table-cell>
          <table:table-cell office:value-type="float" office:value="9851" calcext:value-type="float">
            <text:p>98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6:26</text:p>
          </table:table-cell>
          <table:table-cell office:value-type="float" office:value="1629600386" calcext:value-type="float">
            <text:p>1629600386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745" calcext:value-type="float">
            <text:p>9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6:55</text:p>
          </table:table-cell>
          <table:table-cell office:value-type="float" office:value="1629600415" calcext:value-type="float">
            <text:p>1629600415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310" calcext:value-type="float">
            <text:p>93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7:25</text:p>
          </table:table-cell>
          <table:table-cell office:value-type="float" office:value="1629600445" calcext:value-type="float">
            <text:p>1629600445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750" calcext:value-type="float">
            <text:p>97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7:55</text:p>
          </table:table-cell>
          <table:table-cell office:value-type="float" office:value="1629600475" calcext:value-type="float">
            <text:p>1629600475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7848" calcext:value-type="float">
            <text:p>78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8:24</text:p>
          </table:table-cell>
          <table:table-cell office:value-type="float" office:value="1629600504" calcext:value-type="float">
            <text:p>1629600504</text:p>
          </table:table-cell>
          <table:table-cell office:value-type="float" office:value="-42.28" calcext:value-type="float">
            <text:p>-42.28</text:p>
          </table:table-cell>
          <table:table-cell office:value-type="float" office:value="3.15" calcext:value-type="float">
            <text:p>3.15</text:p>
          </table:table-cell>
          <table:table-cell office:value-type="float" office:value="9779" calcext:value-type="float">
            <text:p>97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8:54</text:p>
          </table:table-cell>
          <table:table-cell office:value-type="float" office:value="1629600534" calcext:value-type="float">
            <text:p>1629600534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814" calcext:value-type="float">
            <text:p>98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9:23</text:p>
          </table:table-cell>
          <table:table-cell office:value-type="float" office:value="1629600563" calcext:value-type="float">
            <text:p>1629600563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334" calcext:value-type="float">
            <text:p>93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49:53</text:p>
          </table:table-cell>
          <table:table-cell office:value-type="float" office:value="1629600593" calcext:value-type="float">
            <text:p>1629600593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10000" calcext:value-type="float">
            <text:p>1000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0:22</text:p>
          </table:table-cell>
          <table:table-cell office:value-type="float" office:value="1629600622" calcext:value-type="float">
            <text:p>1629600622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242" calcext:value-type="float">
            <text:p>92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0:52</text:p>
          </table:table-cell>
          <table:table-cell office:value-type="float" office:value="1629600652" calcext:value-type="float">
            <text:p>1629600652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764" calcext:value-type="float">
            <text:p>976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1:21</text:p>
          </table:table-cell>
          <table:table-cell office:value-type="float" office:value="1629600681" calcext:value-type="float">
            <text:p>1629600681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9814" calcext:value-type="float">
            <text:p>98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1:51</text:p>
          </table:table-cell>
          <table:table-cell office:value-type="float" office:value="1629600711" calcext:value-type="float">
            <text:p>1629600711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825" calcext:value-type="float">
            <text:p>982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2:21</text:p>
          </table:table-cell>
          <table:table-cell office:value-type="float" office:value="1629600741" calcext:value-type="float">
            <text:p>1629600741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348" calcext:value-type="float">
            <text:p>93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2:50</text:p>
          </table:table-cell>
          <table:table-cell office:value-type="float" office:value="1629600770" calcext:value-type="float">
            <text:p>1629600770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298" calcext:value-type="float">
            <text:p>92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3:20</text:p>
          </table:table-cell>
          <table:table-cell office:value-type="float" office:value="1629600800" calcext:value-type="float">
            <text:p>1629600800</text:p>
          </table:table-cell>
          <table:table-cell office:value-type="float" office:value="-42.34" calcext:value-type="float">
            <text:p>-42.34</text:p>
          </table:table-cell>
          <table:table-cell office:value-type="float" office:value="3.15" calcext:value-type="float">
            <text:p>3.15</text:p>
          </table:table-cell>
          <table:table-cell office:value-type="float" office:value="9745" calcext:value-type="float">
            <text:p>9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3:49</text:p>
          </table:table-cell>
          <table:table-cell office:value-type="float" office:value="1629600829" calcext:value-type="float">
            <text:p>1629600829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786" calcext:value-type="float">
            <text:p>978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4:19</text:p>
          </table:table-cell>
          <table:table-cell office:value-type="float" office:value="1629600859" calcext:value-type="float">
            <text:p>1629600859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830" calcext:value-type="float">
            <text:p>98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4:48</text:p>
          </table:table-cell>
          <table:table-cell office:value-type="float" office:value="1629600888" calcext:value-type="float">
            <text:p>1629600888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5" calcext:value-type="float">
            <text:p>3.15</text:p>
          </table:table-cell>
          <table:table-cell office:value-type="float" office:value="9767" calcext:value-type="float">
            <text:p>97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5:18</text:p>
          </table:table-cell>
          <table:table-cell office:value-type="float" office:value="1629600918" calcext:value-type="float">
            <text:p>1629600918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9286" calcext:value-type="float">
            <text:p>928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5:47</text:p>
          </table:table-cell>
          <table:table-cell office:value-type="float" office:value="1629600947" calcext:value-type="float">
            <text:p>1629600947</text:p>
          </table:table-cell>
          <table:table-cell office:value-type="float" office:value="-42.28" calcext:value-type="float">
            <text:p>-42.28</text:p>
          </table:table-cell>
          <table:table-cell office:value-type="float" office:value="3.15" calcext:value-type="float">
            <text:p>3.15</text:p>
          </table:table-cell>
          <table:table-cell office:value-type="float" office:value="9847" calcext:value-type="float">
            <text:p>98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6:17</text:p>
          </table:table-cell>
          <table:table-cell office:value-type="float" office:value="1629600977" calcext:value-type="float">
            <text:p>1629600977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5" calcext:value-type="float">
            <text:p>3.15</text:p>
          </table:table-cell>
          <table:table-cell office:value-type="float" office:value="9261" calcext:value-type="float">
            <text:p>92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6:47</text:p>
          </table:table-cell>
          <table:table-cell office:value-type="float" office:value="1629601007" calcext:value-type="float">
            <text:p>1629601007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5" calcext:value-type="float">
            <text:p>3.15</text:p>
          </table:table-cell>
          <table:table-cell office:value-type="float" office:value="10336" calcext:value-type="float">
            <text:p>103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7:16</text:p>
          </table:table-cell>
          <table:table-cell office:value-type="float" office:value="1629601036" calcext:value-type="float">
            <text:p>1629601036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9248" calcext:value-type="float">
            <text:p>92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7:46</text:p>
          </table:table-cell>
          <table:table-cell office:value-type="float" office:value="1629601066" calcext:value-type="float">
            <text:p>1629601066</text:p>
          </table:table-cell>
          <table:table-cell office:value-type="float" office:value="-42.28" calcext:value-type="float">
            <text:p>-42.28</text:p>
          </table:table-cell>
          <table:table-cell office:value-type="float" office:value="3.15" calcext:value-type="float">
            <text:p>3.15</text:p>
          </table:table-cell>
          <table:table-cell office:value-type="float" office:value="9799" calcext:value-type="float">
            <text:p>97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8:15</text:p>
          </table:table-cell>
          <table:table-cell office:value-type="float" office:value="1629601095" calcext:value-type="float">
            <text:p>1629601095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747" calcext:value-type="float">
            <text:p>97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8:45</text:p>
          </table:table-cell>
          <table:table-cell office:value-type="float" office:value="1629601125" calcext:value-type="float">
            <text:p>1629601125</text:p>
          </table:table-cell>
          <table:table-cell office:value-type="float" office:value="-42.25" calcext:value-type="float">
            <text:p>-42.25</text:p>
          </table:table-cell>
          <table:table-cell office:value-type="float" office:value="3.15" calcext:value-type="float">
            <text:p>3.15</text:p>
          </table:table-cell>
          <table:table-cell office:value-type="float" office:value="9244" calcext:value-type="float">
            <text:p>9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9:14</text:p>
          </table:table-cell>
          <table:table-cell office:value-type="float" office:value="1629601154" calcext:value-type="float">
            <text:p>1629601154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10270" calcext:value-type="float">
            <text:p>102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1/08/2021 23:59:44</text:p>
          </table:table-cell>
          <table:table-cell office:value-type="float" office:value="1629601184" calcext:value-type="float">
            <text:p>1629601184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826" calcext:value-type="float">
            <text:p>98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0:13</text:p>
          </table:table-cell>
          <table:table-cell office:value-type="float" office:value="1629601213" calcext:value-type="float">
            <text:p>1629601213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9248" calcext:value-type="float">
            <text:p>92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0:43</text:p>
          </table:table-cell>
          <table:table-cell office:value-type="float" office:value="1629601243" calcext:value-type="float">
            <text:p>1629601243</text:p>
          </table:table-cell>
          <table:table-cell office:value-type="float" office:value="-42.19" calcext:value-type="float">
            <text:p>-42.19</text:p>
          </table:table-cell>
          <table:table-cell office:value-type="float" office:value="3.15" calcext:value-type="float">
            <text:p>3.15</text:p>
          </table:table-cell>
          <table:table-cell office:value-type="float" office:value="9302" calcext:value-type="float">
            <text:p>930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1:13</text:p>
          </table:table-cell>
          <table:table-cell office:value-type="float" office:value="1629601273" calcext:value-type="float">
            <text:p>1629601273</text:p>
          </table:table-cell>
          <table:table-cell office:value-type="float" office:value="-42.34" calcext:value-type="float">
            <text:p>-42.34</text:p>
          </table:table-cell>
          <table:table-cell office:value-type="float" office:value="3.15" calcext:value-type="float">
            <text:p>3.15</text:p>
          </table:table-cell>
          <table:table-cell office:value-type="float" office:value="9257" calcext:value-type="float">
            <text:p>9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1:42</text:p>
          </table:table-cell>
          <table:table-cell office:value-type="float" office:value="1629601302" calcext:value-type="float">
            <text:p>1629601302</text:p>
          </table:table-cell>
          <table:table-cell office:value-type="float" office:value="-42.25" calcext:value-type="float">
            <text:p>-42.25</text:p>
          </table:table-cell>
          <table:table-cell office:value-type="float" office:value="3.15" calcext:value-type="float">
            <text:p>3.15</text:p>
          </table:table-cell>
          <table:table-cell office:value-type="float" office:value="7776" calcext:value-type="float">
            <text:p>77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2:12</text:p>
          </table:table-cell>
          <table:table-cell office:value-type="float" office:value="1629601332" calcext:value-type="float">
            <text:p>1629601332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9826" calcext:value-type="float">
            <text:p>98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2:41</text:p>
          </table:table-cell>
          <table:table-cell office:value-type="float" office:value="1629601361" calcext:value-type="float">
            <text:p>1629601361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5" calcext:value-type="float">
            <text:p>3.15</text:p>
          </table:table-cell>
          <table:table-cell office:value-type="float" office:value="9763" calcext:value-type="float">
            <text:p>97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3:11</text:p>
          </table:table-cell>
          <table:table-cell office:value-type="float" office:value="1629601391" calcext:value-type="float">
            <text:p>1629601391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9280" calcext:value-type="float">
            <text:p>9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3:40</text:p>
          </table:table-cell>
          <table:table-cell office:value-type="float" office:value="1629601420" calcext:value-type="float">
            <text:p>1629601420</text:p>
          </table:table-cell>
          <table:table-cell office:value-type="float" office:value="-42.28" calcext:value-type="float">
            <text:p>-42.28</text:p>
          </table:table-cell>
          <table:table-cell office:value-type="float" office:value="3.15" calcext:value-type="float">
            <text:p>3.15</text:p>
          </table:table-cell>
          <table:table-cell office:value-type="float" office:value="9324" calcext:value-type="float">
            <text:p>93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4:10</text:p>
          </table:table-cell>
          <table:table-cell office:value-type="float" office:value="1629601450" calcext:value-type="float">
            <text:p>1629601450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5" calcext:value-type="float">
            <text:p>3.15</text:p>
          </table:table-cell>
          <table:table-cell office:value-type="float" office:value="7322" calcext:value-type="float">
            <text:p>73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4:39</text:p>
          </table:table-cell>
          <table:table-cell office:value-type="float" office:value="1629601479" calcext:value-type="float">
            <text:p>1629601479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276" calcext:value-type="float">
            <text:p>92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5:09</text:p>
          </table:table-cell>
          <table:table-cell office:value-type="float" office:value="1629601509" calcext:value-type="float">
            <text:p>1629601509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7280" calcext:value-type="float">
            <text:p>7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5:38</text:p>
          </table:table-cell>
          <table:table-cell office:value-type="float" office:value="1629601538" calcext:value-type="float">
            <text:p>1629601538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9326" calcext:value-type="float">
            <text:p>93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6:08</text:p>
          </table:table-cell>
          <table:table-cell office:value-type="float" office:value="1629601568" calcext:value-type="float">
            <text:p>1629601568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7839" calcext:value-type="float">
            <text:p>783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6:37</text:p>
          </table:table-cell>
          <table:table-cell office:value-type="float" office:value="1629601597" calcext:value-type="float">
            <text:p>1629601597</text:p>
          </table:table-cell>
          <table:table-cell office:value-type="float" office:value="-42.34" calcext:value-type="float">
            <text:p>-42.34</text:p>
          </table:table-cell>
          <table:table-cell office:value-type="float" office:value="3.15" calcext:value-type="float">
            <text:p>3.15</text:p>
          </table:table-cell>
          <table:table-cell office:value-type="float" office:value="9265" calcext:value-type="float">
            <text:p>926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7:07</text:p>
          </table:table-cell>
          <table:table-cell office:value-type="float" office:value="1629601627" calcext:value-type="float">
            <text:p>1629601627</text:p>
          </table:table-cell>
          <table:table-cell office:value-type="float" office:value="-42.28" calcext:value-type="float">
            <text:p>-42.28</text:p>
          </table:table-cell>
          <table:table-cell office:value-type="float" office:value="3.15" calcext:value-type="float">
            <text:p>3.15</text:p>
          </table:table-cell>
          <table:table-cell office:value-type="float" office:value="9316" calcext:value-type="float">
            <text:p>931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7:37</text:p>
          </table:table-cell>
          <table:table-cell office:value-type="float" office:value="1629601657" calcext:value-type="float">
            <text:p>1629601657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9763" calcext:value-type="float">
            <text:p>97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8:06</text:p>
          </table:table-cell>
          <table:table-cell office:value-type="float" office:value="1629601686" calcext:value-type="float">
            <text:p>1629601686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9280" calcext:value-type="float">
            <text:p>9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8:36</text:p>
          </table:table-cell>
          <table:table-cell office:value-type="float" office:value="1629601716" calcext:value-type="float">
            <text:p>1629601716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9321" calcext:value-type="float">
            <text:p>93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9:05</text:p>
          </table:table-cell>
          <table:table-cell office:value-type="float" office:value="1629601745" calcext:value-type="float">
            <text:p>1629601745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262" calcext:value-type="float">
            <text:p>92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09:35</text:p>
          </table:table-cell>
          <table:table-cell office:value-type="float" office:value="1629601775" calcext:value-type="float">
            <text:p>1629601775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9244" calcext:value-type="float">
            <text:p>9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0:04</text:p>
          </table:table-cell>
          <table:table-cell office:value-type="float" office:value="1629601804" calcext:value-type="float">
            <text:p>1629601804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9746" calcext:value-type="float">
            <text:p>97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0:34</text:p>
          </table:table-cell>
          <table:table-cell office:value-type="float" office:value="1629601834" calcext:value-type="float">
            <text:p>1629601834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5" calcext:value-type="float">
            <text:p>3.15</text:p>
          </table:table-cell>
          <table:table-cell office:value-type="float" office:value="9282" calcext:value-type="float">
            <text:p>92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1:03</text:p>
          </table:table-cell>
          <table:table-cell office:value-type="float" office:value="1629601863" calcext:value-type="float">
            <text:p>1629601863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846" calcext:value-type="float">
            <text:p>98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1:33</text:p>
          </table:table-cell>
          <table:table-cell office:value-type="float" office:value="1629601893" calcext:value-type="float">
            <text:p>1629601893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778" calcext:value-type="float">
            <text:p>97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2:02</text:p>
          </table:table-cell>
          <table:table-cell office:value-type="float" office:value="1629601922" calcext:value-type="float">
            <text:p>1629601922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296" calcext:value-type="float">
            <text:p>92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2:32</text:p>
          </table:table-cell>
          <table:table-cell office:value-type="float" office:value="1629601952" calcext:value-type="float">
            <text:p>1629601952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7812" calcext:value-type="float">
            <text:p>781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3:01</text:p>
          </table:table-cell>
          <table:table-cell office:value-type="float" office:value="1629601981" calcext:value-type="float">
            <text:p>1629601981</text:p>
          </table:table-cell>
          <table:table-cell office:value-type="float" office:value="-42.31" calcext:value-type="float">
            <text:p>-42.31</text:p>
          </table:table-cell>
          <table:table-cell office:value-type="float" office:value="3.15" calcext:value-type="float">
            <text:p>3.15</text:p>
          </table:table-cell>
          <table:table-cell office:value-type="float" office:value="9341" calcext:value-type="float">
            <text:p>93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3:31</text:p>
          </table:table-cell>
          <table:table-cell office:value-type="float" office:value="1629602011" calcext:value-type="float">
            <text:p>1629602011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282" calcext:value-type="float">
            <text:p>92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4:01</text:p>
          </table:table-cell>
          <table:table-cell office:value-type="float" office:value="1629602041" calcext:value-type="float">
            <text:p>1629602041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5" calcext:value-type="float">
            <text:p>3.15</text:p>
          </table:table-cell>
          <table:table-cell office:value-type="float" office:value="9839" calcext:value-type="float">
            <text:p>983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4:30</text:p>
          </table:table-cell>
          <table:table-cell office:value-type="float" office:value="1629602070" calcext:value-type="float">
            <text:p>1629602070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253" calcext:value-type="float">
            <text:p>92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5:00</text:p>
          </table:table-cell>
          <table:table-cell office:value-type="float" office:value="1629602100" calcext:value-type="float">
            <text:p>1629602100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5" calcext:value-type="float">
            <text:p>3.15</text:p>
          </table:table-cell>
          <table:table-cell office:value-type="float" office:value="9309" calcext:value-type="float">
            <text:p>9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5:29</text:p>
          </table:table-cell>
          <table:table-cell office:value-type="float" office:value="1629602129" calcext:value-type="float">
            <text:p>1629602129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9352" calcext:value-type="float">
            <text:p>93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5:59</text:p>
          </table:table-cell>
          <table:table-cell office:value-type="float" office:value="1629602159" calcext:value-type="float">
            <text:p>1629602159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805" calcext:value-type="float">
            <text:p>980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6:28</text:p>
          </table:table-cell>
          <table:table-cell office:value-type="float" office:value="1629602188" calcext:value-type="float">
            <text:p>1629602188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320" calcext:value-type="float">
            <text:p>932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6:58</text:p>
          </table:table-cell>
          <table:table-cell office:value-type="float" office:value="1629602218" calcext:value-type="float">
            <text:p>1629602218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478" calcext:value-type="float">
            <text:p>94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7:27</text:p>
          </table:table-cell>
          <table:table-cell office:value-type="float" office:value="1629602247" calcext:value-type="float">
            <text:p>1629602247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329" calcext:value-type="float">
            <text:p>932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7:57</text:p>
          </table:table-cell>
          <table:table-cell office:value-type="float" office:value="1629602277" calcext:value-type="float">
            <text:p>1629602277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786" calcext:value-type="float">
            <text:p>978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8:26</text:p>
          </table:table-cell>
          <table:table-cell office:value-type="float" office:value="1629602306" calcext:value-type="float">
            <text:p>1629602306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826" calcext:value-type="float">
            <text:p>98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8:56</text:p>
          </table:table-cell>
          <table:table-cell office:value-type="float" office:value="1629602336" calcext:value-type="float">
            <text:p>1629602336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343" calcext:value-type="float">
            <text:p>93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9:26</text:p>
          </table:table-cell>
          <table:table-cell office:value-type="float" office:value="1629602366" calcext:value-type="float">
            <text:p>1629602366</text:p>
          </table:table-cell>
          <table:table-cell office:value-type="float" office:value="-42.46" calcext:value-type="float">
            <text:p>-42.46</text:p>
          </table:table-cell>
          <table:table-cell office:value-type="float" office:value="3.15" calcext:value-type="float">
            <text:p>3.15</text:p>
          </table:table-cell>
          <table:table-cell office:value-type="float" office:value="9293" calcext:value-type="float">
            <text:p>929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19:55</text:p>
          </table:table-cell>
          <table:table-cell office:value-type="float" office:value="1629602395" calcext:value-type="float">
            <text:p>1629602395</text:p>
          </table:table-cell>
          <table:table-cell office:value-type="float" office:value="-42.37" calcext:value-type="float">
            <text:p>-42.37</text:p>
          </table:table-cell>
          <table:table-cell office:value-type="float" office:value="3.15" calcext:value-type="float">
            <text:p>3.15</text:p>
          </table:table-cell>
          <table:table-cell office:value-type="float" office:value="9338" calcext:value-type="float">
            <text:p>93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0:25</text:p>
          </table:table-cell>
          <table:table-cell office:value-type="float" office:value="1629602425" calcext:value-type="float">
            <text:p>1629602425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289" calcext:value-type="float">
            <text:p>928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0:54</text:p>
          </table:table-cell>
          <table:table-cell office:value-type="float" office:value="1629602454" calcext:value-type="float">
            <text:p>1629602454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5" calcext:value-type="float">
            <text:p>3.15</text:p>
          </table:table-cell>
          <table:table-cell office:value-type="float" office:value="9843" calcext:value-type="float">
            <text:p>98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1:24</text:p>
          </table:table-cell>
          <table:table-cell office:value-type="float" office:value="1629602484" calcext:value-type="float">
            <text:p>1629602484</text:p>
          </table:table-cell>
          <table:table-cell office:value-type="float" office:value="-42.34" calcext:value-type="float">
            <text:p>-42.34</text:p>
          </table:table-cell>
          <table:table-cell office:value-type="float" office:value="3.15" calcext:value-type="float">
            <text:p>3.15</text:p>
          </table:table-cell>
          <table:table-cell office:value-type="float" office:value="9263" calcext:value-type="float">
            <text:p>92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1:53</text:p>
          </table:table-cell>
          <table:table-cell office:value-type="float" office:value="1629602513" calcext:value-type="float">
            <text:p>1629602513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813" calcext:value-type="float">
            <text:p>98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2:23</text:p>
          </table:table-cell>
          <table:table-cell office:value-type="float" office:value="1629602543" calcext:value-type="float">
            <text:p>1629602543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5" calcext:value-type="float">
            <text:p>3.15</text:p>
          </table:table-cell>
          <table:table-cell office:value-type="float" office:value="9848" calcext:value-type="float">
            <text:p>98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2:52</text:p>
          </table:table-cell>
          <table:table-cell office:value-type="float" office:value="1629602572" calcext:value-type="float">
            <text:p>1629602572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7835" calcext:value-type="float">
            <text:p>783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3:22</text:p>
          </table:table-cell>
          <table:table-cell office:value-type="float" office:value="1629602602" calcext:value-type="float">
            <text:p>1629602602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779" calcext:value-type="float">
            <text:p>97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3:52</text:p>
          </table:table-cell>
          <table:table-cell office:value-type="float" office:value="1629602632" calcext:value-type="float">
            <text:p>1629602632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289" calcext:value-type="float">
            <text:p>928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4:21</text:p>
          </table:table-cell>
          <table:table-cell office:value-type="float" office:value="1629602661" calcext:value-type="float">
            <text:p>1629602661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337" calcext:value-type="float">
            <text:p>933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4:51</text:p>
          </table:table-cell>
          <table:table-cell office:value-type="float" office:value="1629602691" calcext:value-type="float">
            <text:p>1629602691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286" calcext:value-type="float">
            <text:p>928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5:20</text:p>
          </table:table-cell>
          <table:table-cell office:value-type="float" office:value="1629602720" calcext:value-type="float">
            <text:p>1629602720</text:p>
          </table:table-cell>
          <table:table-cell office:value-type="float" office:value="-42.43" calcext:value-type="float">
            <text:p>-42.43</text:p>
          </table:table-cell>
          <table:table-cell office:value-type="float" office:value="3.15" calcext:value-type="float">
            <text:p>3.15</text:p>
          </table:table-cell>
          <table:table-cell office:value-type="float" office:value="9845" calcext:value-type="float">
            <text:p>98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5:50</text:p>
          </table:table-cell>
          <table:table-cell office:value-type="float" office:value="1629602750" calcext:value-type="float">
            <text:p>1629602750</text:p>
          </table:table-cell>
          <table:table-cell office:value-type="float" office:value="-42.4" calcext:value-type="float">
            <text:p>-42.4</text:p>
          </table:table-cell>
          <table:table-cell office:value-type="float" office:value="3.15" calcext:value-type="float">
            <text:p>3.15</text:p>
          </table:table-cell>
          <table:table-cell office:value-type="float" office:value="9778" calcext:value-type="float">
            <text:p>97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6:19</text:p>
          </table:table-cell>
          <table:table-cell office:value-type="float" office:value="1629602779" calcext:value-type="float">
            <text:p>1629602779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9307" calcext:value-type="float">
            <text:p>93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6:49</text:p>
          </table:table-cell>
          <table:table-cell office:value-type="float" office:value="1629602809" calcext:value-type="float">
            <text:p>1629602809</text:p>
          </table:table-cell>
          <table:table-cell office:value-type="float" office:value="-42.62" calcext:value-type="float">
            <text:p>-42.62</text:p>
          </table:table-cell>
          <table:table-cell office:value-type="float" office:value="3.14" calcext:value-type="float">
            <text:p>3.14</text:p>
          </table:table-cell>
          <table:table-cell office:value-type="float" office:value="9339" calcext:value-type="float">
            <text:p>933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7:19</text:p>
          </table:table-cell>
          <table:table-cell office:value-type="float" office:value="1629602839" calcext:value-type="float">
            <text:p>1629602839</text:p>
          </table:table-cell>
          <table:table-cell office:value-type="float" office:value="-42.49" calcext:value-type="float">
            <text:p>-42.49</text:p>
          </table:table-cell>
          <table:table-cell office:value-type="float" office:value="3.15" calcext:value-type="float">
            <text:p>3.15</text:p>
          </table:table-cell>
          <table:table-cell office:value-type="float" office:value="9798" calcext:value-type="float">
            <text:p>97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7:48</text:p>
          </table:table-cell>
          <table:table-cell office:value-type="float" office:value="1629602868" calcext:value-type="float">
            <text:p>1629602868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5" calcext:value-type="float">
            <text:p>3.15</text:p>
          </table:table-cell>
          <table:table-cell office:value-type="float" office:value="7780" calcext:value-type="float">
            <text:p>77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8:17</text:p>
          </table:table-cell>
          <table:table-cell office:value-type="float" office:value="1629602897" calcext:value-type="float">
            <text:p>1629602897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318" calcext:value-type="float">
            <text:p>931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8:47</text:p>
          </table:table-cell>
          <table:table-cell office:value-type="float" office:value="1629602927" calcext:value-type="float">
            <text:p>1629602927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371" calcext:value-type="float">
            <text:p>937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9:17</text:p>
          </table:table-cell>
          <table:table-cell office:value-type="float" office:value="1629602957" calcext:value-type="float">
            <text:p>1629602957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5" calcext:value-type="float">
            <text:p>3.15</text:p>
          </table:table-cell>
          <table:table-cell office:value-type="float" office:value="9474" calcext:value-type="float">
            <text:p>94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29:46</text:p>
          </table:table-cell>
          <table:table-cell office:value-type="float" office:value="1629602986" calcext:value-type="float">
            <text:p>1629602986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9261" calcext:value-type="float">
            <text:p>92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0:16</text:p>
          </table:table-cell>
          <table:table-cell office:value-type="float" office:value="1629603016" calcext:value-type="float">
            <text:p>1629603016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7266" calcext:value-type="float">
            <text:p>726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0:45</text:p>
          </table:table-cell>
          <table:table-cell office:value-type="float" office:value="1629603045" calcext:value-type="float">
            <text:p>1629603045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242" calcext:value-type="float">
            <text:p>92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1:15</text:p>
          </table:table-cell>
          <table:table-cell office:value-type="float" office:value="1629603075" calcext:value-type="float">
            <text:p>1629603075</text:p>
          </table:table-cell>
          <table:table-cell office:value-type="float" office:value="-42.59" calcext:value-type="float">
            <text:p>-42.59</text:p>
          </table:table-cell>
          <table:table-cell office:value-type="float" office:value="3.15" calcext:value-type="float">
            <text:p>3.15</text:p>
          </table:table-cell>
          <table:table-cell office:value-type="float" office:value="7317" calcext:value-type="float">
            <text:p>7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1:44</text:p>
          </table:table-cell>
          <table:table-cell office:value-type="float" office:value="1629603104" calcext:value-type="float">
            <text:p>1629603104</text:p>
          </table:table-cell>
          <table:table-cell office:value-type="float" office:value="-42.8" calcext:value-type="float">
            <text:p>-42.8</text:p>
          </table:table-cell>
          <table:table-cell office:value-type="float" office:value="3.15" calcext:value-type="float">
            <text:p>3.15</text:p>
          </table:table-cell>
          <table:table-cell office:value-type="float" office:value="9267" calcext:value-type="float">
            <text:p>92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2:14</text:p>
          </table:table-cell>
          <table:table-cell office:value-type="float" office:value="1629603134" calcext:value-type="float">
            <text:p>1629603134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5" calcext:value-type="float">
            <text:p>3.15</text:p>
          </table:table-cell>
          <table:table-cell office:value-type="float" office:value="9825" calcext:value-type="float">
            <text:p>982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2:43</text:p>
          </table:table-cell>
          <table:table-cell office:value-type="float" office:value="1629603163" calcext:value-type="float">
            <text:p>1629603163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5" calcext:value-type="float">
            <text:p>3.15</text:p>
          </table:table-cell>
          <table:table-cell office:value-type="float" office:value="9336" calcext:value-type="float">
            <text:p>93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3:13</text:p>
          </table:table-cell>
          <table:table-cell office:value-type="float" office:value="1629603193" calcext:value-type="float">
            <text:p>1629603193</text:p>
          </table:table-cell>
          <table:table-cell office:value-type="float" office:value="-42.8" calcext:value-type="float">
            <text:p>-42.8</text:p>
          </table:table-cell>
          <table:table-cell office:value-type="float" office:value="3.15" calcext:value-type="float">
            <text:p>3.15</text:p>
          </table:table-cell>
          <table:table-cell office:value-type="float" office:value="7333" calcext:value-type="float">
            <text:p>733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3:42</text:p>
          </table:table-cell>
          <table:table-cell office:value-type="float" office:value="1629603222" calcext:value-type="float">
            <text:p>1629603222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293" calcext:value-type="float">
            <text:p>929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4:12</text:p>
          </table:table-cell>
          <table:table-cell office:value-type="float" office:value="1629603252" calcext:value-type="float">
            <text:p>1629603252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9335" calcext:value-type="float">
            <text:p>933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4:41</text:p>
          </table:table-cell>
          <table:table-cell office:value-type="float" office:value="1629603281" calcext:value-type="float">
            <text:p>1629603281</text:p>
          </table:table-cell>
          <table:table-cell office:value-type="float" office:value="-42.55" calcext:value-type="float">
            <text:p>-42.55</text:p>
          </table:table-cell>
          <table:table-cell office:value-type="float" office:value="3.15" calcext:value-type="float">
            <text:p>3.15</text:p>
          </table:table-cell>
          <table:table-cell office:value-type="float" office:value="7330" calcext:value-type="float">
            <text:p>73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5:11</text:p>
          </table:table-cell>
          <table:table-cell office:value-type="float" office:value="1629603311" calcext:value-type="float">
            <text:p>1629603311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5" calcext:value-type="float">
            <text:p>3.15</text:p>
          </table:table-cell>
          <table:table-cell office:value-type="float" office:value="9288" calcext:value-type="float">
            <text:p>92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5:40</text:p>
          </table:table-cell>
          <table:table-cell office:value-type="float" office:value="1629603340" calcext:value-type="float">
            <text:p>1629603340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334" calcext:value-type="float">
            <text:p>93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6:10</text:p>
          </table:table-cell>
          <table:table-cell office:value-type="float" office:value="1629603370" calcext:value-type="float">
            <text:p>1629603370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5" calcext:value-type="float">
            <text:p>3.15</text:p>
          </table:table-cell>
          <table:table-cell office:value-type="float" office:value="9291" calcext:value-type="float">
            <text:p>92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6:40</text:p>
          </table:table-cell>
          <table:table-cell office:value-type="float" office:value="1629603400" calcext:value-type="float">
            <text:p>1629603400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9243" calcext:value-type="float">
            <text:p>92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7:09</text:p>
          </table:table-cell>
          <table:table-cell office:value-type="float" office:value="1629603429" calcext:value-type="float">
            <text:p>1629603429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5" calcext:value-type="float">
            <text:p>3.15</text:p>
          </table:table-cell>
          <table:table-cell office:value-type="float" office:value="9788" calcext:value-type="float">
            <text:p>97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7:39</text:p>
          </table:table-cell>
          <table:table-cell office:value-type="float" office:value="1629603459" calcext:value-type="float">
            <text:p>1629603459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310" calcext:value-type="float">
            <text:p>93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8:08</text:p>
          </table:table-cell>
          <table:table-cell office:value-type="float" office:value="1629603488" calcext:value-type="float">
            <text:p>1629603488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5" calcext:value-type="float">
            <text:p>3.15</text:p>
          </table:table-cell>
          <table:table-cell office:value-type="float" office:value="11244" calcext:value-type="float">
            <text:p>11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8:38</text:p>
          </table:table-cell>
          <table:table-cell office:value-type="float" office:value="1629603518" calcext:value-type="float">
            <text:p>1629603518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850" calcext:value-type="float">
            <text:p>98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9:07</text:p>
          </table:table-cell>
          <table:table-cell office:value-type="float" office:value="1629603547" calcext:value-type="float">
            <text:p>1629603547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5" calcext:value-type="float">
            <text:p>3.15</text:p>
          </table:table-cell>
          <table:table-cell office:value-type="float" office:value="9770" calcext:value-type="float">
            <text:p>97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39:37</text:p>
          </table:table-cell>
          <table:table-cell office:value-type="float" office:value="1629603577" calcext:value-type="float">
            <text:p>1629603577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8778" calcext:value-type="float">
            <text:p>87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0:06</text:p>
          </table:table-cell>
          <table:table-cell office:value-type="float" office:value="1629603606" calcext:value-type="float">
            <text:p>1629603606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7313" calcext:value-type="float">
            <text:p>73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0:36</text:p>
          </table:table-cell>
          <table:table-cell office:value-type="float" office:value="1629603636" calcext:value-type="float">
            <text:p>1629603636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9263" calcext:value-type="float">
            <text:p>92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1:05</text:p>
          </table:table-cell>
          <table:table-cell office:value-type="float" office:value="1629603665" calcext:value-type="float">
            <text:p>1629603665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5" calcext:value-type="float">
            <text:p>3.15</text:p>
          </table:table-cell>
          <table:table-cell office:value-type="float" office:value="9314" calcext:value-type="float">
            <text:p>93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1:35</text:p>
          </table:table-cell>
          <table:table-cell office:value-type="float" office:value="1629603695" calcext:value-type="float">
            <text:p>1629603695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7821" calcext:value-type="float">
            <text:p>78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2:05</text:p>
          </table:table-cell>
          <table:table-cell office:value-type="float" office:value="1629603725" calcext:value-type="float">
            <text:p>1629603725</text:p>
          </table:table-cell>
          <table:table-cell office:value-type="float" office:value="-42.77" calcext:value-type="float">
            <text:p>-42.77</text:p>
          </table:table-cell>
          <table:table-cell office:value-type="float" office:value="3.15" calcext:value-type="float">
            <text:p>3.15</text:p>
          </table:table-cell>
          <table:table-cell office:value-type="float" office:value="9764" calcext:value-type="float">
            <text:p>976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2:34</text:p>
          </table:table-cell>
          <table:table-cell office:value-type="float" office:value="1629603754" calcext:value-type="float">
            <text:p>1629603754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5" calcext:value-type="float">
            <text:p>3.15</text:p>
          </table:table-cell>
          <table:table-cell office:value-type="float" office:value="7344" calcext:value-type="float">
            <text:p>73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3:04</text:p>
          </table:table-cell>
          <table:table-cell office:value-type="float" office:value="1629603784" calcext:value-type="float">
            <text:p>1629603784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5" calcext:value-type="float">
            <text:p>3.15</text:p>
          </table:table-cell>
          <table:table-cell office:value-type="float" office:value="7770" calcext:value-type="float">
            <text:p>77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3:33</text:p>
          </table:table-cell>
          <table:table-cell office:value-type="float" office:value="1629603813" calcext:value-type="float">
            <text:p>1629603813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803" calcext:value-type="float">
            <text:p>980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4:03</text:p>
          </table:table-cell>
          <table:table-cell office:value-type="float" office:value="1629603843" calcext:value-type="float">
            <text:p>1629603843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241" calcext:value-type="float">
            <text:p>92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4:32</text:p>
          </table:table-cell>
          <table:table-cell office:value-type="float" office:value="1629603872" calcext:value-type="float">
            <text:p>1629603872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11015" calcext:value-type="float">
            <text:p>1101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5:02</text:p>
          </table:table-cell>
          <table:table-cell office:value-type="float" office:value="1629603902" calcext:value-type="float">
            <text:p>1629603902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5" calcext:value-type="float">
            <text:p>3.15</text:p>
          </table:table-cell>
          <table:table-cell office:value-type="float" office:value="7828" calcext:value-type="float">
            <text:p>78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5:31</text:p>
          </table:table-cell>
          <table:table-cell office:value-type="float" office:value="1629603931" calcext:value-type="float">
            <text:p>1629603931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761" calcext:value-type="float">
            <text:p>97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6:01</text:p>
          </table:table-cell>
          <table:table-cell office:value-type="float" office:value="1629603961" calcext:value-type="float">
            <text:p>1629603961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277" calcext:value-type="float">
            <text:p>92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6:30</text:p>
          </table:table-cell>
          <table:table-cell office:value-type="float" office:value="1629603990" calcext:value-type="float">
            <text:p>1629603990</text:p>
          </table:table-cell>
          <table:table-cell office:value-type="float" office:value="-42.68" calcext:value-type="float">
            <text:p>-42.68</text:p>
          </table:table-cell>
          <table:table-cell office:value-type="float" office:value="3.15" calcext:value-type="float">
            <text:p>3.15</text:p>
          </table:table-cell>
          <table:table-cell office:value-type="float" office:value="9843" calcext:value-type="float">
            <text:p>98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7:00</text:p>
          </table:table-cell>
          <table:table-cell office:value-type="float" office:value="1629604020" calcext:value-type="float">
            <text:p>1629604020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7828" calcext:value-type="float">
            <text:p>78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7:29</text:p>
          </table:table-cell>
          <table:table-cell office:value-type="float" office:value="1629604049" calcext:value-type="float">
            <text:p>1629604049</text:p>
          </table:table-cell>
          <table:table-cell office:value-type="float" office:value="-42.52" calcext:value-type="float">
            <text:p>-42.52</text:p>
          </table:table-cell>
          <table:table-cell office:value-type="float" office:value="3.15" calcext:value-type="float">
            <text:p>3.15</text:p>
          </table:table-cell>
          <table:table-cell office:value-type="float" office:value="9259" calcext:value-type="float">
            <text:p>925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7:59</text:p>
          </table:table-cell>
          <table:table-cell office:value-type="float" office:value="1629604079" calcext:value-type="float">
            <text:p>1629604079</text:p>
          </table:table-cell>
          <table:table-cell office:value-type="float" office:value="-42.8" calcext:value-type="float">
            <text:p>-42.8</text:p>
          </table:table-cell>
          <table:table-cell office:value-type="float" office:value="3.15" calcext:value-type="float">
            <text:p>3.15</text:p>
          </table:table-cell>
          <table:table-cell office:value-type="float" office:value="9298" calcext:value-type="float">
            <text:p>92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8:29</text:p>
          </table:table-cell>
          <table:table-cell office:value-type="float" office:value="1629604109" calcext:value-type="float">
            <text:p>1629604109</text:p>
          </table:table-cell>
          <table:table-cell office:value-type="float" office:value="-42.65" calcext:value-type="float">
            <text:p>-42.65</text:p>
          </table:table-cell>
          <table:table-cell office:value-type="float" office:value="3.15" calcext:value-type="float">
            <text:p>3.15</text:p>
          </table:table-cell>
          <table:table-cell office:value-type="float" office:value="9754" calcext:value-type="float">
            <text:p>97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8:58</text:p>
          </table:table-cell>
          <table:table-cell office:value-type="float" office:value="1629604138" calcext:value-type="float">
            <text:p>1629604138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5" calcext:value-type="float">
            <text:p>3.15</text:p>
          </table:table-cell>
          <table:table-cell office:value-type="float" office:value="9278" calcext:value-type="float">
            <text:p>92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9:28</text:p>
          </table:table-cell>
          <table:table-cell office:value-type="float" office:value="1629604168" calcext:value-type="float">
            <text:p>1629604168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5" calcext:value-type="float">
            <text:p>3.15</text:p>
          </table:table-cell>
          <table:table-cell office:value-type="float" office:value="9844" calcext:value-type="float">
            <text:p>98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49:57</text:p>
          </table:table-cell>
          <table:table-cell office:value-type="float" office:value="1629604197" calcext:value-type="float">
            <text:p>1629604197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5" calcext:value-type="float">
            <text:p>3.15</text:p>
          </table:table-cell>
          <table:table-cell office:value-type="float" office:value="9775" calcext:value-type="float">
            <text:p>977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0:27</text:p>
          </table:table-cell>
          <table:table-cell office:value-type="float" office:value="1629604227" calcext:value-type="float">
            <text:p>1629604227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295" calcext:value-type="float">
            <text:p>929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0:56</text:p>
          </table:table-cell>
          <table:table-cell office:value-type="float" office:value="1629604256" calcext:value-type="float">
            <text:p>1629604256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5" calcext:value-type="float">
            <text:p>3.15</text:p>
          </table:table-cell>
          <table:table-cell office:value-type="float" office:value="9348" calcext:value-type="float">
            <text:p>93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1:26</text:p>
          </table:table-cell>
          <table:table-cell office:value-type="float" office:value="1629604286" calcext:value-type="float">
            <text:p>1629604286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5" calcext:value-type="float">
            <text:p>3.15</text:p>
          </table:table-cell>
          <table:table-cell office:value-type="float" office:value="9291" calcext:value-type="float">
            <text:p>92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1:55</text:p>
          </table:table-cell>
          <table:table-cell office:value-type="float" office:value="1629604315" calcext:value-type="float">
            <text:p>1629604315</text:p>
          </table:table-cell>
          <table:table-cell office:value-type="float" office:value="-42.8" calcext:value-type="float">
            <text:p>-42.8</text:p>
          </table:table-cell>
          <table:table-cell office:value-type="float" office:value="3.15" calcext:value-type="float">
            <text:p>3.15</text:p>
          </table:table-cell>
          <table:table-cell office:value-type="float" office:value="9341" calcext:value-type="float">
            <text:p>93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2:25</text:p>
          </table:table-cell>
          <table:table-cell office:value-type="float" office:value="1629604345" calcext:value-type="float">
            <text:p>1629604345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5" calcext:value-type="float">
            <text:p>3.15</text:p>
          </table:table-cell>
          <table:table-cell office:value-type="float" office:value="9287" calcext:value-type="float">
            <text:p>928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2:54</text:p>
          </table:table-cell>
          <table:table-cell office:value-type="float" office:value="1629604374" calcext:value-type="float">
            <text:p>1629604374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5" calcext:value-type="float">
            <text:p>3.15</text:p>
          </table:table-cell>
          <table:table-cell office:value-type="float" office:value="9343" calcext:value-type="float">
            <text:p>93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3:24</text:p>
          </table:table-cell>
          <table:table-cell office:value-type="float" office:value="1629604404" calcext:value-type="float">
            <text:p>1629604404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5" calcext:value-type="float">
            <text:p>3.15</text:p>
          </table:table-cell>
          <table:table-cell office:value-type="float" office:value="9284" calcext:value-type="float">
            <text:p>92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3:54</text:p>
          </table:table-cell>
          <table:table-cell office:value-type="float" office:value="1629604434" calcext:value-type="float">
            <text:p>1629604434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836" calcext:value-type="float">
            <text:p>98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4:23</text:p>
          </table:table-cell>
          <table:table-cell office:value-type="float" office:value="1629604463" calcext:value-type="float">
            <text:p>1629604463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5" calcext:value-type="float">
            <text:p>3.15</text:p>
          </table:table-cell>
          <table:table-cell office:value-type="float" office:value="9257" calcext:value-type="float">
            <text:p>9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4:53</text:p>
          </table:table-cell>
          <table:table-cell office:value-type="float" office:value="1629604493" calcext:value-type="float">
            <text:p>1629604493</text:p>
          </table:table-cell>
          <table:table-cell office:value-type="float" office:value="-42.71" calcext:value-type="float">
            <text:p>-42.71</text:p>
          </table:table-cell>
          <table:table-cell office:value-type="float" office:value="3.15" calcext:value-type="float">
            <text:p>3.15</text:p>
          </table:table-cell>
          <table:table-cell office:value-type="float" office:value="9821" calcext:value-type="float">
            <text:p>98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5:22</text:p>
          </table:table-cell>
          <table:table-cell office:value-type="float" office:value="1629604522" calcext:value-type="float">
            <text:p>1629604522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5" calcext:value-type="float">
            <text:p>3.15</text:p>
          </table:table-cell>
          <table:table-cell office:value-type="float" office:value="7805" calcext:value-type="float">
            <text:p>780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5:52</text:p>
          </table:table-cell>
          <table:table-cell office:value-type="float" office:value="1629604552" calcext:value-type="float">
            <text:p>1629604552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5" calcext:value-type="float">
            <text:p>3.15</text:p>
          </table:table-cell>
          <table:table-cell office:value-type="float" office:value="9755" calcext:value-type="float">
            <text:p>97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6:21</text:p>
          </table:table-cell>
          <table:table-cell office:value-type="float" office:value="1629604581" calcext:value-type="float">
            <text:p>1629604581</text:p>
          </table:table-cell>
          <table:table-cell office:value-type="float" office:value="-42.8" calcext:value-type="float">
            <text:p>-42.8</text:p>
          </table:table-cell>
          <table:table-cell office:value-type="float" office:value="3.15" calcext:value-type="float">
            <text:p>3.15</text:p>
          </table:table-cell>
          <table:table-cell office:value-type="float" office:value="9273" calcext:value-type="float">
            <text:p>92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6:51</text:p>
          </table:table-cell>
          <table:table-cell office:value-type="float" office:value="1629604611" calcext:value-type="float">
            <text:p>1629604611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5" calcext:value-type="float">
            <text:p>3.15</text:p>
          </table:table-cell>
          <table:table-cell office:value-type="float" office:value="7278" calcext:value-type="float">
            <text:p>72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7:20</text:p>
          </table:table-cell>
          <table:table-cell office:value-type="float" office:value="1629604640" calcext:value-type="float">
            <text:p>1629604640</text:p>
          </table:table-cell>
          <table:table-cell office:value-type="float" office:value="-42.74" calcext:value-type="float">
            <text:p>-42.74</text:p>
          </table:table-cell>
          <table:table-cell office:value-type="float" office:value="3.15" calcext:value-type="float">
            <text:p>3.15</text:p>
          </table:table-cell>
          <table:table-cell office:value-type="float" office:value="9325" calcext:value-type="float">
            <text:p>932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7:50</text:p>
          </table:table-cell>
          <table:table-cell office:value-type="float" office:value="1629604670" calcext:value-type="float">
            <text:p>1629604670</text:p>
          </table:table-cell>
          <table:table-cell office:value-type="float" office:value="-42.83" calcext:value-type="float">
            <text:p>-42.83</text:p>
          </table:table-cell>
          <table:table-cell office:value-type="float" office:value="3.15" calcext:value-type="float">
            <text:p>3.15</text:p>
          </table:table-cell>
          <table:table-cell office:value-type="float" office:value="9779" calcext:value-type="float">
            <text:p>97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8:19</text:p>
          </table:table-cell>
          <table:table-cell office:value-type="float" office:value="1629604699" calcext:value-type="float">
            <text:p>1629604699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311" calcext:value-type="float">
            <text:p>93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8:49</text:p>
          </table:table-cell>
          <table:table-cell office:value-type="float" office:value="1629604729" calcext:value-type="float">
            <text:p>1629604729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254" calcext:value-type="float">
            <text:p>92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9:19</text:p>
          </table:table-cell>
          <table:table-cell office:value-type="float" office:value="1629604759" calcext:value-type="float">
            <text:p>1629604759</text:p>
          </table:table-cell>
          <table:table-cell office:value-type="float" office:value="-42.86" calcext:value-type="float">
            <text:p>-42.86</text:p>
          </table:table-cell>
          <table:table-cell office:value-type="float" office:value="3.15" calcext:value-type="float">
            <text:p>3.15</text:p>
          </table:table-cell>
          <table:table-cell office:value-type="float" office:value="9745" calcext:value-type="float">
            <text:p>9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0:59:48</text:p>
          </table:table-cell>
          <table:table-cell office:value-type="float" office:value="1629604788" calcext:value-type="float">
            <text:p>1629604788</text:p>
          </table:table-cell>
          <table:table-cell office:value-type="float" office:value="-43.07" calcext:value-type="float">
            <text:p>-43.07</text:p>
          </table:table-cell>
          <table:table-cell office:value-type="float" office:value="3.15" calcext:value-type="float">
            <text:p>3.15</text:p>
          </table:table-cell>
          <table:table-cell office:value-type="float" office:value="7794" calcext:value-type="float">
            <text:p>779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0:18</text:p>
          </table:table-cell>
          <table:table-cell office:value-type="float" office:value="1629604818" calcext:value-type="float">
            <text:p>1629604818</text:p>
          </table:table-cell>
          <table:table-cell office:value-type="float" office:value="-42.8" calcext:value-type="float">
            <text:p>-42.8</text:p>
          </table:table-cell>
          <table:table-cell office:value-type="float" office:value="3.15" calcext:value-type="float">
            <text:p>3.15</text:p>
          </table:table-cell>
          <table:table-cell office:value-type="float" office:value="9845" calcext:value-type="float">
            <text:p>98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0:47</text:p>
          </table:table-cell>
          <table:table-cell office:value-type="float" office:value="1629604847" calcext:value-type="float">
            <text:p>1629604847</text:p>
          </table:table-cell>
          <table:table-cell office:value-type="float" office:value="-43.1" calcext:value-type="float">
            <text:p>-43.1</text:p>
          </table:table-cell>
          <table:table-cell office:value-type="float" office:value="3.14" calcext:value-type="float">
            <text:p>3.14</text:p>
          </table:table-cell>
          <table:table-cell office:value-type="float" office:value="9259" calcext:value-type="float">
            <text:p>925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1:17</text:p>
          </table:table-cell>
          <table:table-cell office:value-type="float" office:value="1629604877" calcext:value-type="float">
            <text:p>1629604877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829" calcext:value-type="float">
            <text:p>982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1:46</text:p>
          </table:table-cell>
          <table:table-cell office:value-type="float" office:value="1629604906" calcext:value-type="float">
            <text:p>1629604906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5" calcext:value-type="float">
            <text:p>3.15</text:p>
          </table:table-cell>
          <table:table-cell office:value-type="float" office:value="7301" calcext:value-type="float">
            <text:p>73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2:16</text:p>
          </table:table-cell>
          <table:table-cell office:value-type="float" office:value="1629604936" calcext:value-type="float">
            <text:p>1629604936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256" calcext:value-type="float">
            <text:p>92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2:45</text:p>
          </table:table-cell>
          <table:table-cell office:value-type="float" office:value="1629604965" calcext:value-type="float">
            <text:p>1629604965</text:p>
          </table:table-cell>
          <table:table-cell office:value-type="float" office:value="-43.01" calcext:value-type="float">
            <text:p>-43.01</text:p>
          </table:table-cell>
          <table:table-cell office:value-type="float" office:value="3.15" calcext:value-type="float">
            <text:p>3.15</text:p>
          </table:table-cell>
          <table:table-cell office:value-type="float" office:value="9301" calcext:value-type="float">
            <text:p>93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3:15</text:p>
          </table:table-cell>
          <table:table-cell office:value-type="float" office:value="1629604995" calcext:value-type="float">
            <text:p>1629604995</text:p>
          </table:table-cell>
          <table:table-cell office:value-type="float" office:value="-42.89" calcext:value-type="float">
            <text:p>-42.89</text:p>
          </table:table-cell>
          <table:table-cell office:value-type="float" office:value="3.15" calcext:value-type="float">
            <text:p>3.15</text:p>
          </table:table-cell>
          <table:table-cell office:value-type="float" office:value="9346" calcext:value-type="float">
            <text:p>93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3:44</text:p>
          </table:table-cell>
          <table:table-cell office:value-type="float" office:value="1629605024" calcext:value-type="float">
            <text:p>1629605024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291" calcext:value-type="float">
            <text:p>92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4:14</text:p>
          </table:table-cell>
          <table:table-cell office:value-type="float" office:value="1629605054" calcext:value-type="float">
            <text:p>1629605054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5" calcext:value-type="float">
            <text:p>3.15</text:p>
          </table:table-cell>
          <table:table-cell office:value-type="float" office:value="9549" calcext:value-type="float">
            <text:p>95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4:43</text:p>
          </table:table-cell>
          <table:table-cell office:value-type="float" office:value="1629605083" calcext:value-type="float">
            <text:p>1629605083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282" calcext:value-type="float">
            <text:p>92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5:13</text:p>
          </table:table-cell>
          <table:table-cell office:value-type="float" office:value="1629605113" calcext:value-type="float">
            <text:p>1629605113</text:p>
          </table:table-cell>
          <table:table-cell office:value-type="float" office:value="-43.01" calcext:value-type="float">
            <text:p>-43.01</text:p>
          </table:table-cell>
          <table:table-cell office:value-type="float" office:value="3.15" calcext:value-type="float">
            <text:p>3.15</text:p>
          </table:table-cell>
          <table:table-cell office:value-type="float" office:value="9746" calcext:value-type="float">
            <text:p>97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5:43</text:p>
          </table:table-cell>
          <table:table-cell office:value-type="float" office:value="1629605143" calcext:value-type="float">
            <text:p>1629605143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9792" calcext:value-type="float">
            <text:p>97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6:12</text:p>
          </table:table-cell>
          <table:table-cell office:value-type="float" office:value="1629605172" calcext:value-type="float">
            <text:p>1629605172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9311" calcext:value-type="float">
            <text:p>93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6:42</text:p>
          </table:table-cell>
          <table:table-cell office:value-type="float" office:value="1629605202" calcext:value-type="float">
            <text:p>1629605202</text:p>
          </table:table-cell>
          <table:table-cell office:value-type="float" office:value="-43.23" calcext:value-type="float">
            <text:p>-43.23</text:p>
          </table:table-cell>
          <table:table-cell office:value-type="float" office:value="3.15" calcext:value-type="float">
            <text:p>3.15</text:p>
          </table:table-cell>
          <table:table-cell office:value-type="float" office:value="9256" calcext:value-type="float">
            <text:p>92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7:11</text:p>
          </table:table-cell>
          <table:table-cell office:value-type="float" office:value="1629605231" calcext:value-type="float">
            <text:p>1629605231</text:p>
          </table:table-cell>
          <table:table-cell office:value-type="float" office:value="-42.98" calcext:value-type="float">
            <text:p>-42.98</text:p>
          </table:table-cell>
          <table:table-cell office:value-type="float" office:value="3.15" calcext:value-type="float">
            <text:p>3.15</text:p>
          </table:table-cell>
          <table:table-cell office:value-type="float" office:value="9815" calcext:value-type="float">
            <text:p>981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7:41</text:p>
          </table:table-cell>
          <table:table-cell office:value-type="float" office:value="1629605261" calcext:value-type="float">
            <text:p>1629605261</text:p>
          </table:table-cell>
          <table:table-cell office:value-type="float" office:value="-42.98" calcext:value-type="float">
            <text:p>-42.98</text:p>
          </table:table-cell>
          <table:table-cell office:value-type="float" office:value="3.15" calcext:value-type="float">
            <text:p>3.15</text:p>
          </table:table-cell>
          <table:table-cell office:value-type="float" office:value="9331" calcext:value-type="float">
            <text:p>93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8:10</text:p>
          </table:table-cell>
          <table:table-cell office:value-type="float" office:value="1629605290" calcext:value-type="float">
            <text:p>1629605290</text:p>
          </table:table-cell>
          <table:table-cell office:value-type="float" office:value="-43.2" calcext:value-type="float">
            <text:p>-43.2</text:p>
          </table:table-cell>
          <table:table-cell office:value-type="float" office:value="3.15" calcext:value-type="float">
            <text:p>3.15</text:p>
          </table:table-cell>
          <table:table-cell office:value-type="float" office:value="8768" calcext:value-type="float">
            <text:p>876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8:40</text:p>
          </table:table-cell>
          <table:table-cell office:value-type="float" office:value="1629605320" calcext:value-type="float">
            <text:p>1629605320</text:p>
          </table:table-cell>
          <table:table-cell office:value-type="float" office:value="-43.2" calcext:value-type="float">
            <text:p>-43.2</text:p>
          </table:table-cell>
          <table:table-cell office:value-type="float" office:value="3.15" calcext:value-type="float">
            <text:p>3.15</text:p>
          </table:table-cell>
          <table:table-cell office:value-type="float" office:value="7806" calcext:value-type="float">
            <text:p>780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9:09</text:p>
          </table:table-cell>
          <table:table-cell office:value-type="float" office:value="1629605349" calcext:value-type="float">
            <text:p>1629605349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7743" calcext:value-type="float">
            <text:p>77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09:39</text:p>
          </table:table-cell>
          <table:table-cell office:value-type="float" office:value="1629605379" calcext:value-type="float">
            <text:p>1629605379</text:p>
          </table:table-cell>
          <table:table-cell office:value-type="float" office:value="-43.23" calcext:value-type="float">
            <text:p>-43.23</text:p>
          </table:table-cell>
          <table:table-cell office:value-type="float" office:value="3.15" calcext:value-type="float">
            <text:p>3.15</text:p>
          </table:table-cell>
          <table:table-cell office:value-type="float" office:value="9756" calcext:value-type="float">
            <text:p>97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0:08</text:p>
          </table:table-cell>
          <table:table-cell office:value-type="float" office:value="1629605408" calcext:value-type="float">
            <text:p>1629605408</text:p>
          </table:table-cell>
          <table:table-cell office:value-type="float" office:value="-42.92" calcext:value-type="float">
            <text:p>-42.92</text:p>
          </table:table-cell>
          <table:table-cell office:value-type="float" office:value="3.15" calcext:value-type="float">
            <text:p>3.15</text:p>
          </table:table-cell>
          <table:table-cell office:value-type="float" office:value="9263" calcext:value-type="float">
            <text:p>92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0:38</text:p>
          </table:table-cell>
          <table:table-cell office:value-type="float" office:value="1629605438" calcext:value-type="float">
            <text:p>1629605438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5" calcext:value-type="float">
            <text:p>3.15</text:p>
          </table:table-cell>
          <table:table-cell office:value-type="float" office:value="7266" calcext:value-type="float">
            <text:p>726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1:07</text:p>
          </table:table-cell>
          <table:table-cell office:value-type="float" office:value="1629605467" calcext:value-type="float">
            <text:p>1629605467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5" calcext:value-type="float">
            <text:p>3.15</text:p>
          </table:table-cell>
          <table:table-cell office:value-type="float" office:value="9317" calcext:value-type="float">
            <text:p>9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1:37</text:p>
          </table:table-cell>
          <table:table-cell office:value-type="float" office:value="1629605497" calcext:value-type="float">
            <text:p>1629605497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9770" calcext:value-type="float">
            <text:p>97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2:07</text:p>
          </table:table-cell>
          <table:table-cell office:value-type="float" office:value="1629605527" calcext:value-type="float">
            <text:p>1629605527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12873" calcext:value-type="float">
            <text:p>128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2:36</text:p>
          </table:table-cell>
          <table:table-cell office:value-type="float" office:value="1629605556" calcext:value-type="float">
            <text:p>1629605556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9328" calcext:value-type="float">
            <text:p>93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3:06</text:p>
          </table:table-cell>
          <table:table-cell office:value-type="float" office:value="1629605586" calcext:value-type="float">
            <text:p>1629605586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271" calcext:value-type="float">
            <text:p>927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3:35</text:p>
          </table:table-cell>
          <table:table-cell office:value-type="float" office:value="1629605615" calcext:value-type="float">
            <text:p>1629605615</text:p>
          </table:table-cell>
          <table:table-cell office:value-type="float" office:value="-42.8" calcext:value-type="float">
            <text:p>-42.8</text:p>
          </table:table-cell>
          <table:table-cell office:value-type="float" office:value="3.15" calcext:value-type="float">
            <text:p>3.15</text:p>
          </table:table-cell>
          <table:table-cell office:value-type="float" office:value="9841" calcext:value-type="float">
            <text:p>98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4:05</text:p>
          </table:table-cell>
          <table:table-cell office:value-type="float" office:value="1629605645" calcext:value-type="float">
            <text:p>1629605645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9266" calcext:value-type="float">
            <text:p>926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4:34</text:p>
          </table:table-cell>
          <table:table-cell office:value-type="float" office:value="1629605674" calcext:value-type="float">
            <text:p>1629605674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320" calcext:value-type="float">
            <text:p>932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5:04</text:p>
          </table:table-cell>
          <table:table-cell office:value-type="float" office:value="1629605704" calcext:value-type="float">
            <text:p>1629605704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5" calcext:value-type="float">
            <text:p>3.15</text:p>
          </table:table-cell>
          <table:table-cell office:value-type="float" office:value="9260" calcext:value-type="float">
            <text:p>92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5:33</text:p>
          </table:table-cell>
          <table:table-cell office:value-type="float" office:value="1629605733" calcext:value-type="float">
            <text:p>1629605733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321" calcext:value-type="float">
            <text:p>93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6:03</text:p>
          </table:table-cell>
          <table:table-cell office:value-type="float" office:value="1629605763" calcext:value-type="float">
            <text:p>1629605763</text:p>
          </table:table-cell>
          <table:table-cell office:value-type="float" office:value="-43.2" calcext:value-type="float">
            <text:p>-43.2</text:p>
          </table:table-cell>
          <table:table-cell office:value-type="float" office:value="3.15" calcext:value-type="float">
            <text:p>3.15</text:p>
          </table:table-cell>
          <table:table-cell office:value-type="float" office:value="9268" calcext:value-type="float">
            <text:p>926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6:33</text:p>
          </table:table-cell>
          <table:table-cell office:value-type="float" office:value="1629605793" calcext:value-type="float">
            <text:p>1629605793</text:p>
          </table:table-cell>
          <table:table-cell office:value-type="float" office:value="-43.01" calcext:value-type="float">
            <text:p>-43.01</text:p>
          </table:table-cell>
          <table:table-cell office:value-type="float" office:value="3.15" calcext:value-type="float">
            <text:p>3.15</text:p>
          </table:table-cell>
          <table:table-cell office:value-type="float" office:value="9832" calcext:value-type="float">
            <text:p>983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7:02</text:p>
          </table:table-cell>
          <table:table-cell office:value-type="float" office:value="1629605822" calcext:value-type="float">
            <text:p>1629605822</text:p>
          </table:table-cell>
          <table:table-cell office:value-type="float" office:value="-43.2" calcext:value-type="float">
            <text:p>-43.2</text:p>
          </table:table-cell>
          <table:table-cell office:value-type="float" office:value="3.15" calcext:value-type="float">
            <text:p>3.15</text:p>
          </table:table-cell>
          <table:table-cell office:value-type="float" office:value="9758" calcext:value-type="float">
            <text:p>97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7:32</text:p>
          </table:table-cell>
          <table:table-cell office:value-type="float" office:value="1629605852" calcext:value-type="float">
            <text:p>1629605852</text:p>
          </table:table-cell>
          <table:table-cell office:value-type="float" office:value="-43.23" calcext:value-type="float">
            <text:p>-43.23</text:p>
          </table:table-cell>
          <table:table-cell office:value-type="float" office:value="3.15" calcext:value-type="float">
            <text:p>3.15</text:p>
          </table:table-cell>
          <table:table-cell office:value-type="float" office:value="7332" calcext:value-type="float">
            <text:p>733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8:01</text:p>
          </table:table-cell>
          <table:table-cell office:value-type="float" office:value="1629605881" calcext:value-type="float">
            <text:p>1629605881</text:p>
          </table:table-cell>
          <table:table-cell office:value-type="float" office:value="-43.1" calcext:value-type="float">
            <text:p>-43.1</text:p>
          </table:table-cell>
          <table:table-cell office:value-type="float" office:value="3.15" calcext:value-type="float">
            <text:p>3.15</text:p>
          </table:table-cell>
          <table:table-cell office:value-type="float" office:value="7753" calcext:value-type="float">
            <text:p>77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8:31</text:p>
          </table:table-cell>
          <table:table-cell office:value-type="float" office:value="1629605911" calcext:value-type="float">
            <text:p>1629605911</text:p>
          </table:table-cell>
          <table:table-cell office:value-type="float" office:value="-43.2" calcext:value-type="float">
            <text:p>-43.2</text:p>
          </table:table-cell>
          <table:table-cell office:value-type="float" office:value="3.15" calcext:value-type="float">
            <text:p>3.15</text:p>
          </table:table-cell>
          <table:table-cell office:value-type="float" office:value="9791" calcext:value-type="float">
            <text:p>97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9:00</text:p>
          </table:table-cell>
          <table:table-cell office:value-type="float" office:value="1629605940" calcext:value-type="float">
            <text:p>1629605940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9346" calcext:value-type="float">
            <text:p>93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9:30</text:p>
          </table:table-cell>
          <table:table-cell office:value-type="float" office:value="1629605970" calcext:value-type="float">
            <text:p>1629605970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351" calcext:value-type="float">
            <text:p>93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19:59</text:p>
          </table:table-cell>
          <table:table-cell office:value-type="float" office:value="1629605999" calcext:value-type="float">
            <text:p>1629605999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5" calcext:value-type="float">
            <text:p>3.15</text:p>
          </table:table-cell>
          <table:table-cell office:value-type="float" office:value="9305" calcext:value-type="float">
            <text:p>930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0:29</text:p>
          </table:table-cell>
          <table:table-cell office:value-type="float" office:value="1629606029" calcext:value-type="float">
            <text:p>1629606029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7246" calcext:value-type="float">
            <text:p>72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0:58</text:p>
          </table:table-cell>
          <table:table-cell office:value-type="float" office:value="1629606058" calcext:value-type="float">
            <text:p>1629606058</text:p>
          </table:table-cell>
          <table:table-cell office:value-type="float" office:value="-43.23" calcext:value-type="float">
            <text:p>-43.23</text:p>
          </table:table-cell>
          <table:table-cell office:value-type="float" office:value="3.15" calcext:value-type="float">
            <text:p>3.15</text:p>
          </table:table-cell>
          <table:table-cell office:value-type="float" office:value="7314" calcext:value-type="float">
            <text:p>73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1:28</text:p>
          </table:table-cell>
          <table:table-cell office:value-type="float" office:value="1629606088" calcext:value-type="float">
            <text:p>1629606088</text:p>
          </table:table-cell>
          <table:table-cell office:value-type="float" office:value="-43.29" calcext:value-type="float">
            <text:p>-43.29</text:p>
          </table:table-cell>
          <table:table-cell office:value-type="float" office:value="3.15" calcext:value-type="float">
            <text:p>3.15</text:p>
          </table:table-cell>
          <table:table-cell office:value-type="float" office:value="9774" calcext:value-type="float">
            <text:p>97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1:57</text:p>
          </table:table-cell>
          <table:table-cell office:value-type="float" office:value="1629606117" calcext:value-type="float">
            <text:p>1629606117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5" calcext:value-type="float">
            <text:p>3.15</text:p>
          </table:table-cell>
          <table:table-cell office:value-type="float" office:value="9808" calcext:value-type="float">
            <text:p>980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2:27</text:p>
          </table:table-cell>
          <table:table-cell office:value-type="float" office:value="1629606147" calcext:value-type="float">
            <text:p>1629606147</text:p>
          </table:table-cell>
          <table:table-cell office:value-type="float" office:value="-43.2" calcext:value-type="float">
            <text:p>-43.2</text:p>
          </table:table-cell>
          <table:table-cell office:value-type="float" office:value="3.15" calcext:value-type="float">
            <text:p>3.15</text:p>
          </table:table-cell>
          <table:table-cell office:value-type="float" office:value="9243" calcext:value-type="float">
            <text:p>92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2:57</text:p>
          </table:table-cell>
          <table:table-cell office:value-type="float" office:value="1629606177" calcext:value-type="float">
            <text:p>1629606177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5" calcext:value-type="float">
            <text:p>3.15</text:p>
          </table:table-cell>
          <table:table-cell office:value-type="float" office:value="9270" calcext:value-type="float">
            <text:p>92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3:26</text:p>
          </table:table-cell>
          <table:table-cell office:value-type="float" office:value="1629606206" calcext:value-type="float">
            <text:p>1629606206</text:p>
          </table:table-cell>
          <table:table-cell office:value-type="float" office:value="-43.29" calcext:value-type="float">
            <text:p>-43.29</text:p>
          </table:table-cell>
          <table:table-cell office:value-type="float" office:value="3.15" calcext:value-type="float">
            <text:p>3.15</text:p>
          </table:table-cell>
          <table:table-cell office:value-type="float" office:value="9831" calcext:value-type="float">
            <text:p>98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3:56</text:p>
          </table:table-cell>
          <table:table-cell office:value-type="float" office:value="1629606236" calcext:value-type="float">
            <text:p>1629606236</text:p>
          </table:table-cell>
          <table:table-cell office:value-type="float" office:value="-43.04" calcext:value-type="float">
            <text:p>-43.04</text:p>
          </table:table-cell>
          <table:table-cell office:value-type="float" office:value="3.15" calcext:value-type="float">
            <text:p>3.15</text:p>
          </table:table-cell>
          <table:table-cell office:value-type="float" office:value="9344" calcext:value-type="float">
            <text:p>93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4:25</text:p>
          </table:table-cell>
          <table:table-cell office:value-type="float" office:value="1629606265" calcext:value-type="float">
            <text:p>1629606265</text:p>
          </table:table-cell>
          <table:table-cell office:value-type="float" office:value="-43.01" calcext:value-type="float">
            <text:p>-43.01</text:p>
          </table:table-cell>
          <table:table-cell office:value-type="float" office:value="3.15" calcext:value-type="float">
            <text:p>3.15</text:p>
          </table:table-cell>
          <table:table-cell office:value-type="float" office:value="9801" calcext:value-type="float">
            <text:p>98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4:55</text:p>
          </table:table-cell>
          <table:table-cell office:value-type="float" office:value="1629606295" calcext:value-type="float">
            <text:p>1629606295</text:p>
          </table:table-cell>
          <table:table-cell office:value-type="float" office:value="-43.29" calcext:value-type="float">
            <text:p>-43.29</text:p>
          </table:table-cell>
          <table:table-cell office:value-type="float" office:value="3.15" calcext:value-type="float">
            <text:p>3.15</text:p>
          </table:table-cell>
          <table:table-cell office:value-type="float" office:value="9322" calcext:value-type="float">
            <text:p>93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5:24</text:p>
          </table:table-cell>
          <table:table-cell office:value-type="float" office:value="1629606324" calcext:value-type="float">
            <text:p>1629606324</text:p>
          </table:table-cell>
          <table:table-cell office:value-type="float" office:value="-43.26" calcext:value-type="float">
            <text:p>-43.26</text:p>
          </table:table-cell>
          <table:table-cell office:value-type="float" office:value="3.15" calcext:value-type="float">
            <text:p>3.15</text:p>
          </table:table-cell>
          <table:table-cell office:value-type="float" office:value="9268" calcext:value-type="float">
            <text:p>926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5:54</text:p>
          </table:table-cell>
          <table:table-cell office:value-type="float" office:value="1629606354" calcext:value-type="float">
            <text:p>1629606354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321" calcext:value-type="float">
            <text:p>93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6:23</text:p>
          </table:table-cell>
          <table:table-cell office:value-type="float" office:value="1629606383" calcext:value-type="float">
            <text:p>1629606383</text:p>
          </table:table-cell>
          <table:table-cell office:value-type="float" office:value="-43.2" calcext:value-type="float">
            <text:p>-43.2</text:p>
          </table:table-cell>
          <table:table-cell office:value-type="float" office:value="3.15" calcext:value-type="float">
            <text:p>3.15</text:p>
          </table:table-cell>
          <table:table-cell office:value-type="float" office:value="9262" calcext:value-type="float">
            <text:p>92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6:53</text:p>
          </table:table-cell>
          <table:table-cell office:value-type="float" office:value="1629606413" calcext:value-type="float">
            <text:p>1629606413</text:p>
          </table:table-cell>
          <table:table-cell office:value-type="float" office:value="-43.23" calcext:value-type="float">
            <text:p>-43.23</text:p>
          </table:table-cell>
          <table:table-cell office:value-type="float" office:value="3.15" calcext:value-type="float">
            <text:p>3.15</text:p>
          </table:table-cell>
          <table:table-cell office:value-type="float" office:value="9317" calcext:value-type="float">
            <text:p>9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7:22</text:p>
          </table:table-cell>
          <table:table-cell office:value-type="float" office:value="1629606442" calcext:value-type="float">
            <text:p>1629606442</text:p>
          </table:table-cell>
          <table:table-cell office:value-type="float" office:value="-43.1" calcext:value-type="float">
            <text:p>-43.1</text:p>
          </table:table-cell>
          <table:table-cell office:value-type="float" office:value="3.15" calcext:value-type="float">
            <text:p>3.15</text:p>
          </table:table-cell>
          <table:table-cell office:value-type="float" office:value="9257" calcext:value-type="float">
            <text:p>9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7:52</text:p>
          </table:table-cell>
          <table:table-cell office:value-type="float" office:value="1629606472" calcext:value-type="float">
            <text:p>1629606472</text:p>
          </table:table-cell>
          <table:table-cell office:value-type="float" office:value="-42.98" calcext:value-type="float">
            <text:p>-42.98</text:p>
          </table:table-cell>
          <table:table-cell office:value-type="float" office:value="3.15" calcext:value-type="float">
            <text:p>3.15</text:p>
          </table:table-cell>
          <table:table-cell office:value-type="float" office:value="9828" calcext:value-type="float">
            <text:p>98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8:22</text:p>
          </table:table-cell>
          <table:table-cell office:value-type="float" office:value="1629606502" calcext:value-type="float">
            <text:p>1629606502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343" calcext:value-type="float">
            <text:p>93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8:51</text:p>
          </table:table-cell>
          <table:table-cell office:value-type="float" office:value="1629606531" calcext:value-type="float">
            <text:p>1629606531</text:p>
          </table:table-cell>
          <table:table-cell office:value-type="float" office:value="-42.95" calcext:value-type="float">
            <text:p>-42.95</text:p>
          </table:table-cell>
          <table:table-cell office:value-type="float" office:value="3.15" calcext:value-type="float">
            <text:p>3.15</text:p>
          </table:table-cell>
          <table:table-cell office:value-type="float" office:value="9805" calcext:value-type="float">
            <text:p>980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9:21</text:p>
          </table:table-cell>
          <table:table-cell office:value-type="float" office:value="1629606561" calcext:value-type="float">
            <text:p>1629606561</text:p>
          </table:table-cell>
          <table:table-cell office:value-type="float" office:value="-43.26" calcext:value-type="float">
            <text:p>-43.26</text:p>
          </table:table-cell>
          <table:table-cell office:value-type="float" office:value="3.15" calcext:value-type="float">
            <text:p>3.15</text:p>
          </table:table-cell>
          <table:table-cell office:value-type="float" office:value="9244" calcext:value-type="float">
            <text:p>9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29:50</text:p>
          </table:table-cell>
          <table:table-cell office:value-type="float" office:value="1629606590" calcext:value-type="float">
            <text:p>1629606590</text:p>
          </table:table-cell>
          <table:table-cell office:value-type="float" office:value="-43.07" calcext:value-type="float">
            <text:p>-43.07</text:p>
          </table:table-cell>
          <table:table-cell office:value-type="float" office:value="3.15" calcext:value-type="float">
            <text:p>3.15</text:p>
          </table:table-cell>
          <table:table-cell office:value-type="float" office:value="9784" calcext:value-type="float">
            <text:p>97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0:20</text:p>
          </table:table-cell>
          <table:table-cell office:value-type="float" office:value="1629606620" calcext:value-type="float">
            <text:p>1629606620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296" calcext:value-type="float">
            <text:p>92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0:49</text:p>
          </table:table-cell>
          <table:table-cell office:value-type="float" office:value="1629606649" calcext:value-type="float">
            <text:p>1629606649</text:p>
          </table:table-cell>
          <table:table-cell office:value-type="float" office:value="-43.29" calcext:value-type="float">
            <text:p>-43.29</text:p>
          </table:table-cell>
          <table:table-cell office:value-type="float" office:value="3.15" calcext:value-type="float">
            <text:p>3.15</text:p>
          </table:table-cell>
          <table:table-cell office:value-type="float" office:value="9354" calcext:value-type="float">
            <text:p>93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1:19</text:p>
          </table:table-cell>
          <table:table-cell office:value-type="float" office:value="1629606679" calcext:value-type="float">
            <text:p>1629606679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5" calcext:value-type="float">
            <text:p>3.15</text:p>
          </table:table-cell>
          <table:table-cell office:value-type="float" office:value="9799" calcext:value-type="float">
            <text:p>97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1:48</text:p>
          </table:table-cell>
          <table:table-cell office:value-type="float" office:value="1629606708" calcext:value-type="float">
            <text:p>1629606708</text:p>
          </table:table-cell>
          <table:table-cell office:value-type="float" office:value="-43.2" calcext:value-type="float">
            <text:p>-43.2</text:p>
          </table:table-cell>
          <table:table-cell office:value-type="float" office:value="3.15" calcext:value-type="float">
            <text:p>3.15</text:p>
          </table:table-cell>
          <table:table-cell office:value-type="float" office:value="9305" calcext:value-type="float">
            <text:p>930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2:18</text:p>
          </table:table-cell>
          <table:table-cell office:value-type="float" office:value="1629606738" calcext:value-type="float">
            <text:p>1629606738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255" calcext:value-type="float">
            <text:p>92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2:48</text:p>
          </table:table-cell>
          <table:table-cell office:value-type="float" office:value="1629606768" calcext:value-type="float">
            <text:p>1629606768</text:p>
          </table:table-cell>
          <table:table-cell office:value-type="float" office:value="-43.32" calcext:value-type="float">
            <text:p>-43.32</text:p>
          </table:table-cell>
          <table:table-cell office:value-type="float" office:value="3.15" calcext:value-type="float">
            <text:p>3.15</text:p>
          </table:table-cell>
          <table:table-cell office:value-type="float" office:value="9823" calcext:value-type="float">
            <text:p>982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3:17</text:p>
          </table:table-cell>
          <table:table-cell office:value-type="float" office:value="1629606797" calcext:value-type="float">
            <text:p>1629606797</text:p>
          </table:table-cell>
          <table:table-cell office:value-type="float" office:value="-43.26" calcext:value-type="float">
            <text:p>-43.26</text:p>
          </table:table-cell>
          <table:table-cell office:value-type="float" office:value="3.15" calcext:value-type="float">
            <text:p>3.15</text:p>
          </table:table-cell>
          <table:table-cell office:value-type="float" office:value="9341" calcext:value-type="float">
            <text:p>93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3:47</text:p>
          </table:table-cell>
          <table:table-cell office:value-type="float" office:value="1629606827" calcext:value-type="float">
            <text:p>1629606827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284" calcext:value-type="float">
            <text:p>92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4:16</text:p>
          </table:table-cell>
          <table:table-cell office:value-type="float" office:value="1629606856" calcext:value-type="float">
            <text:p>1629606856</text:p>
          </table:table-cell>
          <table:table-cell office:value-type="float" office:value="-43.29" calcext:value-type="float">
            <text:p>-43.29</text:p>
          </table:table-cell>
          <table:table-cell office:value-type="float" office:value="3.15" calcext:value-type="float">
            <text:p>3.15</text:p>
          </table:table-cell>
          <table:table-cell office:value-type="float" office:value="9843" calcext:value-type="float">
            <text:p>98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4:46</text:p>
          </table:table-cell>
          <table:table-cell office:value-type="float" office:value="1629606886" calcext:value-type="float">
            <text:p>1629606886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9255" calcext:value-type="float">
            <text:p>92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5:15</text:p>
          </table:table-cell>
          <table:table-cell office:value-type="float" office:value="1629606915" calcext:value-type="float">
            <text:p>1629606915</text:p>
          </table:table-cell>
          <table:table-cell office:value-type="float" office:value="-43.38" calcext:value-type="float">
            <text:p>-43.38</text:p>
          </table:table-cell>
          <table:table-cell office:value-type="float" office:value="3.15" calcext:value-type="float">
            <text:p>3.15</text:p>
          </table:table-cell>
          <table:table-cell office:value-type="float" office:value="7255" calcext:value-type="float">
            <text:p>72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5:45</text:p>
          </table:table-cell>
          <table:table-cell office:value-type="float" office:value="1629606945" calcext:value-type="float">
            <text:p>1629606945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5" calcext:value-type="float">
            <text:p>3.15</text:p>
          </table:table-cell>
          <table:table-cell office:value-type="float" office:value="9837" calcext:value-type="float">
            <text:p>983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6:14</text:p>
          </table:table-cell>
          <table:table-cell office:value-type="float" office:value="1629606974" calcext:value-type="float">
            <text:p>1629606974</text:p>
          </table:table-cell>
          <table:table-cell office:value-type="float" office:value="-43.26" calcext:value-type="float">
            <text:p>-43.26</text:p>
          </table:table-cell>
          <table:table-cell office:value-type="float" office:value="3.15" calcext:value-type="float">
            <text:p>3.15</text:p>
          </table:table-cell>
          <table:table-cell office:value-type="float" office:value="9759" calcext:value-type="float">
            <text:p>975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6:44</text:p>
          </table:table-cell>
          <table:table-cell office:value-type="float" office:value="1629607004" calcext:value-type="float">
            <text:p>1629607004</text:p>
          </table:table-cell>
          <table:table-cell office:value-type="float" office:value="-43.26" calcext:value-type="float">
            <text:p>-43.26</text:p>
          </table:table-cell>
          <table:table-cell office:value-type="float" office:value="3.15" calcext:value-type="float">
            <text:p>3.15</text:p>
          </table:table-cell>
          <table:table-cell office:value-type="float" office:value="10108" calcext:value-type="float">
            <text:p>1010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7:14</text:p>
          </table:table-cell>
          <table:table-cell office:value-type="float" office:value="1629607034" calcext:value-type="float">
            <text:p>1629607034</text:p>
          </table:table-cell>
          <table:table-cell office:value-type="float" office:value="-43.23" calcext:value-type="float">
            <text:p>-43.23</text:p>
          </table:table-cell>
          <table:table-cell office:value-type="float" office:value="3.15" calcext:value-type="float">
            <text:p>3.15</text:p>
          </table:table-cell>
          <table:table-cell office:value-type="float" office:value="12067" calcext:value-type="float">
            <text:p>120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7:43</text:p>
          </table:table-cell>
          <table:table-cell office:value-type="float" office:value="1629607063" calcext:value-type="float">
            <text:p>1629607063</text:p>
          </table:table-cell>
          <table:table-cell office:value-type="float" office:value="-43.38" calcext:value-type="float">
            <text:p>-43.38</text:p>
          </table:table-cell>
          <table:table-cell office:value-type="float" office:value="3.15" calcext:value-type="float">
            <text:p>3.15</text:p>
          </table:table-cell>
          <table:table-cell office:value-type="float" office:value="21995" calcext:value-type="float">
            <text:p>2199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8:13</text:p>
          </table:table-cell>
          <table:table-cell office:value-type="float" office:value="1629607093" calcext:value-type="float">
            <text:p>1629607093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4" calcext:value-type="float">
            <text:p>3.14</text:p>
          </table:table-cell>
          <table:table-cell office:value-type="float" office:value="11061" calcext:value-type="float">
            <text:p>110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8:43</text:p>
          </table:table-cell>
          <table:table-cell office:value-type="float" office:value="1629607123" calcext:value-type="float">
            <text:p>1629607123</text:p>
          </table:table-cell>
          <table:table-cell office:value-type="float" office:value="-43.38" calcext:value-type="float">
            <text:p>-43.38</text:p>
          </table:table-cell>
          <table:table-cell office:value-type="float" office:value="3.15" calcext:value-type="float">
            <text:p>3.15</text:p>
          </table:table-cell>
          <table:table-cell office:value-type="float" office:value="9848" calcext:value-type="float">
            <text:p>98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9:12</text:p>
          </table:table-cell>
          <table:table-cell office:value-type="float" office:value="1629607152" calcext:value-type="float">
            <text:p>1629607152</text:p>
          </table:table-cell>
          <table:table-cell office:value-type="float" office:value="-43.23" calcext:value-type="float">
            <text:p>-43.23</text:p>
          </table:table-cell>
          <table:table-cell office:value-type="float" office:value="3.15" calcext:value-type="float">
            <text:p>3.15</text:p>
          </table:table-cell>
          <table:table-cell office:value-type="float" office:value="7744" calcext:value-type="float">
            <text:p>77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39:42</text:p>
          </table:table-cell>
          <table:table-cell office:value-type="float" office:value="1629607182" calcext:value-type="float">
            <text:p>1629607182</text:p>
          </table:table-cell>
          <table:table-cell office:value-type="float" office:value="-43.23" calcext:value-type="float">
            <text:p>-43.23</text:p>
          </table:table-cell>
          <table:table-cell office:value-type="float" office:value="3.15" calcext:value-type="float">
            <text:p>3.15</text:p>
          </table:table-cell>
          <table:table-cell office:value-type="float" office:value="16044" calcext:value-type="float">
            <text:p>160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0:12</text:p>
          </table:table-cell>
          <table:table-cell office:value-type="float" office:value="1629607212" calcext:value-type="float">
            <text:p>1629607212</text:p>
          </table:table-cell>
          <table:table-cell office:value-type="float" office:value="-43.32" calcext:value-type="float">
            <text:p>-43.32</text:p>
          </table:table-cell>
          <table:table-cell office:value-type="float" office:value="3.15" calcext:value-type="float">
            <text:p>3.15</text:p>
          </table:table-cell>
          <table:table-cell office:value-type="float" office:value="9246" calcext:value-type="float">
            <text:p>92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0:41</text:p>
          </table:table-cell>
          <table:table-cell office:value-type="float" office:value="1629607241" calcext:value-type="float">
            <text:p>1629607241</text:p>
          </table:table-cell>
          <table:table-cell office:value-type="float" office:value="-43.13" calcext:value-type="float">
            <text:p>-43.13</text:p>
          </table:table-cell>
          <table:table-cell office:value-type="float" office:value="3.15" calcext:value-type="float">
            <text:p>3.15</text:p>
          </table:table-cell>
          <table:table-cell office:value-type="float" office:value="15041" calcext:value-type="float">
            <text:p>150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1:11</text:p>
          </table:table-cell>
          <table:table-cell office:value-type="float" office:value="1629607271" calcext:value-type="float">
            <text:p>1629607271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10991" calcext:value-type="float">
            <text:p>109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1:41</text:p>
          </table:table-cell>
          <table:table-cell office:value-type="float" office:value="1629607301" calcext:value-type="float">
            <text:p>1629607301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5" calcext:value-type="float">
            <text:p>3.15</text:p>
          </table:table-cell>
          <table:table-cell office:value-type="float" office:value="9251" calcext:value-type="float">
            <text:p>9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2:10</text:p>
          </table:table-cell>
          <table:table-cell office:value-type="float" office:value="1629607330" calcext:value-type="float">
            <text:p>1629607330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14228" calcext:value-type="float">
            <text:p>142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2:40</text:p>
          </table:table-cell>
          <table:table-cell office:value-type="float" office:value="1629607360" calcext:value-type="float">
            <text:p>1629607360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5" calcext:value-type="float">
            <text:p>3.15</text:p>
          </table:table-cell>
          <table:table-cell office:value-type="float" office:value="9244" calcext:value-type="float">
            <text:p>9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3:09</text:p>
          </table:table-cell>
          <table:table-cell office:value-type="float" office:value="1629607389" calcext:value-type="float">
            <text:p>1629607389</text:p>
          </table:table-cell>
          <table:table-cell office:value-type="float" office:value="-43.29" calcext:value-type="float">
            <text:p>-43.29</text:p>
          </table:table-cell>
          <table:table-cell office:value-type="float" office:value="3.15" calcext:value-type="float">
            <text:p>3.15</text:p>
          </table:table-cell>
          <table:table-cell office:value-type="float" office:value="11085" calcext:value-type="float">
            <text:p>1108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3:39</text:p>
          </table:table-cell>
          <table:table-cell office:value-type="float" office:value="1629607419" calcext:value-type="float">
            <text:p>1629607419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11072" calcext:value-type="float">
            <text:p>1107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4:09</text:p>
          </table:table-cell>
          <table:table-cell office:value-type="float" office:value="1629607449" calcext:value-type="float">
            <text:p>1629607449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5" calcext:value-type="float">
            <text:p>3.15</text:p>
          </table:table-cell>
          <table:table-cell office:value-type="float" office:value="10763" calcext:value-type="float">
            <text:p>107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4:38</text:p>
          </table:table-cell>
          <table:table-cell office:value-type="float" office:value="1629607478" calcext:value-type="float">
            <text:p>1629607478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18038" calcext:value-type="float">
            <text:p>180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5:08</text:p>
          </table:table-cell>
          <table:table-cell office:value-type="float" office:value="1629607508" calcext:value-type="float">
            <text:p>1629607508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9999" calcext:value-type="float">
            <text:p>99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5:38</text:p>
          </table:table-cell>
          <table:table-cell office:value-type="float" office:value="1629607538" calcext:value-type="float">
            <text:p>1629607538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5" calcext:value-type="float">
            <text:p>3.15</text:p>
          </table:table-cell>
          <table:table-cell office:value-type="float" office:value="18299" calcext:value-type="float">
            <text:p>182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6:07</text:p>
          </table:table-cell>
          <table:table-cell office:value-type="float" office:value="1629607567" calcext:value-type="float">
            <text:p>1629607567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4" calcext:value-type="float">
            <text:p>3.14</text:p>
          </table:table-cell>
          <table:table-cell office:value-type="float" office:value="10012" calcext:value-type="float">
            <text:p>1001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6:37</text:p>
          </table:table-cell>
          <table:table-cell office:value-type="float" office:value="1629607597" calcext:value-type="float">
            <text:p>1629607597</text:p>
          </table:table-cell>
          <table:table-cell office:value-type="float" office:value="-43.26" calcext:value-type="float">
            <text:p>-43.26</text:p>
          </table:table-cell>
          <table:table-cell office:value-type="float" office:value="3.15" calcext:value-type="float">
            <text:p>3.15</text:p>
          </table:table-cell>
          <table:table-cell office:value-type="float" office:value="9345" calcext:value-type="float">
            <text:p>93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7:07</text:p>
          </table:table-cell>
          <table:table-cell office:value-type="float" office:value="1629607627" calcext:value-type="float">
            <text:p>1629607627</text:p>
          </table:table-cell>
          <table:table-cell office:value-type="float" office:value="-43.32" calcext:value-type="float">
            <text:p>-43.32</text:p>
          </table:table-cell>
          <table:table-cell office:value-type="float" office:value="3.15" calcext:value-type="float">
            <text:p>3.15</text:p>
          </table:table-cell>
          <table:table-cell office:value-type="float" office:value="12064" calcext:value-type="float">
            <text:p>1206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7:36</text:p>
          </table:table-cell>
          <table:table-cell office:value-type="float" office:value="1629607656" calcext:value-type="float">
            <text:p>1629607656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5" calcext:value-type="float">
            <text:p>3.15</text:p>
          </table:table-cell>
          <table:table-cell office:value-type="float" office:value="12002" calcext:value-type="float">
            <text:p>1200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8:06</text:p>
          </table:table-cell>
          <table:table-cell office:value-type="float" office:value="1629607686" calcext:value-type="float">
            <text:p>1629607686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4" calcext:value-type="float">
            <text:p>3.14</text:p>
          </table:table-cell>
          <table:table-cell office:value-type="float" office:value="13004" calcext:value-type="float">
            <text:p>1300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8:36</text:p>
          </table:table-cell>
          <table:table-cell office:value-type="float" office:value="1629607716" calcext:value-type="float">
            <text:p>1629607716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12001" calcext:value-type="float">
            <text:p>120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9:05</text:p>
          </table:table-cell>
          <table:table-cell office:value-type="float" office:value="1629607745" calcext:value-type="float">
            <text:p>1629607745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4" calcext:value-type="float">
            <text:p>3.14</text:p>
          </table:table-cell>
          <table:table-cell office:value-type="float" office:value="7763" calcext:value-type="float">
            <text:p>77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49:35</text:p>
          </table:table-cell>
          <table:table-cell office:value-type="float" office:value="1629607775" calcext:value-type="float">
            <text:p>1629607775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7244" calcext:value-type="float">
            <text:p>7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0:04</text:p>
          </table:table-cell>
          <table:table-cell office:value-type="float" office:value="1629607804" calcext:value-type="float">
            <text:p>1629607804</text:p>
          </table:table-cell>
          <table:table-cell office:value-type="float" office:value="-43.38" calcext:value-type="float">
            <text:p>-43.38</text:p>
          </table:table-cell>
          <table:table-cell office:value-type="float" office:value="3.15" calcext:value-type="float">
            <text:p>3.15</text:p>
          </table:table-cell>
          <table:table-cell office:value-type="float" office:value="9745" calcext:value-type="float">
            <text:p>9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0:34</text:p>
          </table:table-cell>
          <table:table-cell office:value-type="float" office:value="1629607834" calcext:value-type="float">
            <text:p>1629607834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9282" calcext:value-type="float">
            <text:p>92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1:03</text:p>
          </table:table-cell>
          <table:table-cell office:value-type="float" office:value="1629607863" calcext:value-type="float">
            <text:p>1629607863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9458" calcext:value-type="float">
            <text:p>94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1:33</text:p>
          </table:table-cell>
          <table:table-cell office:value-type="float" office:value="1629607893" calcext:value-type="float">
            <text:p>1629607893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5" calcext:value-type="float">
            <text:p>3.15</text:p>
          </table:table-cell>
          <table:table-cell office:value-type="float" office:value="7988" calcext:value-type="float">
            <text:p>79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2:02</text:p>
          </table:table-cell>
          <table:table-cell office:value-type="float" office:value="1629607922" calcext:value-type="float">
            <text:p>1629607922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9807" calcext:value-type="float">
            <text:p>98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2:32</text:p>
          </table:table-cell>
          <table:table-cell office:value-type="float" office:value="1629607952" calcext:value-type="float">
            <text:p>1629607952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5" calcext:value-type="float">
            <text:p>3.15</text:p>
          </table:table-cell>
          <table:table-cell office:value-type="float" office:value="9837" calcext:value-type="float">
            <text:p>983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3:01</text:p>
          </table:table-cell>
          <table:table-cell office:value-type="float" office:value="1629607981" calcext:value-type="float">
            <text:p>1629607981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10085" calcext:value-type="float">
            <text:p>1008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3:31</text:p>
          </table:table-cell>
          <table:table-cell office:value-type="float" office:value="1629608011" calcext:value-type="float">
            <text:p>1629608011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5" calcext:value-type="float">
            <text:p>3.15</text:p>
          </table:table-cell>
          <table:table-cell office:value-type="float" office:value="8058" calcext:value-type="float">
            <text:p>80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4:00</text:p>
          </table:table-cell>
          <table:table-cell office:value-type="float" office:value="1629608040" calcext:value-type="float">
            <text:p>1629608040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9783" calcext:value-type="float">
            <text:p>978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4:30</text:p>
          </table:table-cell>
          <table:table-cell office:value-type="float" office:value="1629608070" calcext:value-type="float">
            <text:p>1629608070</text:p>
          </table:table-cell>
          <table:table-cell office:value-type="float" office:value="-43.32" calcext:value-type="float">
            <text:p>-43.32</text:p>
          </table:table-cell>
          <table:table-cell office:value-type="float" office:value="3.15" calcext:value-type="float">
            <text:p>3.15</text:p>
          </table:table-cell>
          <table:table-cell office:value-type="float" office:value="9309" calcext:value-type="float">
            <text:p>9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4:59</text:p>
          </table:table-cell>
          <table:table-cell office:value-type="float" office:value="1629608099" calcext:value-type="float">
            <text:p>1629608099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5" calcext:value-type="float">
            <text:p>3.15</text:p>
          </table:table-cell>
          <table:table-cell office:value-type="float" office:value="9256" calcext:value-type="float">
            <text:p>92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5:29</text:p>
          </table:table-cell>
          <table:table-cell office:value-type="float" office:value="1629608129" calcext:value-type="float">
            <text:p>1629608129</text:p>
          </table:table-cell>
          <table:table-cell office:value-type="float" office:value="-43.26" calcext:value-type="float">
            <text:p>-43.26</text:p>
          </table:table-cell>
          <table:table-cell office:value-type="float" office:value="3.15" calcext:value-type="float">
            <text:p>3.15</text:p>
          </table:table-cell>
          <table:table-cell office:value-type="float" office:value="9242" calcext:value-type="float">
            <text:p>92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5:59</text:p>
          </table:table-cell>
          <table:table-cell office:value-type="float" office:value="1629608159" calcext:value-type="float">
            <text:p>1629608159</text:p>
          </table:table-cell>
          <table:table-cell office:value-type="float" office:value="-43.56" calcext:value-type="float">
            <text:p>-43.56</text:p>
          </table:table-cell>
          <table:table-cell office:value-type="float" office:value="3.15" calcext:value-type="float">
            <text:p>3.15</text:p>
          </table:table-cell>
          <table:table-cell office:value-type="float" office:value="9349" calcext:value-type="float">
            <text:p>93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6:28</text:p>
          </table:table-cell>
          <table:table-cell office:value-type="float" office:value="1629608188" calcext:value-type="float">
            <text:p>1629608188</text:p>
          </table:table-cell>
          <table:table-cell office:value-type="float" office:value="-43.44" calcext:value-type="float">
            <text:p>-43.44</text:p>
          </table:table-cell>
          <table:table-cell office:value-type="float" office:value="3.15" calcext:value-type="float">
            <text:p>3.15</text:p>
          </table:table-cell>
          <table:table-cell office:value-type="float" office:value="10007" calcext:value-type="float">
            <text:p>100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6:58</text:p>
          </table:table-cell>
          <table:table-cell office:value-type="float" office:value="1629608218" calcext:value-type="float">
            <text:p>1629608218</text:p>
          </table:table-cell>
          <table:table-cell office:value-type="float" office:value="-43.38" calcext:value-type="float">
            <text:p>-43.38</text:p>
          </table:table-cell>
          <table:table-cell office:value-type="float" office:value="3.15" calcext:value-type="float">
            <text:p>3.15</text:p>
          </table:table-cell>
          <table:table-cell office:value-type="float" office:value="9826" calcext:value-type="float">
            <text:p>98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7:27</text:p>
          </table:table-cell>
          <table:table-cell office:value-type="float" office:value="1629608247" calcext:value-type="float">
            <text:p>1629608247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5" calcext:value-type="float">
            <text:p>3.15</text:p>
          </table:table-cell>
          <table:table-cell office:value-type="float" office:value="9349" calcext:value-type="float">
            <text:p>93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7:57</text:p>
          </table:table-cell>
          <table:table-cell office:value-type="float" office:value="1629608277" calcext:value-type="float">
            <text:p>1629608277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9302" calcext:value-type="float">
            <text:p>930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8:26</text:p>
          </table:table-cell>
          <table:table-cell office:value-type="float" office:value="1629608306" calcext:value-type="float">
            <text:p>1629608306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251" calcext:value-type="float">
            <text:p>9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8:56</text:p>
          </table:table-cell>
          <table:table-cell office:value-type="float" office:value="1629608336" calcext:value-type="float">
            <text:p>1629608336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9310" calcext:value-type="float">
            <text:p>93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9:25</text:p>
          </table:table-cell>
          <table:table-cell office:value-type="float" office:value="1629608365" calcext:value-type="float">
            <text:p>1629608365</text:p>
          </table:table-cell>
          <table:table-cell office:value-type="float" office:value="-43.35" calcext:value-type="float">
            <text:p>-43.35</text:p>
          </table:table-cell>
          <table:table-cell office:value-type="float" office:value="3.15" calcext:value-type="float">
            <text:p>3.15</text:p>
          </table:table-cell>
          <table:table-cell office:value-type="float" office:value="9251" calcext:value-type="float">
            <text:p>9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1:59:55</text:p>
          </table:table-cell>
          <table:table-cell office:value-type="float" office:value="1629608395" calcext:value-type="float">
            <text:p>1629608395</text:p>
          </table:table-cell>
          <table:table-cell office:value-type="float" office:value="-43.17" calcext:value-type="float">
            <text:p>-43.17</text:p>
          </table:table-cell>
          <table:table-cell office:value-type="float" office:value="3.15" calcext:value-type="float">
            <text:p>3.15</text:p>
          </table:table-cell>
          <table:table-cell office:value-type="float" office:value="9306" calcext:value-type="float">
            <text:p>930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0:24</text:p>
          </table:table-cell>
          <table:table-cell office:value-type="float" office:value="1629608424" calcext:value-type="float">
            <text:p>1629608424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9766" calcext:value-type="float">
            <text:p>976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0:54</text:p>
          </table:table-cell>
          <table:table-cell office:value-type="float" office:value="1629608454" calcext:value-type="float">
            <text:p>1629608454</text:p>
          </table:table-cell>
          <table:table-cell office:value-type="float" office:value="-43.32" calcext:value-type="float">
            <text:p>-43.32</text:p>
          </table:table-cell>
          <table:table-cell office:value-type="float" office:value="3.15" calcext:value-type="float">
            <text:p>3.15</text:p>
          </table:table-cell>
          <table:table-cell office:value-type="float" office:value="9285" calcext:value-type="float">
            <text:p>928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1:24</text:p>
          </table:table-cell>
          <table:table-cell office:value-type="float" office:value="1629608484" calcext:value-type="float">
            <text:p>1629608484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9332" calcext:value-type="float">
            <text:p>933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1:53</text:p>
          </table:table-cell>
          <table:table-cell office:value-type="float" office:value="1629608513" calcext:value-type="float">
            <text:p>1629608513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7243" calcext:value-type="float">
            <text:p>72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2:23</text:p>
          </table:table-cell>
          <table:table-cell office:value-type="float" office:value="1629608543" calcext:value-type="float">
            <text:p>1629608543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9745" calcext:value-type="float">
            <text:p>9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2:52</text:p>
          </table:table-cell>
          <table:table-cell office:value-type="float" office:value="1629608572" calcext:value-type="float">
            <text:p>1629608572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7365" calcext:value-type="float">
            <text:p>736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3:22</text:p>
          </table:table-cell>
          <table:table-cell office:value-type="float" office:value="1629608602" calcext:value-type="float">
            <text:p>1629608602</text:p>
          </table:table-cell>
          <table:table-cell office:value-type="float" office:value="-43.29" calcext:value-type="float">
            <text:p>-43.29</text:p>
          </table:table-cell>
          <table:table-cell office:value-type="float" office:value="3.15" calcext:value-type="float">
            <text:p>3.15</text:p>
          </table:table-cell>
          <table:table-cell office:value-type="float" office:value="9245" calcext:value-type="float">
            <text:p>92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3:51</text:p>
          </table:table-cell>
          <table:table-cell office:value-type="float" office:value="1629608631" calcext:value-type="float">
            <text:p>1629608631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9351" calcext:value-type="float">
            <text:p>93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4:21</text:p>
          </table:table-cell>
          <table:table-cell office:value-type="float" office:value="1629608661" calcext:value-type="float">
            <text:p>1629608661</text:p>
          </table:table-cell>
          <table:table-cell office:value-type="float" office:value="-43.38" calcext:value-type="float">
            <text:p>-43.38</text:p>
          </table:table-cell>
          <table:table-cell office:value-type="float" office:value="3.15" calcext:value-type="float">
            <text:p>3.15</text:p>
          </table:table-cell>
          <table:table-cell office:value-type="float" office:value="11344" calcext:value-type="float">
            <text:p>113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4:50</text:p>
          </table:table-cell>
          <table:table-cell office:value-type="float" office:value="1629608690" calcext:value-type="float">
            <text:p>1629608690</text:p>
          </table:table-cell>
          <table:table-cell office:value-type="float" office:value="-43.29" calcext:value-type="float">
            <text:p>-43.29</text:p>
          </table:table-cell>
          <table:table-cell office:value-type="float" office:value="3.15" calcext:value-type="float">
            <text:p>3.15</text:p>
          </table:table-cell>
          <table:table-cell office:value-type="float" office:value="9276" calcext:value-type="float">
            <text:p>92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5:20</text:p>
          </table:table-cell>
          <table:table-cell office:value-type="float" office:value="1629608720" calcext:value-type="float">
            <text:p>1629608720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9243" calcext:value-type="float">
            <text:p>92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5:49</text:p>
          </table:table-cell>
          <table:table-cell office:value-type="float" office:value="1629608749" calcext:value-type="float">
            <text:p>1629608749</text:p>
          </table:table-cell>
          <table:table-cell office:value-type="float" office:value="-43.41" calcext:value-type="float">
            <text:p>-43.41</text:p>
          </table:table-cell>
          <table:table-cell office:value-type="float" office:value="3.15" calcext:value-type="float">
            <text:p>3.15</text:p>
          </table:table-cell>
          <table:table-cell office:value-type="float" office:value="9280" calcext:value-type="float">
            <text:p>9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6:19</text:p>
          </table:table-cell>
          <table:table-cell office:value-type="float" office:value="1629608779" calcext:value-type="float">
            <text:p>1629608779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9322" calcext:value-type="float">
            <text:p>93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6:49</text:p>
          </table:table-cell>
          <table:table-cell office:value-type="float" office:value="1629608809" calcext:value-type="float">
            <text:p>1629608809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5" calcext:value-type="float">
            <text:p>3.15</text:p>
          </table:table-cell>
          <table:table-cell office:value-type="float" office:value="9265" calcext:value-type="float">
            <text:p>926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7:18</text:p>
          </table:table-cell>
          <table:table-cell office:value-type="float" office:value="1629608838" calcext:value-type="float">
            <text:p>1629608838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5" calcext:value-type="float">
            <text:p>3.15</text:p>
          </table:table-cell>
          <table:table-cell office:value-type="float" office:value="7774" calcext:value-type="float">
            <text:p>77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7:48</text:p>
          </table:table-cell>
          <table:table-cell office:value-type="float" office:value="1629608868" calcext:value-type="float">
            <text:p>1629608868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5" calcext:value-type="float">
            <text:p>3.15</text:p>
          </table:table-cell>
          <table:table-cell office:value-type="float" office:value="9814" calcext:value-type="float">
            <text:p>98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8:17</text:p>
          </table:table-cell>
          <table:table-cell office:value-type="float" office:value="1629608897" calcext:value-type="float">
            <text:p>1629608897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7284" calcext:value-type="float">
            <text:p>72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8:47</text:p>
          </table:table-cell>
          <table:table-cell office:value-type="float" office:value="1629608927" calcext:value-type="float">
            <text:p>1629608927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9342" calcext:value-type="float">
            <text:p>93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9:16</text:p>
          </table:table-cell>
          <table:table-cell office:value-type="float" office:value="1629608956" calcext:value-type="float">
            <text:p>1629608956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7342" calcext:value-type="float">
            <text:p>73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09:46</text:p>
          </table:table-cell>
          <table:table-cell office:value-type="float" office:value="1629608986" calcext:value-type="float">
            <text:p>1629608986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9300" calcext:value-type="float">
            <text:p>930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0:15</text:p>
          </table:table-cell>
          <table:table-cell office:value-type="float" office:value="1629609015" calcext:value-type="float">
            <text:p>1629609015</text:p>
          </table:table-cell>
          <table:table-cell office:value-type="float" office:value="-43.59" calcext:value-type="float">
            <text:p>-43.59</text:p>
          </table:table-cell>
          <table:table-cell office:value-type="float" office:value="3.15" calcext:value-type="float">
            <text:p>3.15</text:p>
          </table:table-cell>
          <table:table-cell office:value-type="float" office:value="9752" calcext:value-type="float">
            <text:p>97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0:45</text:p>
          </table:table-cell>
          <table:table-cell office:value-type="float" office:value="1629609045" calcext:value-type="float">
            <text:p>1629609045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9278" calcext:value-type="float">
            <text:p>92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1:14</text:p>
          </table:table-cell>
          <table:table-cell office:value-type="float" office:value="1629609074" calcext:value-type="float">
            <text:p>1629609074</text:p>
          </table:table-cell>
          <table:table-cell office:value-type="float" office:value="-43.56" calcext:value-type="float">
            <text:p>-43.56</text:p>
          </table:table-cell>
          <table:table-cell office:value-type="float" office:value="3.15" calcext:value-type="float">
            <text:p>3.15</text:p>
          </table:table-cell>
          <table:table-cell office:value-type="float" office:value="9847" calcext:value-type="float">
            <text:p>98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1:44</text:p>
          </table:table-cell>
          <table:table-cell office:value-type="float" office:value="1629609104" calcext:value-type="float">
            <text:p>1629609104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9260" calcext:value-type="float">
            <text:p>92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2:14</text:p>
          </table:table-cell>
          <table:table-cell office:value-type="float" office:value="1629609134" calcext:value-type="float">
            <text:p>1629609134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8081" calcext:value-type="float">
            <text:p>80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2:43</text:p>
          </table:table-cell>
          <table:table-cell office:value-type="float" office:value="1629609163" calcext:value-type="float">
            <text:p>1629609163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7256" calcext:value-type="float">
            <text:p>72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3:12</text:p>
          </table:table-cell>
          <table:table-cell office:value-type="float" office:value="1629609192" calcext:value-type="float">
            <text:p>1629609192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315" calcext:value-type="float">
            <text:p>931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3:42</text:p>
          </table:table-cell>
          <table:table-cell office:value-type="float" office:value="1629609222" calcext:value-type="float">
            <text:p>1629609222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255" calcext:value-type="float">
            <text:p>92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4:12</text:p>
          </table:table-cell>
          <table:table-cell office:value-type="float" office:value="1629609252" calcext:value-type="float">
            <text:p>1629609252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9744" calcext:value-type="float">
            <text:p>97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4:41</text:p>
          </table:table-cell>
          <table:table-cell office:value-type="float" office:value="1629609281" calcext:value-type="float">
            <text:p>1629609281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843" calcext:value-type="float">
            <text:p>98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5:11</text:p>
          </table:table-cell>
          <table:table-cell office:value-type="float" office:value="1629609311" calcext:value-type="float">
            <text:p>1629609311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7309" calcext:value-type="float">
            <text:p>7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5:40</text:p>
          </table:table-cell>
          <table:table-cell office:value-type="float" office:value="1629609340" calcext:value-type="float">
            <text:p>1629609340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7314" calcext:value-type="float">
            <text:p>73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6:10</text:p>
          </table:table-cell>
          <table:table-cell office:value-type="float" office:value="1629609370" calcext:value-type="float">
            <text:p>1629609370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777" calcext:value-type="float">
            <text:p>97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6:39</text:p>
          </table:table-cell>
          <table:table-cell office:value-type="float" office:value="1629609399" calcext:value-type="float">
            <text:p>1629609399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9287" calcext:value-type="float">
            <text:p>928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7:38</text:p>
          </table:table-cell>
          <table:table-cell office:value-type="float" office:value="1629609458" calcext:value-type="float">
            <text:p>1629609458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5" calcext:value-type="float">
            <text:p>3.15</text:p>
          </table:table-cell>
          <table:table-cell office:value-type="float" office:value="9276" calcext:value-type="float">
            <text:p>92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8:08</text:p>
          </table:table-cell>
          <table:table-cell office:value-type="float" office:value="1629609488" calcext:value-type="float">
            <text:p>1629609488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9847" calcext:value-type="float">
            <text:p>98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8:37</text:p>
          </table:table-cell>
          <table:table-cell office:value-type="float" office:value="1629609517" calcext:value-type="float">
            <text:p>1629609517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9262" calcext:value-type="float">
            <text:p>92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9:07</text:p>
          </table:table-cell>
          <table:table-cell office:value-type="float" office:value="1629609547" calcext:value-type="float">
            <text:p>1629609547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9823" calcext:value-type="float">
            <text:p>982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19:37</text:p>
          </table:table-cell>
          <table:table-cell office:value-type="float" office:value="1629609577" calcext:value-type="float">
            <text:p>1629609577</text:p>
          </table:table-cell>
          <table:table-cell office:value-type="float" office:value="-43.47" calcext:value-type="float">
            <text:p>-43.47</text:p>
          </table:table-cell>
          <table:table-cell office:value-type="float" office:value="3.15" calcext:value-type="float">
            <text:p>3.15</text:p>
          </table:table-cell>
          <table:table-cell office:value-type="float" office:value="7292" calcext:value-type="float">
            <text:p>72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0:06</text:p>
          </table:table-cell>
          <table:table-cell office:value-type="float" office:value="1629609606" calcext:value-type="float">
            <text:p>1629609606</text:p>
          </table:table-cell>
          <table:table-cell office:value-type="float" office:value="-43.53" calcext:value-type="float">
            <text:p>-43.53</text:p>
          </table:table-cell>
          <table:table-cell office:value-type="float" office:value="3.15" calcext:value-type="float">
            <text:p>3.15</text:p>
          </table:table-cell>
          <table:table-cell office:value-type="float" office:value="9350" calcext:value-type="float">
            <text:p>93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0:36</text:p>
          </table:table-cell>
          <table:table-cell office:value-type="float" office:value="1629609636" calcext:value-type="float">
            <text:p>1629609636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9800" calcext:value-type="float">
            <text:p>980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1:05</text:p>
          </table:table-cell>
          <table:table-cell office:value-type="float" office:value="1629609665" calcext:value-type="float">
            <text:p>1629609665</text:p>
          </table:table-cell>
          <table:table-cell office:value-type="float" office:value="-43.59" calcext:value-type="float">
            <text:p>-43.59</text:p>
          </table:table-cell>
          <table:table-cell office:value-type="float" office:value="3.15" calcext:value-type="float">
            <text:p>3.15</text:p>
          </table:table-cell>
          <table:table-cell office:value-type="float" office:value="9833" calcext:value-type="float">
            <text:p>983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1:35</text:p>
          </table:table-cell>
          <table:table-cell office:value-type="float" office:value="1629609695" calcext:value-type="float">
            <text:p>1629609695</text:p>
          </table:table-cell>
          <table:table-cell office:value-type="float" office:value="-43.59" calcext:value-type="float">
            <text:p>-43.59</text:p>
          </table:table-cell>
          <table:table-cell office:value-type="float" office:value="3.15" calcext:value-type="float">
            <text:p>3.15</text:p>
          </table:table-cell>
          <table:table-cell office:value-type="float" office:value="9765" calcext:value-type="float">
            <text:p>976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2:04</text:p>
          </table:table-cell>
          <table:table-cell office:value-type="float" office:value="1629609724" calcext:value-type="float">
            <text:p>1629609724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284" calcext:value-type="float">
            <text:p>92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2:34</text:p>
          </table:table-cell>
          <table:table-cell office:value-type="float" office:value="1629609754" calcext:value-type="float">
            <text:p>1629609754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9750" calcext:value-type="float">
            <text:p>97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3:03</text:p>
          </table:table-cell>
          <table:table-cell office:value-type="float" office:value="1629609783" calcext:value-type="float">
            <text:p>1629609783</text:p>
          </table:table-cell>
          <table:table-cell office:value-type="float" office:value="-43.56" calcext:value-type="float">
            <text:p>-43.56</text:p>
          </table:table-cell>
          <table:table-cell office:value-type="float" office:value="3.15" calcext:value-type="float">
            <text:p>3.15</text:p>
          </table:table-cell>
          <table:table-cell office:value-type="float" office:value="9768" calcext:value-type="float">
            <text:p>976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3:33</text:p>
          </table:table-cell>
          <table:table-cell office:value-type="float" office:value="1629609813" calcext:value-type="float">
            <text:p>1629609813</text:p>
          </table:table-cell>
          <table:table-cell office:value-type="float" office:value="-43.59" calcext:value-type="float">
            <text:p>-43.59</text:p>
          </table:table-cell>
          <table:table-cell office:value-type="float" office:value="3.15" calcext:value-type="float">
            <text:p>3.15</text:p>
          </table:table-cell>
          <table:table-cell office:value-type="float" office:value="9293" calcext:value-type="float">
            <text:p>929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4:03</text:p>
          </table:table-cell>
          <table:table-cell office:value-type="float" office:value="1629609843" calcext:value-type="float">
            <text:p>1629609843</text:p>
          </table:table-cell>
          <table:table-cell office:value-type="float" office:value="-43.59" calcext:value-type="float">
            <text:p>-43.59</text:p>
          </table:table-cell>
          <table:table-cell office:value-type="float" office:value="3.15" calcext:value-type="float">
            <text:p>3.15</text:p>
          </table:table-cell>
          <table:table-cell office:value-type="float" office:value="7337" calcext:value-type="float">
            <text:p>733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4:32</text:p>
          </table:table-cell>
          <table:table-cell office:value-type="float" office:value="1629609872" calcext:value-type="float">
            <text:p>1629609872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7245" calcext:value-type="float">
            <text:p>72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5:01</text:p>
          </table:table-cell>
          <table:table-cell office:value-type="float" office:value="1629609901" calcext:value-type="float">
            <text:p>1629609901</text:p>
          </table:table-cell>
          <table:table-cell office:value-type="float" office:value="-43.59" calcext:value-type="float">
            <text:p>-43.59</text:p>
          </table:table-cell>
          <table:table-cell office:value-type="float" office:value="3.15" calcext:value-type="float">
            <text:p>3.15</text:p>
          </table:table-cell>
          <table:table-cell office:value-type="float" office:value="9269" calcext:value-type="float">
            <text:p>926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5:31</text:p>
          </table:table-cell>
          <table:table-cell office:value-type="float" office:value="1629609931" calcext:value-type="float">
            <text:p>1629609931</text:p>
          </table:table-cell>
          <table:table-cell office:value-type="float" office:value="-43.5" calcext:value-type="float">
            <text:p>-43.5</text:p>
          </table:table-cell>
          <table:table-cell office:value-type="float" office:value="3.15" calcext:value-type="float">
            <text:p>3.15</text:p>
          </table:table-cell>
          <table:table-cell office:value-type="float" office:value="9314" calcext:value-type="float">
            <text:p>93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6:01</text:p>
          </table:table-cell>
          <table:table-cell office:value-type="float" office:value="1629609961" calcext:value-type="float">
            <text:p>1629609961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9259" calcext:value-type="float">
            <text:p>925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6:30</text:p>
          </table:table-cell>
          <table:table-cell office:value-type="float" office:value="1629609990" calcext:value-type="float">
            <text:p>1629609990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9313" calcext:value-type="float">
            <text:p>93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7:00</text:p>
          </table:table-cell>
          <table:table-cell office:value-type="float" office:value="1629610020" calcext:value-type="float">
            <text:p>1629610020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868" calcext:value-type="float">
            <text:p>986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7:29</text:p>
          </table:table-cell>
          <table:table-cell office:value-type="float" office:value="1629610049" calcext:value-type="float">
            <text:p>1629610049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283" calcext:value-type="float">
            <text:p>928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7:59</text:p>
          </table:table-cell>
          <table:table-cell office:value-type="float" office:value="1629610079" calcext:value-type="float">
            <text:p>1629610079</text:p>
          </table:table-cell>
          <table:table-cell office:value-type="float" office:value="-43.59" calcext:value-type="float">
            <text:p>-43.59</text:p>
          </table:table-cell>
          <table:table-cell office:value-type="float" office:value="3.15" calcext:value-type="float">
            <text:p>3.15</text:p>
          </table:table-cell>
          <table:table-cell office:value-type="float" office:value="9324" calcext:value-type="float">
            <text:p>93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8:28</text:p>
          </table:table-cell>
          <table:table-cell office:value-type="float" office:value="1629610108" calcext:value-type="float">
            <text:p>1629610108</text:p>
          </table:table-cell>
          <table:table-cell office:value-type="float" office:value="-43.56" calcext:value-type="float">
            <text:p>-43.56</text:p>
          </table:table-cell>
          <table:table-cell office:value-type="float" office:value="3.15" calcext:value-type="float">
            <text:p>3.15</text:p>
          </table:table-cell>
          <table:table-cell office:value-type="float" office:value="7336" calcext:value-type="float">
            <text:p>73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8:58</text:p>
          </table:table-cell>
          <table:table-cell office:value-type="float" office:value="1629610138" calcext:value-type="float">
            <text:p>1629610138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9292" calcext:value-type="float">
            <text:p>92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9:27</text:p>
          </table:table-cell>
          <table:table-cell office:value-type="float" office:value="1629610167" calcext:value-type="float">
            <text:p>1629610167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7801" calcext:value-type="float">
            <text:p>78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29:57</text:p>
          </table:table-cell>
          <table:table-cell office:value-type="float" office:value="1629610197" calcext:value-type="float">
            <text:p>1629610197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36" calcext:value-type="float">
            <text:p>93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0:26</text:p>
          </table:table-cell>
          <table:table-cell office:value-type="float" office:value="1629610226" calcext:value-type="float">
            <text:p>1629610226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9286" calcext:value-type="float">
            <text:p>928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0:56</text:p>
          </table:table-cell>
          <table:table-cell office:value-type="float" office:value="1629610256" calcext:value-type="float">
            <text:p>1629610256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848" calcext:value-type="float">
            <text:p>98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1:25</text:p>
          </table:table-cell>
          <table:table-cell office:value-type="float" office:value="1629610285" calcext:value-type="float">
            <text:p>1629610285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784" calcext:value-type="float">
            <text:p>97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1:55</text:p>
          </table:table-cell>
          <table:table-cell office:value-type="float" office:value="1629610315" calcext:value-type="float">
            <text:p>1629610315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309" calcext:value-type="float">
            <text:p>9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2:25</text:p>
          </table:table-cell>
          <table:table-cell office:value-type="float" office:value="1629610345" calcext:value-type="float">
            <text:p>1629610345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8030" calcext:value-type="float">
            <text:p>80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2:54</text:p>
          </table:table-cell>
          <table:table-cell office:value-type="float" office:value="1629610374" calcext:value-type="float">
            <text:p>1629610374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263" calcext:value-type="float">
            <text:p>92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3:24</text:p>
          </table:table-cell>
          <table:table-cell office:value-type="float" office:value="1629610404" calcext:value-type="float">
            <text:p>1629610404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01" calcext:value-type="float">
            <text:p>93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3:53</text:p>
          </table:table-cell>
          <table:table-cell office:value-type="float" office:value="1629610433" calcext:value-type="float">
            <text:p>1629610433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41" calcext:value-type="float">
            <text:p>93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4:23</text:p>
          </table:table-cell>
          <table:table-cell office:value-type="float" office:value="1629610463" calcext:value-type="float">
            <text:p>1629610463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794" calcext:value-type="float">
            <text:p>979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4:52</text:p>
          </table:table-cell>
          <table:table-cell office:value-type="float" office:value="1629610492" calcext:value-type="float">
            <text:p>1629610492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20" calcext:value-type="float">
            <text:p>932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5:22</text:p>
          </table:table-cell>
          <table:table-cell office:value-type="float" office:value="1629610522" calcext:value-type="float">
            <text:p>1629610522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774" calcext:value-type="float">
            <text:p>97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5:51</text:p>
          </table:table-cell>
          <table:table-cell office:value-type="float" office:value="1629610551" calcext:value-type="float">
            <text:p>1629610551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808" calcext:value-type="float">
            <text:p>980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6:21</text:p>
          </table:table-cell>
          <table:table-cell office:value-type="float" office:value="1629610581" calcext:value-type="float">
            <text:p>1629610581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850" calcext:value-type="float">
            <text:p>98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6:50</text:p>
          </table:table-cell>
          <table:table-cell office:value-type="float" office:value="1629610610" calcext:value-type="float">
            <text:p>1629610610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7246" calcext:value-type="float">
            <text:p>72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7:20</text:p>
          </table:table-cell>
          <table:table-cell office:value-type="float" office:value="1629610640" calcext:value-type="float">
            <text:p>1629610640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798" calcext:value-type="float">
            <text:p>97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7:50</text:p>
          </table:table-cell>
          <table:table-cell office:value-type="float" office:value="1629610670" calcext:value-type="float">
            <text:p>1629610670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315" calcext:value-type="float">
            <text:p>931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8:19</text:p>
          </table:table-cell>
          <table:table-cell office:value-type="float" office:value="1629610699" calcext:value-type="float">
            <text:p>1629610699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267" calcext:value-type="float">
            <text:p>92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8:49</text:p>
          </table:table-cell>
          <table:table-cell office:value-type="float" office:value="1629610729" calcext:value-type="float">
            <text:p>1629610729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7265" calcext:value-type="float">
            <text:p>726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9:18</text:p>
          </table:table-cell>
          <table:table-cell office:value-type="float" office:value="1629610758" calcext:value-type="float">
            <text:p>1629610758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334" calcext:value-type="float">
            <text:p>93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39:48</text:p>
          </table:table-cell>
          <table:table-cell office:value-type="float" office:value="1629610788" calcext:value-type="float">
            <text:p>1629610788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72" calcext:value-type="float">
            <text:p>927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0:17</text:p>
          </table:table-cell>
          <table:table-cell office:value-type="float" office:value="1629610817" calcext:value-type="float">
            <text:p>1629610817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835" calcext:value-type="float">
            <text:p>983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0:47</text:p>
          </table:table-cell>
          <table:table-cell office:value-type="float" office:value="1629610847" calcext:value-type="float">
            <text:p>1629610847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252" calcext:value-type="float">
            <text:p>92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1:16</text:p>
          </table:table-cell>
          <table:table-cell office:value-type="float" office:value="1629610876" calcext:value-type="float">
            <text:p>1629610876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7257" calcext:value-type="float">
            <text:p>7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1:46</text:p>
          </table:table-cell>
          <table:table-cell office:value-type="float" office:value="1629610906" calcext:value-type="float">
            <text:p>1629610906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14" calcext:value-type="float">
            <text:p>93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2:15</text:p>
          </table:table-cell>
          <table:table-cell office:value-type="float" office:value="1629610935" calcext:value-type="float">
            <text:p>1629610935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768" calcext:value-type="float">
            <text:p>976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2:45</text:p>
          </table:table-cell>
          <table:table-cell office:value-type="float" office:value="1629610965" calcext:value-type="float">
            <text:p>1629610965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289" calcext:value-type="float">
            <text:p>928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3:14</text:p>
          </table:table-cell>
          <table:table-cell office:value-type="float" office:value="1629610994" calcext:value-type="float">
            <text:p>1629610994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38" calcext:value-type="float">
            <text:p>93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3:44</text:p>
          </table:table-cell>
          <table:table-cell office:value-type="float" office:value="1629611024" calcext:value-type="float">
            <text:p>1629611024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301" calcext:value-type="float">
            <text:p>93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4:13</text:p>
          </table:table-cell>
          <table:table-cell office:value-type="float" office:value="1629611053" calcext:value-type="float">
            <text:p>1629611053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759" calcext:value-type="float">
            <text:p>975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4:43</text:p>
          </table:table-cell>
          <table:table-cell office:value-type="float" office:value="1629611083" calcext:value-type="float">
            <text:p>1629611083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73" calcext:value-type="float">
            <text:p>92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5:13</text:p>
          </table:table-cell>
          <table:table-cell office:value-type="float" office:value="1629611113" calcext:value-type="float">
            <text:p>1629611113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835" calcext:value-type="float">
            <text:p>983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5:42</text:p>
          </table:table-cell>
          <table:table-cell office:value-type="float" office:value="1629611142" calcext:value-type="float">
            <text:p>1629611142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263" calcext:value-type="float">
            <text:p>92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6:12</text:p>
          </table:table-cell>
          <table:table-cell office:value-type="float" office:value="1629611172" calcext:value-type="float">
            <text:p>1629611172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825" calcext:value-type="float">
            <text:p>982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6:41</text:p>
          </table:table-cell>
          <table:table-cell office:value-type="float" office:value="1629611201" calcext:value-type="float">
            <text:p>1629611201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755" calcext:value-type="float">
            <text:p>97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7:11</text:p>
          </table:table-cell>
          <table:table-cell office:value-type="float" office:value="1629611231" calcext:value-type="float">
            <text:p>1629611231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270" calcext:value-type="float">
            <text:p>92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7:40</text:p>
          </table:table-cell>
          <table:table-cell office:value-type="float" office:value="1629611260" calcext:value-type="float">
            <text:p>1629611260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315" calcext:value-type="float">
            <text:p>931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8:10</text:p>
          </table:table-cell>
          <table:table-cell office:value-type="float" office:value="1629611290" calcext:value-type="float">
            <text:p>1629611290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258" calcext:value-type="float">
            <text:p>92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8:39</text:p>
          </table:table-cell>
          <table:table-cell office:value-type="float" office:value="1629611319" calcext:value-type="float">
            <text:p>1629611319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822" calcext:value-type="float">
            <text:p>98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9:09</text:p>
          </table:table-cell>
          <table:table-cell office:value-type="float" office:value="1629611349" calcext:value-type="float">
            <text:p>1629611349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750" calcext:value-type="float">
            <text:p>97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49:39</text:p>
          </table:table-cell>
          <table:table-cell office:value-type="float" office:value="1629611379" calcext:value-type="float">
            <text:p>1629611379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291" calcext:value-type="float">
            <text:p>92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0:08</text:p>
          </table:table-cell>
          <table:table-cell office:value-type="float" office:value="1629611408" calcext:value-type="float">
            <text:p>1629611408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334" calcext:value-type="float">
            <text:p>93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0:38</text:p>
          </table:table-cell>
          <table:table-cell office:value-type="float" office:value="1629611438" calcext:value-type="float">
            <text:p>1629611438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284" calcext:value-type="float">
            <text:p>92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1:07</text:p>
          </table:table-cell>
          <table:table-cell office:value-type="float" office:value="1629611467" calcext:value-type="float">
            <text:p>1629611467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30" calcext:value-type="float">
            <text:p>93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1:37</text:p>
          </table:table-cell>
          <table:table-cell office:value-type="float" office:value="1629611497" calcext:value-type="float">
            <text:p>1629611497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790" calcext:value-type="float">
            <text:p>979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2:06</text:p>
          </table:table-cell>
          <table:table-cell office:value-type="float" office:value="1629611526" calcext:value-type="float">
            <text:p>1629611526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7782" calcext:value-type="float">
            <text:p>77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2:36</text:p>
          </table:table-cell>
          <table:table-cell office:value-type="float" office:value="1629611556" calcext:value-type="float">
            <text:p>1629611556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822" calcext:value-type="float">
            <text:p>98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3:05</text:p>
          </table:table-cell>
          <table:table-cell office:value-type="float" office:value="1629611585" calcext:value-type="float">
            <text:p>1629611585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344" calcext:value-type="float">
            <text:p>93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3:35</text:p>
          </table:table-cell>
          <table:table-cell office:value-type="float" office:value="1629611615" calcext:value-type="float">
            <text:p>1629611615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295" calcext:value-type="float">
            <text:p>929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4:04</text:p>
          </table:table-cell>
          <table:table-cell office:value-type="float" office:value="1629611644" calcext:value-type="float">
            <text:p>1629611644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760" calcext:value-type="float">
            <text:p>97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4:34</text:p>
          </table:table-cell>
          <table:table-cell office:value-type="float" office:value="1629611674" calcext:value-type="float">
            <text:p>1629611674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279" calcext:value-type="float">
            <text:p>92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5:04</text:p>
          </table:table-cell>
          <table:table-cell office:value-type="float" office:value="1629611704" calcext:value-type="float">
            <text:p>1629611704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7280" calcext:value-type="float">
            <text:p>7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5:33</text:p>
          </table:table-cell>
          <table:table-cell office:value-type="float" office:value="1629611733" calcext:value-type="float">
            <text:p>1629611733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349" calcext:value-type="float">
            <text:p>93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6:03</text:p>
          </table:table-cell>
          <table:table-cell office:value-type="float" office:value="1629611763" calcext:value-type="float">
            <text:p>1629611763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7346" calcext:value-type="float">
            <text:p>73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6:32</text:p>
          </table:table-cell>
          <table:table-cell office:value-type="float" office:value="1629611792" calcext:value-type="float">
            <text:p>1629611792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294" calcext:value-type="float">
            <text:p>929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7:02</text:p>
          </table:table-cell>
          <table:table-cell office:value-type="float" office:value="1629611822" calcext:value-type="float">
            <text:p>1629611822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244" calcext:value-type="float">
            <text:p>9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7:31</text:p>
          </table:table-cell>
          <table:table-cell office:value-type="float" office:value="1629611851" calcext:value-type="float">
            <text:p>1629611851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802" calcext:value-type="float">
            <text:p>980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8:01</text:p>
          </table:table-cell>
          <table:table-cell office:value-type="float" office:value="1629611881" calcext:value-type="float">
            <text:p>1629611881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319" calcext:value-type="float">
            <text:p>931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8:30</text:p>
          </table:table-cell>
          <table:table-cell office:value-type="float" office:value="1629611910" calcext:value-type="float">
            <text:p>1629611910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514" calcext:value-type="float">
            <text:p>95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9:00</text:p>
          </table:table-cell>
          <table:table-cell office:value-type="float" office:value="1629611940" calcext:value-type="float">
            <text:p>1629611940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10028" calcext:value-type="float">
            <text:p>100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9:29</text:p>
          </table:table-cell>
          <table:table-cell office:value-type="float" office:value="1629611969" calcext:value-type="float">
            <text:p>1629611969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246" calcext:value-type="float">
            <text:p>92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2:59:59</text:p>
          </table:table-cell>
          <table:table-cell office:value-type="float" office:value="1629611999" calcext:value-type="float">
            <text:p>1629611999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802" calcext:value-type="float">
            <text:p>980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0:28</text:p>
          </table:table-cell>
          <table:table-cell office:value-type="float" office:value="1629612028" calcext:value-type="float">
            <text:p>1629612028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7273" calcext:value-type="float">
            <text:p>72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0:58</text:p>
          </table:table-cell>
          <table:table-cell office:value-type="float" office:value="1629612058" calcext:value-type="float">
            <text:p>1629612058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334" calcext:value-type="float">
            <text:p>93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1:27</text:p>
          </table:table-cell>
          <table:table-cell office:value-type="float" office:value="1629612087" calcext:value-type="float">
            <text:p>1629612087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785" calcext:value-type="float">
            <text:p>978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1:57</text:p>
          </table:table-cell>
          <table:table-cell office:value-type="float" office:value="1629612117" calcext:value-type="float">
            <text:p>1629612117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10326" calcext:value-type="float">
            <text:p>103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2:27</text:p>
          </table:table-cell>
          <table:table-cell office:value-type="float" office:value="1629612147" calcext:value-type="float">
            <text:p>1629612147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24" calcext:value-type="float">
            <text:p>93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2:56</text:p>
          </table:table-cell>
          <table:table-cell office:value-type="float" office:value="1629612176" calcext:value-type="float">
            <text:p>1629612176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271" calcext:value-type="float">
            <text:p>927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3:26</text:p>
          </table:table-cell>
          <table:table-cell office:value-type="float" office:value="1629612206" calcext:value-type="float">
            <text:p>1629612206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243" calcext:value-type="float">
            <text:p>92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3:55</text:p>
          </table:table-cell>
          <table:table-cell office:value-type="float" office:value="1629612235" calcext:value-type="float">
            <text:p>1629612235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782" calcext:value-type="float">
            <text:p>97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4:25</text:p>
          </table:table-cell>
          <table:table-cell office:value-type="float" office:value="1629612265" calcext:value-type="float">
            <text:p>1629612265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806" calcext:value-type="float">
            <text:p>980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4:54</text:p>
          </table:table-cell>
          <table:table-cell office:value-type="float" office:value="1629612294" calcext:value-type="float">
            <text:p>1629612294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7797" calcext:value-type="float">
            <text:p>779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5:24</text:p>
          </table:table-cell>
          <table:table-cell office:value-type="float" office:value="1629612324" calcext:value-type="float">
            <text:p>1629612324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336" calcext:value-type="float">
            <text:p>93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5:53</text:p>
          </table:table-cell>
          <table:table-cell office:value-type="float" office:value="1629612353" calcext:value-type="float">
            <text:p>1629612353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8045" calcext:value-type="float">
            <text:p>80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6:23</text:p>
          </table:table-cell>
          <table:table-cell office:value-type="float" office:value="1629612383" calcext:value-type="float">
            <text:p>1629612383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264" calcext:value-type="float">
            <text:p>926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6:52</text:p>
          </table:table-cell>
          <table:table-cell office:value-type="float" office:value="1629612412" calcext:value-type="float">
            <text:p>1629612412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308" calcext:value-type="float">
            <text:p>930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7:22</text:p>
          </table:table-cell>
          <table:table-cell office:value-type="float" office:value="1629612442" calcext:value-type="float">
            <text:p>1629612442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55" calcext:value-type="float">
            <text:p>92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7:52</text:p>
          </table:table-cell>
          <table:table-cell office:value-type="float" office:value="1629612472" calcext:value-type="float">
            <text:p>1629612472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813" calcext:value-type="float">
            <text:p>98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8:21</text:p>
          </table:table-cell>
          <table:table-cell office:value-type="float" office:value="1629612501" calcext:value-type="float">
            <text:p>1629612501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845" calcext:value-type="float">
            <text:p>98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8:51</text:p>
          </table:table-cell>
          <table:table-cell office:value-type="float" office:value="1629612531" calcext:value-type="float">
            <text:p>1629612531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7243" calcext:value-type="float">
            <text:p>72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9:20</text:p>
          </table:table-cell>
          <table:table-cell office:value-type="float" office:value="1629612560" calcext:value-type="float">
            <text:p>1629612560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7317" calcext:value-type="float">
            <text:p>7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09:50</text:p>
          </table:table-cell>
          <table:table-cell office:value-type="float" office:value="1629612590" calcext:value-type="float">
            <text:p>1629612590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7329" calcext:value-type="float">
            <text:p>732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0:19</text:p>
          </table:table-cell>
          <table:table-cell office:value-type="float" office:value="1629612619" calcext:value-type="float">
            <text:p>1629612619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274" calcext:value-type="float">
            <text:p>92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0:49</text:p>
          </table:table-cell>
          <table:table-cell office:value-type="float" office:value="1629612649" calcext:value-type="float">
            <text:p>1629612649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15" calcext:value-type="float">
            <text:p>931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1:18</text:p>
          </table:table-cell>
          <table:table-cell office:value-type="float" office:value="1629612678" calcext:value-type="float">
            <text:p>1629612678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256" calcext:value-type="float">
            <text:p>92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1:48</text:p>
          </table:table-cell>
          <table:table-cell office:value-type="float" office:value="1629612708" calcext:value-type="float">
            <text:p>1629612708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7257" calcext:value-type="float">
            <text:p>7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2:17</text:p>
          </table:table-cell>
          <table:table-cell office:value-type="float" office:value="1629612737" calcext:value-type="float">
            <text:p>1629612737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317" calcext:value-type="float">
            <text:p>9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2:47</text:p>
          </table:table-cell>
          <table:table-cell office:value-type="float" office:value="1629612767" calcext:value-type="float">
            <text:p>1629612767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10065" calcext:value-type="float">
            <text:p>1006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3:16</text:p>
          </table:table-cell>
          <table:table-cell office:value-type="float" office:value="1629612796" calcext:value-type="float">
            <text:p>1629612796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7837" calcext:value-type="float">
            <text:p>783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3:46</text:p>
          </table:table-cell>
          <table:table-cell office:value-type="float" office:value="1629612826" calcext:value-type="float">
            <text:p>1629612826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9256" calcext:value-type="float">
            <text:p>92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4:15</text:p>
          </table:table-cell>
          <table:table-cell office:value-type="float" office:value="1629612855" calcext:value-type="float">
            <text:p>1629612855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819" calcext:value-type="float">
            <text:p>981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4:45</text:p>
          </table:table-cell>
          <table:table-cell office:value-type="float" office:value="1629612885" calcext:value-type="float">
            <text:p>1629612885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37" calcext:value-type="float">
            <text:p>933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5:15</text:p>
          </table:table-cell>
          <table:table-cell office:value-type="float" office:value="1629612915" calcext:value-type="float">
            <text:p>1629612915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743" calcext:value-type="float">
            <text:p>97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5:44</text:p>
          </table:table-cell>
          <table:table-cell office:value-type="float" office:value="1629612944" calcext:value-type="float">
            <text:p>1629612944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316" calcext:value-type="float">
            <text:p>931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6:14</text:p>
          </table:table-cell>
          <table:table-cell office:value-type="float" office:value="1629612974" calcext:value-type="float">
            <text:p>1629612974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9258" calcext:value-type="float">
            <text:p>92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6:43</text:p>
          </table:table-cell>
          <table:table-cell office:value-type="float" office:value="1629613003" calcext:value-type="float">
            <text:p>1629613003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09" calcext:value-type="float">
            <text:p>9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7:13</text:p>
          </table:table-cell>
          <table:table-cell office:value-type="float" office:value="1629613033" calcext:value-type="float">
            <text:p>1629613033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251" calcext:value-type="float">
            <text:p>9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7:42</text:p>
          </table:table-cell>
          <table:table-cell office:value-type="float" office:value="1629613062" calcext:value-type="float">
            <text:p>1629613062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07" calcext:value-type="float">
            <text:p>93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8:12</text:p>
          </table:table-cell>
          <table:table-cell office:value-type="float" office:value="1629613092" calcext:value-type="float">
            <text:p>1629613092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7820" calcext:value-type="float">
            <text:p>782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8:41</text:p>
          </table:table-cell>
          <table:table-cell office:value-type="float" office:value="1629613121" calcext:value-type="float">
            <text:p>1629613121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352" calcext:value-type="float">
            <text:p>93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9:11</text:p>
          </table:table-cell>
          <table:table-cell office:value-type="float" office:value="1629613151" calcext:value-type="float">
            <text:p>1629613151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90" calcext:value-type="float">
            <text:p>929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19:40</text:p>
          </table:table-cell>
          <table:table-cell office:value-type="float" office:value="1629613180" calcext:value-type="float">
            <text:p>1629613180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45" calcext:value-type="float">
            <text:p>93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0:10</text:p>
          </table:table-cell>
          <table:table-cell office:value-type="float" office:value="1629613210" calcext:value-type="float">
            <text:p>1629613210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280" calcext:value-type="float">
            <text:p>9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0:40</text:p>
          </table:table-cell>
          <table:table-cell office:value-type="float" office:value="1629613240" calcext:value-type="float">
            <text:p>1629613240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328" calcext:value-type="float">
            <text:p>93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1:09</text:p>
          </table:table-cell>
          <table:table-cell office:value-type="float" office:value="1629613269" calcext:value-type="float">
            <text:p>1629613269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7333" calcext:value-type="float">
            <text:p>733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1:39</text:p>
          </table:table-cell>
          <table:table-cell office:value-type="float" office:value="1629613299" calcext:value-type="float">
            <text:p>1629613299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284" calcext:value-type="float">
            <text:p>92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2:08</text:p>
          </table:table-cell>
          <table:table-cell office:value-type="float" office:value="1629613328" calcext:value-type="float">
            <text:p>1629613328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336" calcext:value-type="float">
            <text:p>93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2:38</text:p>
          </table:table-cell>
          <table:table-cell office:value-type="float" office:value="1629613358" calcext:value-type="float">
            <text:p>1629613358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247" calcext:value-type="float">
            <text:p>92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3:07</text:p>
          </table:table-cell>
          <table:table-cell office:value-type="float" office:value="1629613387" calcext:value-type="float">
            <text:p>1629613387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31" calcext:value-type="float">
            <text:p>93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3:37</text:p>
          </table:table-cell>
          <table:table-cell office:value-type="float" office:value="1629613417" calcext:value-type="float">
            <text:p>1629613417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272" calcext:value-type="float">
            <text:p>927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4:06</text:p>
          </table:table-cell>
          <table:table-cell office:value-type="float" office:value="1629613446" calcext:value-type="float">
            <text:p>1629613446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27" calcext:value-type="float">
            <text:p>932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4:36</text:p>
          </table:table-cell>
          <table:table-cell office:value-type="float" office:value="1629613476" calcext:value-type="float">
            <text:p>1629613476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280" calcext:value-type="float">
            <text:p>9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5:05</text:p>
          </table:table-cell>
          <table:table-cell office:value-type="float" office:value="1629613505" calcext:value-type="float">
            <text:p>1629613505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322" calcext:value-type="float">
            <text:p>93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5:35</text:p>
          </table:table-cell>
          <table:table-cell office:value-type="float" office:value="1629613535" calcext:value-type="float">
            <text:p>1629613535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7324" calcext:value-type="float">
            <text:p>73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6:04</text:p>
          </table:table-cell>
          <table:table-cell office:value-type="float" office:value="1629613564" calcext:value-type="float">
            <text:p>1629613564</text:p>
          </table:table-cell>
          <table:table-cell office:value-type="float" office:value="-43.62" calcext:value-type="float">
            <text:p>-43.62</text:p>
          </table:table-cell>
          <table:table-cell office:value-type="float" office:value="3.15" calcext:value-type="float">
            <text:p>3.15</text:p>
          </table:table-cell>
          <table:table-cell office:value-type="float" office:value="9278" calcext:value-type="float">
            <text:p>92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6:34</text:p>
          </table:table-cell>
          <table:table-cell office:value-type="float" office:value="1629613594" calcext:value-type="float">
            <text:p>1629613594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27" calcext:value-type="float">
            <text:p>932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7:04</text:p>
          </table:table-cell>
          <table:table-cell office:value-type="float" office:value="1629613624" calcext:value-type="float">
            <text:p>1629613624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266" calcext:value-type="float">
            <text:p>926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7:33</text:p>
          </table:table-cell>
          <table:table-cell office:value-type="float" office:value="1629613653" calcext:value-type="float">
            <text:p>1629613653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319" calcext:value-type="float">
            <text:p>931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8:03</text:p>
          </table:table-cell>
          <table:table-cell office:value-type="float" office:value="1629613683" calcext:value-type="float">
            <text:p>1629613683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259" calcext:value-type="float">
            <text:p>925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8:32</text:p>
          </table:table-cell>
          <table:table-cell office:value-type="float" office:value="1629613712" calcext:value-type="float">
            <text:p>1629613712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822" calcext:value-type="float">
            <text:p>98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9:02</text:p>
          </table:table-cell>
          <table:table-cell office:value-type="float" office:value="1629613742" calcext:value-type="float">
            <text:p>1629613742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850" calcext:value-type="float">
            <text:p>98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29:31</text:p>
          </table:table-cell>
          <table:table-cell office:value-type="float" office:value="1629613771" calcext:value-type="float">
            <text:p>1629613771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7326" calcext:value-type="float">
            <text:p>73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0:01</text:p>
          </table:table-cell>
          <table:table-cell office:value-type="float" office:value="1629613801" calcext:value-type="float">
            <text:p>1629613801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798" calcext:value-type="float">
            <text:p>97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0:30</text:p>
          </table:table-cell>
          <table:table-cell office:value-type="float" office:value="1629613830" calcext:value-type="float">
            <text:p>1629613830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827" calcext:value-type="float">
            <text:p>982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1:00</text:p>
          </table:table-cell>
          <table:table-cell office:value-type="float" office:value="1629613860" calcext:value-type="float">
            <text:p>1629613860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351" calcext:value-type="float">
            <text:p>93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1:29</text:p>
          </table:table-cell>
          <table:table-cell office:value-type="float" office:value="1629613889" calcext:value-type="float">
            <text:p>1629613889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296" calcext:value-type="float">
            <text:p>92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1:59</text:p>
          </table:table-cell>
          <table:table-cell office:value-type="float" office:value="1629613919" calcext:value-type="float">
            <text:p>1629613919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762" calcext:value-type="float">
            <text:p>97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2:29</text:p>
          </table:table-cell>
          <table:table-cell office:value-type="float" office:value="1629613949" calcext:value-type="float">
            <text:p>1629613949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7751" calcext:value-type="float">
            <text:p>77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2:58</text:p>
          </table:table-cell>
          <table:table-cell office:value-type="float" office:value="1629613978" calcext:value-type="float">
            <text:p>1629613978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792" calcext:value-type="float">
            <text:p>979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3:28</text:p>
          </table:table-cell>
          <table:table-cell office:value-type="float" office:value="1629614008" calcext:value-type="float">
            <text:p>1629614008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309" calcext:value-type="float">
            <text:p>9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3:57</text:p>
          </table:table-cell>
          <table:table-cell office:value-type="float" office:value="1629614037" calcext:value-type="float">
            <text:p>1629614037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255" calcext:value-type="float">
            <text:p>92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4:27</text:p>
          </table:table-cell>
          <table:table-cell office:value-type="float" office:value="1629614067" calcext:value-type="float">
            <text:p>1629614067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10836" calcext:value-type="float">
            <text:p>108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4:56</text:p>
          </table:table-cell>
          <table:table-cell office:value-type="float" office:value="1629614096" calcext:value-type="float">
            <text:p>1629614096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810" calcext:value-type="float">
            <text:p>98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5:26</text:p>
          </table:table-cell>
          <table:table-cell office:value-type="float" office:value="1629614126" calcext:value-type="float">
            <text:p>1629614126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847" calcext:value-type="float">
            <text:p>98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5:55</text:p>
          </table:table-cell>
          <table:table-cell office:value-type="float" office:value="1629614155" calcext:value-type="float">
            <text:p>1629614155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7325" calcext:value-type="float">
            <text:p>732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6:25</text:p>
          </table:table-cell>
          <table:table-cell office:value-type="float" office:value="1629614185" calcext:value-type="float">
            <text:p>1629614185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278" calcext:value-type="float">
            <text:p>92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6:54</text:p>
          </table:table-cell>
          <table:table-cell office:value-type="float" office:value="1629614214" calcext:value-type="float">
            <text:p>1629614214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849" calcext:value-type="float">
            <text:p>98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7:24</text:p>
          </table:table-cell>
          <table:table-cell office:value-type="float" office:value="1629614244" calcext:value-type="float">
            <text:p>1629614244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782" calcext:value-type="float">
            <text:p>97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7:54</text:p>
          </table:table-cell>
          <table:table-cell office:value-type="float" office:value="1629614274" calcext:value-type="float">
            <text:p>1629614274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7252" calcext:value-type="float">
            <text:p>72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8:23</text:p>
          </table:table-cell>
          <table:table-cell office:value-type="float" office:value="1629614303" calcext:value-type="float">
            <text:p>1629614303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307" calcext:value-type="float">
            <text:p>93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8:53</text:p>
          </table:table-cell>
          <table:table-cell office:value-type="float" office:value="1629614333" calcext:value-type="float">
            <text:p>1629614333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279" calcext:value-type="float">
            <text:p>92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9:22</text:p>
          </table:table-cell>
          <table:table-cell office:value-type="float" office:value="1629614362" calcext:value-type="float">
            <text:p>1629614362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318" calcext:value-type="float">
            <text:p>931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39:52</text:p>
          </table:table-cell>
          <table:table-cell office:value-type="float" office:value="1629614392" calcext:value-type="float">
            <text:p>1629614392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270" calcext:value-type="float">
            <text:p>92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0:21</text:p>
          </table:table-cell>
          <table:table-cell office:value-type="float" office:value="1629614421" calcext:value-type="float">
            <text:p>1629614421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24" calcext:value-type="float">
            <text:p>93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0:51</text:p>
          </table:table-cell>
          <table:table-cell office:value-type="float" office:value="1629614451" calcext:value-type="float">
            <text:p>1629614451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269" calcext:value-type="float">
            <text:p>926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1:20</text:p>
          </table:table-cell>
          <table:table-cell office:value-type="float" office:value="1629614480" calcext:value-type="float">
            <text:p>1629614480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25" calcext:value-type="float">
            <text:p>932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1:50</text:p>
          </table:table-cell>
          <table:table-cell office:value-type="float" office:value="1629614510" calcext:value-type="float">
            <text:p>1629614510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788" calcext:value-type="float">
            <text:p>97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2:19</text:p>
          </table:table-cell>
          <table:table-cell office:value-type="float" office:value="1629614539" calcext:value-type="float">
            <text:p>1629614539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821" calcext:value-type="float">
            <text:p>98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2:49</text:p>
          </table:table-cell>
          <table:table-cell office:value-type="float" office:value="1629614569" calcext:value-type="float">
            <text:p>1629614569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334" calcext:value-type="float">
            <text:p>93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3:19</text:p>
          </table:table-cell>
          <table:table-cell office:value-type="float" office:value="1629614599" calcext:value-type="float">
            <text:p>1629614599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288" calcext:value-type="float">
            <text:p>92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3:48</text:p>
          </table:table-cell>
          <table:table-cell office:value-type="float" office:value="1629614628" calcext:value-type="float">
            <text:p>1629614628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331" calcext:value-type="float">
            <text:p>93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4:18</text:p>
          </table:table-cell>
          <table:table-cell office:value-type="float" office:value="1629614658" calcext:value-type="float">
            <text:p>1629614658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10094" calcext:value-type="float">
            <text:p>1009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4:47</text:p>
          </table:table-cell>
          <table:table-cell office:value-type="float" office:value="1629614687" calcext:value-type="float">
            <text:p>1629614687</text:p>
          </table:table-cell>
          <table:table-cell office:value-type="float" office:value="-43.59" calcext:value-type="float">
            <text:p>-43.59</text:p>
          </table:table-cell>
          <table:table-cell office:value-type="float" office:value="3.15" calcext:value-type="float">
            <text:p>3.15</text:p>
          </table:table-cell>
          <table:table-cell office:value-type="float" office:value="9299" calcext:value-type="float">
            <text:p>92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5:17</text:p>
          </table:table-cell>
          <table:table-cell office:value-type="float" office:value="1629614717" calcext:value-type="float">
            <text:p>1629614717</text:p>
          </table:table-cell>
          <table:table-cell office:value-type="float" office:value="-43.71" calcext:value-type="float">
            <text:p>-43.71</text:p>
          </table:table-cell>
          <table:table-cell office:value-type="float" office:value="3.15" calcext:value-type="float">
            <text:p>3.15</text:p>
          </table:table-cell>
          <table:table-cell office:value-type="float" office:value="9347" calcext:value-type="float">
            <text:p>93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5:46</text:p>
          </table:table-cell>
          <table:table-cell office:value-type="float" office:value="1629614746" calcext:value-type="float">
            <text:p>1629614746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795" calcext:value-type="float">
            <text:p>979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6:16</text:p>
          </table:table-cell>
          <table:table-cell office:value-type="float" office:value="1629614776" calcext:value-type="float">
            <text:p>1629614776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9313" calcext:value-type="float">
            <text:p>93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6:45</text:p>
          </table:table-cell>
          <table:table-cell office:value-type="float" office:value="1629614805" calcext:value-type="float">
            <text:p>1629614805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254" calcext:value-type="float">
            <text:p>92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7:15</text:p>
          </table:table-cell>
          <table:table-cell office:value-type="float" office:value="1629614835" calcext:value-type="float">
            <text:p>1629614835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812" calcext:value-type="float">
            <text:p>981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7:45</text:p>
          </table:table-cell>
          <table:table-cell office:value-type="float" office:value="1629614865" calcext:value-type="float">
            <text:p>1629614865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7900" calcext:value-type="float">
            <text:p>790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8:14</text:p>
          </table:table-cell>
          <table:table-cell office:value-type="float" office:value="1629614894" calcext:value-type="float">
            <text:p>1629614894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840" calcext:value-type="float">
            <text:p>984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8:44</text:p>
          </table:table-cell>
          <table:table-cell office:value-type="float" office:value="1629614924" calcext:value-type="float">
            <text:p>1629614924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261" calcext:value-type="float">
            <text:p>92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9:13</text:p>
          </table:table-cell>
          <table:table-cell office:value-type="float" office:value="1629614953" calcext:value-type="float">
            <text:p>1629614953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748" calcext:value-type="float">
            <text:p>97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49:43</text:p>
          </table:table-cell>
          <table:table-cell office:value-type="float" office:value="1629614983" calcext:value-type="float">
            <text:p>1629614983</text:p>
          </table:table-cell>
          <table:table-cell office:value-type="float" office:value="-43.74" calcext:value-type="float">
            <text:p>-43.74</text:p>
          </table:table-cell>
          <table:table-cell office:value-type="float" office:value="3.15" calcext:value-type="float">
            <text:p>3.15</text:p>
          </table:table-cell>
          <table:table-cell office:value-type="float" office:value="7293" calcext:value-type="float">
            <text:p>729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0:12</text:p>
          </table:table-cell>
          <table:table-cell office:value-type="float" office:value="1629615012" calcext:value-type="float">
            <text:p>1629615012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763" calcext:value-type="float">
            <text:p>97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0:42</text:p>
          </table:table-cell>
          <table:table-cell office:value-type="float" office:value="1629615042" calcext:value-type="float">
            <text:p>1629615042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276" calcext:value-type="float">
            <text:p>92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1:11</text:p>
          </table:table-cell>
          <table:table-cell office:value-type="float" office:value="1629615071" calcext:value-type="float">
            <text:p>1629615071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322" calcext:value-type="float">
            <text:p>93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1:41</text:p>
          </table:table-cell>
          <table:table-cell office:value-type="float" office:value="1629615101" calcext:value-type="float">
            <text:p>1629615101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249" calcext:value-type="float">
            <text:p>92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2:10</text:p>
          </table:table-cell>
          <table:table-cell office:value-type="float" office:value="1629615130" calcext:value-type="float">
            <text:p>1629615130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08" calcext:value-type="float">
            <text:p>930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2:40</text:p>
          </table:table-cell>
          <table:table-cell office:value-type="float" office:value="1629615160" calcext:value-type="float">
            <text:p>1629615160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67" calcext:value-type="float">
            <text:p>92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3:09</text:p>
          </table:table-cell>
          <table:table-cell office:value-type="float" office:value="1629615189" calcext:value-type="float">
            <text:p>1629615189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309" calcext:value-type="float">
            <text:p>93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3:39</text:p>
          </table:table-cell>
          <table:table-cell office:value-type="float" office:value="1629615219" calcext:value-type="float">
            <text:p>1629615219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255" calcext:value-type="float">
            <text:p>925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4:09</text:p>
          </table:table-cell>
          <table:table-cell office:value-type="float" office:value="1629615249" calcext:value-type="float">
            <text:p>1629615249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823" calcext:value-type="float">
            <text:p>982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4:38</text:p>
          </table:table-cell>
          <table:table-cell office:value-type="float" office:value="1629615278" calcext:value-type="float">
            <text:p>1629615278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31" calcext:value-type="float">
            <text:p>93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5:08</text:p>
          </table:table-cell>
          <table:table-cell office:value-type="float" office:value="1629615308" calcext:value-type="float">
            <text:p>1629615308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779" calcext:value-type="float">
            <text:p>97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5:37</text:p>
          </table:table-cell>
          <table:table-cell office:value-type="float" office:value="1629615337" calcext:value-type="float">
            <text:p>1629615337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9804" calcext:value-type="float">
            <text:p>980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6:07</text:p>
          </table:table-cell>
          <table:table-cell office:value-type="float" office:value="1629615367" calcext:value-type="float">
            <text:p>1629615367</text:p>
          </table:table-cell>
          <table:table-cell office:value-type="float" office:value="-43.68" calcext:value-type="float">
            <text:p>-43.68</text:p>
          </table:table-cell>
          <table:table-cell office:value-type="float" office:value="3.15" calcext:value-type="float">
            <text:p>3.15</text:p>
          </table:table-cell>
          <table:table-cell office:value-type="float" office:value="9849" calcext:value-type="float">
            <text:p>98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6:36</text:p>
          </table:table-cell>
          <table:table-cell office:value-type="float" office:value="1629615396" calcext:value-type="float">
            <text:p>1629615396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7353" calcext:value-type="float">
            <text:p>73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7:06</text:p>
          </table:table-cell>
          <table:table-cell office:value-type="float" office:value="1629615426" calcext:value-type="float">
            <text:p>1629615426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796" calcext:value-type="float">
            <text:p>97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7:35</text:p>
          </table:table-cell>
          <table:table-cell office:value-type="float" office:value="1629615455" calcext:value-type="float">
            <text:p>1629615455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317" calcext:value-type="float">
            <text:p>9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8:05</text:p>
          </table:table-cell>
          <table:table-cell office:value-type="float" office:value="1629615485" calcext:value-type="float">
            <text:p>1629615485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776" calcext:value-type="float">
            <text:p>97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8:35</text:p>
          </table:table-cell>
          <table:table-cell office:value-type="float" office:value="1629615515" calcext:value-type="float">
            <text:p>1629615515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814" calcext:value-type="float">
            <text:p>98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9:04</text:p>
          </table:table-cell>
          <table:table-cell office:value-type="float" office:value="1629615544" calcext:value-type="float">
            <text:p>1629615544</text:p>
          </table:table-cell>
          <table:table-cell office:value-type="float" office:value="-43.65" calcext:value-type="float">
            <text:p>-43.65</text:p>
          </table:table-cell>
          <table:table-cell office:value-type="float" office:value="3.15" calcext:value-type="float">
            <text:p>3.15</text:p>
          </table:table-cell>
          <table:table-cell office:value-type="float" office:value="9749" calcext:value-type="float">
            <text:p>97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3:59:34</text:p>
          </table:table-cell>
          <table:table-cell office:value-type="float" office:value="1629615574" calcext:value-type="float">
            <text:p>1629615574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7324" calcext:value-type="float">
            <text:p>73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0:03</text:p>
          </table:table-cell>
          <table:table-cell office:value-type="float" office:value="1629615603" calcext:value-type="float">
            <text:p>1629615603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791" calcext:value-type="float">
            <text:p>97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0:33</text:p>
          </table:table-cell>
          <table:table-cell office:value-type="float" office:value="1629615633" calcext:value-type="float">
            <text:p>1629615633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11" calcext:value-type="float">
            <text:p>93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1:02</text:p>
          </table:table-cell>
          <table:table-cell office:value-type="float" office:value="1629615662" calcext:value-type="float">
            <text:p>1629615662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767" calcext:value-type="float">
            <text:p>97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1:32</text:p>
          </table:table-cell>
          <table:table-cell office:value-type="float" office:value="1629615692" calcext:value-type="float">
            <text:p>1629615692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290" calcext:value-type="float">
            <text:p>929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2:01</text:p>
          </table:table-cell>
          <table:table-cell office:value-type="float" office:value="1629615721" calcext:value-type="float">
            <text:p>1629615721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754" calcext:value-type="float">
            <text:p>97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2:31</text:p>
          </table:table-cell>
          <table:table-cell office:value-type="float" office:value="1629615751" calcext:value-type="float">
            <text:p>1629615751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275" calcext:value-type="float">
            <text:p>927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3:00</text:p>
          </table:table-cell>
          <table:table-cell office:value-type="float" office:value="1629615780" calcext:value-type="float">
            <text:p>1629615780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330" calcext:value-type="float">
            <text:p>93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3:30</text:p>
          </table:table-cell>
          <table:table-cell office:value-type="float" office:value="1629615810" calcext:value-type="float">
            <text:p>1629615810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271" calcext:value-type="float">
            <text:p>927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4:00</text:p>
          </table:table-cell>
          <table:table-cell office:value-type="float" office:value="1629615840" calcext:value-type="float">
            <text:p>1629615840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326" calcext:value-type="float">
            <text:p>93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4:29</text:p>
          </table:table-cell>
          <table:table-cell office:value-type="float" office:value="1629615869" calcext:value-type="float">
            <text:p>1629615869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7314" calcext:value-type="float">
            <text:p>73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4:59</text:p>
          </table:table-cell>
          <table:table-cell office:value-type="float" office:value="1629615899" calcext:value-type="float">
            <text:p>1629615899</text:p>
          </table:table-cell>
          <table:table-cell office:value-type="float" office:value="-43.81" calcext:value-type="float">
            <text:p>-43.81</text:p>
          </table:table-cell>
          <table:table-cell office:value-type="float" office:value="3.15" calcext:value-type="float">
            <text:p>3.15</text:p>
          </table:table-cell>
          <table:table-cell office:value-type="float" office:value="9273" calcext:value-type="float">
            <text:p>92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5:28</text:p>
          </table:table-cell>
          <table:table-cell office:value-type="float" office:value="1629615928" calcext:value-type="float">
            <text:p>1629615928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514" calcext:value-type="float">
            <text:p>95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5:58</text:p>
          </table:table-cell>
          <table:table-cell office:value-type="float" office:value="1629615958" calcext:value-type="float">
            <text:p>1629615958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43" calcext:value-type="float">
            <text:p>93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6:27</text:p>
          </table:table-cell>
          <table:table-cell office:value-type="float" office:value="1629615987" calcext:value-type="float">
            <text:p>1629615987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7344" calcext:value-type="float">
            <text:p>73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6:57</text:p>
          </table:table-cell>
          <table:table-cell office:value-type="float" office:value="1629616017" calcext:value-type="float">
            <text:p>1629616017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7754" calcext:value-type="float">
            <text:p>77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7:26</text:p>
          </table:table-cell>
          <table:table-cell office:value-type="float" office:value="1629616046" calcext:value-type="float">
            <text:p>1629616046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803" calcext:value-type="float">
            <text:p>980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7:56</text:p>
          </table:table-cell>
          <table:table-cell office:value-type="float" office:value="1629616076" calcext:value-type="float">
            <text:p>1629616076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326" calcext:value-type="float">
            <text:p>93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8:25</text:p>
          </table:table-cell>
          <table:table-cell office:value-type="float" office:value="1629616105" calcext:value-type="float">
            <text:p>1629616105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10799" calcext:value-type="float">
            <text:p>107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8:55</text:p>
          </table:table-cell>
          <table:table-cell office:value-type="float" office:value="1629616135" calcext:value-type="float">
            <text:p>1629616135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7319" calcext:value-type="float">
            <text:p>731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9:24</text:p>
          </table:table-cell>
          <table:table-cell office:value-type="float" office:value="1629616164" calcext:value-type="float">
            <text:p>1629616164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11095" calcext:value-type="float">
            <text:p>1109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09:54</text:p>
          </table:table-cell>
          <table:table-cell office:value-type="float" office:value="1629616194" calcext:value-type="float">
            <text:p>1629616194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60" calcext:value-type="float">
            <text:p>92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0:24</text:p>
          </table:table-cell>
          <table:table-cell office:value-type="float" office:value="1629616224" calcext:value-type="float">
            <text:p>1629616224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245" calcext:value-type="float">
            <text:p>92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0:53</text:p>
          </table:table-cell>
          <table:table-cell office:value-type="float" office:value="1629616253" calcext:value-type="float">
            <text:p>1629616253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784" calcext:value-type="float">
            <text:p>97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1:23</text:p>
          </table:table-cell>
          <table:table-cell office:value-type="float" office:value="1629616283" calcext:value-type="float">
            <text:p>1629616283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812" calcext:value-type="float">
            <text:p>981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1:52</text:p>
          </table:table-cell>
          <table:table-cell office:value-type="float" office:value="1629616312" calcext:value-type="float">
            <text:p>1629616312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29" calcext:value-type="float">
            <text:p>932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2:22</text:p>
          </table:table-cell>
          <table:table-cell office:value-type="float" office:value="1629616342" calcext:value-type="float">
            <text:p>1629616342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783" calcext:value-type="float">
            <text:p>978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2:51</text:p>
          </table:table-cell>
          <table:table-cell office:value-type="float" office:value="1629616371" calcext:value-type="float">
            <text:p>1629616371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45" calcext:value-type="float">
            <text:p>92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3:21</text:p>
          </table:table-cell>
          <table:table-cell office:value-type="float" office:value="1629616401" calcext:value-type="float">
            <text:p>1629616401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10269" calcext:value-type="float">
            <text:p>1026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3:50</text:p>
          </table:table-cell>
          <table:table-cell office:value-type="float" office:value="1629616430" calcext:value-type="float">
            <text:p>1629616430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274" calcext:value-type="float">
            <text:p>92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4:20</text:p>
          </table:table-cell>
          <table:table-cell office:value-type="float" office:value="1629616460" calcext:value-type="float">
            <text:p>1629616460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745" calcext:value-type="float">
            <text:p>9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4:50</text:p>
          </table:table-cell>
          <table:table-cell office:value-type="float" office:value="1629616490" calcext:value-type="float">
            <text:p>1629616490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257" calcext:value-type="float">
            <text:p>9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5:19</text:p>
          </table:table-cell>
          <table:table-cell office:value-type="float" office:value="1629616519" calcext:value-type="float">
            <text:p>1629616519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258" calcext:value-type="float">
            <text:p>92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5:49</text:p>
          </table:table-cell>
          <table:table-cell office:value-type="float" office:value="1629616549" calcext:value-type="float">
            <text:p>1629616549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7832" calcext:value-type="float">
            <text:p>783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6:18</text:p>
          </table:table-cell>
          <table:table-cell office:value-type="float" office:value="1629616578" calcext:value-type="float">
            <text:p>1629616578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254" calcext:value-type="float">
            <text:p>92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6:48</text:p>
          </table:table-cell>
          <table:table-cell office:value-type="float" office:value="1629616608" calcext:value-type="float">
            <text:p>1629616608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9307" calcext:value-type="float">
            <text:p>93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7:17</text:p>
          </table:table-cell>
          <table:table-cell office:value-type="float" office:value="1629616637" calcext:value-type="float">
            <text:p>1629616637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745" calcext:value-type="float">
            <text:p>9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7:47</text:p>
          </table:table-cell>
          <table:table-cell office:value-type="float" office:value="1629616667" calcext:value-type="float">
            <text:p>1629616667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7758" calcext:value-type="float">
            <text:p>77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8:16</text:p>
          </table:table-cell>
          <table:table-cell office:value-type="float" office:value="1629616696" calcext:value-type="float">
            <text:p>1629616696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799" calcext:value-type="float">
            <text:p>97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8:46</text:p>
          </table:table-cell>
          <table:table-cell office:value-type="float" office:value="1629616726" calcext:value-type="float">
            <text:p>1629616726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322" calcext:value-type="float">
            <text:p>93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9:15</text:p>
          </table:table-cell>
          <table:table-cell office:value-type="float" office:value="1629616755" calcext:value-type="float">
            <text:p>1629616755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7320" calcext:value-type="float">
            <text:p>732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19:45</text:p>
          </table:table-cell>
          <table:table-cell office:value-type="float" office:value="1629616785" calcext:value-type="float">
            <text:p>1629616785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276" calcext:value-type="float">
            <text:p>92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0:14</text:p>
          </table:table-cell>
          <table:table-cell office:value-type="float" office:value="1629616814" calcext:value-type="float">
            <text:p>1629616814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311" calcext:value-type="float">
            <text:p>93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0:44</text:p>
          </table:table-cell>
          <table:table-cell office:value-type="float" office:value="1629616844" calcext:value-type="float">
            <text:p>1629616844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253" calcext:value-type="float">
            <text:p>92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1:13</text:p>
          </table:table-cell>
          <table:table-cell office:value-type="float" office:value="1629616873" calcext:value-type="float">
            <text:p>1629616873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817" calcext:value-type="float">
            <text:p>98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1:43</text:p>
          </table:table-cell>
          <table:table-cell office:value-type="float" office:value="1629616903" calcext:value-type="float">
            <text:p>1629616903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9852" calcext:value-type="float">
            <text:p>98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2:13</text:p>
          </table:table-cell>
          <table:table-cell office:value-type="float" office:value="1629616933" calcext:value-type="float">
            <text:p>1629616933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9276" calcext:value-type="float">
            <text:p>92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2:42</text:p>
          </table:table-cell>
          <table:table-cell office:value-type="float" office:value="1629616962" calcext:value-type="float">
            <text:p>1629616962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9321" calcext:value-type="float">
            <text:p>932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3:12</text:p>
          </table:table-cell>
          <table:table-cell office:value-type="float" office:value="1629616992" calcext:value-type="float">
            <text:p>1629616992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244" calcext:value-type="float">
            <text:p>9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3:41</text:p>
          </table:table-cell>
          <table:table-cell office:value-type="float" office:value="1629617021" calcext:value-type="float">
            <text:p>1629617021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312" calcext:value-type="float">
            <text:p>931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4:11</text:p>
          </table:table-cell>
          <table:table-cell office:value-type="float" office:value="1629617051" calcext:value-type="float">
            <text:p>1629617051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260" calcext:value-type="float">
            <text:p>92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4:40</text:p>
          </table:table-cell>
          <table:table-cell office:value-type="float" office:value="1629617080" calcext:value-type="float">
            <text:p>1629617080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7369" calcext:value-type="float">
            <text:p>736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5:10</text:p>
          </table:table-cell>
          <table:table-cell office:value-type="float" office:value="1629617110" calcext:value-type="float">
            <text:p>1629617110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7891" calcext:value-type="float">
            <text:p>78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5:39</text:p>
          </table:table-cell>
          <table:table-cell office:value-type="float" office:value="1629617139" calcext:value-type="float">
            <text:p>1629617139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318" calcext:value-type="float">
            <text:p>931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6:09</text:p>
          </table:table-cell>
          <table:table-cell office:value-type="float" office:value="1629617169" calcext:value-type="float">
            <text:p>1629617169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251" calcext:value-type="float">
            <text:p>9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6:38</text:p>
          </table:table-cell>
          <table:table-cell office:value-type="float" office:value="1629617198" calcext:value-type="float">
            <text:p>1629617198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293" calcext:value-type="float">
            <text:p>929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7:08</text:p>
          </table:table-cell>
          <table:table-cell office:value-type="float" office:value="1629617228" calcext:value-type="float">
            <text:p>1629617228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10052" calcext:value-type="float">
            <text:p>100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7:38</text:p>
          </table:table-cell>
          <table:table-cell office:value-type="float" office:value="1629617258" calcext:value-type="float">
            <text:p>1629617258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260" calcext:value-type="float">
            <text:p>92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8:07</text:p>
          </table:table-cell>
          <table:table-cell office:value-type="float" office:value="1629617287" calcext:value-type="float">
            <text:p>1629617287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313" calcext:value-type="float">
            <text:p>93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8:37</text:p>
          </table:table-cell>
          <table:table-cell office:value-type="float" office:value="1629617317" calcext:value-type="float">
            <text:p>1629617317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7831" calcext:value-type="float">
            <text:p>78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9:06</text:p>
          </table:table-cell>
          <table:table-cell office:value-type="float" office:value="1629617346" calcext:value-type="float">
            <text:p>1629617346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263" calcext:value-type="float">
            <text:p>926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29:36</text:p>
          </table:table-cell>
          <table:table-cell office:value-type="float" office:value="1629617376" calcext:value-type="float">
            <text:p>1629617376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315" calcext:value-type="float">
            <text:p>931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0:05</text:p>
          </table:table-cell>
          <table:table-cell office:value-type="float" office:value="1629617405" calcext:value-type="float">
            <text:p>1629617405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877" calcext:value-type="float">
            <text:p>987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0:35</text:p>
          </table:table-cell>
          <table:table-cell office:value-type="float" office:value="1629617435" calcext:value-type="float">
            <text:p>1629617435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7754" calcext:value-type="float">
            <text:p>77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1:04</text:p>
          </table:table-cell>
          <table:table-cell office:value-type="float" office:value="1629617464" calcext:value-type="float">
            <text:p>1629617464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795" calcext:value-type="float">
            <text:p>979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1:34</text:p>
          </table:table-cell>
          <table:table-cell office:value-type="float" office:value="1629617494" calcext:value-type="float">
            <text:p>1629617494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245" calcext:value-type="float">
            <text:p>92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2:03</text:p>
          </table:table-cell>
          <table:table-cell office:value-type="float" office:value="1629617523" calcext:value-type="float">
            <text:p>1629617523</text:p>
          </table:table-cell>
          <table:table-cell office:value-type="float" office:value="-44.48" calcext:value-type="float">
            <text:p>-44.48</text:p>
          </table:table-cell>
          <table:table-cell office:value-type="float" office:value="3.15" calcext:value-type="float">
            <text:p>3.15</text:p>
          </table:table-cell>
          <table:table-cell office:value-type="float" office:value="9750" calcext:value-type="float">
            <text:p>97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2:33</text:p>
          </table:table-cell>
          <table:table-cell office:value-type="float" office:value="1629617553" calcext:value-type="float">
            <text:p>1629617553</text:p>
          </table:table-cell>
          <table:table-cell office:value-type="float" office:value="-44.48" calcext:value-type="float">
            <text:p>-44.48</text:p>
          </table:table-cell>
          <table:table-cell office:value-type="float" office:value="3.15" calcext:value-type="float">
            <text:p>3.15</text:p>
          </table:table-cell>
          <table:table-cell office:value-type="float" office:value="7349" calcext:value-type="float">
            <text:p>73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3:02</text:p>
          </table:table-cell>
          <table:table-cell office:value-type="float" office:value="1629617582" calcext:value-type="float">
            <text:p>1629617582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811" calcext:value-type="float">
            <text:p>98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3:32</text:p>
          </table:table-cell>
          <table:table-cell office:value-type="float" office:value="1629617612" calcext:value-type="float">
            <text:p>1629617612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743" calcext:value-type="float">
            <text:p>97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4:01</text:p>
          </table:table-cell>
          <table:table-cell office:value-type="float" office:value="1629617641" calcext:value-type="float">
            <text:p>1629617641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779" calcext:value-type="float">
            <text:p>97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4:31</text:p>
          </table:table-cell>
          <table:table-cell office:value-type="float" office:value="1629617671" calcext:value-type="float">
            <text:p>1629617671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8835" calcext:value-type="float">
            <text:p>883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5:01</text:p>
          </table:table-cell>
          <table:table-cell office:value-type="float" office:value="1629617701" calcext:value-type="float">
            <text:p>1629617701</text:p>
          </table:table-cell>
          <table:table-cell office:value-type="float" office:value="-44.48" calcext:value-type="float">
            <text:p>-44.48</text:p>
          </table:table-cell>
          <table:table-cell office:value-type="float" office:value="3.15" calcext:value-type="float">
            <text:p>3.15</text:p>
          </table:table-cell>
          <table:table-cell office:value-type="float" office:value="9307" calcext:value-type="float">
            <text:p>93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5:30</text:p>
          </table:table-cell>
          <table:table-cell office:value-type="float" office:value="1629617730" calcext:value-type="float">
            <text:p>1629617730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317" calcext:value-type="float">
            <text:p>9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6:00</text:p>
          </table:table-cell>
          <table:table-cell office:value-type="float" office:value="1629617760" calcext:value-type="float">
            <text:p>1629617760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245" calcext:value-type="float">
            <text:p>92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6:29</text:p>
          </table:table-cell>
          <table:table-cell office:value-type="float" office:value="1629617789" calcext:value-type="float">
            <text:p>1629617789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242" calcext:value-type="float">
            <text:p>92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6:59</text:p>
          </table:table-cell>
          <table:table-cell office:value-type="float" office:value="1629617819" calcext:value-type="float">
            <text:p>1629617819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783" calcext:value-type="float">
            <text:p>978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7:28</text:p>
          </table:table-cell>
          <table:table-cell office:value-type="float" office:value="1629617848" calcext:value-type="float">
            <text:p>1629617848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824" calcext:value-type="float">
            <text:p>98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7:58</text:p>
          </table:table-cell>
          <table:table-cell office:value-type="float" office:value="1629617878" calcext:value-type="float">
            <text:p>1629617878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338" calcext:value-type="float">
            <text:p>93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8:27</text:p>
          </table:table-cell>
          <table:table-cell office:value-type="float" office:value="1629617907" calcext:value-type="float">
            <text:p>1629617907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288" calcext:value-type="float">
            <text:p>92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8:57</text:p>
          </table:table-cell>
          <table:table-cell office:value-type="float" office:value="1629617937" calcext:value-type="float">
            <text:p>1629617937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336" calcext:value-type="float">
            <text:p>933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9:27</text:p>
          </table:table-cell>
          <table:table-cell office:value-type="float" office:value="1629617967" calcext:value-type="float">
            <text:p>1629617967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287" calcext:value-type="float">
            <text:p>928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39:56</text:p>
          </table:table-cell>
          <table:table-cell office:value-type="float" office:value="1629617996" calcext:value-type="float">
            <text:p>1629617996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854" calcext:value-type="float">
            <text:p>98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0:26</text:p>
          </table:table-cell>
          <table:table-cell office:value-type="float" office:value="1629618026" calcext:value-type="float">
            <text:p>1629618026</text:p>
          </table:table-cell>
          <table:table-cell office:value-type="float" office:value="-44.51" calcext:value-type="float">
            <text:p>-44.51</text:p>
          </table:table-cell>
          <table:table-cell office:value-type="float" office:value="3.15" calcext:value-type="float">
            <text:p>3.15</text:p>
          </table:table-cell>
          <table:table-cell office:value-type="float" office:value="9262" calcext:value-type="float">
            <text:p>92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0:55</text:p>
          </table:table-cell>
          <table:table-cell office:value-type="float" office:value="1629618055" calcext:value-type="float">
            <text:p>1629618055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319" calcext:value-type="float">
            <text:p>931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1:25</text:p>
          </table:table-cell>
          <table:table-cell office:value-type="float" office:value="1629618085" calcext:value-type="float">
            <text:p>1629618085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7324" calcext:value-type="float">
            <text:p>73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1:54</text:p>
          </table:table-cell>
          <table:table-cell office:value-type="float" office:value="1629618114" calcext:value-type="float">
            <text:p>1629618114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798" calcext:value-type="float">
            <text:p>97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2:24</text:p>
          </table:table-cell>
          <table:table-cell office:value-type="float" office:value="1629618144" calcext:value-type="float">
            <text:p>1629618144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317" calcext:value-type="float">
            <text:p>9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2:53</text:p>
          </table:table-cell>
          <table:table-cell office:value-type="float" office:value="1629618173" calcext:value-type="float">
            <text:p>1629618173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782" calcext:value-type="float">
            <text:p>978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3:23</text:p>
          </table:table-cell>
          <table:table-cell office:value-type="float" office:value="1629618203" calcext:value-type="float">
            <text:p>1629618203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8270" calcext:value-type="float">
            <text:p>82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3:52</text:p>
          </table:table-cell>
          <table:table-cell office:value-type="float" office:value="1629618232" calcext:value-type="float">
            <text:p>1629618232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273" calcext:value-type="float">
            <text:p>92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4:22</text:p>
          </table:table-cell>
          <table:table-cell office:value-type="float" office:value="1629618262" calcext:value-type="float">
            <text:p>1629618262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326" calcext:value-type="float">
            <text:p>932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4:51</text:p>
          </table:table-cell>
          <table:table-cell office:value-type="float" office:value="1629618291" calcext:value-type="float">
            <text:p>1629618291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279" calcext:value-type="float">
            <text:p>927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5:21</text:p>
          </table:table-cell>
          <table:table-cell office:value-type="float" office:value="1629618321" calcext:value-type="float">
            <text:p>1629618321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835" calcext:value-type="float">
            <text:p>983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5:51</text:p>
          </table:table-cell>
          <table:table-cell office:value-type="float" office:value="1629618351" calcext:value-type="float">
            <text:p>1629618351</text:p>
          </table:table-cell>
          <table:table-cell office:value-type="float" office:value="-44.51" calcext:value-type="float">
            <text:p>-44.51</text:p>
          </table:table-cell>
          <table:table-cell office:value-type="float" office:value="3.15" calcext:value-type="float">
            <text:p>3.15</text:p>
          </table:table-cell>
          <table:table-cell office:value-type="float" office:value="9253" calcext:value-type="float">
            <text:p>92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6:20</text:p>
          </table:table-cell>
          <table:table-cell office:value-type="float" office:value="1629618380" calcext:value-type="float">
            <text:p>1629618380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301" calcext:value-type="float">
            <text:p>93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6:50</text:p>
          </table:table-cell>
          <table:table-cell office:value-type="float" office:value="1629618410" calcext:value-type="float">
            <text:p>1629618410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349" calcext:value-type="float">
            <text:p>934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7:19</text:p>
          </table:table-cell>
          <table:table-cell office:value-type="float" office:value="1629618439" calcext:value-type="float">
            <text:p>1629618439</text:p>
          </table:table-cell>
          <table:table-cell office:value-type="float" office:value="-44.48" calcext:value-type="float">
            <text:p>-44.48</text:p>
          </table:table-cell>
          <table:table-cell office:value-type="float" office:value="3.15" calcext:value-type="float">
            <text:p>3.15</text:p>
          </table:table-cell>
          <table:table-cell office:value-type="float" office:value="9803" calcext:value-type="float">
            <text:p>980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7:49</text:p>
          </table:table-cell>
          <table:table-cell office:value-type="float" office:value="1629618469" calcext:value-type="float">
            <text:p>1629618469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822" calcext:value-type="float">
            <text:p>98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8:18</text:p>
          </table:table-cell>
          <table:table-cell office:value-type="float" office:value="1629618498" calcext:value-type="float">
            <text:p>1629618498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342" calcext:value-type="float">
            <text:p>93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8:48</text:p>
          </table:table-cell>
          <table:table-cell office:value-type="float" office:value="1629618528" calcext:value-type="float">
            <text:p>1629618528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799" calcext:value-type="float">
            <text:p>97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9:17</text:p>
          </table:table-cell>
          <table:table-cell office:value-type="float" office:value="1629618557" calcext:value-type="float">
            <text:p>1629618557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829" calcext:value-type="float">
            <text:p>982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49:47</text:p>
          </table:table-cell>
          <table:table-cell office:value-type="float" office:value="1629618587" calcext:value-type="float">
            <text:p>1629618587</text:p>
          </table:table-cell>
          <table:table-cell office:value-type="float" office:value="-44.51" calcext:value-type="float">
            <text:p>-44.51</text:p>
          </table:table-cell>
          <table:table-cell office:value-type="float" office:value="3.15" calcext:value-type="float">
            <text:p>3.15</text:p>
          </table:table-cell>
          <table:table-cell office:value-type="float" office:value="9251" calcext:value-type="float">
            <text:p>9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0:16</text:p>
          </table:table-cell>
          <table:table-cell office:value-type="float" office:value="1629618616" calcext:value-type="float">
            <text:p>1629618616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300" calcext:value-type="float">
            <text:p>930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0:46</text:p>
          </table:table-cell>
          <table:table-cell office:value-type="float" office:value="1629618646" calcext:value-type="float">
            <text:p>1629618646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7808" calcext:value-type="float">
            <text:p>780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1:16</text:p>
          </table:table-cell>
          <table:table-cell office:value-type="float" office:value="1629618676" calcext:value-type="float">
            <text:p>1629618676</text:p>
          </table:table-cell>
          <table:table-cell office:value-type="float" office:value="-44.54" calcext:value-type="float">
            <text:p>-44.54</text:p>
          </table:table-cell>
          <table:table-cell office:value-type="float" office:value="3.15" calcext:value-type="float">
            <text:p>3.15</text:p>
          </table:table-cell>
          <table:table-cell office:value-type="float" office:value="9340" calcext:value-type="float">
            <text:p>934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1:45</text:p>
          </table:table-cell>
          <table:table-cell office:value-type="float" office:value="1629618705" calcext:value-type="float">
            <text:p>1629618705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280" calcext:value-type="float">
            <text:p>9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2:15</text:p>
          </table:table-cell>
          <table:table-cell office:value-type="float" office:value="1629618735" calcext:value-type="float">
            <text:p>1629618735</text:p>
          </table:table-cell>
          <table:table-cell office:value-type="float" office:value="-44.51" calcext:value-type="float">
            <text:p>-44.51</text:p>
          </table:table-cell>
          <table:table-cell office:value-type="float" office:value="3.15" calcext:value-type="float">
            <text:p>3.15</text:p>
          </table:table-cell>
          <table:table-cell office:value-type="float" office:value="9845" calcext:value-type="float">
            <text:p>98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2:44</text:p>
          </table:table-cell>
          <table:table-cell office:value-type="float" office:value="1629618764" calcext:value-type="float">
            <text:p>1629618764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257" calcext:value-type="float">
            <text:p>9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3:14</text:p>
          </table:table-cell>
          <table:table-cell office:value-type="float" office:value="1629618794" calcext:value-type="float">
            <text:p>1629618794</text:p>
          </table:table-cell>
          <table:table-cell office:value-type="float" office:value="-44.51" calcext:value-type="float">
            <text:p>-44.51</text:p>
          </table:table-cell>
          <table:table-cell office:value-type="float" office:value="3.15" calcext:value-type="float">
            <text:p>3.15</text:p>
          </table:table-cell>
          <table:table-cell office:value-type="float" office:value="9244" calcext:value-type="float">
            <text:p>92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3:43</text:p>
          </table:table-cell>
          <table:table-cell office:value-type="float" office:value="1629618823" calcext:value-type="float">
            <text:p>1629618823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770" calcext:value-type="float">
            <text:p>97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4:13</text:p>
          </table:table-cell>
          <table:table-cell office:value-type="float" office:value="1629618853" calcext:value-type="float">
            <text:p>1629618853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813" calcext:value-type="float">
            <text:p>981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4:42</text:p>
          </table:table-cell>
          <table:table-cell office:value-type="float" office:value="1629618882" calcext:value-type="float">
            <text:p>1629618882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334" calcext:value-type="float">
            <text:p>93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5:12</text:p>
          </table:table-cell>
          <table:table-cell office:value-type="float" office:value="1629618912" calcext:value-type="float">
            <text:p>1629618912</text:p>
          </table:table-cell>
          <table:table-cell office:value-type="float" office:value="-44.51" calcext:value-type="float">
            <text:p>-44.51</text:p>
          </table:table-cell>
          <table:table-cell office:value-type="float" office:value="3.15" calcext:value-type="float">
            <text:p>3.15</text:p>
          </table:table-cell>
          <table:table-cell office:value-type="float" office:value="9273" calcext:value-type="float">
            <text:p>92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5:41</text:p>
          </table:table-cell>
          <table:table-cell office:value-type="float" office:value="1629618941" calcext:value-type="float">
            <text:p>1629618941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328" calcext:value-type="float">
            <text:p>93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6:11</text:p>
          </table:table-cell>
          <table:table-cell office:value-type="float" office:value="1629618971" calcext:value-type="float">
            <text:p>1629618971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269" calcext:value-type="float">
            <text:p>926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6:41</text:p>
          </table:table-cell>
          <table:table-cell office:value-type="float" office:value="1629619001" calcext:value-type="float">
            <text:p>1629619001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246" calcext:value-type="float">
            <text:p>92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7:10</text:p>
          </table:table-cell>
          <table:table-cell office:value-type="float" office:value="1629619030" calcext:value-type="float">
            <text:p>1629619030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278" calcext:value-type="float">
            <text:p>927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7:40</text:p>
          </table:table-cell>
          <table:table-cell office:value-type="float" office:value="1629619060" calcext:value-type="float">
            <text:p>1629619060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328" calcext:value-type="float">
            <text:p>93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8:09</text:p>
          </table:table-cell>
          <table:table-cell office:value-type="float" office:value="1629619089" calcext:value-type="float">
            <text:p>1629619089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781" calcext:value-type="float">
            <text:p>97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8:39</text:p>
          </table:table-cell>
          <table:table-cell office:value-type="float" office:value="1629619119" calcext:value-type="float">
            <text:p>1629619119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9814" calcext:value-type="float">
            <text:p>98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9:08</text:p>
          </table:table-cell>
          <table:table-cell office:value-type="float" office:value="1629619148" calcext:value-type="float">
            <text:p>1629619148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850" calcext:value-type="float">
            <text:p>98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4:59:38</text:p>
          </table:table-cell>
          <table:table-cell office:value-type="float" office:value="1629619178" calcext:value-type="float">
            <text:p>1629619178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273" calcext:value-type="float">
            <text:p>92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0:07</text:p>
          </table:table-cell>
          <table:table-cell office:value-type="float" office:value="1629619207" calcext:value-type="float">
            <text:p>1629619207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9842" calcext:value-type="float">
            <text:p>98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0:37</text:p>
          </table:table-cell>
          <table:table-cell office:value-type="float" office:value="1629619237" calcext:value-type="float">
            <text:p>1629619237</text:p>
          </table:table-cell>
          <table:table-cell office:value-type="float" office:value="-44.51" calcext:value-type="float">
            <text:p>-44.51</text:p>
          </table:table-cell>
          <table:table-cell office:value-type="float" office:value="3.15" calcext:value-type="float">
            <text:p>3.15</text:p>
          </table:table-cell>
          <table:table-cell office:value-type="float" office:value="7743" calcext:value-type="float">
            <text:p>77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1:06</text:p>
          </table:table-cell>
          <table:table-cell office:value-type="float" office:value="1629619266" calcext:value-type="float">
            <text:p>1629619266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775" calcext:value-type="float">
            <text:p>977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1:36</text:p>
          </table:table-cell>
          <table:table-cell office:value-type="float" office:value="1629619296" calcext:value-type="float">
            <text:p>1629619296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796" calcext:value-type="float">
            <text:p>97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2:06</text:p>
          </table:table-cell>
          <table:table-cell office:value-type="float" office:value="1629619326" calcext:value-type="float">
            <text:p>1629619326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10024" calcext:value-type="float">
            <text:p>1002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2:35</text:p>
          </table:table-cell>
          <table:table-cell office:value-type="float" office:value="1629619355" calcext:value-type="float">
            <text:p>1629619355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762" calcext:value-type="float">
            <text:p>976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3:05</text:p>
          </table:table-cell>
          <table:table-cell office:value-type="float" office:value="1629619385" calcext:value-type="float">
            <text:p>1629619385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9261" calcext:value-type="float">
            <text:p>92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3:34</text:p>
          </table:table-cell>
          <table:table-cell office:value-type="float" office:value="1629619414" calcext:value-type="float">
            <text:p>1629619414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310" calcext:value-type="float">
            <text:p>93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4:04</text:p>
          </table:table-cell>
          <table:table-cell office:value-type="float" office:value="1629619444" calcext:value-type="float">
            <text:p>1629619444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352" calcext:value-type="float">
            <text:p>93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4:33</text:p>
          </table:table-cell>
          <table:table-cell office:value-type="float" office:value="1629619473" calcext:value-type="float">
            <text:p>1629619473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11847" calcext:value-type="float">
            <text:p>118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5:03</text:p>
          </table:table-cell>
          <table:table-cell office:value-type="float" office:value="1629619503" calcext:value-type="float">
            <text:p>1629619503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350" calcext:value-type="float">
            <text:p>935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5:33</text:p>
          </table:table-cell>
          <table:table-cell office:value-type="float" office:value="1629619533" calcext:value-type="float">
            <text:p>1629619533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816" calcext:value-type="float">
            <text:p>981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6:02</text:p>
          </table:table-cell>
          <table:table-cell office:value-type="float" office:value="1629619562" calcext:value-type="float">
            <text:p>1629619562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330" calcext:value-type="float">
            <text:p>93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6:32</text:p>
          </table:table-cell>
          <table:table-cell office:value-type="float" office:value="1629619592" calcext:value-type="float">
            <text:p>1629619592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270" calcext:value-type="float">
            <text:p>92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7:01</text:p>
          </table:table-cell>
          <table:table-cell office:value-type="float" office:value="1629619621" calcext:value-type="float">
            <text:p>1629619621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245" calcext:value-type="float">
            <text:p>92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7:31</text:p>
          </table:table-cell>
          <table:table-cell office:value-type="float" office:value="1629619651" calcext:value-type="float">
            <text:p>1629619651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269" calcext:value-type="float">
            <text:p>926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8:00</text:p>
          </table:table-cell>
          <table:table-cell office:value-type="float" office:value="1629619680" calcext:value-type="float">
            <text:p>1629619680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328" calcext:value-type="float">
            <text:p>93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8:30</text:p>
          </table:table-cell>
          <table:table-cell office:value-type="float" office:value="1629619710" calcext:value-type="float">
            <text:p>1629619710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275" calcext:value-type="float">
            <text:p>927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8:59</text:p>
          </table:table-cell>
          <table:table-cell office:value-type="float" office:value="1629619739" calcext:value-type="float">
            <text:p>1629619739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327" calcext:value-type="float">
            <text:p>932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9:29</text:p>
          </table:table-cell>
          <table:table-cell office:value-type="float" office:value="1629619769" calcext:value-type="float">
            <text:p>1629619769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801" calcext:value-type="float">
            <text:p>98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09:58</text:p>
          </table:table-cell>
          <table:table-cell office:value-type="float" office:value="1629619798" calcext:value-type="float">
            <text:p>1629619798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7271" calcext:value-type="float">
            <text:p>727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0:28</text:p>
          </table:table-cell>
          <table:table-cell office:value-type="float" office:value="1629619828" calcext:value-type="float">
            <text:p>1629619828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327" calcext:value-type="float">
            <text:p>932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0:57</text:p>
          </table:table-cell>
          <table:table-cell office:value-type="float" office:value="1629619857" calcext:value-type="float">
            <text:p>1629619857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781" calcext:value-type="float">
            <text:p>97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1:27</text:p>
          </table:table-cell>
          <table:table-cell office:value-type="float" office:value="1629619887" calcext:value-type="float">
            <text:p>1629619887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9811" calcext:value-type="float">
            <text:p>98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1:57</text:p>
          </table:table-cell>
          <table:table-cell office:value-type="float" office:value="1629619917" calcext:value-type="float">
            <text:p>1629619917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7288" calcext:value-type="float">
            <text:p>72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2:26</text:p>
          </table:table-cell>
          <table:table-cell office:value-type="float" office:value="1629619946" calcext:value-type="float">
            <text:p>1629619946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764" calcext:value-type="float">
            <text:p>976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2:56</text:p>
          </table:table-cell>
          <table:table-cell office:value-type="float" office:value="1629619976" calcext:value-type="float">
            <text:p>1629619976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9786" calcext:value-type="float">
            <text:p>978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3:25</text:p>
          </table:table-cell>
          <table:table-cell office:value-type="float" office:value="1629620005" calcext:value-type="float">
            <text:p>1629620005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310" calcext:value-type="float">
            <text:p>93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3:55</text:p>
          </table:table-cell>
          <table:table-cell office:value-type="float" office:value="1629620035" calcext:value-type="float">
            <text:p>1629620035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252" calcext:value-type="float">
            <text:p>925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4:24</text:p>
          </table:table-cell>
          <table:table-cell office:value-type="float" office:value="1629620064" calcext:value-type="float">
            <text:p>1629620064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298" calcext:value-type="float">
            <text:p>929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4:54</text:p>
          </table:table-cell>
          <table:table-cell office:value-type="float" office:value="1629620094" calcext:value-type="float">
            <text:p>1629620094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348" calcext:value-type="float">
            <text:p>934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5:23</text:p>
          </table:table-cell>
          <table:table-cell office:value-type="float" office:value="1629620123" calcext:value-type="float">
            <text:p>1629620123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296" calcext:value-type="float">
            <text:p>929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5:53</text:p>
          </table:table-cell>
          <table:table-cell office:value-type="float" office:value="1629620153" calcext:value-type="float">
            <text:p>1629620153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344" calcext:value-type="float">
            <text:p>93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6:22</text:p>
          </table:table-cell>
          <table:table-cell office:value-type="float" office:value="1629620182" calcext:value-type="float">
            <text:p>1629620182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10006" calcext:value-type="float">
            <text:p>1000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6:52</text:p>
          </table:table-cell>
          <table:table-cell office:value-type="float" office:value="1629620212" calcext:value-type="float">
            <text:p>1629620212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317" calcext:value-type="float">
            <text:p>931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7:22</text:p>
          </table:table-cell>
          <table:table-cell office:value-type="float" office:value="1629620242" calcext:value-type="float">
            <text:p>1629620242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9258" calcext:value-type="float">
            <text:p>92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7:51</text:p>
          </table:table-cell>
          <table:table-cell office:value-type="float" office:value="1629620271" calcext:value-type="float">
            <text:p>1629620271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816" calcext:value-type="float">
            <text:p>981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8:21</text:p>
          </table:table-cell>
          <table:table-cell office:value-type="float" office:value="1629620301" calcext:value-type="float">
            <text:p>1629620301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10045" calcext:value-type="float">
            <text:p>100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8:50</text:p>
          </table:table-cell>
          <table:table-cell office:value-type="float" office:value="1629620330" calcext:value-type="float">
            <text:p>1629620330</text:p>
          </table:table-cell>
          <table:table-cell office:value-type="float" office:value="-44.36" calcext:value-type="float">
            <text:p>-44.36</text:p>
          </table:table-cell>
          <table:table-cell office:value-type="float" office:value="3.15" calcext:value-type="float">
            <text:p>3.15</text:p>
          </table:table-cell>
          <table:table-cell office:value-type="float" office:value="9347" calcext:value-type="float">
            <text:p>93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9:20</text:p>
          </table:table-cell>
          <table:table-cell office:value-type="float" office:value="1629620360" calcext:value-type="float">
            <text:p>1629620360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9809" calcext:value-type="float">
            <text:p>980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19:49</text:p>
          </table:table-cell>
          <table:table-cell office:value-type="float" office:value="1629620389" calcext:value-type="float">
            <text:p>1629620389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834" calcext:value-type="float">
            <text:p>983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0:19</text:p>
          </table:table-cell>
          <table:table-cell office:value-type="float" office:value="1629620419" calcext:value-type="float">
            <text:p>1629620419</text:p>
          </table:table-cell>
          <table:table-cell office:value-type="float" office:value="-44.42" calcext:value-type="float">
            <text:p>-44.42</text:p>
          </table:table-cell>
          <table:table-cell office:value-type="float" office:value="3.15" calcext:value-type="float">
            <text:p>3.15</text:p>
          </table:table-cell>
          <table:table-cell office:value-type="float" office:value="9253" calcext:value-type="float">
            <text:p>92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0:49</text:p>
          </table:table-cell>
          <table:table-cell office:value-type="float" office:value="1629620449" calcext:value-type="float">
            <text:p>1629620449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9742" calcext:value-type="float">
            <text:p>97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1:18</text:p>
          </table:table-cell>
          <table:table-cell office:value-type="float" office:value="1629620478" calcext:value-type="float">
            <text:p>1629620478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845" calcext:value-type="float">
            <text:p>98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1:48</text:p>
          </table:table-cell>
          <table:table-cell office:value-type="float" office:value="1629620508" calcext:value-type="float">
            <text:p>1629620508</text:p>
          </table:table-cell>
          <table:table-cell office:value-type="float" office:value="-44.32" calcext:value-type="float">
            <text:p>-44.32</text:p>
          </table:table-cell>
          <table:table-cell office:value-type="float" office:value="3.15" calcext:value-type="float">
            <text:p>3.15</text:p>
          </table:table-cell>
          <table:table-cell office:value-type="float" office:value="9251" calcext:value-type="float">
            <text:p>92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2:17</text:p>
          </table:table-cell>
          <table:table-cell office:value-type="float" office:value="1629620537" calcext:value-type="float">
            <text:p>1629620537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9311" calcext:value-type="float">
            <text:p>931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2:47</text:p>
          </table:table-cell>
          <table:table-cell office:value-type="float" office:value="1629620567" calcext:value-type="float">
            <text:p>1629620567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257" calcext:value-type="float">
            <text:p>9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3:16</text:p>
          </table:table-cell>
          <table:table-cell office:value-type="float" office:value="1629620596" calcext:value-type="float">
            <text:p>1629620596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10022" calcext:value-type="float">
            <text:p>100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3:46</text:p>
          </table:table-cell>
          <table:table-cell office:value-type="float" office:value="1629620626" calcext:value-type="float">
            <text:p>1629620626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325" calcext:value-type="float">
            <text:p>932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4:15</text:p>
          </table:table-cell>
          <table:table-cell office:value-type="float" office:value="1629620655" calcext:value-type="float">
            <text:p>1629620655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9788" calcext:value-type="float">
            <text:p>978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4:45</text:p>
          </table:table-cell>
          <table:table-cell office:value-type="float" office:value="1629620685" calcext:value-type="float">
            <text:p>1629620685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7261" calcext:value-type="float">
            <text:p>726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5:14</text:p>
          </table:table-cell>
          <table:table-cell office:value-type="float" office:value="1629620714" calcext:value-type="float">
            <text:p>1629620714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322" calcext:value-type="float">
            <text:p>932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5:44</text:p>
          </table:table-cell>
          <table:table-cell office:value-type="float" office:value="1629620744" calcext:value-type="float">
            <text:p>1629620744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753" calcext:value-type="float">
            <text:p>97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6:14</text:p>
          </table:table-cell>
          <table:table-cell office:value-type="float" office:value="1629620774" calcext:value-type="float">
            <text:p>1629620774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328" calcext:value-type="float">
            <text:p>93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6:43</text:p>
          </table:table-cell>
          <table:table-cell office:value-type="float" office:value="1629620803" calcext:value-type="float">
            <text:p>1629620803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829" calcext:value-type="float">
            <text:p>982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7:13</text:p>
          </table:table-cell>
          <table:table-cell office:value-type="float" office:value="1629620833" calcext:value-type="float">
            <text:p>1629620833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9806" calcext:value-type="float">
            <text:p>980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7:42</text:p>
          </table:table-cell>
          <table:table-cell office:value-type="float" office:value="1629620862" calcext:value-type="float">
            <text:p>1629620862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9784" calcext:value-type="float">
            <text:p>978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8:12</text:p>
          </table:table-cell>
          <table:table-cell office:value-type="float" office:value="1629620892" calcext:value-type="float">
            <text:p>1629620892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766" calcext:value-type="float">
            <text:p>976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8:42</text:p>
          </table:table-cell>
          <table:table-cell office:value-type="float" office:value="1629620922" calcext:value-type="float">
            <text:p>1629620922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743" calcext:value-type="float">
            <text:p>974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9:11</text:p>
          </table:table-cell>
          <table:table-cell office:value-type="float" office:value="1629620951" calcext:value-type="float">
            <text:p>1629620951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314" calcext:value-type="float">
            <text:p>931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29:41</text:p>
          </table:table-cell>
          <table:table-cell office:value-type="float" office:value="1629620981" calcext:value-type="float">
            <text:p>1629620981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9291" calcext:value-type="float">
            <text:p>92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0:11</text:p>
          </table:table-cell>
          <table:table-cell office:value-type="float" office:value="1629621011" calcext:value-type="float">
            <text:p>1629621011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7332" calcext:value-type="float">
            <text:p>733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0:40</text:p>
          </table:table-cell>
          <table:table-cell office:value-type="float" office:value="1629621040" calcext:value-type="float">
            <text:p>1629621040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7270" calcext:value-type="float">
            <text:p>727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1:10</text:p>
          </table:table-cell>
          <table:table-cell office:value-type="float" office:value="1629621070" calcext:value-type="float">
            <text:p>1629621070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9256" calcext:value-type="float">
            <text:p>92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1:39</text:p>
          </table:table-cell>
          <table:table-cell office:value-type="float" office:value="1629621099" calcext:value-type="float">
            <text:p>1629621099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9831" calcext:value-type="float">
            <text:p>98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2:09</text:p>
          </table:table-cell>
          <table:table-cell office:value-type="float" office:value="1629621129" calcext:value-type="float">
            <text:p>1629621129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9281" calcext:value-type="float">
            <text:p>928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2:39</text:p>
          </table:table-cell>
          <table:table-cell office:value-type="float" office:value="1629621159" calcext:value-type="float">
            <text:p>1629621159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253" calcext:value-type="float">
            <text:p>925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3:08</text:p>
          </table:table-cell>
          <table:table-cell office:value-type="float" office:value="1629621188" calcext:value-type="float">
            <text:p>1629621188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330" calcext:value-type="float">
            <text:p>93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3:38</text:p>
          </table:table-cell>
          <table:table-cell office:value-type="float" office:value="1629621218" calcext:value-type="float">
            <text:p>1629621218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7260" calcext:value-type="float">
            <text:p>726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4:07</text:p>
          </table:table-cell>
          <table:table-cell office:value-type="float" office:value="1629621247" calcext:value-type="float">
            <text:p>1629621247</text:p>
          </table:table-cell>
          <table:table-cell office:value-type="float" office:value="-44.17" calcext:value-type="float">
            <text:p>-44.17</text:p>
          </table:table-cell>
          <table:table-cell office:value-type="float" office:value="3.15" calcext:value-type="float">
            <text:p>3.15</text:p>
          </table:table-cell>
          <table:table-cell office:value-type="float" office:value="9346" calcext:value-type="float">
            <text:p>934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4:37</text:p>
          </table:table-cell>
          <table:table-cell office:value-type="float" office:value="1629621277" calcext:value-type="float">
            <text:p>1629621277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9831" calcext:value-type="float">
            <text:p>98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5:07</text:p>
          </table:table-cell>
          <table:table-cell office:value-type="float" office:value="1629621307" calcext:value-type="float">
            <text:p>1629621307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280" calcext:value-type="float">
            <text:p>928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5:36</text:p>
          </table:table-cell>
          <table:table-cell office:value-type="float" office:value="1629621336" calcext:value-type="float">
            <text:p>1629621336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254" calcext:value-type="float">
            <text:p>925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6:06</text:p>
          </table:table-cell>
          <table:table-cell office:value-type="float" office:value="1629621366" calcext:value-type="float">
            <text:p>1629621366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330" calcext:value-type="float">
            <text:p>933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6:35</text:p>
          </table:table-cell>
          <table:table-cell office:value-type="float" office:value="1629621395" calcext:value-type="float">
            <text:p>1629621395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289" calcext:value-type="float">
            <text:p>928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7:05</text:p>
          </table:table-cell>
          <table:table-cell office:value-type="float" office:value="1629621425" calcext:value-type="float">
            <text:p>1629621425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347" calcext:value-type="float">
            <text:p>934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7:35</text:p>
          </table:table-cell>
          <table:table-cell office:value-type="float" office:value="1629621455" calcext:value-type="float">
            <text:p>1629621455</text:p>
          </table:table-cell>
          <table:table-cell office:value-type="float" office:value="-44.11" calcext:value-type="float">
            <text:p>-44.11</text:p>
          </table:table-cell>
          <table:table-cell office:value-type="float" office:value="3.15" calcext:value-type="float">
            <text:p>3.15</text:p>
          </table:table-cell>
          <table:table-cell office:value-type="float" office:value="9823" calcext:value-type="float">
            <text:p>982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8:04</text:p>
          </table:table-cell>
          <table:table-cell office:value-type="float" office:value="1629621484" calcext:value-type="float">
            <text:p>1629621484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267" calcext:value-type="float">
            <text:p>926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8:34</text:p>
          </table:table-cell>
          <table:table-cell office:value-type="float" office:value="1629621514" calcext:value-type="float">
            <text:p>1629621514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335" calcext:value-type="float">
            <text:p>933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9:04</text:p>
          </table:table-cell>
          <table:table-cell office:value-type="float" office:value="1629621544" calcext:value-type="float">
            <text:p>1629621544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307" calcext:value-type="float">
            <text:p>93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39:33</text:p>
          </table:table-cell>
          <table:table-cell office:value-type="float" office:value="1629621573" calcext:value-type="float">
            <text:p>1629621573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7331" calcext:value-type="float">
            <text:p>73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0:03</text:p>
          </table:table-cell>
          <table:table-cell office:value-type="float" office:value="1629621603" calcext:value-type="float">
            <text:p>1629621603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299" calcext:value-type="float">
            <text:p>92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0:32</text:p>
          </table:table-cell>
          <table:table-cell office:value-type="float" office:value="1629621632" calcext:value-type="float">
            <text:p>1629621632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257" calcext:value-type="float">
            <text:p>925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1:02</text:p>
          </table:table-cell>
          <table:table-cell office:value-type="float" office:value="1629621662" calcext:value-type="float">
            <text:p>1629621662</text:p>
          </table:table-cell>
          <table:table-cell office:value-type="float" office:value="-44.14" calcext:value-type="float">
            <text:p>-44.14</text:p>
          </table:table-cell>
          <table:table-cell office:value-type="float" office:value="3.15" calcext:value-type="float">
            <text:p>3.15</text:p>
          </table:table-cell>
          <table:table-cell office:value-type="float" office:value="9331" calcext:value-type="float">
            <text:p>933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1:32</text:p>
          </table:table-cell>
          <table:table-cell office:value-type="float" office:value="1629621692" calcext:value-type="float">
            <text:p>1629621692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42" calcext:value-type="float">
            <text:p>92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2:01</text:p>
          </table:table-cell>
          <table:table-cell office:value-type="float" office:value="1629621721" calcext:value-type="float">
            <text:p>1629621721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268" calcext:value-type="float">
            <text:p>926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2:31</text:p>
          </table:table-cell>
          <table:table-cell office:value-type="float" office:value="1629621751" calcext:value-type="float">
            <text:p>1629621751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341" calcext:value-type="float">
            <text:p>934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3:01</text:p>
          </table:table-cell>
          <table:table-cell office:value-type="float" office:value="1629621781" calcext:value-type="float">
            <text:p>1629621781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399" calcext:value-type="float">
            <text:p>93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3:30</text:p>
          </table:table-cell>
          <table:table-cell office:value-type="float" office:value="1629621810" calcext:value-type="float">
            <text:p>1629621810</text:p>
          </table:table-cell>
          <table:table-cell office:value-type="float" office:value="-44.08" calcext:value-type="float">
            <text:p>-44.08</text:p>
          </table:table-cell>
          <table:table-cell office:value-type="float" office:value="3.15" calcext:value-type="float">
            <text:p>3.15</text:p>
          </table:table-cell>
          <table:table-cell office:value-type="float" office:value="9745" calcext:value-type="float">
            <text:p>97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4:00</text:p>
          </table:table-cell>
          <table:table-cell office:value-type="float" office:value="1629621840" calcext:value-type="float">
            <text:p>1629621840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838" calcext:value-type="float">
            <text:p>98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4:29</text:p>
          </table:table-cell>
          <table:table-cell office:value-type="float" office:value="1629621869" calcext:value-type="float">
            <text:p>1629621869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891" calcext:value-type="float">
            <text:p>989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4:59</text:p>
          </table:table-cell>
          <table:table-cell office:value-type="float" office:value="1629621899" calcext:value-type="float">
            <text:p>1629621899</text:p>
          </table:table-cell>
          <table:table-cell office:value-type="float" office:value="-43.84" calcext:value-type="float">
            <text:p>-43.84</text:p>
          </table:table-cell>
          <table:table-cell office:value-type="float" office:value="3.15" calcext:value-type="float">
            <text:p>3.15</text:p>
          </table:table-cell>
          <table:table-cell office:value-type="float" office:value="9328" calcext:value-type="float">
            <text:p>932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5:29</text:p>
          </table:table-cell>
          <table:table-cell office:value-type="float" office:value="1629621929" calcext:value-type="float">
            <text:p>1629621929</text:p>
          </table:table-cell>
          <table:table-cell office:value-type="float" office:value="-43.93" calcext:value-type="float">
            <text:p>-43.93</text:p>
          </table:table-cell>
          <table:table-cell office:value-type="float" office:value="3.15" calcext:value-type="float">
            <text:p>3.15</text:p>
          </table:table-cell>
          <table:table-cell office:value-type="float" office:value="9299" calcext:value-type="float">
            <text:p>9299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5:58</text:p>
          </table:table-cell>
          <table:table-cell office:value-type="float" office:value="1629621958" calcext:value-type="float">
            <text:p>1629621958</text:p>
          </table:table-cell>
          <table:table-cell office:value-type="float" office:value="-43.99" calcext:value-type="float">
            <text:p>-43.99</text:p>
          </table:table-cell>
          <table:table-cell office:value-type="float" office:value="3.15" calcext:value-type="float">
            <text:p>3.15</text:p>
          </table:table-cell>
          <table:table-cell office:value-type="float" office:value="9374" calcext:value-type="float">
            <text:p>937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6:28</text:p>
          </table:table-cell>
          <table:table-cell office:value-type="float" office:value="1629621988" calcext:value-type="float">
            <text:p>1629621988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345" calcext:value-type="float">
            <text:p>93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6:58</text:p>
          </table:table-cell>
          <table:table-cell office:value-type="float" office:value="1629622018" calcext:value-type="float">
            <text:p>1629622018</text:p>
          </table:table-cell>
          <table:table-cell office:value-type="float" office:value="-43.78" calcext:value-type="float">
            <text:p>-43.78</text:p>
          </table:table-cell>
          <table:table-cell office:value-type="float" office:value="3.15" calcext:value-type="float">
            <text:p>3.15</text:p>
          </table:table-cell>
          <table:table-cell office:value-type="float" office:value="9301" calcext:value-type="float">
            <text:p>930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7:27</text:p>
          </table:table-cell>
          <table:table-cell office:value-type="float" office:value="1629622047" calcext:value-type="float">
            <text:p>1629622047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264" calcext:value-type="float">
            <text:p>926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7:57</text:p>
          </table:table-cell>
          <table:table-cell office:value-type="float" office:value="1629622077" calcext:value-type="float">
            <text:p>1629622077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245" calcext:value-type="float">
            <text:p>92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8:27</text:p>
          </table:table-cell>
          <table:table-cell office:value-type="float" office:value="1629622107" calcext:value-type="float">
            <text:p>1629622107</text:p>
          </table:table-cell>
          <table:table-cell office:value-type="float" office:value="-43.96" calcext:value-type="float">
            <text:p>-43.96</text:p>
          </table:table-cell>
          <table:table-cell office:value-type="float" office:value="3.15" calcext:value-type="float">
            <text:p>3.15</text:p>
          </table:table-cell>
          <table:table-cell office:value-type="float" office:value="9308" calcext:value-type="float">
            <text:p>930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8:56</text:p>
          </table:table-cell>
          <table:table-cell office:value-type="float" office:value="1629622136" calcext:value-type="float">
            <text:p>1629622136</text:p>
          </table:table-cell>
          <table:table-cell office:value-type="float" office:value="-43.9" calcext:value-type="float">
            <text:p>-43.9</text:p>
          </table:table-cell>
          <table:table-cell office:value-type="float" office:value="3.15" calcext:value-type="float">
            <text:p>3.15</text:p>
          </table:table-cell>
          <table:table-cell office:value-type="float" office:value="9276" calcext:value-type="float">
            <text:p>92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9:26</text:p>
          </table:table-cell>
          <table:table-cell office:value-type="float" office:value="1629622166" calcext:value-type="float">
            <text:p>1629622166</text:p>
          </table:table-cell>
          <table:table-cell office:value-type="float" office:value="-43.87" calcext:value-type="float">
            <text:p>-43.87</text:p>
          </table:table-cell>
          <table:table-cell office:value-type="float" office:value="3.15" calcext:value-type="float">
            <text:p>3.15</text:p>
          </table:table-cell>
          <table:table-cell office:value-type="float" office:value="9344" calcext:value-type="float">
            <text:p>934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49:55</text:p>
          </table:table-cell>
          <table:table-cell office:value-type="float" office:value="1629622195" calcext:value-type="float">
            <text:p>1629622195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310" calcext:value-type="float">
            <text:p>931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0:25</text:p>
          </table:table-cell>
          <table:table-cell office:value-type="float" office:value="1629622225" calcext:value-type="float">
            <text:p>1629622225</text:p>
          </table:table-cell>
          <table:table-cell office:value-type="float" office:value="-44.2" calcext:value-type="float">
            <text:p>-44.2</text:p>
          </table:table-cell>
          <table:table-cell office:value-type="float" office:value="3.15" calcext:value-type="float">
            <text:p>3.15</text:p>
          </table:table-cell>
          <table:table-cell office:value-type="float" office:value="7338" calcext:value-type="float">
            <text:p>733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0:55</text:p>
          </table:table-cell>
          <table:table-cell office:value-type="float" office:value="1629622255" calcext:value-type="float">
            <text:p>1629622255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806" calcext:value-type="float">
            <text:p>980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1:24</text:p>
          </table:table-cell>
          <table:table-cell office:value-type="float" office:value="1629622284" calcext:value-type="float">
            <text:p>1629622284</text:p>
          </table:table-cell>
          <table:table-cell office:value-type="float" office:value="-44.02" calcext:value-type="float">
            <text:p>-44.02</text:p>
          </table:table-cell>
          <table:table-cell office:value-type="float" office:value="3.15" calcext:value-type="float">
            <text:p>3.15</text:p>
          </table:table-cell>
          <table:table-cell office:value-type="float" office:value="9345" calcext:value-type="float">
            <text:p>9345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1:54</text:p>
          </table:table-cell>
          <table:table-cell office:value-type="float" office:value="1629622314" calcext:value-type="float">
            <text:p>1629622314</text:p>
          </table:table-cell>
          <table:table-cell office:value-type="float" office:value="-44.05" calcext:value-type="float">
            <text:p>-44.05</text:p>
          </table:table-cell>
          <table:table-cell office:value-type="float" office:value="3.15" calcext:value-type="float">
            <text:p>3.15</text:p>
          </table:table-cell>
          <table:table-cell office:value-type="float" office:value="9307" calcext:value-type="float">
            <text:p>9307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2:24</text:p>
          </table:table-cell>
          <table:table-cell office:value-type="float" office:value="1629622344" calcext:value-type="float">
            <text:p>1629622344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273" calcext:value-type="float">
            <text:p>9273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2:53</text:p>
          </table:table-cell>
          <table:table-cell office:value-type="float" office:value="1629622373" calcext:value-type="float">
            <text:p>1629622373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242" calcext:value-type="float">
            <text:p>9242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3:23</text:p>
          </table:table-cell>
          <table:table-cell office:value-type="float" office:value="1629622403" calcext:value-type="float">
            <text:p>1629622403</text:p>
          </table:table-cell>
          <table:table-cell office:value-type="float" office:value="-22.02" calcext:value-type="float">
            <text:p>-22.02</text:p>
          </table:table-cell>
          <table:table-cell office:value-type="float" office:value="2.64" calcext:value-type="float">
            <text:p>2.64</text:p>
          </table:table-cell>
          <table:table-cell office:value-type="float" office:value="9308" calcext:value-type="float">
            <text:p>930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5:53:52</text:p>
          </table:table-cell>
          <table:table-cell office:value-type="float" office:value="1629622432" calcext:value-type="float">
            <text:p>1629622432</text:p>
          </table:table-cell>
          <table:table-cell office:value-type="float" office:value="-44.23" calcext:value-type="float">
            <text:p>-44.23</text:p>
          </table:table-cell>
          <table:table-cell office:value-type="float" office:value="3.15" calcext:value-type="float">
            <text:p>3.15</text:p>
          </table:table-cell>
          <table:table-cell office:value-type="float" office:value="9376" calcext:value-type="float">
            <text:p>937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4:22</text:p>
          </table:table-cell>
          <table:table-cell office:value-type="float" office:value="1629622462" calcext:value-type="float">
            <text:p>1629622462</text:p>
          </table:table-cell>
          <table:table-cell office:value-type="float" office:value="-44.39" calcext:value-type="float">
            <text:p>-44.39</text:p>
          </table:table-cell>
          <table:table-cell office:value-type="float" office:value="3.15" calcext:value-type="float">
            <text:p>3.15</text:p>
          </table:table-cell>
          <table:table-cell office:value-type="float" office:value="9756" calcext:value-type="float">
            <text:p>9756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4:52</text:p>
          </table:table-cell>
          <table:table-cell office:value-type="float" office:value="1629622492" calcext:value-type="float">
            <text:p>1629622492</text:p>
          </table:table-cell>
          <table:table-cell office:value-type="float" office:value="-44.48" calcext:value-type="float">
            <text:p>-44.48</text:p>
          </table:table-cell>
          <table:table-cell office:value-type="float" office:value="3.15" calcext:value-type="float">
            <text:p>3.15</text:p>
          </table:table-cell>
          <table:table-cell office:value-type="float" office:value="9294" calcext:value-type="float">
            <text:p>9294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5:21</text:p>
          </table:table-cell>
          <table:table-cell office:value-type="float" office:value="1629622521" calcext:value-type="float">
            <text:p>1629622521</text:p>
          </table:table-cell>
          <table:table-cell office:value-type="float" office:value="-44.45" calcext:value-type="float">
            <text:p>-44.45</text:p>
          </table:table-cell>
          <table:table-cell office:value-type="float" office:value="3.15" calcext:value-type="float">
            <text:p>3.15</text:p>
          </table:table-cell>
          <table:table-cell office:value-type="float" office:value="9258" calcext:value-type="float">
            <text:p>9258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5:51</text:p>
          </table:table-cell>
          <table:table-cell office:value-type="float" office:value="1629622551" calcext:value-type="float">
            <text:p>1629622551</text:p>
          </table:table-cell>
          <table:table-cell office:value-type="float" office:value="-22.02" calcext:value-type="float">
            <text:p>-22.02</text:p>
          </table:table-cell>
          <table:table-cell office:value-type="float" office:value="2.64" calcext:value-type="float">
            <text:p>2.64</text:p>
          </table:table-cell>
          <table:table-cell office:value-type="float" office:value="7283" calcext:value-type="float">
            <text:p>728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5:56:20</text:p>
          </table:table-cell>
          <table:table-cell office:value-type="float" office:value="1629622580" calcext:value-type="float">
            <text:p>1629622580</text:p>
          </table:table-cell>
          <table:table-cell office:value-type="float" office:value="-44.26" calcext:value-type="float">
            <text:p>-44.26</text:p>
          </table:table-cell>
          <table:table-cell office:value-type="float" office:value="3.15" calcext:value-type="float">
            <text:p>3.15</text:p>
          </table:table-cell>
          <table:table-cell office:value-type="float" office:value="9351" calcext:value-type="float">
            <text:p>9351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6:50</text:p>
          </table:table-cell>
          <table:table-cell office:value-type="float" office:value="1629622610" calcext:value-type="float">
            <text:p>1629622610</text:p>
          </table:table-cell>
          <table:table-cell office:value-type="float" office:value="-21.8" calcext:value-type="float">
            <text:p>-21.8</text:p>
          </table:table-cell>
          <table:table-cell office:value-type="float" office:value="2.64" calcext:value-type="float">
            <text:p>2.64</text:p>
          </table:table-cell>
          <table:table-cell office:value-type="float" office:value="9317" calcext:value-type="float">
            <text:p>931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5:57:20</text:p>
          </table:table-cell>
          <table:table-cell office:value-type="float" office:value="1629622640" calcext:value-type="float">
            <text:p>1629622640</text:p>
          </table:table-cell>
          <table:table-cell office:value-type="float" office:value="-21.59" calcext:value-type="float">
            <text:p>-21.59</text:p>
          </table:table-cell>
          <table:table-cell office:value-type="float" office:value="2.63" calcext:value-type="float">
            <text:p>2.63</text:p>
          </table:table-cell>
          <table:table-cell office:value-type="float" office:value="9788" calcext:value-type="float">
            <text:p>978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5:57:49</text:p>
          </table:table-cell>
          <table:table-cell office:value-type="float" office:value="1629622669" calcext:value-type="float">
            <text:p>1629622669</text:p>
          </table:table-cell>
          <table:table-cell office:value-type="float" office:value="-44.29" calcext:value-type="float">
            <text:p>-44.29</text:p>
          </table:table-cell>
          <table:table-cell office:value-type="float" office:value="3.15" calcext:value-type="float">
            <text:p>3.15</text:p>
          </table:table-cell>
          <table:table-cell office:value-type="float" office:value="9320" calcext:value-type="float">
            <text:p>9320</text:p>
          </table:table-cell>
          <table:table-cell office:value-type="float" office:value="49176" calcext:value-type="float">
            <text:p>49176</text:p>
          </table:table-cell>
          <table:table-cell/>
        </table:table-row>
        <table:table-row table:style-name="ro1">
          <table:table-cell office:value-type="string" calcext:value-type="string">
            <text:p>22/08/2021 05:58:19</text:p>
          </table:table-cell>
          <table:table-cell office:value-type="float" office:value="1629622699" calcext:value-type="float">
            <text:p>1629622699</text:p>
          </table:table-cell>
          <table:table-cell office:value-type="float" office:value="-21.41" calcext:value-type="float">
            <text:p>-21.41</text:p>
          </table:table-cell>
          <table:table-cell office:value-type="float" office:value="2.64" calcext:value-type="float">
            <text:p>2.64</text:p>
          </table:table-cell>
          <table:table-cell office:value-type="float" office:value="9264" calcext:value-type="float">
            <text:p>926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5:58:49</text:p>
          </table:table-cell>
          <table:table-cell office:value-type="float" office:value="1629622729" calcext:value-type="float">
            <text:p>1629622729</text:p>
          </table:table-cell>
          <table:table-cell office:value-type="float" office:value="-21.04" calcext:value-type="float">
            <text:p>-21.04</text:p>
          </table:table-cell>
          <table:table-cell office:value-type="float" office:value="2.64" calcext:value-type="float">
            <text:p>2.64</text:p>
          </table:table-cell>
          <table:table-cell office:value-type="float" office:value="9253" calcext:value-type="float">
            <text:p>925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5:59:18</text:p>
          </table:table-cell>
          <table:table-cell office:value-type="float" office:value="1629622758" calcext:value-type="float">
            <text:p>1629622758</text:p>
          </table:table-cell>
          <table:table-cell office:value-type="float" office:value="-20.92" calcext:value-type="float">
            <text:p>-20.92</text:p>
          </table:table-cell>
          <table:table-cell office:value-type="float" office:value="2.63" calcext:value-type="float">
            <text:p>2.63</text:p>
          </table:table-cell>
          <table:table-cell office:value-type="float" office:value="9241" calcext:value-type="float">
            <text:p>924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5:59:48</text:p>
          </table:table-cell>
          <table:table-cell office:value-type="float" office:value="1629622788" calcext:value-type="float">
            <text:p>1629622788</text:p>
          </table:table-cell>
          <table:table-cell office:value-type="float" office:value="-21.16" calcext:value-type="float">
            <text:p>-21.16</text:p>
          </table:table-cell>
          <table:table-cell office:value-type="float" office:value="2.63" calcext:value-type="float">
            <text:p>2.63</text:p>
          </table:table-cell>
          <table:table-cell office:value-type="float" office:value="9290" calcext:value-type="float">
            <text:p>929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0:18</text:p>
          </table:table-cell>
          <table:table-cell office:value-type="float" office:value="1629622818" calcext:value-type="float">
            <text:p>1629622818</text:p>
          </table:table-cell>
          <table:table-cell office:value-type="float" office:value="-20.77" calcext:value-type="float">
            <text:p>-20.77</text:p>
          </table:table-cell>
          <table:table-cell office:value-type="float" office:value="2.63" calcext:value-type="float">
            <text:p>2.63</text:p>
          </table:table-cell>
          <table:table-cell office:value-type="float" office:value="9255" calcext:value-type="float">
            <text:p>925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0:47</text:p>
          </table:table-cell>
          <table:table-cell office:value-type="float" office:value="1629622847" calcext:value-type="float">
            <text:p>1629622847</text:p>
          </table:table-cell>
          <table:table-cell office:value-type="float" office:value="-20.95" calcext:value-type="float">
            <text:p>-20.95</text:p>
          </table:table-cell>
          <table:table-cell office:value-type="float" office:value="2.63" calcext:value-type="float">
            <text:p>2.63</text:p>
          </table:table-cell>
          <table:table-cell office:value-type="float" office:value="9320" calcext:value-type="float">
            <text:p>932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1:17</text:p>
          </table:table-cell>
          <table:table-cell office:value-type="float" office:value="1629622877" calcext:value-type="float">
            <text:p>1629622877</text:p>
          </table:table-cell>
          <table:table-cell office:value-type="float" office:value="-20.7" calcext:value-type="float">
            <text:p>-20.7</text:p>
          </table:table-cell>
          <table:table-cell office:value-type="float" office:value="2.63" calcext:value-type="float">
            <text:p>2.63</text:p>
          </table:table-cell>
          <table:table-cell office:value-type="float" office:value="9801" calcext:value-type="float">
            <text:p>980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1:46</text:p>
          </table:table-cell>
          <table:table-cell office:value-type="float" office:value="1629622906" calcext:value-type="float">
            <text:p>1629622906</text:p>
          </table:table-cell>
          <table:table-cell office:value-type="float" office:value="-20.73" calcext:value-type="float">
            <text:p>-20.73</text:p>
          </table:table-cell>
          <table:table-cell office:value-type="float" office:value="2.63" calcext:value-type="float">
            <text:p>2.63</text:p>
          </table:table-cell>
          <table:table-cell office:value-type="float" office:value="9943" calcext:value-type="float">
            <text:p>99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2:16</text:p>
          </table:table-cell>
          <table:table-cell office:value-type="float" office:value="1629622936" calcext:value-type="float">
            <text:p>1629622936</text:p>
          </table:table-cell>
          <table:table-cell office:value-type="float" office:value="-20.73" calcext:value-type="float">
            <text:p>-20.73</text:p>
          </table:table-cell>
          <table:table-cell office:value-type="float" office:value="2.63" calcext:value-type="float">
            <text:p>2.63</text:p>
          </table:table-cell>
          <table:table-cell office:value-type="float" office:value="9265" calcext:value-type="float">
            <text:p>926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2:46</text:p>
          </table:table-cell>
          <table:table-cell office:value-type="float" office:value="1629622966" calcext:value-type="float">
            <text:p>1629622966</text:p>
          </table:table-cell>
          <table:table-cell office:value-type="float" office:value="-20.77" calcext:value-type="float">
            <text:p>-20.77</text:p>
          </table:table-cell>
          <table:table-cell office:value-type="float" office:value="2.63" calcext:value-type="float">
            <text:p>2.63</text:p>
          </table:table-cell>
          <table:table-cell office:value-type="float" office:value="9308" calcext:value-type="float">
            <text:p>930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3:15</text:p>
          </table:table-cell>
          <table:table-cell office:value-type="float" office:value="1629622995" calcext:value-type="float">
            <text:p>1629622995</text:p>
          </table:table-cell>
          <table:table-cell office:value-type="float" office:value="-20.67" calcext:value-type="float">
            <text:p>-20.67</text:p>
          </table:table-cell>
          <table:table-cell office:value-type="float" office:value="2.63" calcext:value-type="float">
            <text:p>2.63</text:p>
          </table:table-cell>
          <table:table-cell office:value-type="float" office:value="9250" calcext:value-type="float">
            <text:p>925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3:45</text:p>
          </table:table-cell>
          <table:table-cell office:value-type="float" office:value="1629623025" calcext:value-type="float">
            <text:p>1629623025</text:p>
          </table:table-cell>
          <table:table-cell office:value-type="float" office:value="-20.55" calcext:value-type="float">
            <text:p>-20.55</text:p>
          </table:table-cell>
          <table:table-cell office:value-type="float" office:value="2.63" calcext:value-type="float">
            <text:p>2.63</text:p>
          </table:table-cell>
          <table:table-cell office:value-type="float" office:value="9297" calcext:value-type="float">
            <text:p>929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4:15</text:p>
          </table:table-cell>
          <table:table-cell office:value-type="float" office:value="1629623055" calcext:value-type="float">
            <text:p>1629623055</text:p>
          </table:table-cell>
          <table:table-cell office:value-type="float" office:value="-20.64" calcext:value-type="float">
            <text:p>-20.64</text:p>
          </table:table-cell>
          <table:table-cell office:value-type="float" office:value="2.63" calcext:value-type="float">
            <text:p>2.63</text:p>
          </table:table-cell>
          <table:table-cell office:value-type="float" office:value="9751" calcext:value-type="float">
            <text:p>975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4:44</text:p>
          </table:table-cell>
          <table:table-cell office:value-type="float" office:value="1629623084" calcext:value-type="float">
            <text:p>1629623084</text:p>
          </table:table-cell>
          <table:table-cell office:value-type="float" office:value="-20.67" calcext:value-type="float">
            <text:p>-20.67</text:p>
          </table:table-cell>
          <table:table-cell office:value-type="float" office:value="2.63" calcext:value-type="float">
            <text:p>2.63</text:p>
          </table:table-cell>
          <table:table-cell office:value-type="float" office:value="9750" calcext:value-type="float">
            <text:p>975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5:14</text:p>
          </table:table-cell>
          <table:table-cell office:value-type="float" office:value="1629623114" calcext:value-type="float">
            <text:p>1629623114</text:p>
          </table:table-cell>
          <table:table-cell office:value-type="float" office:value="-20.49" calcext:value-type="float">
            <text:p>-20.49</text:p>
          </table:table-cell>
          <table:table-cell office:value-type="float" office:value="2.63" calcext:value-type="float">
            <text:p>2.63</text:p>
          </table:table-cell>
          <table:table-cell office:value-type="float" office:value="9297" calcext:value-type="float">
            <text:p>929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5:44</text:p>
          </table:table-cell>
          <table:table-cell office:value-type="float" office:value="1629623144" calcext:value-type="float">
            <text:p>1629623144</text:p>
          </table:table-cell>
          <table:table-cell office:value-type="float" office:value="-20.64" calcext:value-type="float">
            <text:p>-20.64</text:p>
          </table:table-cell>
          <table:table-cell office:value-type="float" office:value="2.63" calcext:value-type="float">
            <text:p>2.63</text:p>
          </table:table-cell>
          <table:table-cell office:value-type="float" office:value="9340" calcext:value-type="float">
            <text:p>934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6:13</text:p>
          </table:table-cell>
          <table:table-cell office:value-type="float" office:value="1629623173" calcext:value-type="float">
            <text:p>1629623173</text:p>
          </table:table-cell>
          <table:table-cell office:value-type="float" office:value="-20.22" calcext:value-type="float">
            <text:p>-20.22</text:p>
          </table:table-cell>
          <table:table-cell office:value-type="float" office:value="2.63" calcext:value-type="float">
            <text:p>2.63</text:p>
          </table:table-cell>
          <table:table-cell office:value-type="float" office:value="9280" calcext:value-type="float">
            <text:p>928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6:43</text:p>
          </table:table-cell>
          <table:table-cell office:value-type="float" office:value="1629623203" calcext:value-type="float">
            <text:p>1629623203</text:p>
          </table:table-cell>
          <table:table-cell office:value-type="float" office:value="-20.46" calcext:value-type="float">
            <text:p>-20.46</text:p>
          </table:table-cell>
          <table:table-cell office:value-type="float" office:value="2.63" calcext:value-type="float">
            <text:p>2.63</text:p>
          </table:table-cell>
          <table:table-cell office:value-type="float" office:value="9320" calcext:value-type="float">
            <text:p>932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7:13</text:p>
          </table:table-cell>
          <table:table-cell office:value-type="float" office:value="1629623233" calcext:value-type="float">
            <text:p>1629623233</text:p>
          </table:table-cell>
          <table:table-cell office:value-type="float" office:value="-20.52" calcext:value-type="float">
            <text:p>-20.52</text:p>
          </table:table-cell>
          <table:table-cell office:value-type="float" office:value="2.63" calcext:value-type="float">
            <text:p>2.63</text:p>
          </table:table-cell>
          <table:table-cell office:value-type="float" office:value="9770" calcext:value-type="float">
            <text:p>977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7:42</text:p>
          </table:table-cell>
          <table:table-cell office:value-type="float" office:value="1629623262" calcext:value-type="float">
            <text:p>1629623262</text:p>
          </table:table-cell>
          <table:table-cell office:value-type="float" office:value="-20.34" calcext:value-type="float">
            <text:p>-20.34</text:p>
          </table:table-cell>
          <table:table-cell office:value-type="float" office:value="2.63" calcext:value-type="float">
            <text:p>2.63</text:p>
          </table:table-cell>
          <table:table-cell office:value-type="float" office:value="9288" calcext:value-type="float">
            <text:p>928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8:12</text:p>
          </table:table-cell>
          <table:table-cell office:value-type="float" office:value="1629623292" calcext:value-type="float">
            <text:p>1629623292</text:p>
          </table:table-cell>
          <table:table-cell office:value-type="float" office:value="-20.19" calcext:value-type="float">
            <text:p>-20.19</text:p>
          </table:table-cell>
          <table:table-cell office:value-type="float" office:value="2.63" calcext:value-type="float">
            <text:p>2.63</text:p>
          </table:table-cell>
          <table:table-cell office:value-type="float" office:value="9338" calcext:value-type="float">
            <text:p>933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8:42</text:p>
          </table:table-cell>
          <table:table-cell office:value-type="float" office:value="1629623322" calcext:value-type="float">
            <text:p>1629623322</text:p>
          </table:table-cell>
          <table:table-cell office:value-type="float" office:value="-20" calcext:value-type="float">
            <text:p>-20</text:p>
          </table:table-cell>
          <table:table-cell office:value-type="float" office:value="2.63" calcext:value-type="float">
            <text:p>2.63</text:p>
          </table:table-cell>
          <table:table-cell office:value-type="float" office:value="9793" calcext:value-type="float">
            <text:p>979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9:11</text:p>
          </table:table-cell>
          <table:table-cell office:value-type="float" office:value="1629623351" calcext:value-type="float">
            <text:p>1629623351</text:p>
          </table:table-cell>
          <table:table-cell office:value-type="float" office:value="-20.12" calcext:value-type="float">
            <text:p>-20.12</text:p>
          </table:table-cell>
          <table:table-cell office:value-type="float" office:value="2.63" calcext:value-type="float">
            <text:p>2.63</text:p>
          </table:table-cell>
          <table:table-cell office:value-type="float" office:value="9826" calcext:value-type="float">
            <text:p>982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09:41</text:p>
          </table:table-cell>
          <table:table-cell office:value-type="float" office:value="1629623381" calcext:value-type="float">
            <text:p>1629623381</text:p>
          </table:table-cell>
          <table:table-cell office:value-type="float" office:value="-20.03" calcext:value-type="float">
            <text:p>-20.03</text:p>
          </table:table-cell>
          <table:table-cell office:value-type="float" office:value="2.63" calcext:value-type="float">
            <text:p>2.63</text:p>
          </table:table-cell>
          <table:table-cell office:value-type="float" office:value="9346" calcext:value-type="float">
            <text:p>934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0:11</text:p>
          </table:table-cell>
          <table:table-cell office:value-type="float" office:value="1629623411" calcext:value-type="float">
            <text:p>1629623411</text:p>
          </table:table-cell>
          <table:table-cell office:value-type="float" office:value="-19.88" calcext:value-type="float">
            <text:p>-19.88</text:p>
          </table:table-cell>
          <table:table-cell office:value-type="float" office:value="2.63" calcext:value-type="float">
            <text:p>2.63</text:p>
          </table:table-cell>
          <table:table-cell office:value-type="float" office:value="9290" calcext:value-type="float">
            <text:p>929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0:40</text:p>
          </table:table-cell>
          <table:table-cell office:value-type="float" office:value="1629623440" calcext:value-type="float">
            <text:p>1629623440</text:p>
          </table:table-cell>
          <table:table-cell office:value-type="float" office:value="-20.06" calcext:value-type="float">
            <text:p>-20.06</text:p>
          </table:table-cell>
          <table:table-cell office:value-type="float" office:value="2.63" calcext:value-type="float">
            <text:p>2.63</text:p>
          </table:table-cell>
          <table:table-cell office:value-type="float" office:value="9243" calcext:value-type="float">
            <text:p>92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1:10</text:p>
          </table:table-cell>
          <table:table-cell office:value-type="float" office:value="1629623470" calcext:value-type="float">
            <text:p>1629623470</text:p>
          </table:table-cell>
          <table:table-cell office:value-type="float" office:value="-19.82" calcext:value-type="float">
            <text:p>-19.82</text:p>
          </table:table-cell>
          <table:table-cell office:value-type="float" office:value="2.63" calcext:value-type="float">
            <text:p>2.63</text:p>
          </table:table-cell>
          <table:table-cell office:value-type="float" office:value="9280" calcext:value-type="float">
            <text:p>928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1:40</text:p>
          </table:table-cell>
          <table:table-cell office:value-type="float" office:value="1629623500" calcext:value-type="float">
            <text:p>1629623500</text:p>
          </table:table-cell>
          <table:table-cell office:value-type="float" office:value="-19.85" calcext:value-type="float">
            <text:p>-19.85</text:p>
          </table:table-cell>
          <table:table-cell office:value-type="float" office:value="2.63" calcext:value-type="float">
            <text:p>2.63</text:p>
          </table:table-cell>
          <table:table-cell office:value-type="float" office:value="7278" calcext:value-type="float">
            <text:p>727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2:09</text:p>
          </table:table-cell>
          <table:table-cell office:value-type="float" office:value="1629623529" calcext:value-type="float">
            <text:p>1629623529</text:p>
          </table:table-cell>
          <table:table-cell office:value-type="float" office:value="-19.67" calcext:value-type="float">
            <text:p>-19.67</text:p>
          </table:table-cell>
          <table:table-cell office:value-type="float" office:value="2.63" calcext:value-type="float">
            <text:p>2.63</text:p>
          </table:table-cell>
          <table:table-cell office:value-type="float" office:value="9327" calcext:value-type="float">
            <text:p>932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2:39</text:p>
          </table:table-cell>
          <table:table-cell office:value-type="float" office:value="1629623559" calcext:value-type="float">
            <text:p>1629623559</text:p>
          </table:table-cell>
          <table:table-cell office:value-type="float" office:value="-19.48" calcext:value-type="float">
            <text:p>-19.48</text:p>
          </table:table-cell>
          <table:table-cell office:value-type="float" office:value="2.63" calcext:value-type="float">
            <text:p>2.63</text:p>
          </table:table-cell>
          <table:table-cell office:value-type="float" office:value="9253" calcext:value-type="float">
            <text:p>925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3:08</text:p>
          </table:table-cell>
          <table:table-cell office:value-type="float" office:value="1629623588" calcext:value-type="float">
            <text:p>1629623588</text:p>
          </table:table-cell>
          <table:table-cell office:value-type="float" office:value="-19.42" calcext:value-type="float">
            <text:p>-19.42</text:p>
          </table:table-cell>
          <table:table-cell office:value-type="float" office:value="2.63" calcext:value-type="float">
            <text:p>2.63</text:p>
          </table:table-cell>
          <table:table-cell office:value-type="float" office:value="9294" calcext:value-type="float">
            <text:p>929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3:38</text:p>
          </table:table-cell>
          <table:table-cell office:value-type="float" office:value="1629623618" calcext:value-type="float">
            <text:p>1629623618</text:p>
          </table:table-cell>
          <table:table-cell office:value-type="float" office:value="-19.51" calcext:value-type="float">
            <text:p>-19.51</text:p>
          </table:table-cell>
          <table:table-cell office:value-type="float" office:value="2.63" calcext:value-type="float">
            <text:p>2.63</text:p>
          </table:table-cell>
          <table:table-cell office:value-type="float" office:value="9341" calcext:value-type="float">
            <text:p>934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4:08</text:p>
          </table:table-cell>
          <table:table-cell office:value-type="float" office:value="1629623648" calcext:value-type="float">
            <text:p>1629623648</text:p>
          </table:table-cell>
          <table:table-cell office:value-type="float" office:value="-19.42" calcext:value-type="float">
            <text:p>-19.42</text:p>
          </table:table-cell>
          <table:table-cell office:value-type="float" office:value="2.63" calcext:value-type="float">
            <text:p>2.63</text:p>
          </table:table-cell>
          <table:table-cell office:value-type="float" office:value="9783" calcext:value-type="float">
            <text:p>978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4:37</text:p>
          </table:table-cell>
          <table:table-cell office:value-type="float" office:value="1629623677" calcext:value-type="float">
            <text:p>1629623677</text:p>
          </table:table-cell>
          <table:table-cell office:value-type="float" office:value="-19.3" calcext:value-type="float">
            <text:p>-19.3</text:p>
          </table:table-cell>
          <table:table-cell office:value-type="float" office:value="2.63" calcext:value-type="float">
            <text:p>2.63</text:p>
          </table:table-cell>
          <table:table-cell office:value-type="float" office:value="9299" calcext:value-type="float">
            <text:p>929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5:07</text:p>
          </table:table-cell>
          <table:table-cell office:value-type="float" office:value="1629623707" calcext:value-type="float">
            <text:p>1629623707</text:p>
          </table:table-cell>
          <table:table-cell office:value-type="float" office:value="-19" calcext:value-type="float">
            <text:p>-19</text:p>
          </table:table-cell>
          <table:table-cell office:value-type="float" office:value="2.63" calcext:value-type="float">
            <text:p>2.63</text:p>
          </table:table-cell>
          <table:table-cell office:value-type="float" office:value="9754" calcext:value-type="float">
            <text:p>975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5:37</text:p>
          </table:table-cell>
          <table:table-cell office:value-type="float" office:value="1629623737" calcext:value-type="float">
            <text:p>1629623737</text:p>
          </table:table-cell>
          <table:table-cell office:value-type="float" office:value="-18.78" calcext:value-type="float">
            <text:p>-18.78</text:p>
          </table:table-cell>
          <table:table-cell office:value-type="float" office:value="2.63" calcext:value-type="float">
            <text:p>2.63</text:p>
          </table:table-cell>
          <table:table-cell office:value-type="float" office:value="9777" calcext:value-type="float">
            <text:p>977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6:06</text:p>
          </table:table-cell>
          <table:table-cell office:value-type="float" office:value="1629623766" calcext:value-type="float">
            <text:p>1629623766</text:p>
          </table:table-cell>
          <table:table-cell office:value-type="float" office:value="-19.06" calcext:value-type="float">
            <text:p>-19.06</text:p>
          </table:table-cell>
          <table:table-cell office:value-type="float" office:value="2.63" calcext:value-type="float">
            <text:p>2.63</text:p>
          </table:table-cell>
          <table:table-cell office:value-type="float" office:value="9289" calcext:value-type="float">
            <text:p>928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6:36</text:p>
          </table:table-cell>
          <table:table-cell office:value-type="float" office:value="1629623796" calcext:value-type="float">
            <text:p>1629623796</text:p>
          </table:table-cell>
          <table:table-cell office:value-type="float" office:value="-19" calcext:value-type="float">
            <text:p>-19</text:p>
          </table:table-cell>
          <table:table-cell office:value-type="float" office:value="2.63" calcext:value-type="float">
            <text:p>2.63</text:p>
          </table:table-cell>
          <table:table-cell office:value-type="float" office:value="9324" calcext:value-type="float">
            <text:p>932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7:06</text:p>
          </table:table-cell>
          <table:table-cell office:value-type="float" office:value="1629623826" calcext:value-type="float">
            <text:p>1629623826</text:p>
          </table:table-cell>
          <table:table-cell office:value-type="float" office:value="-19.18" calcext:value-type="float">
            <text:p>-19.18</text:p>
          </table:table-cell>
          <table:table-cell office:value-type="float" office:value="2.63" calcext:value-type="float">
            <text:p>2.63</text:p>
          </table:table-cell>
          <table:table-cell office:value-type="float" office:value="9777" calcext:value-type="float">
            <text:p>977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7:35</text:p>
          </table:table-cell>
          <table:table-cell office:value-type="float" office:value="1629623855" calcext:value-type="float">
            <text:p>1629623855</text:p>
          </table:table-cell>
          <table:table-cell office:value-type="float" office:value="-18.69" calcext:value-type="float">
            <text:p>-18.69</text:p>
          </table:table-cell>
          <table:table-cell office:value-type="float" office:value="2.62" calcext:value-type="float">
            <text:p>2.62</text:p>
          </table:table-cell>
          <table:table-cell office:value-type="float" office:value="9289" calcext:value-type="float">
            <text:p>928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8:05</text:p>
          </table:table-cell>
          <table:table-cell office:value-type="float" office:value="1629623885" calcext:value-type="float">
            <text:p>1629623885</text:p>
          </table:table-cell>
          <table:table-cell office:value-type="float" office:value="-18.35" calcext:value-type="float">
            <text:p>-18.35</text:p>
          </table:table-cell>
          <table:table-cell office:value-type="float" office:value="2.62" calcext:value-type="float">
            <text:p>2.62</text:p>
          </table:table-cell>
          <table:table-cell office:value-type="float" office:value="9330" calcext:value-type="float">
            <text:p>933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8:35</text:p>
          </table:table-cell>
          <table:table-cell office:value-type="float" office:value="1629623915" calcext:value-type="float">
            <text:p>1629623915</text:p>
          </table:table-cell>
          <table:table-cell office:value-type="float" office:value="-18.54" calcext:value-type="float">
            <text:p>-18.54</text:p>
          </table:table-cell>
          <table:table-cell office:value-type="float" office:value="2.62" calcext:value-type="float">
            <text:p>2.62</text:p>
          </table:table-cell>
          <table:table-cell office:value-type="float" office:value="9270" calcext:value-type="float">
            <text:p>927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9:04</text:p>
          </table:table-cell>
          <table:table-cell office:value-type="float" office:value="1629623944" calcext:value-type="float">
            <text:p>1629623944</text:p>
          </table:table-cell>
          <table:table-cell office:value-type="float" office:value="-18.6" calcext:value-type="float">
            <text:p>-18.6</text:p>
          </table:table-cell>
          <table:table-cell office:value-type="float" office:value="2.62" calcext:value-type="float">
            <text:p>2.62</text:p>
          </table:table-cell>
          <table:table-cell office:value-type="float" office:value="9311" calcext:value-type="float">
            <text:p>931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19:34</text:p>
          </table:table-cell>
          <table:table-cell office:value-type="float" office:value="1629623974" calcext:value-type="float">
            <text:p>1629623974</text:p>
          </table:table-cell>
          <table:table-cell office:value-type="float" office:value="-18.45" calcext:value-type="float">
            <text:p>-18.45</text:p>
          </table:table-cell>
          <table:table-cell office:value-type="float" office:value="2.62" calcext:value-type="float">
            <text:p>2.62</text:p>
          </table:table-cell>
          <table:table-cell office:value-type="float" office:value="9742" calcext:value-type="float">
            <text:p>97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0:04</text:p>
          </table:table-cell>
          <table:table-cell office:value-type="float" office:value="1629624004" calcext:value-type="float">
            <text:p>1629624004</text:p>
          </table:table-cell>
          <table:table-cell office:value-type="float" office:value="-18.26" calcext:value-type="float">
            <text:p>-18.26</text:p>
          </table:table-cell>
          <table:table-cell office:value-type="float" office:value="2.62" calcext:value-type="float">
            <text:p>2.62</text:p>
          </table:table-cell>
          <table:table-cell office:value-type="float" office:value="9277" calcext:value-type="float">
            <text:p>927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0:33</text:p>
          </table:table-cell>
          <table:table-cell office:value-type="float" office:value="1629624033" calcext:value-type="float">
            <text:p>1629624033</text:p>
          </table:table-cell>
          <table:table-cell office:value-type="float" office:value="-18.26" calcext:value-type="float">
            <text:p>-18.26</text:p>
          </table:table-cell>
          <table:table-cell office:value-type="float" office:value="2.62" calcext:value-type="float">
            <text:p>2.62</text:p>
          </table:table-cell>
          <table:table-cell office:value-type="float" office:value="9318" calcext:value-type="float">
            <text:p>931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1:03</text:p>
          </table:table-cell>
          <table:table-cell office:value-type="float" office:value="1629624063" calcext:value-type="float">
            <text:p>1629624063</text:p>
          </table:table-cell>
          <table:table-cell office:value-type="float" office:value="-18.2" calcext:value-type="float">
            <text:p>-18.2</text:p>
          </table:table-cell>
          <table:table-cell office:value-type="float" office:value="2.62" calcext:value-type="float">
            <text:p>2.62</text:p>
          </table:table-cell>
          <table:table-cell office:value-type="float" office:value="9257" calcext:value-type="float">
            <text:p>925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1:33</text:p>
          </table:table-cell>
          <table:table-cell office:value-type="float" office:value="1629624093" calcext:value-type="float">
            <text:p>1629624093</text:p>
          </table:table-cell>
          <table:table-cell office:value-type="float" office:value="-18.14" calcext:value-type="float">
            <text:p>-18.14</text:p>
          </table:table-cell>
          <table:table-cell office:value-type="float" office:value="2.62" calcext:value-type="float">
            <text:p>2.62</text:p>
          </table:table-cell>
          <table:table-cell office:value-type="float" office:value="9817" calcext:value-type="float">
            <text:p>981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2:02</text:p>
          </table:table-cell>
          <table:table-cell office:value-type="float" office:value="1629624122" calcext:value-type="float">
            <text:p>1629624122</text:p>
          </table:table-cell>
          <table:table-cell office:value-type="float" office:value="-18.32" calcext:value-type="float">
            <text:p>-18.32</text:p>
          </table:table-cell>
          <table:table-cell office:value-type="float" office:value="2.62" calcext:value-type="float">
            <text:p>2.62</text:p>
          </table:table-cell>
          <table:table-cell office:value-type="float" office:value="9835" calcext:value-type="float">
            <text:p>983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2:32</text:p>
          </table:table-cell>
          <table:table-cell office:value-type="float" office:value="1629624152" calcext:value-type="float">
            <text:p>1629624152</text:p>
          </table:table-cell>
          <table:table-cell office:value-type="float" office:value="-18.05" calcext:value-type="float">
            <text:p>-18.05</text:p>
          </table:table-cell>
          <table:table-cell office:value-type="float" office:value="2.62" calcext:value-type="float">
            <text:p>2.62</text:p>
          </table:table-cell>
          <table:table-cell office:value-type="float" office:value="9351" calcext:value-type="float">
            <text:p>935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3:02</text:p>
          </table:table-cell>
          <table:table-cell office:value-type="float" office:value="1629624182" calcext:value-type="float">
            <text:p>1629624182</text:p>
          </table:table-cell>
          <table:table-cell office:value-type="float" office:value="-17.93" calcext:value-type="float">
            <text:p>-17.93</text:p>
          </table:table-cell>
          <table:table-cell office:value-type="float" office:value="2.62" calcext:value-type="float">
            <text:p>2.62</text:p>
          </table:table-cell>
          <table:table-cell office:value-type="float" office:value="9291" calcext:value-type="float">
            <text:p>929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3:31</text:p>
          </table:table-cell>
          <table:table-cell office:value-type="float" office:value="1629624211" calcext:value-type="float">
            <text:p>1629624211</text:p>
          </table:table-cell>
          <table:table-cell office:value-type="float" office:value="-18.08" calcext:value-type="float">
            <text:p>-18.08</text:p>
          </table:table-cell>
          <table:table-cell office:value-type="float" office:value="2.62" calcext:value-type="float">
            <text:p>2.62</text:p>
          </table:table-cell>
          <table:table-cell office:value-type="float" office:value="9838" calcext:value-type="float">
            <text:p>983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4:01</text:p>
          </table:table-cell>
          <table:table-cell office:value-type="float" office:value="1629624241" calcext:value-type="float">
            <text:p>1629624241</text:p>
          </table:table-cell>
          <table:table-cell office:value-type="float" office:value="-18.11" calcext:value-type="float">
            <text:p>-18.11</text:p>
          </table:table-cell>
          <table:table-cell office:value-type="float" office:value="2.62" calcext:value-type="float">
            <text:p>2.62</text:p>
          </table:table-cell>
          <table:table-cell office:value-type="float" office:value="9353" calcext:value-type="float">
            <text:p>935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4:31</text:p>
          </table:table-cell>
          <table:table-cell office:value-type="float" office:value="1629624271" calcext:value-type="float">
            <text:p>1629624271</text:p>
          </table:table-cell>
          <table:table-cell office:value-type="float" office:value="-17.56" calcext:value-type="float">
            <text:p>-17.56</text:p>
          </table:table-cell>
          <table:table-cell office:value-type="float" office:value="2.62" calcext:value-type="float">
            <text:p>2.62</text:p>
          </table:table-cell>
          <table:table-cell office:value-type="float" office:value="9340" calcext:value-type="float">
            <text:p>934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5:00</text:p>
          </table:table-cell>
          <table:table-cell office:value-type="float" office:value="1629624300" calcext:value-type="float">
            <text:p>1629624300</text:p>
          </table:table-cell>
          <table:table-cell office:value-type="float" office:value="-17.77" calcext:value-type="float">
            <text:p>-17.77</text:p>
          </table:table-cell>
          <table:table-cell office:value-type="float" office:value="2.62" calcext:value-type="float">
            <text:p>2.62</text:p>
          </table:table-cell>
          <table:table-cell office:value-type="float" office:value="10041" calcext:value-type="float">
            <text:p>1004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5:30</text:p>
          </table:table-cell>
          <table:table-cell office:value-type="float" office:value="1629624330" calcext:value-type="float">
            <text:p>1629624330</text:p>
          </table:table-cell>
          <table:table-cell office:value-type="float" office:value="-17.41" calcext:value-type="float">
            <text:p>-17.41</text:p>
          </table:table-cell>
          <table:table-cell office:value-type="float" office:value="2.62" calcext:value-type="float">
            <text:p>2.62</text:p>
          </table:table-cell>
          <table:table-cell office:value-type="float" office:value="9751" calcext:value-type="float">
            <text:p>975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6:00</text:p>
          </table:table-cell>
          <table:table-cell office:value-type="float" office:value="1629624360" calcext:value-type="float">
            <text:p>1629624360</text:p>
          </table:table-cell>
          <table:table-cell office:value-type="float" office:value="-17.71" calcext:value-type="float">
            <text:p>-17.71</text:p>
          </table:table-cell>
          <table:table-cell office:value-type="float" office:value="2.62" calcext:value-type="float">
            <text:p>2.62</text:p>
          </table:table-cell>
          <table:table-cell office:value-type="float" office:value="9271" calcext:value-type="float">
            <text:p>927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6:29</text:p>
          </table:table-cell>
          <table:table-cell office:value-type="float" office:value="1629624389" calcext:value-type="float">
            <text:p>1629624389</text:p>
          </table:table-cell>
          <table:table-cell office:value-type="float" office:value="-17.77" calcext:value-type="float">
            <text:p>-17.77</text:p>
          </table:table-cell>
          <table:table-cell office:value-type="float" office:value="2.62" calcext:value-type="float">
            <text:p>2.62</text:p>
          </table:table-cell>
          <table:table-cell office:value-type="float" office:value="7275" calcext:value-type="float">
            <text:p>727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6:59</text:p>
          </table:table-cell>
          <table:table-cell office:value-type="float" office:value="1629624419" calcext:value-type="float">
            <text:p>1629624419</text:p>
          </table:table-cell>
          <table:table-cell office:value-type="float" office:value="-17.56" calcext:value-type="float">
            <text:p>-17.56</text:p>
          </table:table-cell>
          <table:table-cell office:value-type="float" office:value="2.62" calcext:value-type="float">
            <text:p>2.62</text:p>
          </table:table-cell>
          <table:table-cell office:value-type="float" office:value="9311" calcext:value-type="float">
            <text:p>931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7:29</text:p>
          </table:table-cell>
          <table:table-cell office:value-type="float" office:value="1629624449" calcext:value-type="float">
            <text:p>1629624449</text:p>
          </table:table-cell>
          <table:table-cell office:value-type="float" office:value="-17.59" calcext:value-type="float">
            <text:p>-17.59</text:p>
          </table:table-cell>
          <table:table-cell office:value-type="float" office:value="2.62" calcext:value-type="float">
            <text:p>2.62</text:p>
          </table:table-cell>
          <table:table-cell office:value-type="float" office:value="9341" calcext:value-type="float">
            <text:p>934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7:58</text:p>
          </table:table-cell>
          <table:table-cell office:value-type="float" office:value="1629624478" calcext:value-type="float">
            <text:p>1629624478</text:p>
          </table:table-cell>
          <table:table-cell office:value-type="float" office:value="-17.32" calcext:value-type="float">
            <text:p>-17.32</text:p>
          </table:table-cell>
          <table:table-cell office:value-type="float" office:value="2.62" calcext:value-type="float">
            <text:p>2.62</text:p>
          </table:table-cell>
          <table:table-cell office:value-type="float" office:value="9282" calcext:value-type="float">
            <text:p>928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8:28</text:p>
          </table:table-cell>
          <table:table-cell office:value-type="float" office:value="1629624508" calcext:value-type="float">
            <text:p>1629624508</text:p>
          </table:table-cell>
          <table:table-cell office:value-type="float" office:value="-17.19" calcext:value-type="float">
            <text:p>-17.19</text:p>
          </table:table-cell>
          <table:table-cell office:value-type="float" office:value="2.62" calcext:value-type="float">
            <text:p>2.62</text:p>
          </table:table-cell>
          <table:table-cell office:value-type="float" office:value="9311" calcext:value-type="float">
            <text:p>931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8:58</text:p>
          </table:table-cell>
          <table:table-cell office:value-type="float" office:value="1629624538" calcext:value-type="float">
            <text:p>1629624538</text:p>
          </table:table-cell>
          <table:table-cell office:value-type="float" office:value="-17.01" calcext:value-type="float">
            <text:p>-17.01</text:p>
          </table:table-cell>
          <table:table-cell office:value-type="float" office:value="2.62" calcext:value-type="float">
            <text:p>2.62</text:p>
          </table:table-cell>
          <table:table-cell office:value-type="float" office:value="9347" calcext:value-type="float">
            <text:p>934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9:27</text:p>
          </table:table-cell>
          <table:table-cell office:value-type="float" office:value="1629624567" calcext:value-type="float">
            <text:p>1629624567</text:p>
          </table:table-cell>
          <table:table-cell office:value-type="float" office:value="-17.26" calcext:value-type="float">
            <text:p>-17.26</text:p>
          </table:table-cell>
          <table:table-cell office:value-type="float" office:value="2.62" calcext:value-type="float">
            <text:p>2.62</text:p>
          </table:table-cell>
          <table:table-cell office:value-type="float" office:value="9278" calcext:value-type="float">
            <text:p>927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29:57</text:p>
          </table:table-cell>
          <table:table-cell office:value-type="float" office:value="1629624597" calcext:value-type="float">
            <text:p>1629624597</text:p>
          </table:table-cell>
          <table:table-cell office:value-type="float" office:value="-17.1" calcext:value-type="float">
            <text:p>-17.1</text:p>
          </table:table-cell>
          <table:table-cell office:value-type="float" office:value="2.62" calcext:value-type="float">
            <text:p>2.62</text:p>
          </table:table-cell>
          <table:table-cell office:value-type="float" office:value="9329" calcext:value-type="float">
            <text:p>932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0:27</text:p>
          </table:table-cell>
          <table:table-cell office:value-type="float" office:value="1629624627" calcext:value-type="float">
            <text:p>1629624627</text:p>
          </table:table-cell>
          <table:table-cell office:value-type="float" office:value="-16.68" calcext:value-type="float">
            <text:p>-16.68</text:p>
          </table:table-cell>
          <table:table-cell office:value-type="float" office:value="2.62" calcext:value-type="float">
            <text:p>2.62</text:p>
          </table:table-cell>
          <table:table-cell office:value-type="float" office:value="9265" calcext:value-type="float">
            <text:p>926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0:56</text:p>
          </table:table-cell>
          <table:table-cell office:value-type="float" office:value="1629624656" calcext:value-type="float">
            <text:p>1629624656</text:p>
          </table:table-cell>
          <table:table-cell office:value-type="float" office:value="-16.74" calcext:value-type="float">
            <text:p>-16.74</text:p>
          </table:table-cell>
          <table:table-cell office:value-type="float" office:value="2.62" calcext:value-type="float">
            <text:p>2.62</text:p>
          </table:table-cell>
          <table:table-cell office:value-type="float" office:value="9820" calcext:value-type="float">
            <text:p>982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1:26</text:p>
          </table:table-cell>
          <table:table-cell office:value-type="float" office:value="1629624686" calcext:value-type="float">
            <text:p>1629624686</text:p>
          </table:table-cell>
          <table:table-cell office:value-type="float" office:value="-16.92" calcext:value-type="float">
            <text:p>-16.92</text:p>
          </table:table-cell>
          <table:table-cell office:value-type="float" office:value="2.62" calcext:value-type="float">
            <text:p>2.62</text:p>
          </table:table-cell>
          <table:table-cell office:value-type="float" office:value="9331" calcext:value-type="float">
            <text:p>933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1:56</text:p>
          </table:table-cell>
          <table:table-cell office:value-type="float" office:value="1629624716" calcext:value-type="float">
            <text:p>1629624716</text:p>
          </table:table-cell>
          <table:table-cell office:value-type="float" office:value="-16.43" calcext:value-type="float">
            <text:p>-16.43</text:p>
          </table:table-cell>
          <table:table-cell office:value-type="float" office:value="2.62" calcext:value-type="float">
            <text:p>2.62</text:p>
          </table:table-cell>
          <table:table-cell office:value-type="float" office:value="9276" calcext:value-type="float">
            <text:p>927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2:25</text:p>
          </table:table-cell>
          <table:table-cell office:value-type="float" office:value="1629624745" calcext:value-type="float">
            <text:p>1629624745</text:p>
          </table:table-cell>
          <table:table-cell office:value-type="float" office:value="-16.49" calcext:value-type="float">
            <text:p>-16.49</text:p>
          </table:table-cell>
          <table:table-cell office:value-type="float" office:value="2.62" calcext:value-type="float">
            <text:p>2.62</text:p>
          </table:table-cell>
          <table:table-cell office:value-type="float" office:value="9308" calcext:value-type="float">
            <text:p>930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2:55</text:p>
          </table:table-cell>
          <table:table-cell office:value-type="float" office:value="1629624775" calcext:value-type="float">
            <text:p>1629624775</text:p>
          </table:table-cell>
          <table:table-cell office:value-type="float" office:value="-16.49" calcext:value-type="float">
            <text:p>-16.49</text:p>
          </table:table-cell>
          <table:table-cell office:value-type="float" office:value="2.62" calcext:value-type="float">
            <text:p>2.62</text:p>
          </table:table-cell>
          <table:table-cell office:value-type="float" office:value="9351" calcext:value-type="float">
            <text:p>935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3:24</text:p>
          </table:table-cell>
          <table:table-cell office:value-type="float" office:value="1629624804" calcext:value-type="float">
            <text:p>1629624804</text:p>
          </table:table-cell>
          <table:table-cell office:value-type="float" office:value="-16.43" calcext:value-type="float">
            <text:p>-16.43</text:p>
          </table:table-cell>
          <table:table-cell office:value-type="float" office:value="2.62" calcext:value-type="float">
            <text:p>2.62</text:p>
          </table:table-cell>
          <table:table-cell office:value-type="float" office:value="9290" calcext:value-type="float">
            <text:p>929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3:54</text:p>
          </table:table-cell>
          <table:table-cell office:value-type="float" office:value="1629624834" calcext:value-type="float">
            <text:p>1629624834</text:p>
          </table:table-cell>
          <table:table-cell office:value-type="float" office:value="-16.31" calcext:value-type="float">
            <text:p>-16.31</text:p>
          </table:table-cell>
          <table:table-cell office:value-type="float" office:value="2.62" calcext:value-type="float">
            <text:p>2.62</text:p>
          </table:table-cell>
          <table:table-cell office:value-type="float" office:value="9333" calcext:value-type="float">
            <text:p>933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4:24</text:p>
          </table:table-cell>
          <table:table-cell office:value-type="float" office:value="1629624864" calcext:value-type="float">
            <text:p>1629624864</text:p>
          </table:table-cell>
          <table:table-cell office:value-type="float" office:value="-16.37" calcext:value-type="float">
            <text:p>-16.37</text:p>
          </table:table-cell>
          <table:table-cell office:value-type="float" office:value="2.62" calcext:value-type="float">
            <text:p>2.62</text:p>
          </table:table-cell>
          <table:table-cell office:value-type="float" office:value="9268" calcext:value-type="float">
            <text:p>926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4:53</text:p>
          </table:table-cell>
          <table:table-cell office:value-type="float" office:value="1629624893" calcext:value-type="float">
            <text:p>1629624893</text:p>
          </table:table-cell>
          <table:table-cell office:value-type="float" office:value="-16.1" calcext:value-type="float">
            <text:p>-16.1</text:p>
          </table:table-cell>
          <table:table-cell office:value-type="float" office:value="2.62" calcext:value-type="float">
            <text:p>2.62</text:p>
          </table:table-cell>
          <table:table-cell office:value-type="float" office:value="9306" calcext:value-type="float">
            <text:p>930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5:23</text:p>
          </table:table-cell>
          <table:table-cell office:value-type="float" office:value="1629624923" calcext:value-type="float">
            <text:p>1629624923</text:p>
          </table:table-cell>
          <table:table-cell office:value-type="float" office:value="-15.82" calcext:value-type="float">
            <text:p>-15.82</text:p>
          </table:table-cell>
          <table:table-cell office:value-type="float" office:value="2.62" calcext:value-type="float">
            <text:p>2.62</text:p>
          </table:table-cell>
          <table:table-cell office:value-type="float" office:value="9753" calcext:value-type="float">
            <text:p>975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5:53</text:p>
          </table:table-cell>
          <table:table-cell office:value-type="float" office:value="1629624953" calcext:value-type="float">
            <text:p>1629624953</text:p>
          </table:table-cell>
          <table:table-cell office:value-type="float" office:value="-15.94" calcext:value-type="float">
            <text:p>-15.94</text:p>
          </table:table-cell>
          <table:table-cell office:value-type="float" office:value="2.62" calcext:value-type="float">
            <text:p>2.62</text:p>
          </table:table-cell>
          <table:table-cell office:value-type="float" office:value="9256" calcext:value-type="float">
            <text:p>925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6:22</text:p>
          </table:table-cell>
          <table:table-cell office:value-type="float" office:value="1629624982" calcext:value-type="float">
            <text:p>1629624982</text:p>
          </table:table-cell>
          <table:table-cell office:value-type="float" office:value="-15.67" calcext:value-type="float">
            <text:p>-15.67</text:p>
          </table:table-cell>
          <table:table-cell office:value-type="float" office:value="2.62" calcext:value-type="float">
            <text:p>2.62</text:p>
          </table:table-cell>
          <table:table-cell office:value-type="float" office:value="9293" calcext:value-type="float">
            <text:p>929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6:52</text:p>
          </table:table-cell>
          <table:table-cell office:value-type="float" office:value="1629625012" calcext:value-type="float">
            <text:p>1629625012</text:p>
          </table:table-cell>
          <table:table-cell office:value-type="float" office:value="-15.76" calcext:value-type="float">
            <text:p>-15.76</text:p>
          </table:table-cell>
          <table:table-cell office:value-type="float" office:value="2.62" calcext:value-type="float">
            <text:p>2.62</text:p>
          </table:table-cell>
          <table:table-cell office:value-type="float" office:value="9242" calcext:value-type="float">
            <text:p>92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7:22</text:p>
          </table:table-cell>
          <table:table-cell office:value-type="float" office:value="1629625042" calcext:value-type="float">
            <text:p>1629625042</text:p>
          </table:table-cell>
          <table:table-cell office:value-type="float" office:value="-15.58" calcext:value-type="float">
            <text:p>-15.58</text:p>
          </table:table-cell>
          <table:table-cell office:value-type="float" office:value="2.62" calcext:value-type="float">
            <text:p>2.62</text:p>
          </table:table-cell>
          <table:table-cell office:value-type="float" office:value="9265" calcext:value-type="float">
            <text:p>926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7:51</text:p>
          </table:table-cell>
          <table:table-cell office:value-type="float" office:value="1629625071" calcext:value-type="float">
            <text:p>1629625071</text:p>
          </table:table-cell>
          <table:table-cell office:value-type="float" office:value="-16" calcext:value-type="float">
            <text:p>-16</text:p>
          </table:table-cell>
          <table:table-cell office:value-type="float" office:value="2.62" calcext:value-type="float">
            <text:p>2.62</text:p>
          </table:table-cell>
          <table:table-cell office:value-type="float" office:value="9292" calcext:value-type="float">
            <text:p>929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8:21</text:p>
          </table:table-cell>
          <table:table-cell office:value-type="float" office:value="1629625101" calcext:value-type="float">
            <text:p>1629625101</text:p>
          </table:table-cell>
          <table:table-cell office:value-type="float" office:value="-15.61" calcext:value-type="float">
            <text:p>-15.61</text:p>
          </table:table-cell>
          <table:table-cell office:value-type="float" office:value="2.62" calcext:value-type="float">
            <text:p>2.62</text:p>
          </table:table-cell>
          <table:table-cell office:value-type="float" office:value="9840" calcext:value-type="float">
            <text:p>984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8:51</text:p>
          </table:table-cell>
          <table:table-cell office:value-type="float" office:value="1629625131" calcext:value-type="float">
            <text:p>1629625131</text:p>
          </table:table-cell>
          <table:table-cell office:value-type="float" office:value="-15.76" calcext:value-type="float">
            <text:p>-15.76</text:p>
          </table:table-cell>
          <table:table-cell office:value-type="float" office:value="2.62" calcext:value-type="float">
            <text:p>2.62</text:p>
          </table:table-cell>
          <table:table-cell office:value-type="float" office:value="7301" calcext:value-type="float">
            <text:p>730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9:20</text:p>
          </table:table-cell>
          <table:table-cell office:value-type="float" office:value="1629625160" calcext:value-type="float">
            <text:p>1629625160</text:p>
          </table:table-cell>
          <table:table-cell office:value-type="float" office:value="-15.73" calcext:value-type="float">
            <text:p>-15.73</text:p>
          </table:table-cell>
          <table:table-cell office:value-type="float" office:value="2.62" calcext:value-type="float">
            <text:p>2.62</text:p>
          </table:table-cell>
          <table:table-cell office:value-type="float" office:value="9336" calcext:value-type="float">
            <text:p>933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39:50</text:p>
          </table:table-cell>
          <table:table-cell office:value-type="float" office:value="1629625190" calcext:value-type="float">
            <text:p>1629625190</text:p>
          </table:table-cell>
          <table:table-cell office:value-type="float" office:value="-15.61" calcext:value-type="float">
            <text:p>-15.61</text:p>
          </table:table-cell>
          <table:table-cell office:value-type="float" office:value="2.62" calcext:value-type="float">
            <text:p>2.62</text:p>
          </table:table-cell>
          <table:table-cell office:value-type="float" office:value="9271" calcext:value-type="float">
            <text:p>927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0:20</text:p>
          </table:table-cell>
          <table:table-cell office:value-type="float" office:value="1629625220" calcext:value-type="float">
            <text:p>1629625220</text:p>
          </table:table-cell>
          <table:table-cell office:value-type="float" office:value="-15.36" calcext:value-type="float">
            <text:p>-15.36</text:p>
          </table:table-cell>
          <table:table-cell office:value-type="float" office:value="2.62" calcext:value-type="float">
            <text:p>2.62</text:p>
          </table:table-cell>
          <table:table-cell office:value-type="float" office:value="9303" calcext:value-type="float">
            <text:p>930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0:49</text:p>
          </table:table-cell>
          <table:table-cell office:value-type="float" office:value="1629625249" calcext:value-type="float">
            <text:p>1629625249</text:p>
          </table:table-cell>
          <table:table-cell office:value-type="float" office:value="-15.33" calcext:value-type="float">
            <text:p>-15.33</text:p>
          </table:table-cell>
          <table:table-cell office:value-type="float" office:value="2.62" calcext:value-type="float">
            <text:p>2.62</text:p>
          </table:table-cell>
          <table:table-cell office:value-type="float" office:value="9249" calcext:value-type="float">
            <text:p>924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1:19</text:p>
          </table:table-cell>
          <table:table-cell office:value-type="float" office:value="1629625279" calcext:value-type="float">
            <text:p>1629625279</text:p>
          </table:table-cell>
          <table:table-cell office:value-type="float" office:value="-15.49" calcext:value-type="float">
            <text:p>-15.49</text:p>
          </table:table-cell>
          <table:table-cell office:value-type="float" office:value="2.62" calcext:value-type="float">
            <text:p>2.62</text:p>
          </table:table-cell>
          <table:table-cell office:value-type="float" office:value="9796" calcext:value-type="float">
            <text:p>979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1:49</text:p>
          </table:table-cell>
          <table:table-cell office:value-type="float" office:value="1629625309" calcext:value-type="float">
            <text:p>1629625309</text:p>
          </table:table-cell>
          <table:table-cell office:value-type="float" office:value="-15.46" calcext:value-type="float">
            <text:p>-15.46</text:p>
          </table:table-cell>
          <table:table-cell office:value-type="float" office:value="2.62" calcext:value-type="float">
            <text:p>2.62</text:p>
          </table:table-cell>
          <table:table-cell office:value-type="float" office:value="9813" calcext:value-type="float">
            <text:p>981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2:18</text:p>
          </table:table-cell>
          <table:table-cell office:value-type="float" office:value="1629625338" calcext:value-type="float">
            <text:p>1629625338</text:p>
          </table:table-cell>
          <table:table-cell office:value-type="float" office:value="-15.15" calcext:value-type="float">
            <text:p>-15.15</text:p>
          </table:table-cell>
          <table:table-cell office:value-type="float" office:value="2.62" calcext:value-type="float">
            <text:p>2.62</text:p>
          </table:table-cell>
          <table:table-cell office:value-type="float" office:value="9316" calcext:value-type="float">
            <text:p>931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2:48</text:p>
          </table:table-cell>
          <table:table-cell office:value-type="float" office:value="1629625368" calcext:value-type="float">
            <text:p>1629625368</text:p>
          </table:table-cell>
          <table:table-cell office:value-type="float" office:value="-15.12" calcext:value-type="float">
            <text:p>-15.12</text:p>
          </table:table-cell>
          <table:table-cell office:value-type="float" office:value="2.62" calcext:value-type="float">
            <text:p>2.62</text:p>
          </table:table-cell>
          <table:table-cell office:value-type="float" office:value="9255" calcext:value-type="float">
            <text:p>925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3:18</text:p>
          </table:table-cell>
          <table:table-cell office:value-type="float" office:value="1629625398" calcext:value-type="float">
            <text:p>1629625398</text:p>
          </table:table-cell>
          <table:table-cell office:value-type="float" office:value="-15.06" calcext:value-type="float">
            <text:p>-15.06</text:p>
          </table:table-cell>
          <table:table-cell office:value-type="float" office:value="2.62" calcext:value-type="float">
            <text:p>2.62</text:p>
          </table:table-cell>
          <table:table-cell office:value-type="float" office:value="9243" calcext:value-type="float">
            <text:p>92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3:47</text:p>
          </table:table-cell>
          <table:table-cell office:value-type="float" office:value="1629625427" calcext:value-type="float">
            <text:p>1629625427</text:p>
          </table:table-cell>
          <table:table-cell office:value-type="float" office:value="-14.94" calcext:value-type="float">
            <text:p>-14.94</text:p>
          </table:table-cell>
          <table:table-cell office:value-type="float" office:value="2.61" calcext:value-type="float">
            <text:p>2.61</text:p>
          </table:table-cell>
          <table:table-cell office:value-type="float" office:value="9243" calcext:value-type="float">
            <text:p>92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4:17</text:p>
          </table:table-cell>
          <table:table-cell office:value-type="float" office:value="1629625457" calcext:value-type="float">
            <text:p>1629625457</text:p>
          </table:table-cell>
          <table:table-cell office:value-type="float" office:value="-14.78" calcext:value-type="float">
            <text:p>-14.78</text:p>
          </table:table-cell>
          <table:table-cell office:value-type="float" office:value="2.61" calcext:value-type="float">
            <text:p>2.61</text:p>
          </table:table-cell>
          <table:table-cell office:value-type="float" office:value="9286" calcext:value-type="float">
            <text:p>928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4:47</text:p>
          </table:table-cell>
          <table:table-cell office:value-type="float" office:value="1629625487" calcext:value-type="float">
            <text:p>1629625487</text:p>
          </table:table-cell>
          <table:table-cell office:value-type="float" office:value="-15.24" calcext:value-type="float">
            <text:p>-15.24</text:p>
          </table:table-cell>
          <table:table-cell office:value-type="float" office:value="2.61" calcext:value-type="float">
            <text:p>2.61</text:p>
          </table:table-cell>
          <table:table-cell office:value-type="float" office:value="9329" calcext:value-type="float">
            <text:p>932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5:16</text:p>
          </table:table-cell>
          <table:table-cell office:value-type="float" office:value="1629625516" calcext:value-type="float">
            <text:p>1629625516</text:p>
          </table:table-cell>
          <table:table-cell office:value-type="float" office:value="-15.18" calcext:value-type="float">
            <text:p>-15.18</text:p>
          </table:table-cell>
          <table:table-cell office:value-type="float" office:value="2.62" calcext:value-type="float">
            <text:p>2.62</text:p>
          </table:table-cell>
          <table:table-cell office:value-type="float" office:value="9261" calcext:value-type="float">
            <text:p>926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5:46</text:p>
          </table:table-cell>
          <table:table-cell office:value-type="float" office:value="1629625546" calcext:value-type="float">
            <text:p>1629625546</text:p>
          </table:table-cell>
          <table:table-cell office:value-type="float" office:value="-15.3" calcext:value-type="float">
            <text:p>-15.3</text:p>
          </table:table-cell>
          <table:table-cell office:value-type="float" office:value="2.61" calcext:value-type="float">
            <text:p>2.61</text:p>
          </table:table-cell>
          <table:table-cell office:value-type="float" office:value="9297" calcext:value-type="float">
            <text:p>929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6:16</text:p>
          </table:table-cell>
          <table:table-cell office:value-type="float" office:value="1629625576" calcext:value-type="float">
            <text:p>1629625576</text:p>
          </table:table-cell>
          <table:table-cell office:value-type="float" office:value="-15.18" calcext:value-type="float">
            <text:p>-15.18</text:p>
          </table:table-cell>
          <table:table-cell office:value-type="float" office:value="2.61" calcext:value-type="float">
            <text:p>2.61</text:p>
          </table:table-cell>
          <table:table-cell office:value-type="float" office:value="9338" calcext:value-type="float">
            <text:p>933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6:45</text:p>
          </table:table-cell>
          <table:table-cell office:value-type="float" office:value="1629625605" calcext:value-type="float">
            <text:p>1629625605</text:p>
          </table:table-cell>
          <table:table-cell office:value-type="float" office:value="-15.61" calcext:value-type="float">
            <text:p>-15.61</text:p>
          </table:table-cell>
          <table:table-cell office:value-type="float" office:value="2.61" calcext:value-type="float">
            <text:p>2.61</text:p>
          </table:table-cell>
          <table:table-cell office:value-type="float" office:value="9278" calcext:value-type="float">
            <text:p>927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7:15</text:p>
          </table:table-cell>
          <table:table-cell office:value-type="float" office:value="1629625635" calcext:value-type="float">
            <text:p>1629625635</text:p>
          </table:table-cell>
          <table:table-cell office:value-type="float" office:value="-15.42" calcext:value-type="float">
            <text:p>-15.42</text:p>
          </table:table-cell>
          <table:table-cell office:value-type="float" office:value="2.61" calcext:value-type="float">
            <text:p>2.61</text:p>
          </table:table-cell>
          <table:table-cell office:value-type="float" office:value="12802" calcext:value-type="float">
            <text:p>1280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7:45</text:p>
          </table:table-cell>
          <table:table-cell office:value-type="float" office:value="1629625665" calcext:value-type="float">
            <text:p>1629625665</text:p>
          </table:table-cell>
          <table:table-cell office:value-type="float" office:value="-15.85" calcext:value-type="float">
            <text:p>-15.85</text:p>
          </table:table-cell>
          <table:table-cell office:value-type="float" office:value="2.61" calcext:value-type="float">
            <text:p>2.61</text:p>
          </table:table-cell>
          <table:table-cell office:value-type="float" office:value="9262" calcext:value-type="float">
            <text:p>926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8:14</text:p>
          </table:table-cell>
          <table:table-cell office:value-type="float" office:value="1629625694" calcext:value-type="float">
            <text:p>1629625694</text:p>
          </table:table-cell>
          <table:table-cell office:value-type="float" office:value="-15.64" calcext:value-type="float">
            <text:p>-15.64</text:p>
          </table:table-cell>
          <table:table-cell office:value-type="float" office:value="2.61" calcext:value-type="float">
            <text:p>2.61</text:p>
          </table:table-cell>
          <table:table-cell office:value-type="float" office:value="9819" calcext:value-type="float">
            <text:p>981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8:44</text:p>
          </table:table-cell>
          <table:table-cell office:value-type="float" office:value="1629625724" calcext:value-type="float">
            <text:p>1629625724</text:p>
          </table:table-cell>
          <table:table-cell office:value-type="float" office:value="-15.85" calcext:value-type="float">
            <text:p>-15.85</text:p>
          </table:table-cell>
          <table:table-cell office:value-type="float" office:value="2.61" calcext:value-type="float">
            <text:p>2.61</text:p>
          </table:table-cell>
          <table:table-cell office:value-type="float" office:value="9330" calcext:value-type="float">
            <text:p>933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9:14</text:p>
          </table:table-cell>
          <table:table-cell office:value-type="float" office:value="1629625754" calcext:value-type="float">
            <text:p>1629625754</text:p>
          </table:table-cell>
          <table:table-cell office:value-type="float" office:value="-15.88" calcext:value-type="float">
            <text:p>-15.88</text:p>
          </table:table-cell>
          <table:table-cell office:value-type="float" office:value="2.61" calcext:value-type="float">
            <text:p>2.61</text:p>
          </table:table-cell>
          <table:table-cell office:value-type="float" office:value="9243" calcext:value-type="float">
            <text:p>92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49:43</text:p>
          </table:table-cell>
          <table:table-cell office:value-type="float" office:value="1629625783" calcext:value-type="float">
            <text:p>1629625783</text:p>
          </table:table-cell>
          <table:table-cell office:value-type="float" office:value="-15.79" calcext:value-type="float">
            <text:p>-15.79</text:p>
          </table:table-cell>
          <table:table-cell office:value-type="float" office:value="2.61" calcext:value-type="float">
            <text:p>2.61</text:p>
          </table:table-cell>
          <table:table-cell office:value-type="float" office:value="9298" calcext:value-type="float">
            <text:p>929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0:13</text:p>
          </table:table-cell>
          <table:table-cell office:value-type="float" office:value="1629625813" calcext:value-type="float">
            <text:p>1629625813</text:p>
          </table:table-cell>
          <table:table-cell office:value-type="float" office:value="-16.19" calcext:value-type="float">
            <text:p>-16.19</text:p>
          </table:table-cell>
          <table:table-cell office:value-type="float" office:value="2.61" calcext:value-type="float">
            <text:p>2.61</text:p>
          </table:table-cell>
          <table:table-cell office:value-type="float" office:value="9334" calcext:value-type="float">
            <text:p>933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0:43</text:p>
          </table:table-cell>
          <table:table-cell office:value-type="float" office:value="1629625843" calcext:value-type="float">
            <text:p>1629625843</text:p>
          </table:table-cell>
          <table:table-cell office:value-type="float" office:value="-16.1" calcext:value-type="float">
            <text:p>-16.1</text:p>
          </table:table-cell>
          <table:table-cell office:value-type="float" office:value="2.61" calcext:value-type="float">
            <text:p>2.61</text:p>
          </table:table-cell>
          <table:table-cell office:value-type="float" office:value="9268" calcext:value-type="float">
            <text:p>926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1:12</text:p>
          </table:table-cell>
          <table:table-cell office:value-type="float" office:value="1629625872" calcext:value-type="float">
            <text:p>1629625872</text:p>
          </table:table-cell>
          <table:table-cell office:value-type="float" office:value="-16.19" calcext:value-type="float">
            <text:p>-16.19</text:p>
          </table:table-cell>
          <table:table-cell office:value-type="float" office:value="2.61" calcext:value-type="float">
            <text:p>2.61</text:p>
          </table:table-cell>
          <table:table-cell office:value-type="float" office:value="9300" calcext:value-type="float">
            <text:p>930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1:42</text:p>
          </table:table-cell>
          <table:table-cell office:value-type="float" office:value="1629625902" calcext:value-type="float">
            <text:p>1629625902</text:p>
          </table:table-cell>
          <table:table-cell office:value-type="float" office:value="-16.49" calcext:value-type="float">
            <text:p>-16.49</text:p>
          </table:table-cell>
          <table:table-cell office:value-type="float" office:value="2.61" calcext:value-type="float">
            <text:p>2.61</text:p>
          </table:table-cell>
          <table:table-cell office:value-type="float" office:value="9341" calcext:value-type="float">
            <text:p>934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2:12</text:p>
          </table:table-cell>
          <table:table-cell office:value-type="float" office:value="1629625932" calcext:value-type="float">
            <text:p>1629625932</text:p>
          </table:table-cell>
          <table:table-cell office:value-type="float" office:value="-16.65" calcext:value-type="float">
            <text:p>-16.65</text:p>
          </table:table-cell>
          <table:table-cell office:value-type="float" office:value="2.61" calcext:value-type="float">
            <text:p>2.61</text:p>
          </table:table-cell>
          <table:table-cell office:value-type="float" office:value="9796" calcext:value-type="float">
            <text:p>979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2:41</text:p>
          </table:table-cell>
          <table:table-cell office:value-type="float" office:value="1629625961" calcext:value-type="float">
            <text:p>1629625961</text:p>
          </table:table-cell>
          <table:table-cell office:value-type="float" office:value="-16.61" calcext:value-type="float">
            <text:p>-16.61</text:p>
          </table:table-cell>
          <table:table-cell office:value-type="float" office:value="2.61" calcext:value-type="float">
            <text:p>2.61</text:p>
          </table:table-cell>
          <table:table-cell office:value-type="float" office:value="9297" calcext:value-type="float">
            <text:p>929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3:11</text:p>
          </table:table-cell>
          <table:table-cell office:value-type="float" office:value="1629625991" calcext:value-type="float">
            <text:p>1629625991</text:p>
          </table:table-cell>
          <table:table-cell office:value-type="float" office:value="-16.86" calcext:value-type="float">
            <text:p>-16.86</text:p>
          </table:table-cell>
          <table:table-cell office:value-type="float" office:value="2.61" calcext:value-type="float">
            <text:p>2.61</text:p>
          </table:table-cell>
          <table:table-cell office:value-type="float" office:value="7288" calcext:value-type="float">
            <text:p>728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3:41</text:p>
          </table:table-cell>
          <table:table-cell office:value-type="float" office:value="1629626021" calcext:value-type="float">
            <text:p>1629626021</text:p>
          </table:table-cell>
          <table:table-cell office:value-type="float" office:value="-17.26" calcext:value-type="float">
            <text:p>-17.26</text:p>
          </table:table-cell>
          <table:table-cell office:value-type="float" office:value="2.61" calcext:value-type="float">
            <text:p>2.61</text:p>
          </table:table-cell>
          <table:table-cell office:value-type="float" office:value="9317" calcext:value-type="float">
            <text:p>931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4:10</text:p>
          </table:table-cell>
          <table:table-cell office:value-type="float" office:value="1629626050" calcext:value-type="float">
            <text:p>1629626050</text:p>
          </table:table-cell>
          <table:table-cell office:value-type="float" office:value="-16.86" calcext:value-type="float">
            <text:p>-16.86</text:p>
          </table:table-cell>
          <table:table-cell office:value-type="float" office:value="2.61" calcext:value-type="float">
            <text:p>2.61</text:p>
          </table:table-cell>
          <table:table-cell office:value-type="float" office:value="9254" calcext:value-type="float">
            <text:p>925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4:40</text:p>
          </table:table-cell>
          <table:table-cell office:value-type="float" office:value="1629626080" calcext:value-type="float">
            <text:p>1629626080</text:p>
          </table:table-cell>
          <table:table-cell office:value-type="float" office:value="-17.47" calcext:value-type="float">
            <text:p>-17.47</text:p>
          </table:table-cell>
          <table:table-cell office:value-type="float" office:value="2.61" calcext:value-type="float">
            <text:p>2.61</text:p>
          </table:table-cell>
          <table:table-cell office:value-type="float" office:value="9295" calcext:value-type="float">
            <text:p>929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5:10</text:p>
          </table:table-cell>
          <table:table-cell office:value-type="float" office:value="1629626110" calcext:value-type="float">
            <text:p>1629626110</text:p>
          </table:table-cell>
          <table:table-cell office:value-type="float" office:value="-17.62" calcext:value-type="float">
            <text:p>-17.62</text:p>
          </table:table-cell>
          <table:table-cell office:value-type="float" office:value="2.61" calcext:value-type="float">
            <text:p>2.61</text:p>
          </table:table-cell>
          <table:table-cell office:value-type="float" office:value="9332" calcext:value-type="float">
            <text:p>933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5:39</text:p>
          </table:table-cell>
          <table:table-cell office:value-type="float" office:value="1629626139" calcext:value-type="float">
            <text:p>1629626139</text:p>
          </table:table-cell>
          <table:table-cell office:value-type="float" office:value="-17.56" calcext:value-type="float">
            <text:p>-17.56</text:p>
          </table:table-cell>
          <table:table-cell office:value-type="float" office:value="2.61" calcext:value-type="float">
            <text:p>2.61</text:p>
          </table:table-cell>
          <table:table-cell office:value-type="float" office:value="9259" calcext:value-type="float">
            <text:p>925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6:09</text:p>
          </table:table-cell>
          <table:table-cell office:value-type="float" office:value="1629626169" calcext:value-type="float">
            <text:p>1629626169</text:p>
          </table:table-cell>
          <table:table-cell office:value-type="float" office:value="-17.74" calcext:value-type="float">
            <text:p>-17.74</text:p>
          </table:table-cell>
          <table:table-cell office:value-type="float" office:value="2.61" calcext:value-type="float">
            <text:p>2.61</text:p>
          </table:table-cell>
          <table:table-cell office:value-type="float" office:value="7285" calcext:value-type="float">
            <text:p>728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6:38</text:p>
          </table:table-cell>
          <table:table-cell office:value-type="float" office:value="1629626198" calcext:value-type="float">
            <text:p>1629626198</text:p>
          </table:table-cell>
          <table:table-cell office:value-type="float" office:value="-17.5" calcext:value-type="float">
            <text:p>-17.5</text:p>
          </table:table-cell>
          <table:table-cell office:value-type="float" office:value="2.61" calcext:value-type="float">
            <text:p>2.61</text:p>
          </table:table-cell>
          <table:table-cell office:value-type="float" office:value="9287" calcext:value-type="float">
            <text:p>928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7:08</text:p>
          </table:table-cell>
          <table:table-cell office:value-type="float" office:value="1629626228" calcext:value-type="float">
            <text:p>1629626228</text:p>
          </table:table-cell>
          <table:table-cell office:value-type="float" office:value="-17.93" calcext:value-type="float">
            <text:p>-17.93</text:p>
          </table:table-cell>
          <table:table-cell office:value-type="float" office:value="2.61" calcext:value-type="float">
            <text:p>2.61</text:p>
          </table:table-cell>
          <table:table-cell office:value-type="float" office:value="9243" calcext:value-type="float">
            <text:p>92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7:38</text:p>
          </table:table-cell>
          <table:table-cell office:value-type="float" office:value="1629626258" calcext:value-type="float">
            <text:p>1629626258</text:p>
          </table:table-cell>
          <table:table-cell office:value-type="float" office:value="-18.29" calcext:value-type="float">
            <text:p>-18.29</text:p>
          </table:table-cell>
          <table:table-cell office:value-type="float" office:value="2.61" calcext:value-type="float">
            <text:p>2.61</text:p>
          </table:table-cell>
          <table:table-cell office:value-type="float" office:value="9870" calcext:value-type="float">
            <text:p>987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8:07</text:p>
          </table:table-cell>
          <table:table-cell office:value-type="float" office:value="1629626287" calcext:value-type="float">
            <text:p>1629626287</text:p>
          </table:table-cell>
          <table:table-cell office:value-type="float" office:value="-18.2" calcext:value-type="float">
            <text:p>-18.2</text:p>
          </table:table-cell>
          <table:table-cell office:value-type="float" office:value="2.61" calcext:value-type="float">
            <text:p>2.61</text:p>
          </table:table-cell>
          <table:table-cell office:value-type="float" office:value="9274" calcext:value-type="float">
            <text:p>927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8:37</text:p>
          </table:table-cell>
          <table:table-cell office:value-type="float" office:value="1629626317" calcext:value-type="float">
            <text:p>1629626317</text:p>
          </table:table-cell>
          <table:table-cell office:value-type="float" office:value="-18.51" calcext:value-type="float">
            <text:p>-18.51</text:p>
          </table:table-cell>
          <table:table-cell office:value-type="float" office:value="2.61" calcext:value-type="float">
            <text:p>2.61</text:p>
          </table:table-cell>
          <table:table-cell office:value-type="float" office:value="9821" calcext:value-type="float">
            <text:p>982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9:07</text:p>
          </table:table-cell>
          <table:table-cell office:value-type="float" office:value="1629626347" calcext:value-type="float">
            <text:p>1629626347</text:p>
          </table:table-cell>
          <table:table-cell office:value-type="float" office:value="-18.32" calcext:value-type="float">
            <text:p>-18.32</text:p>
          </table:table-cell>
          <table:table-cell office:value-type="float" office:value="2.61" calcext:value-type="float">
            <text:p>2.61</text:p>
          </table:table-cell>
          <table:table-cell office:value-type="float" office:value="9835" calcext:value-type="float">
            <text:p>983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6:59:36</text:p>
          </table:table-cell>
          <table:table-cell office:value-type="float" office:value="1629626376" calcext:value-type="float">
            <text:p>1629626376</text:p>
          </table:table-cell>
          <table:table-cell office:value-type="float" office:value="-19.09" calcext:value-type="float">
            <text:p>-19.09</text:p>
          </table:table-cell>
          <table:table-cell office:value-type="float" office:value="2.61" calcext:value-type="float">
            <text:p>2.61</text:p>
          </table:table-cell>
          <table:table-cell office:value-type="float" office:value="9352" calcext:value-type="float">
            <text:p>935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0:06</text:p>
          </table:table-cell>
          <table:table-cell office:value-type="float" office:value="1629626406" calcext:value-type="float">
            <text:p>1629626406</text:p>
          </table:table-cell>
          <table:table-cell office:value-type="float" office:value="-18.69" calcext:value-type="float">
            <text:p>-18.69</text:p>
          </table:table-cell>
          <table:table-cell office:value-type="float" office:value="2.61" calcext:value-type="float">
            <text:p>2.61</text:p>
          </table:table-cell>
          <table:table-cell office:value-type="float" office:value="9287" calcext:value-type="float">
            <text:p>928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0:36</text:p>
          </table:table-cell>
          <table:table-cell office:value-type="float" office:value="1629626436" calcext:value-type="float">
            <text:p>1629626436</text:p>
          </table:table-cell>
          <table:table-cell office:value-type="float" office:value="-19.03" calcext:value-type="float">
            <text:p>-19.03</text:p>
          </table:table-cell>
          <table:table-cell office:value-type="float" office:value="2.61" calcext:value-type="float">
            <text:p>2.61</text:p>
          </table:table-cell>
          <table:table-cell office:value-type="float" office:value="9324" calcext:value-type="float">
            <text:p>932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1:05</text:p>
          </table:table-cell>
          <table:table-cell office:value-type="float" office:value="1629626465" calcext:value-type="float">
            <text:p>1629626465</text:p>
          </table:table-cell>
          <table:table-cell office:value-type="float" office:value="-19.54" calcext:value-type="float">
            <text:p>-19.54</text:p>
          </table:table-cell>
          <table:table-cell office:value-type="float" office:value="2.61" calcext:value-type="float">
            <text:p>2.61</text:p>
          </table:table-cell>
          <table:table-cell office:value-type="float" office:value="9359" calcext:value-type="float">
            <text:p>935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1:35</text:p>
          </table:table-cell>
          <table:table-cell office:value-type="float" office:value="1629626495" calcext:value-type="float">
            <text:p>1629626495</text:p>
          </table:table-cell>
          <table:table-cell office:value-type="float" office:value="-19.42" calcext:value-type="float">
            <text:p>-19.42</text:p>
          </table:table-cell>
          <table:table-cell office:value-type="float" office:value="2.61" calcext:value-type="float">
            <text:p>2.61</text:p>
          </table:table-cell>
          <table:table-cell office:value-type="float" office:value="9812" calcext:value-type="float">
            <text:p>981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2:05</text:p>
          </table:table-cell>
          <table:table-cell office:value-type="float" office:value="1629626525" calcext:value-type="float">
            <text:p>1629626525</text:p>
          </table:table-cell>
          <table:table-cell office:value-type="float" office:value="-19.42" calcext:value-type="float">
            <text:p>-19.42</text:p>
          </table:table-cell>
          <table:table-cell office:value-type="float" office:value="2.61" calcext:value-type="float">
            <text:p>2.61</text:p>
          </table:table-cell>
          <table:table-cell office:value-type="float" office:value="9317" calcext:value-type="float">
            <text:p>931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2:34</text:p>
          </table:table-cell>
          <table:table-cell office:value-type="float" office:value="1629626554" calcext:value-type="float">
            <text:p>1629626554</text:p>
          </table:table-cell>
          <table:table-cell office:value-type="float" office:value="-19.42" calcext:value-type="float">
            <text:p>-19.42</text:p>
          </table:table-cell>
          <table:table-cell office:value-type="float" office:value="2.61" calcext:value-type="float">
            <text:p>2.61</text:p>
          </table:table-cell>
          <table:table-cell office:value-type="float" office:value="9347" calcext:value-type="float">
            <text:p>934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3:04</text:p>
          </table:table-cell>
          <table:table-cell office:value-type="float" office:value="1629626584" calcext:value-type="float">
            <text:p>1629626584</text:p>
          </table:table-cell>
          <table:table-cell office:value-type="float" office:value="-19.42" calcext:value-type="float">
            <text:p>-19.42</text:p>
          </table:table-cell>
          <table:table-cell office:value-type="float" office:value="2.6" calcext:value-type="float">
            <text:p>2.6</text:p>
          </table:table-cell>
          <table:table-cell office:value-type="float" office:value="9283" calcext:value-type="float">
            <text:p>928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3:34</text:p>
          </table:table-cell>
          <table:table-cell office:value-type="float" office:value="1629626614" calcext:value-type="float">
            <text:p>1629626614</text:p>
          </table:table-cell>
          <table:table-cell office:value-type="float" office:value="-20.34" calcext:value-type="float">
            <text:p>-20.34</text:p>
          </table:table-cell>
          <table:table-cell office:value-type="float" office:value="2.61" calcext:value-type="float">
            <text:p>2.61</text:p>
          </table:table-cell>
          <table:table-cell office:value-type="float" office:value="9319" calcext:value-type="float">
            <text:p>931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4:03</text:p>
          </table:table-cell>
          <table:table-cell office:value-type="float" office:value="1629626643" calcext:value-type="float">
            <text:p>1629626643</text:p>
          </table:table-cell>
          <table:table-cell office:value-type="float" office:value="-19.76" calcext:value-type="float">
            <text:p>-19.76</text:p>
          </table:table-cell>
          <table:table-cell office:value-type="float" office:value="2.61" calcext:value-type="float">
            <text:p>2.61</text:p>
          </table:table-cell>
          <table:table-cell office:value-type="float" office:value="9763" calcext:value-type="float">
            <text:p>976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4:33</text:p>
          </table:table-cell>
          <table:table-cell office:value-type="float" office:value="1629626673" calcext:value-type="float">
            <text:p>1629626673</text:p>
          </table:table-cell>
          <table:table-cell office:value-type="float" office:value="-20.25" calcext:value-type="float">
            <text:p>-20.25</text:p>
          </table:table-cell>
          <table:table-cell office:value-type="float" office:value="2.6" calcext:value-type="float">
            <text:p>2.6</text:p>
          </table:table-cell>
          <table:table-cell office:value-type="float" office:value="9281" calcext:value-type="float">
            <text:p>928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5:03</text:p>
          </table:table-cell>
          <table:table-cell office:value-type="float" office:value="1629626703" calcext:value-type="float">
            <text:p>1629626703</text:p>
          </table:table-cell>
          <table:table-cell office:value-type="float" office:value="-19.91" calcext:value-type="float">
            <text:p>-19.91</text:p>
          </table:table-cell>
          <table:table-cell office:value-type="float" office:value="2.61" calcext:value-type="float">
            <text:p>2.61</text:p>
          </table:table-cell>
          <table:table-cell office:value-type="float" office:value="9323" calcext:value-type="float">
            <text:p>932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5:33</text:p>
          </table:table-cell>
          <table:table-cell office:value-type="float" office:value="1629626733" calcext:value-type="float">
            <text:p>1629626733</text:p>
          </table:table-cell>
          <table:table-cell office:value-type="float" office:value="-20.03" calcext:value-type="float">
            <text:p>-20.03</text:p>
          </table:table-cell>
          <table:table-cell office:value-type="float" office:value="2.61" calcext:value-type="float">
            <text:p>2.61</text:p>
          </table:table-cell>
          <table:table-cell office:value-type="float" office:value="9296" calcext:value-type="float">
            <text:p>929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6:02</text:p>
          </table:table-cell>
          <table:table-cell office:value-type="float" office:value="1629626762" calcext:value-type="float">
            <text:p>1629626762</text:p>
          </table:table-cell>
          <table:table-cell office:value-type="float" office:value="-20.8" calcext:value-type="float">
            <text:p>-20.8</text:p>
          </table:table-cell>
          <table:table-cell office:value-type="float" office:value="2.61" calcext:value-type="float">
            <text:p>2.61</text:p>
          </table:table-cell>
          <table:table-cell office:value-type="float" office:value="9293" calcext:value-type="float">
            <text:p>929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6:32</text:p>
          </table:table-cell>
          <table:table-cell office:value-type="float" office:value="1629626792" calcext:value-type="float">
            <text:p>1629626792</text:p>
          </table:table-cell>
          <table:table-cell office:value-type="float" office:value="-20.46" calcext:value-type="float">
            <text:p>-20.46</text:p>
          </table:table-cell>
          <table:table-cell office:value-type="float" office:value="2.6" calcext:value-type="float">
            <text:p>2.6</text:p>
          </table:table-cell>
          <table:table-cell office:value-type="float" office:value="9329" calcext:value-type="float">
            <text:p>932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7:01</text:p>
          </table:table-cell>
          <table:table-cell office:value-type="float" office:value="1629626821" calcext:value-type="float">
            <text:p>1629626821</text:p>
          </table:table-cell>
          <table:table-cell office:value-type="float" office:value="-20.67" calcext:value-type="float">
            <text:p>-20.67</text:p>
          </table:table-cell>
          <table:table-cell office:value-type="float" office:value="2.6" calcext:value-type="float">
            <text:p>2.6</text:p>
          </table:table-cell>
          <table:table-cell office:value-type="float" office:value="9771" calcext:value-type="float">
            <text:p>977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7:31</text:p>
          </table:table-cell>
          <table:table-cell office:value-type="float" office:value="1629626851" calcext:value-type="float">
            <text:p>1629626851</text:p>
          </table:table-cell>
          <table:table-cell office:value-type="float" office:value="-20.67" calcext:value-type="float">
            <text:p>-20.67</text:p>
          </table:table-cell>
          <table:table-cell office:value-type="float" office:value="2.6" calcext:value-type="float">
            <text:p>2.6</text:p>
          </table:table-cell>
          <table:table-cell office:value-type="float" office:value="9284" calcext:value-type="float">
            <text:p>928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8:01</text:p>
          </table:table-cell>
          <table:table-cell office:value-type="float" office:value="1629626881" calcext:value-type="float">
            <text:p>1629626881</text:p>
          </table:table-cell>
          <table:table-cell office:value-type="float" office:value="-20.98" calcext:value-type="float">
            <text:p>-20.98</text:p>
          </table:table-cell>
          <table:table-cell office:value-type="float" office:value="2.6" calcext:value-type="float">
            <text:p>2.6</text:p>
          </table:table-cell>
          <table:table-cell office:value-type="float" office:value="9321" calcext:value-type="float">
            <text:p>932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8:30</text:p>
          </table:table-cell>
          <table:table-cell office:value-type="float" office:value="1629626910" calcext:value-type="float">
            <text:p>1629626910</text:p>
          </table:table-cell>
          <table:table-cell office:value-type="float" office:value="-21.28" calcext:value-type="float">
            <text:p>-21.28</text:p>
          </table:table-cell>
          <table:table-cell office:value-type="float" office:value="2.6" calcext:value-type="float">
            <text:p>2.6</text:p>
          </table:table-cell>
          <table:table-cell office:value-type="float" office:value="9251" calcext:value-type="float">
            <text:p>925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9:00</text:p>
          </table:table-cell>
          <table:table-cell office:value-type="float" office:value="1629626940" calcext:value-type="float">
            <text:p>1629626940</text:p>
          </table:table-cell>
          <table:table-cell office:value-type="float" office:value="-21.13" calcext:value-type="float">
            <text:p>-21.13</text:p>
          </table:table-cell>
          <table:table-cell office:value-type="float" office:value="2.6" calcext:value-type="float">
            <text:p>2.6</text:p>
          </table:table-cell>
          <table:table-cell office:value-type="float" office:value="9292" calcext:value-type="float">
            <text:p>929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9:30</text:p>
          </table:table-cell>
          <table:table-cell office:value-type="float" office:value="1629626970" calcext:value-type="float">
            <text:p>1629626970</text:p>
          </table:table-cell>
          <table:table-cell office:value-type="float" office:value="-21.38" calcext:value-type="float">
            <text:p>-21.38</text:p>
          </table:table-cell>
          <table:table-cell office:value-type="float" office:value="2.6" calcext:value-type="float">
            <text:p>2.6</text:p>
          </table:table-cell>
          <table:table-cell office:value-type="float" office:value="9321" calcext:value-type="float">
            <text:p>932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09:59</text:p>
          </table:table-cell>
          <table:table-cell office:value-type="float" office:value="1629626999" calcext:value-type="float">
            <text:p>1629626999</text:p>
          </table:table-cell>
          <table:table-cell office:value-type="float" office:value="-21.65" calcext:value-type="float">
            <text:p>-21.65</text:p>
          </table:table-cell>
          <table:table-cell office:value-type="float" office:value="2.6" calcext:value-type="float">
            <text:p>2.6</text:p>
          </table:table-cell>
          <table:table-cell office:value-type="float" office:value="9351" calcext:value-type="float">
            <text:p>935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0:29</text:p>
          </table:table-cell>
          <table:table-cell office:value-type="float" office:value="1629627029" calcext:value-type="float">
            <text:p>1629627029</text:p>
          </table:table-cell>
          <table:table-cell office:value-type="float" office:value="-21.56" calcext:value-type="float">
            <text:p>-21.56</text:p>
          </table:table-cell>
          <table:table-cell office:value-type="float" office:value="2.6" calcext:value-type="float">
            <text:p>2.6</text:p>
          </table:table-cell>
          <table:table-cell office:value-type="float" office:value="9284" calcext:value-type="float">
            <text:p>928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0:59</text:p>
          </table:table-cell>
          <table:table-cell office:value-type="float" office:value="1629627059" calcext:value-type="float">
            <text:p>1629627059</text:p>
          </table:table-cell>
          <table:table-cell office:value-type="float" office:value="-22.05" calcext:value-type="float">
            <text:p>-22.05</text:p>
          </table:table-cell>
          <table:table-cell office:value-type="float" office:value="2.6" calcext:value-type="float">
            <text:p>2.6</text:p>
          </table:table-cell>
          <table:table-cell office:value-type="float" office:value="9842" calcext:value-type="float">
            <text:p>98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1:28</text:p>
          </table:table-cell>
          <table:table-cell office:value-type="float" office:value="1629627088" calcext:value-type="float">
            <text:p>1629627088</text:p>
          </table:table-cell>
          <table:table-cell office:value-type="float" office:value="-21.83" calcext:value-type="float">
            <text:p>-21.83</text:p>
          </table:table-cell>
          <table:table-cell office:value-type="float" office:value="2.6" calcext:value-type="float">
            <text:p>2.6</text:p>
          </table:table-cell>
          <table:table-cell office:value-type="float" office:value="9347" calcext:value-type="float">
            <text:p>934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1:58</text:p>
          </table:table-cell>
          <table:table-cell office:value-type="float" office:value="1629627118" calcext:value-type="float">
            <text:p>1629627118</text:p>
          </table:table-cell>
          <table:table-cell office:value-type="float" office:value="-22.2" calcext:value-type="float">
            <text:p>-22.2</text:p>
          </table:table-cell>
          <table:table-cell office:value-type="float" office:value="2.6" calcext:value-type="float">
            <text:p>2.6</text:p>
          </table:table-cell>
          <table:table-cell office:value-type="float" office:value="9275" calcext:value-type="float">
            <text:p>927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2:28</text:p>
          </table:table-cell>
          <table:table-cell office:value-type="float" office:value="1629627148" calcext:value-type="float">
            <text:p>1629627148</text:p>
          </table:table-cell>
          <table:table-cell office:value-type="float" office:value="-22.23" calcext:value-type="float">
            <text:p>-22.23</text:p>
          </table:table-cell>
          <table:table-cell office:value-type="float" office:value="2.6" calcext:value-type="float">
            <text:p>2.6</text:p>
          </table:table-cell>
          <table:table-cell office:value-type="float" office:value="9242" calcext:value-type="float">
            <text:p>92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2:57</text:p>
          </table:table-cell>
          <table:table-cell office:value-type="float" office:value="1629627177" calcext:value-type="float">
            <text:p>1629627177</text:p>
          </table:table-cell>
          <table:table-cell office:value-type="float" office:value="-22.63" calcext:value-type="float">
            <text:p>-22.63</text:p>
          </table:table-cell>
          <table:table-cell office:value-type="float" office:value="2.6" calcext:value-type="float">
            <text:p>2.6</text:p>
          </table:table-cell>
          <table:table-cell office:value-type="float" office:value="9252" calcext:value-type="float">
            <text:p>925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3:27</text:p>
          </table:table-cell>
          <table:table-cell office:value-type="float" office:value="1629627207" calcext:value-type="float">
            <text:p>1629627207</text:p>
          </table:table-cell>
          <table:table-cell office:value-type="float" office:value="-22.81" calcext:value-type="float">
            <text:p>-22.81</text:p>
          </table:table-cell>
          <table:table-cell office:value-type="float" office:value="2.6" calcext:value-type="float">
            <text:p>2.6</text:p>
          </table:table-cell>
          <table:table-cell office:value-type="float" office:value="9795" calcext:value-type="float">
            <text:p>979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3:57</text:p>
          </table:table-cell>
          <table:table-cell office:value-type="float" office:value="1629627237" calcext:value-type="float">
            <text:p>1629627237</text:p>
          </table:table-cell>
          <table:table-cell office:value-type="float" office:value="-22.78" calcext:value-type="float">
            <text:p>-22.78</text:p>
          </table:table-cell>
          <table:table-cell office:value-type="float" office:value="2.6" calcext:value-type="float">
            <text:p>2.6</text:p>
          </table:table-cell>
          <table:table-cell office:value-type="float" office:value="9295" calcext:value-type="float">
            <text:p>929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4:26</text:p>
          </table:table-cell>
          <table:table-cell office:value-type="float" office:value="1629627266" calcext:value-type="float">
            <text:p>1629627266</text:p>
          </table:table-cell>
          <table:table-cell office:value-type="float" office:value="-22.93" calcext:value-type="float">
            <text:p>-22.93</text:p>
          </table:table-cell>
          <table:table-cell office:value-type="float" office:value="2.6" calcext:value-type="float">
            <text:p>2.6</text:p>
          </table:table-cell>
          <table:table-cell office:value-type="float" office:value="9330" calcext:value-type="float">
            <text:p>933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4:56</text:p>
          </table:table-cell>
          <table:table-cell office:value-type="float" office:value="1629627296" calcext:value-type="float">
            <text:p>1629627296</text:p>
          </table:table-cell>
          <table:table-cell office:value-type="float" office:value="-23.24" calcext:value-type="float">
            <text:p>-23.24</text:p>
          </table:table-cell>
          <table:table-cell office:value-type="float" office:value="2.6" calcext:value-type="float">
            <text:p>2.6</text:p>
          </table:table-cell>
          <table:table-cell office:value-type="float" office:value="9254" calcext:value-type="float">
            <text:p>925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5:26</text:p>
          </table:table-cell>
          <table:table-cell office:value-type="float" office:value="1629627326" calcext:value-type="float">
            <text:p>1629627326</text:p>
          </table:table-cell>
          <table:table-cell office:value-type="float" office:value="-23.42" calcext:value-type="float">
            <text:p>-23.42</text:p>
          </table:table-cell>
          <table:table-cell office:value-type="float" office:value="2.6" calcext:value-type="float">
            <text:p>2.6</text:p>
          </table:table-cell>
          <table:table-cell office:value-type="float" office:value="9813" calcext:value-type="float">
            <text:p>981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5:55</text:p>
          </table:table-cell>
          <table:table-cell office:value-type="float" office:value="1629627355" calcext:value-type="float">
            <text:p>1629627355</text:p>
          </table:table-cell>
          <table:table-cell office:value-type="float" office:value="-23.08" calcext:value-type="float">
            <text:p>-23.08</text:p>
          </table:table-cell>
          <table:table-cell office:value-type="float" office:value="2.6" calcext:value-type="float">
            <text:p>2.6</text:p>
          </table:table-cell>
          <table:table-cell office:value-type="float" office:value="9322" calcext:value-type="float">
            <text:p>932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6:25</text:p>
          </table:table-cell>
          <table:table-cell office:value-type="float" office:value="1629627385" calcext:value-type="float">
            <text:p>1629627385</text:p>
          </table:table-cell>
          <table:table-cell office:value-type="float" office:value="-23.15" calcext:value-type="float">
            <text:p>-23.15</text:p>
          </table:table-cell>
          <table:table-cell office:value-type="float" office:value="2.6" calcext:value-type="float">
            <text:p>2.6</text:p>
          </table:table-cell>
          <table:table-cell office:value-type="float" office:value="9257" calcext:value-type="float">
            <text:p>925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6:55</text:p>
          </table:table-cell>
          <table:table-cell office:value-type="float" office:value="1629627415" calcext:value-type="float">
            <text:p>1629627415</text:p>
          </table:table-cell>
          <table:table-cell office:value-type="float" office:value="-23.76" calcext:value-type="float">
            <text:p>-23.76</text:p>
          </table:table-cell>
          <table:table-cell office:value-type="float" office:value="2.6" calcext:value-type="float">
            <text:p>2.6</text:p>
          </table:table-cell>
          <table:table-cell office:value-type="float" office:value="9744" calcext:value-type="float">
            <text:p>974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7:24</text:p>
          </table:table-cell>
          <table:table-cell office:value-type="float" office:value="1629627444" calcext:value-type="float">
            <text:p>1629627444</text:p>
          </table:table-cell>
          <table:table-cell office:value-type="float" office:value="-23.6" calcext:value-type="float">
            <text:p>-23.6</text:p>
          </table:table-cell>
          <table:table-cell office:value-type="float" office:value="2.59" calcext:value-type="float">
            <text:p>2.59</text:p>
          </table:table-cell>
          <table:table-cell office:value-type="float" office:value="9743" calcext:value-type="float">
            <text:p>97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7:54</text:p>
          </table:table-cell>
          <table:table-cell office:value-type="float" office:value="1629627474" calcext:value-type="float">
            <text:p>1629627474</text:p>
          </table:table-cell>
          <table:table-cell office:value-type="float" office:value="-24" calcext:value-type="float">
            <text:p>-24</text:p>
          </table:table-cell>
          <table:table-cell office:value-type="float" office:value="2.59" calcext:value-type="float">
            <text:p>2.59</text:p>
          </table:table-cell>
          <table:table-cell office:value-type="float" office:value="9241" calcext:value-type="float">
            <text:p>924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8:24</text:p>
          </table:table-cell>
          <table:table-cell office:value-type="float" office:value="1629627504" calcext:value-type="float">
            <text:p>1629627504</text:p>
          </table:table-cell>
          <table:table-cell office:value-type="float" office:value="-23.88" calcext:value-type="float">
            <text:p>-23.88</text:p>
          </table:table-cell>
          <table:table-cell office:value-type="float" office:value="2.59" calcext:value-type="float">
            <text:p>2.59</text:p>
          </table:table-cell>
          <table:table-cell office:value-type="float" office:value="9273" calcext:value-type="float">
            <text:p>927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8:53</text:p>
          </table:table-cell>
          <table:table-cell office:value-type="float" office:value="1629627533" calcext:value-type="float">
            <text:p>1629627533</text:p>
          </table:table-cell>
          <table:table-cell office:value-type="float" office:value="-23.66" calcext:value-type="float">
            <text:p>-23.66</text:p>
          </table:table-cell>
          <table:table-cell office:value-type="float" office:value="2.59" calcext:value-type="float">
            <text:p>2.59</text:p>
          </table:table-cell>
          <table:table-cell office:value-type="float" office:value="9303" calcext:value-type="float">
            <text:p>930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9:23</text:p>
          </table:table-cell>
          <table:table-cell office:value-type="float" office:value="1629627563" calcext:value-type="float">
            <text:p>1629627563</text:p>
          </table:table-cell>
          <table:table-cell office:value-type="float" office:value="-23.97" calcext:value-type="float">
            <text:p>-23.97</text:p>
          </table:table-cell>
          <table:table-cell office:value-type="float" office:value="2.59" calcext:value-type="float">
            <text:p>2.59</text:p>
          </table:table-cell>
          <table:table-cell office:value-type="float" office:value="10295" calcext:value-type="float">
            <text:p>1029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19:53</text:p>
          </table:table-cell>
          <table:table-cell office:value-type="float" office:value="1629627593" calcext:value-type="float">
            <text:p>1629627593</text:p>
          </table:table-cell>
          <table:table-cell office:value-type="float" office:value="-24.34" calcext:value-type="float">
            <text:p>-24.34</text:p>
          </table:table-cell>
          <table:table-cell office:value-type="float" office:value="2.59" calcext:value-type="float">
            <text:p>2.59</text:p>
          </table:table-cell>
          <table:table-cell office:value-type="float" office:value="9534" calcext:value-type="float">
            <text:p>953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0:22</text:p>
          </table:table-cell>
          <table:table-cell office:value-type="float" office:value="1629627622" calcext:value-type="float">
            <text:p>1629627622</text:p>
          </table:table-cell>
          <table:table-cell office:value-type="float" office:value="-24.37" calcext:value-type="float">
            <text:p>-24.37</text:p>
          </table:table-cell>
          <table:table-cell office:value-type="float" office:value="2.59" calcext:value-type="float">
            <text:p>2.59</text:p>
          </table:table-cell>
          <table:table-cell office:value-type="float" office:value="9268" calcext:value-type="float">
            <text:p>926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0:52</text:p>
          </table:table-cell>
          <table:table-cell office:value-type="float" office:value="1629627652" calcext:value-type="float">
            <text:p>1629627652</text:p>
          </table:table-cell>
          <table:table-cell office:value-type="float" office:value="-24.61" calcext:value-type="float">
            <text:p>-24.61</text:p>
          </table:table-cell>
          <table:table-cell office:value-type="float" office:value="2.59" calcext:value-type="float">
            <text:p>2.59</text:p>
          </table:table-cell>
          <table:table-cell office:value-type="float" office:value="9815" calcext:value-type="float">
            <text:p>981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1:22</text:p>
          </table:table-cell>
          <table:table-cell office:value-type="float" office:value="1629627682" calcext:value-type="float">
            <text:p>1629627682</text:p>
          </table:table-cell>
          <table:table-cell office:value-type="float" office:value="-24.7" calcext:value-type="float">
            <text:p>-24.7</text:p>
          </table:table-cell>
          <table:table-cell office:value-type="float" office:value="2.59" calcext:value-type="float">
            <text:p>2.59</text:p>
          </table:table-cell>
          <table:table-cell office:value-type="float" office:value="9322" calcext:value-type="float">
            <text:p>932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1:51</text:p>
          </table:table-cell>
          <table:table-cell office:value-type="float" office:value="1629627711" calcext:value-type="float">
            <text:p>1629627711</text:p>
          </table:table-cell>
          <table:table-cell office:value-type="float" office:value="-24.92" calcext:value-type="float">
            <text:p>-24.92</text:p>
          </table:table-cell>
          <table:table-cell office:value-type="float" office:value="2.59" calcext:value-type="float">
            <text:p>2.59</text:p>
          </table:table-cell>
          <table:table-cell office:value-type="float" office:value="9347" calcext:value-type="float">
            <text:p>934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2:21</text:p>
          </table:table-cell>
          <table:table-cell office:value-type="float" office:value="1629627741" calcext:value-type="float">
            <text:p>1629627741</text:p>
          </table:table-cell>
          <table:table-cell office:value-type="float" office:value="-25.07" calcext:value-type="float">
            <text:p>-25.07</text:p>
          </table:table-cell>
          <table:table-cell office:value-type="float" office:value="2.59" calcext:value-type="float">
            <text:p>2.59</text:p>
          </table:table-cell>
          <table:table-cell office:value-type="float" office:value="9786" calcext:value-type="float">
            <text:p>978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2:51</text:p>
          </table:table-cell>
          <table:table-cell office:value-type="float" office:value="1629627771" calcext:value-type="float">
            <text:p>1629627771</text:p>
          </table:table-cell>
          <table:table-cell office:value-type="float" office:value="-24.92" calcext:value-type="float">
            <text:p>-24.92</text:p>
          </table:table-cell>
          <table:table-cell office:value-type="float" office:value="2.59" calcext:value-type="float">
            <text:p>2.59</text:p>
          </table:table-cell>
          <table:table-cell office:value-type="float" office:value="9299" calcext:value-type="float">
            <text:p>929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3:20</text:p>
          </table:table-cell>
          <table:table-cell office:value-type="float" office:value="1629627800" calcext:value-type="float">
            <text:p>1629627800</text:p>
          </table:table-cell>
          <table:table-cell office:value-type="float" office:value="-25.1" calcext:value-type="float">
            <text:p>-25.1</text:p>
          </table:table-cell>
          <table:table-cell office:value-type="float" office:value="2.59" calcext:value-type="float">
            <text:p>2.59</text:p>
          </table:table-cell>
          <table:table-cell office:value-type="float" office:value="9844" calcext:value-type="float">
            <text:p>984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3:50</text:p>
          </table:table-cell>
          <table:table-cell office:value-type="float" office:value="1629627830" calcext:value-type="float">
            <text:p>1629627830</text:p>
          </table:table-cell>
          <table:table-cell office:value-type="float" office:value="-25.4" calcext:value-type="float">
            <text:p>-25.4</text:p>
          </table:table-cell>
          <table:table-cell office:value-type="float" office:value="2.59" calcext:value-type="float">
            <text:p>2.59</text:p>
          </table:table-cell>
          <table:table-cell office:value-type="float" office:value="9757" calcext:value-type="float">
            <text:p>975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4:20</text:p>
          </table:table-cell>
          <table:table-cell office:value-type="float" office:value="1629627860" calcext:value-type="float">
            <text:p>1629627860</text:p>
          </table:table-cell>
          <table:table-cell office:value-type="float" office:value="-25.56" calcext:value-type="float">
            <text:p>-25.56</text:p>
          </table:table-cell>
          <table:table-cell office:value-type="float" office:value="2.59" calcext:value-type="float">
            <text:p>2.59</text:p>
          </table:table-cell>
          <table:table-cell office:value-type="float" office:value="9774" calcext:value-type="float">
            <text:p>977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4:49</text:p>
          </table:table-cell>
          <table:table-cell office:value-type="float" office:value="1629627889" calcext:value-type="float">
            <text:p>1629627889</text:p>
          </table:table-cell>
          <table:table-cell office:value-type="float" office:value="-25.71" calcext:value-type="float">
            <text:p>-25.71</text:p>
          </table:table-cell>
          <table:table-cell office:value-type="float" office:value="2.59" calcext:value-type="float">
            <text:p>2.59</text:p>
          </table:table-cell>
          <table:table-cell office:value-type="float" office:value="9379" calcext:value-type="float">
            <text:p>937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5:19</text:p>
          </table:table-cell>
          <table:table-cell office:value-type="float" office:value="1629627919" calcext:value-type="float">
            <text:p>1629627919</text:p>
          </table:table-cell>
          <table:table-cell office:value-type="float" office:value="-26.04" calcext:value-type="float">
            <text:p>-26.04</text:p>
          </table:table-cell>
          <table:table-cell office:value-type="float" office:value="2.59" calcext:value-type="float">
            <text:p>2.59</text:p>
          </table:table-cell>
          <table:table-cell office:value-type="float" office:value="7768" calcext:value-type="float">
            <text:p>776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5:49</text:p>
          </table:table-cell>
          <table:table-cell office:value-type="float" office:value="1629627949" calcext:value-type="float">
            <text:p>1629627949</text:p>
          </table:table-cell>
          <table:table-cell office:value-type="float" office:value="-25.92" calcext:value-type="float">
            <text:p>-25.92</text:p>
          </table:table-cell>
          <table:table-cell office:value-type="float" office:value="2.59" calcext:value-type="float">
            <text:p>2.59</text:p>
          </table:table-cell>
          <table:table-cell office:value-type="float" office:value="9282" calcext:value-type="float">
            <text:p>928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6:18</text:p>
          </table:table-cell>
          <table:table-cell office:value-type="float" office:value="1629627978" calcext:value-type="float">
            <text:p>1629627978</text:p>
          </table:table-cell>
          <table:table-cell office:value-type="float" office:value="-26.17" calcext:value-type="float">
            <text:p>-26.17</text:p>
          </table:table-cell>
          <table:table-cell office:value-type="float" office:value="2.59" calcext:value-type="float">
            <text:p>2.59</text:p>
          </table:table-cell>
          <table:table-cell office:value-type="float" office:value="9316" calcext:value-type="float">
            <text:p>931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6:48</text:p>
          </table:table-cell>
          <table:table-cell office:value-type="float" office:value="1629628008" calcext:value-type="float">
            <text:p>1629628008</text:p>
          </table:table-cell>
          <table:table-cell office:value-type="float" office:value="-25.98" calcext:value-type="float">
            <text:p>-25.98</text:p>
          </table:table-cell>
          <table:table-cell office:value-type="float" office:value="2.59" calcext:value-type="float">
            <text:p>2.59</text:p>
          </table:table-cell>
          <table:table-cell office:value-type="float" office:value="9253" calcext:value-type="float">
            <text:p>925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7:18</text:p>
          </table:table-cell>
          <table:table-cell office:value-type="float" office:value="1629628038" calcext:value-type="float">
            <text:p>1629628038</text:p>
          </table:table-cell>
          <table:table-cell office:value-type="float" office:value="-26.14" calcext:value-type="float">
            <text:p>-26.14</text:p>
          </table:table-cell>
          <table:table-cell office:value-type="float" office:value="2.59" calcext:value-type="float">
            <text:p>2.59</text:p>
          </table:table-cell>
          <table:table-cell office:value-type="float" office:value="9286" calcext:value-type="float">
            <text:p>928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7:47</text:p>
          </table:table-cell>
          <table:table-cell office:value-type="float" office:value="1629628067" calcext:value-type="float">
            <text:p>1629628067</text:p>
          </table:table-cell>
          <table:table-cell office:value-type="float" office:value="-26.38" calcext:value-type="float">
            <text:p>-26.38</text:p>
          </table:table-cell>
          <table:table-cell office:value-type="float" office:value="2.59" calcext:value-type="float">
            <text:p>2.59</text:p>
          </table:table-cell>
          <table:table-cell office:value-type="float" office:value="9316" calcext:value-type="float">
            <text:p>931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8:17</text:p>
          </table:table-cell>
          <table:table-cell office:value-type="float" office:value="1629628097" calcext:value-type="float">
            <text:p>1629628097</text:p>
          </table:table-cell>
          <table:table-cell office:value-type="float" office:value="-26.38" calcext:value-type="float">
            <text:p>-26.38</text:p>
          </table:table-cell>
          <table:table-cell office:value-type="float" office:value="2.59" calcext:value-type="float">
            <text:p>2.59</text:p>
          </table:table-cell>
          <table:table-cell office:value-type="float" office:value="9347" calcext:value-type="float">
            <text:p>934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8:47</text:p>
          </table:table-cell>
          <table:table-cell office:value-type="float" office:value="1629628127" calcext:value-type="float">
            <text:p>1629628127</text:p>
          </table:table-cell>
          <table:table-cell office:value-type="float" office:value="-26.41" calcext:value-type="float">
            <text:p>-26.41</text:p>
          </table:table-cell>
          <table:table-cell office:value-type="float" office:value="2.59" calcext:value-type="float">
            <text:p>2.59</text:p>
          </table:table-cell>
          <table:table-cell office:value-type="float" office:value="9272" calcext:value-type="float">
            <text:p>927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9:16</text:p>
          </table:table-cell>
          <table:table-cell office:value-type="float" office:value="1629628156" calcext:value-type="float">
            <text:p>1629628156</text:p>
          </table:table-cell>
          <table:table-cell office:value-type="float" office:value="-27.08" calcext:value-type="float">
            <text:p>-27.08</text:p>
          </table:table-cell>
          <table:table-cell office:value-type="float" office:value="2.59" calcext:value-type="float">
            <text:p>2.59</text:p>
          </table:table-cell>
          <table:table-cell office:value-type="float" office:value="9306" calcext:value-type="float">
            <text:p>930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29:46</text:p>
          </table:table-cell>
          <table:table-cell office:value-type="float" office:value="1629628186" calcext:value-type="float">
            <text:p>1629628186</text:p>
          </table:table-cell>
          <table:table-cell office:value-type="float" office:value="-26.93" calcext:value-type="float">
            <text:p>-26.93</text:p>
          </table:table-cell>
          <table:table-cell office:value-type="float" office:value="2.59" calcext:value-type="float">
            <text:p>2.59</text:p>
          </table:table-cell>
          <table:table-cell office:value-type="float" office:value="9338" calcext:value-type="float">
            <text:p>933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0:16</text:p>
          </table:table-cell>
          <table:table-cell office:value-type="float" office:value="1629628216" calcext:value-type="float">
            <text:p>1629628216</text:p>
          </table:table-cell>
          <table:table-cell office:value-type="float" office:value="-27.08" calcext:value-type="float">
            <text:p>-27.08</text:p>
          </table:table-cell>
          <table:table-cell office:value-type="float" office:value="2.59" calcext:value-type="float">
            <text:p>2.59</text:p>
          </table:table-cell>
          <table:table-cell office:value-type="float" office:value="9774" calcext:value-type="float">
            <text:p>977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0:45</text:p>
          </table:table-cell>
          <table:table-cell office:value-type="float" office:value="1629628245" calcext:value-type="float">
            <text:p>1629628245</text:p>
          </table:table-cell>
          <table:table-cell office:value-type="float" office:value="-26.69" calcext:value-type="float">
            <text:p>-26.69</text:p>
          </table:table-cell>
          <table:table-cell office:value-type="float" office:value="2.59" calcext:value-type="float">
            <text:p>2.59</text:p>
          </table:table-cell>
          <table:table-cell office:value-type="float" office:value="7331" calcext:value-type="float">
            <text:p>733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1:15</text:p>
          </table:table-cell>
          <table:table-cell office:value-type="float" office:value="1629628275" calcext:value-type="float">
            <text:p>1629628275</text:p>
          </table:table-cell>
          <table:table-cell office:value-type="float" office:value="-26.99" calcext:value-type="float">
            <text:p>-26.99</text:p>
          </table:table-cell>
          <table:table-cell office:value-type="float" office:value="2.59" calcext:value-type="float">
            <text:p>2.59</text:p>
          </table:table-cell>
          <table:table-cell office:value-type="float" office:value="9264" calcext:value-type="float">
            <text:p>926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1:45</text:p>
          </table:table-cell>
          <table:table-cell office:value-type="float" office:value="1629628305" calcext:value-type="float">
            <text:p>1629628305</text:p>
          </table:table-cell>
          <table:table-cell office:value-type="float" office:value="-26.93" calcext:value-type="float">
            <text:p>-26.93</text:p>
          </table:table-cell>
          <table:table-cell office:value-type="float" office:value="2.59" calcext:value-type="float">
            <text:p>2.59</text:p>
          </table:table-cell>
          <table:table-cell office:value-type="float" office:value="12770" calcext:value-type="float">
            <text:p>1277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2:14</text:p>
          </table:table-cell>
          <table:table-cell office:value-type="float" office:value="1629628334" calcext:value-type="float">
            <text:p>1629628334</text:p>
          </table:table-cell>
          <table:table-cell office:value-type="float" office:value="-27.66" calcext:value-type="float">
            <text:p>-27.66</text:p>
          </table:table-cell>
          <table:table-cell office:value-type="float" office:value="2.59" calcext:value-type="float">
            <text:p>2.59</text:p>
          </table:table-cell>
          <table:table-cell office:value-type="float" office:value="9321" calcext:value-type="float">
            <text:p>932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2:44</text:p>
          </table:table-cell>
          <table:table-cell office:value-type="float" office:value="1629628364" calcext:value-type="float">
            <text:p>1629628364</text:p>
          </table:table-cell>
          <table:table-cell office:value-type="float" office:value="-27.78" calcext:value-type="float">
            <text:p>-27.78</text:p>
          </table:table-cell>
          <table:table-cell office:value-type="float" office:value="2.59" calcext:value-type="float">
            <text:p>2.59</text:p>
          </table:table-cell>
          <table:table-cell office:value-type="float" office:value="9269" calcext:value-type="float">
            <text:p>926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3:14</text:p>
          </table:table-cell>
          <table:table-cell office:value-type="float" office:value="1629628394" calcext:value-type="float">
            <text:p>1629628394</text:p>
          </table:table-cell>
          <table:table-cell office:value-type="float" office:value="-27.94" calcext:value-type="float">
            <text:p>-27.94</text:p>
          </table:table-cell>
          <table:table-cell office:value-type="float" office:value="2.59" calcext:value-type="float">
            <text:p>2.59</text:p>
          </table:table-cell>
          <table:table-cell office:value-type="float" office:value="9295" calcext:value-type="float">
            <text:p>929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3:43</text:p>
          </table:table-cell>
          <table:table-cell office:value-type="float" office:value="1629628423" calcext:value-type="float">
            <text:p>1629628423</text:p>
          </table:table-cell>
          <table:table-cell office:value-type="float" office:value="-27.69" calcext:value-type="float">
            <text:p>-27.69</text:p>
          </table:table-cell>
          <table:table-cell office:value-type="float" office:value="2.59" calcext:value-type="float">
            <text:p>2.59</text:p>
          </table:table-cell>
          <table:table-cell office:value-type="float" office:value="9839" calcext:value-type="float">
            <text:p>983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4:13</text:p>
          </table:table-cell>
          <table:table-cell office:value-type="float" office:value="1629628453" calcext:value-type="float">
            <text:p>1629628453</text:p>
          </table:table-cell>
          <table:table-cell office:value-type="float" office:value="-28.18" calcext:value-type="float">
            <text:p>-28.18</text:p>
          </table:table-cell>
          <table:table-cell office:value-type="float" office:value="2.59" calcext:value-type="float">
            <text:p>2.59</text:p>
          </table:table-cell>
          <table:table-cell office:value-type="float" office:value="9757" calcext:value-type="float">
            <text:p>975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4:43</text:p>
          </table:table-cell>
          <table:table-cell office:value-type="float" office:value="1629628483" calcext:value-type="float">
            <text:p>1629628483</text:p>
          </table:table-cell>
          <table:table-cell office:value-type="float" office:value="-27.85" calcext:value-type="float">
            <text:p>-27.85</text:p>
          </table:table-cell>
          <table:table-cell office:value-type="float" office:value="2.59" calcext:value-type="float">
            <text:p>2.59</text:p>
          </table:table-cell>
          <table:table-cell office:value-type="float" office:value="9242" calcext:value-type="float">
            <text:p>92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5:12</text:p>
          </table:table-cell>
          <table:table-cell office:value-type="float" office:value="1629628512" calcext:value-type="float">
            <text:p>1629628512</text:p>
          </table:table-cell>
          <table:table-cell office:value-type="float" office:value="-28.52" calcext:value-type="float">
            <text:p>-28.52</text:p>
          </table:table-cell>
          <table:table-cell office:value-type="float" office:value="2.59" calcext:value-type="float">
            <text:p>2.59</text:p>
          </table:table-cell>
          <table:table-cell office:value-type="float" office:value="9810" calcext:value-type="float">
            <text:p>981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5:42</text:p>
          </table:table-cell>
          <table:table-cell office:value-type="float" office:value="1629628542" calcext:value-type="float">
            <text:p>1629628542</text:p>
          </table:table-cell>
          <table:table-cell office:value-type="float" office:value="-28.03" calcext:value-type="float">
            <text:p>-28.03</text:p>
          </table:table-cell>
          <table:table-cell office:value-type="float" office:value="2.59" calcext:value-type="float">
            <text:p>2.59</text:p>
          </table:table-cell>
          <table:table-cell office:value-type="float" office:value="9318" calcext:value-type="float">
            <text:p>931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6:12</text:p>
          </table:table-cell>
          <table:table-cell office:value-type="float" office:value="1629628572" calcext:value-type="float">
            <text:p>1629628572</text:p>
          </table:table-cell>
          <table:table-cell office:value-type="float" office:value="-28.36" calcext:value-type="float">
            <text:p>-28.36</text:p>
          </table:table-cell>
          <table:table-cell office:value-type="float" office:value="2.59" calcext:value-type="float">
            <text:p>2.59</text:p>
          </table:table-cell>
          <table:table-cell office:value-type="float" office:value="9255" calcext:value-type="float">
            <text:p>925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6:41</text:p>
          </table:table-cell>
          <table:table-cell office:value-type="float" office:value="1629628601" calcext:value-type="float">
            <text:p>1629628601</text:p>
          </table:table-cell>
          <table:table-cell office:value-type="float" office:value="-28.43" calcext:value-type="float">
            <text:p>-28.43</text:p>
          </table:table-cell>
          <table:table-cell office:value-type="float" office:value="2.59" calcext:value-type="float">
            <text:p>2.59</text:p>
          </table:table-cell>
          <table:table-cell office:value-type="float" office:value="9277" calcext:value-type="float">
            <text:p>927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7:11</text:p>
          </table:table-cell>
          <table:table-cell office:value-type="float" office:value="1629628631" calcext:value-type="float">
            <text:p>1629628631</text:p>
          </table:table-cell>
          <table:table-cell office:value-type="float" office:value="-28.39" calcext:value-type="float">
            <text:p>-28.39</text:p>
          </table:table-cell>
          <table:table-cell office:value-type="float" office:value="2.59" calcext:value-type="float">
            <text:p>2.59</text:p>
          </table:table-cell>
          <table:table-cell office:value-type="float" office:value="9823" calcext:value-type="float">
            <text:p>982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7:41</text:p>
          </table:table-cell>
          <table:table-cell office:value-type="float" office:value="1629628661" calcext:value-type="float">
            <text:p>1629628661</text:p>
          </table:table-cell>
          <table:table-cell office:value-type="float" office:value="-28.88" calcext:value-type="float">
            <text:p>-28.88</text:p>
          </table:table-cell>
          <table:table-cell office:value-type="float" office:value="2.59" calcext:value-type="float">
            <text:p>2.59</text:p>
          </table:table-cell>
          <table:table-cell office:value-type="float" office:value="9334" calcext:value-type="float">
            <text:p>933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8:10</text:p>
          </table:table-cell>
          <table:table-cell office:value-type="float" office:value="1629628690" calcext:value-type="float">
            <text:p>1629628690</text:p>
          </table:table-cell>
          <table:table-cell office:value-type="float" office:value="-29" calcext:value-type="float">
            <text:p>-29</text:p>
          </table:table-cell>
          <table:table-cell office:value-type="float" office:value="2.59" calcext:value-type="float">
            <text:p>2.59</text:p>
          </table:table-cell>
          <table:table-cell office:value-type="float" office:value="9266" calcext:value-type="float">
            <text:p>926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8:40</text:p>
          </table:table-cell>
          <table:table-cell office:value-type="float" office:value="1629628720" calcext:value-type="float">
            <text:p>1629628720</text:p>
          </table:table-cell>
          <table:table-cell office:value-type="float" office:value="-29.16" calcext:value-type="float">
            <text:p>-29.16</text:p>
          </table:table-cell>
          <table:table-cell office:value-type="float" office:value="2.59" calcext:value-type="float">
            <text:p>2.59</text:p>
          </table:table-cell>
          <table:table-cell office:value-type="float" office:value="9306" calcext:value-type="float">
            <text:p>930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9:10</text:p>
          </table:table-cell>
          <table:table-cell office:value-type="float" office:value="1629628750" calcext:value-type="float">
            <text:p>1629628750</text:p>
          </table:table-cell>
          <table:table-cell office:value-type="float" office:value="-29.28" calcext:value-type="float">
            <text:p>-29.28</text:p>
          </table:table-cell>
          <table:table-cell office:value-type="float" office:value="2.59" calcext:value-type="float">
            <text:p>2.59</text:p>
          </table:table-cell>
          <table:table-cell office:value-type="float" office:value="9337" calcext:value-type="float">
            <text:p>933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39:39</text:p>
          </table:table-cell>
          <table:table-cell office:value-type="float" office:value="1629628779" calcext:value-type="float">
            <text:p>1629628779</text:p>
          </table:table-cell>
          <table:table-cell office:value-type="float" office:value="-29.62" calcext:value-type="float">
            <text:p>-29.62</text:p>
          </table:table-cell>
          <table:table-cell office:value-type="float" office:value="2.59" calcext:value-type="float">
            <text:p>2.59</text:p>
          </table:table-cell>
          <table:table-cell office:value-type="float" office:value="9273" calcext:value-type="float">
            <text:p>927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0:09</text:p>
          </table:table-cell>
          <table:table-cell office:value-type="float" office:value="1629628809" calcext:value-type="float">
            <text:p>1629628809</text:p>
          </table:table-cell>
          <table:table-cell office:value-type="float" office:value="-29.65" calcext:value-type="float">
            <text:p>-29.65</text:p>
          </table:table-cell>
          <table:table-cell office:value-type="float" office:value="2.59" calcext:value-type="float">
            <text:p>2.59</text:p>
          </table:table-cell>
          <table:table-cell office:value-type="float" office:value="9814" calcext:value-type="float">
            <text:p>981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0:39</text:p>
          </table:table-cell>
          <table:table-cell office:value-type="float" office:value="1629628839" calcext:value-type="float">
            <text:p>1629628839</text:p>
          </table:table-cell>
          <table:table-cell office:value-type="float" office:value="-29.74" calcext:value-type="float">
            <text:p>-29.74</text:p>
          </table:table-cell>
          <table:table-cell office:value-type="float" office:value="2.59" calcext:value-type="float">
            <text:p>2.59</text:p>
          </table:table-cell>
          <table:table-cell office:value-type="float" office:value="7264" calcext:value-type="float">
            <text:p>726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1:08</text:p>
          </table:table-cell>
          <table:table-cell office:value-type="float" office:value="1629628868" calcext:value-type="float">
            <text:p>1629628868</text:p>
          </table:table-cell>
          <table:table-cell office:value-type="float" office:value="-29.92" calcext:value-type="float">
            <text:p>-29.92</text:p>
          </table:table-cell>
          <table:table-cell office:value-type="float" office:value="2.59" calcext:value-type="float">
            <text:p>2.59</text:p>
          </table:table-cell>
          <table:table-cell office:value-type="float" office:value="9811" calcext:value-type="float">
            <text:p>981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1:38</text:p>
          </table:table-cell>
          <table:table-cell office:value-type="float" office:value="1629628898" calcext:value-type="float">
            <text:p>1629628898</text:p>
          </table:table-cell>
          <table:table-cell office:value-type="float" office:value="-29.68" calcext:value-type="float">
            <text:p>-29.68</text:p>
          </table:table-cell>
          <table:table-cell office:value-type="float" office:value="2.59" calcext:value-type="float">
            <text:p>2.59</text:p>
          </table:table-cell>
          <table:table-cell office:value-type="float" office:value="9825" calcext:value-type="float">
            <text:p>982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2:08</text:p>
          </table:table-cell>
          <table:table-cell office:value-type="float" office:value="1629628928" calcext:value-type="float">
            <text:p>1629628928</text:p>
          </table:table-cell>
          <table:table-cell office:value-type="float" office:value="-29.95" calcext:value-type="float">
            <text:p>-29.95</text:p>
          </table:table-cell>
          <table:table-cell office:value-type="float" office:value="2.59" calcext:value-type="float">
            <text:p>2.59</text:p>
          </table:table-cell>
          <table:table-cell office:value-type="float" office:value="9244" calcext:value-type="float">
            <text:p>924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2:37</text:p>
          </table:table-cell>
          <table:table-cell office:value-type="float" office:value="1629628957" calcext:value-type="float">
            <text:p>1629628957</text:p>
          </table:table-cell>
          <table:table-cell office:value-type="float" office:value="-30.68" calcext:value-type="float">
            <text:p>-30.68</text:p>
          </table:table-cell>
          <table:table-cell office:value-type="float" office:value="2.59" calcext:value-type="float">
            <text:p>2.59</text:p>
          </table:table-cell>
          <table:table-cell office:value-type="float" office:value="9777" calcext:value-type="float">
            <text:p>977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3:07</text:p>
          </table:table-cell>
          <table:table-cell office:value-type="float" office:value="1629628987" calcext:value-type="float">
            <text:p>1629628987</text:p>
          </table:table-cell>
          <table:table-cell office:value-type="float" office:value="-30.23" calcext:value-type="float">
            <text:p>-30.23</text:p>
          </table:table-cell>
          <table:table-cell office:value-type="float" office:value="2.59" calcext:value-type="float">
            <text:p>2.59</text:p>
          </table:table-cell>
          <table:table-cell office:value-type="float" office:value="9794" calcext:value-type="float">
            <text:p>979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3:37</text:p>
          </table:table-cell>
          <table:table-cell office:value-type="float" office:value="1629629017" calcext:value-type="float">
            <text:p>1629629017</text:p>
          </table:table-cell>
          <table:table-cell office:value-type="float" office:value="-30.41" calcext:value-type="float">
            <text:p>-30.41</text:p>
          </table:table-cell>
          <table:table-cell office:value-type="float" office:value="2.58" calcext:value-type="float">
            <text:p>2.58</text:p>
          </table:table-cell>
          <table:table-cell office:value-type="float" office:value="9295" calcext:value-type="float">
            <text:p>929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4:06</text:p>
          </table:table-cell>
          <table:table-cell office:value-type="float" office:value="1629629046" calcext:value-type="float">
            <text:p>1629629046</text:p>
          </table:table-cell>
          <table:table-cell office:value-type="float" office:value="-30.74" calcext:value-type="float">
            <text:p>-30.74</text:p>
          </table:table-cell>
          <table:table-cell office:value-type="float" office:value="2.58" calcext:value-type="float">
            <text:p>2.58</text:p>
          </table:table-cell>
          <table:table-cell office:value-type="float" office:value="10039" calcext:value-type="float">
            <text:p>1003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4:36</text:p>
          </table:table-cell>
          <table:table-cell office:value-type="float" office:value="1629629076" calcext:value-type="float">
            <text:p>1629629076</text:p>
          </table:table-cell>
          <table:table-cell office:value-type="float" office:value="-30.47" calcext:value-type="float">
            <text:p>-30.47</text:p>
          </table:table-cell>
          <table:table-cell office:value-type="float" office:value="2.58" calcext:value-type="float">
            <text:p>2.58</text:p>
          </table:table-cell>
          <table:table-cell office:value-type="float" office:value="9336" calcext:value-type="float">
            <text:p>933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5:06</text:p>
          </table:table-cell>
          <table:table-cell office:value-type="float" office:value="1629629106" calcext:value-type="float">
            <text:p>1629629106</text:p>
          </table:table-cell>
          <table:table-cell office:value-type="float" office:value="-30.96" calcext:value-type="float">
            <text:p>-30.96</text:p>
          </table:table-cell>
          <table:table-cell office:value-type="float" office:value="2.58" calcext:value-type="float">
            <text:p>2.58</text:p>
          </table:table-cell>
          <table:table-cell office:value-type="float" office:value="10797" calcext:value-type="float">
            <text:p>1079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5:36</text:p>
          </table:table-cell>
          <table:table-cell office:value-type="float" office:value="1629629136" calcext:value-type="float">
            <text:p>1629629136</text:p>
          </table:table-cell>
          <table:table-cell office:value-type="float" office:value="-30.87" calcext:value-type="float">
            <text:p>-30.87</text:p>
          </table:table-cell>
          <table:table-cell office:value-type="float" office:value="2.58" calcext:value-type="float">
            <text:p>2.58</text:p>
          </table:table-cell>
          <table:table-cell office:value-type="float" office:value="9760" calcext:value-type="float">
            <text:p>976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6:05</text:p>
          </table:table-cell>
          <table:table-cell office:value-type="float" office:value="1629629165" calcext:value-type="float">
            <text:p>1629629165</text:p>
          </table:table-cell>
          <table:table-cell office:value-type="float" office:value="-31.45" calcext:value-type="float">
            <text:p>-31.45</text:p>
          </table:table-cell>
          <table:table-cell office:value-type="float" office:value="2.58" calcext:value-type="float">
            <text:p>2.58</text:p>
          </table:table-cell>
          <table:table-cell office:value-type="float" office:value="9279" calcext:value-type="float">
            <text:p>927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6:35</text:p>
          </table:table-cell>
          <table:table-cell office:value-type="float" office:value="1629629195" calcext:value-type="float">
            <text:p>1629629195</text:p>
          </table:table-cell>
          <table:table-cell office:value-type="float" office:value="-31.51" calcext:value-type="float">
            <text:p>-31.51</text:p>
          </table:table-cell>
          <table:table-cell office:value-type="float" office:value="2.58" calcext:value-type="float">
            <text:p>2.58</text:p>
          </table:table-cell>
          <table:table-cell office:value-type="float" office:value="9307" calcext:value-type="float">
            <text:p>930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7:05</text:p>
          </table:table-cell>
          <table:table-cell office:value-type="float" office:value="1629629225" calcext:value-type="float">
            <text:p>1629629225</text:p>
          </table:table-cell>
          <table:table-cell office:value-type="float" office:value="-31.11" calcext:value-type="float">
            <text:p>-31.11</text:p>
          </table:table-cell>
          <table:table-cell office:value-type="float" office:value="2.58" calcext:value-type="float">
            <text:p>2.58</text:p>
          </table:table-cell>
          <table:table-cell office:value-type="float" office:value="9242" calcext:value-type="float">
            <text:p>92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7:34</text:p>
          </table:table-cell>
          <table:table-cell office:value-type="float" office:value="1629629254" calcext:value-type="float">
            <text:p>1629629254</text:p>
          </table:table-cell>
          <table:table-cell office:value-type="float" office:value="-31.63" calcext:value-type="float">
            <text:p>-31.63</text:p>
          </table:table-cell>
          <table:table-cell office:value-type="float" office:value="2.58" calcext:value-type="float">
            <text:p>2.58</text:p>
          </table:table-cell>
          <table:table-cell office:value-type="float" office:value="7326" calcext:value-type="float">
            <text:p>732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8:04</text:p>
          </table:table-cell>
          <table:table-cell office:value-type="float" office:value="1629629284" calcext:value-type="float">
            <text:p>1629629284</text:p>
          </table:table-cell>
          <table:table-cell office:value-type="float" office:value="-31.51" calcext:value-type="float">
            <text:p>-31.51</text:p>
          </table:table-cell>
          <table:table-cell office:value-type="float" office:value="2.58" calcext:value-type="float">
            <text:p>2.58</text:p>
          </table:table-cell>
          <table:table-cell office:value-type="float" office:value="9352" calcext:value-type="float">
            <text:p>935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8:33</text:p>
          </table:table-cell>
          <table:table-cell office:value-type="float" office:value="1629629313" calcext:value-type="float">
            <text:p>1629629313</text:p>
          </table:table-cell>
          <table:table-cell office:value-type="float" office:value="-31.66" calcext:value-type="float">
            <text:p>-31.66</text:p>
          </table:table-cell>
          <table:table-cell office:value-type="float" office:value="2.58" calcext:value-type="float">
            <text:p>2.58</text:p>
          </table:table-cell>
          <table:table-cell office:value-type="float" office:value="9796" calcext:value-type="float">
            <text:p>979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9:03</text:p>
          </table:table-cell>
          <table:table-cell office:value-type="float" office:value="1629629343" calcext:value-type="float">
            <text:p>1629629343</text:p>
          </table:table-cell>
          <table:table-cell office:value-type="float" office:value="-32.21" calcext:value-type="float">
            <text:p>-32.21</text:p>
          </table:table-cell>
          <table:table-cell office:value-type="float" office:value="2.58" calcext:value-type="float">
            <text:p>2.58</text:p>
          </table:table-cell>
          <table:table-cell office:value-type="float" office:value="9306" calcext:value-type="float">
            <text:p>930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49:33</text:p>
          </table:table-cell>
          <table:table-cell office:value-type="float" office:value="1629629373" calcext:value-type="float">
            <text:p>1629629373</text:p>
          </table:table-cell>
          <table:table-cell office:value-type="float" office:value="-32.21" calcext:value-type="float">
            <text:p>-32.21</text:p>
          </table:table-cell>
          <table:table-cell office:value-type="float" office:value="2.58" calcext:value-type="float">
            <text:p>2.58</text:p>
          </table:table-cell>
          <table:table-cell office:value-type="float" office:value="9334" calcext:value-type="float">
            <text:p>933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0:02</text:p>
          </table:table-cell>
          <table:table-cell office:value-type="float" office:value="1629629402" calcext:value-type="float">
            <text:p>1629629402</text:p>
          </table:table-cell>
          <table:table-cell office:value-type="float" office:value="-32.15" calcext:value-type="float">
            <text:p>-32.15</text:p>
          </table:table-cell>
          <table:table-cell office:value-type="float" office:value="2.58" calcext:value-type="float">
            <text:p>2.58</text:p>
          </table:table-cell>
          <table:table-cell office:value-type="float" office:value="9780" calcext:value-type="float">
            <text:p>978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0:32</text:p>
          </table:table-cell>
          <table:table-cell office:value-type="float" office:value="1629629432" calcext:value-type="float">
            <text:p>1629629432</text:p>
          </table:table-cell>
          <table:table-cell office:value-type="float" office:value="-32.64" calcext:value-type="float">
            <text:p>-32.64</text:p>
          </table:table-cell>
          <table:table-cell office:value-type="float" office:value="2.58" calcext:value-type="float">
            <text:p>2.58</text:p>
          </table:table-cell>
          <table:table-cell office:value-type="float" office:value="9286" calcext:value-type="float">
            <text:p>928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1:02</text:p>
          </table:table-cell>
          <table:table-cell office:value-type="float" office:value="1629629462" calcext:value-type="float">
            <text:p>1629629462</text:p>
          </table:table-cell>
          <table:table-cell office:value-type="float" office:value="-32.91" calcext:value-type="float">
            <text:p>-32.91</text:p>
          </table:table-cell>
          <table:table-cell office:value-type="float" office:value="2.58" calcext:value-type="float">
            <text:p>2.58</text:p>
          </table:table-cell>
          <table:table-cell office:value-type="float" office:value="9839" calcext:value-type="float">
            <text:p>983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1:31</text:p>
          </table:table-cell>
          <table:table-cell office:value-type="float" office:value="1629629491" calcext:value-type="float">
            <text:p>1629629491</text:p>
          </table:table-cell>
          <table:table-cell office:value-type="float" office:value="-33.06" calcext:value-type="float">
            <text:p>-33.06</text:p>
          </table:table-cell>
          <table:table-cell office:value-type="float" office:value="2.58" calcext:value-type="float">
            <text:p>2.58</text:p>
          </table:table-cell>
          <table:table-cell office:value-type="float" office:value="9756" calcext:value-type="float">
            <text:p>975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2:01</text:p>
          </table:table-cell>
          <table:table-cell office:value-type="float" office:value="1629629521" calcext:value-type="float">
            <text:p>1629629521</text:p>
          </table:table-cell>
          <table:table-cell office:value-type="float" office:value="-32.73" calcext:value-type="float">
            <text:p>-32.73</text:p>
          </table:table-cell>
          <table:table-cell office:value-type="float" office:value="2.58" calcext:value-type="float">
            <text:p>2.58</text:p>
          </table:table-cell>
          <table:table-cell office:value-type="float" office:value="9255" calcext:value-type="float">
            <text:p>925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2:31</text:p>
          </table:table-cell>
          <table:table-cell office:value-type="float" office:value="1629629551" calcext:value-type="float">
            <text:p>1629629551</text:p>
          </table:table-cell>
          <table:table-cell office:value-type="float" office:value="-32.91" calcext:value-type="float">
            <text:p>-32.91</text:p>
          </table:table-cell>
          <table:table-cell office:value-type="float" office:value="2.58" calcext:value-type="float">
            <text:p>2.58</text:p>
          </table:table-cell>
          <table:table-cell office:value-type="float" office:value="7254" calcext:value-type="float">
            <text:p>725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3:00</text:p>
          </table:table-cell>
          <table:table-cell office:value-type="float" office:value="1629629580" calcext:value-type="float">
            <text:p>1629629580</text:p>
          </table:table-cell>
          <table:table-cell office:value-type="float" office:value="-32.79" calcext:value-type="float">
            <text:p>-32.79</text:p>
          </table:table-cell>
          <table:table-cell office:value-type="float" office:value="2.58" calcext:value-type="float">
            <text:p>2.58</text:p>
          </table:table-cell>
          <table:table-cell office:value-type="float" office:value="9287" calcext:value-type="float">
            <text:p>928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3:30</text:p>
          </table:table-cell>
          <table:table-cell office:value-type="float" office:value="1629629610" calcext:value-type="float">
            <text:p>1629629610</text:p>
          </table:table-cell>
          <table:table-cell office:value-type="float" office:value="-33.37" calcext:value-type="float">
            <text:p>-33.37</text:p>
          </table:table-cell>
          <table:table-cell office:value-type="float" office:value="2.58" calcext:value-type="float">
            <text:p>2.58</text:p>
          </table:table-cell>
          <table:table-cell office:value-type="float" office:value="9243" calcext:value-type="float">
            <text:p>92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4:00</text:p>
          </table:table-cell>
          <table:table-cell office:value-type="float" office:value="1629629640" calcext:value-type="float">
            <text:p>1629629640</text:p>
          </table:table-cell>
          <table:table-cell office:value-type="float" office:value="-33.19" calcext:value-type="float">
            <text:p>-33.19</text:p>
          </table:table-cell>
          <table:table-cell office:value-type="float" office:value="2.58" calcext:value-type="float">
            <text:p>2.58</text:p>
          </table:table-cell>
          <table:table-cell office:value-type="float" office:value="9242" calcext:value-type="float">
            <text:p>92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4:29</text:p>
          </table:table-cell>
          <table:table-cell office:value-type="float" office:value="1629629669" calcext:value-type="float">
            <text:p>1629629669</text:p>
          </table:table-cell>
          <table:table-cell office:value-type="float" office:value="-33.64" calcext:value-type="float">
            <text:p>-33.64</text:p>
          </table:table-cell>
          <table:table-cell office:value-type="float" office:value="2.58" calcext:value-type="float">
            <text:p>2.58</text:p>
          </table:table-cell>
          <table:table-cell office:value-type="float" office:value="9293" calcext:value-type="float">
            <text:p>929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4:59</text:p>
          </table:table-cell>
          <table:table-cell office:value-type="float" office:value="1629629699" calcext:value-type="float">
            <text:p>1629629699</text:p>
          </table:table-cell>
          <table:table-cell office:value-type="float" office:value="-34.04" calcext:value-type="float">
            <text:p>-34.04</text:p>
          </table:table-cell>
          <table:table-cell office:value-type="float" office:value="2.58" calcext:value-type="float">
            <text:p>2.58</text:p>
          </table:table-cell>
          <table:table-cell office:value-type="float" office:value="9334" calcext:value-type="float">
            <text:p>933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5:29</text:p>
          </table:table-cell>
          <table:table-cell office:value-type="float" office:value="1629629729" calcext:value-type="float">
            <text:p>1629629729</text:p>
          </table:table-cell>
          <table:table-cell office:value-type="float" office:value="-33.46" calcext:value-type="float">
            <text:p>-33.46</text:p>
          </table:table-cell>
          <table:table-cell office:value-type="float" office:value="2.58" calcext:value-type="float">
            <text:p>2.58</text:p>
          </table:table-cell>
          <table:table-cell office:value-type="float" office:value="9339" calcext:value-type="float">
            <text:p>933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5:58</text:p>
          </table:table-cell>
          <table:table-cell office:value-type="float" office:value="1629629758" calcext:value-type="float">
            <text:p>1629629758</text:p>
          </table:table-cell>
          <table:table-cell office:value-type="float" office:value="-33.58" calcext:value-type="float">
            <text:p>-33.58</text:p>
          </table:table-cell>
          <table:table-cell office:value-type="float" office:value="2.58" calcext:value-type="float">
            <text:p>2.58</text:p>
          </table:table-cell>
          <table:table-cell office:value-type="float" office:value="12192" calcext:value-type="float">
            <text:p>1219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6:28</text:p>
          </table:table-cell>
          <table:table-cell office:value-type="float" office:value="1629629788" calcext:value-type="float">
            <text:p>1629629788</text:p>
          </table:table-cell>
          <table:table-cell office:value-type="float" office:value="-34.04" calcext:value-type="float">
            <text:p>-34.04</text:p>
          </table:table-cell>
          <table:table-cell office:value-type="float" office:value="2.58" calcext:value-type="float">
            <text:p>2.58</text:p>
          </table:table-cell>
          <table:table-cell office:value-type="float" office:value="9767" calcext:value-type="float">
            <text:p>976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6:58</text:p>
          </table:table-cell>
          <table:table-cell office:value-type="float" office:value="1629629818" calcext:value-type="float">
            <text:p>1629629818</text:p>
          </table:table-cell>
          <table:table-cell office:value-type="float" office:value="-34.28" calcext:value-type="float">
            <text:p>-34.28</text:p>
          </table:table-cell>
          <table:table-cell office:value-type="float" office:value="2.58" calcext:value-type="float">
            <text:p>2.58</text:p>
          </table:table-cell>
          <table:table-cell office:value-type="float" office:value="10806" calcext:value-type="float">
            <text:p>1080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7:27</text:p>
          </table:table-cell>
          <table:table-cell office:value-type="float" office:value="1629629847" calcext:value-type="float">
            <text:p>1629629847</text:p>
          </table:table-cell>
          <table:table-cell office:value-type="float" office:value="-34.28" calcext:value-type="float">
            <text:p>-34.28</text:p>
          </table:table-cell>
          <table:table-cell office:value-type="float" office:value="2.58" calcext:value-type="float">
            <text:p>2.58</text:p>
          </table:table-cell>
          <table:table-cell office:value-type="float" office:value="9270" calcext:value-type="float">
            <text:p>927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7:57</text:p>
          </table:table-cell>
          <table:table-cell office:value-type="float" office:value="1629629877" calcext:value-type="float">
            <text:p>1629629877</text:p>
          </table:table-cell>
          <table:table-cell office:value-type="float" office:value="-34.65" calcext:value-type="float">
            <text:p>-34.65</text:p>
          </table:table-cell>
          <table:table-cell office:value-type="float" office:value="2.58" calcext:value-type="float">
            <text:p>2.58</text:p>
          </table:table-cell>
          <table:table-cell office:value-type="float" office:value="9307" calcext:value-type="float">
            <text:p>930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8:27</text:p>
          </table:table-cell>
          <table:table-cell office:value-type="float" office:value="1629629907" calcext:value-type="float">
            <text:p>1629629907</text:p>
          </table:table-cell>
          <table:table-cell office:value-type="float" office:value="-34.56" calcext:value-type="float">
            <text:p>-34.56</text:p>
          </table:table-cell>
          <table:table-cell office:value-type="float" office:value="2.58" calcext:value-type="float">
            <text:p>2.58</text:p>
          </table:table-cell>
          <table:table-cell office:value-type="float" office:value="9351" calcext:value-type="float">
            <text:p>935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8:56</text:p>
          </table:table-cell>
          <table:table-cell office:value-type="float" office:value="1629629936" calcext:value-type="float">
            <text:p>1629629936</text:p>
          </table:table-cell>
          <table:table-cell office:value-type="float" office:value="-34.77" calcext:value-type="float">
            <text:p>-34.77</text:p>
          </table:table-cell>
          <table:table-cell office:value-type="float" office:value="2.58" calcext:value-type="float">
            <text:p>2.58</text:p>
          </table:table-cell>
          <table:table-cell office:value-type="float" office:value="10086" calcext:value-type="float">
            <text:p>1008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9:26</text:p>
          </table:table-cell>
          <table:table-cell office:value-type="float" office:value="1629629966" calcext:value-type="float">
            <text:p>1629629966</text:p>
          </table:table-cell>
          <table:table-cell office:value-type="float" office:value="-34.99" calcext:value-type="float">
            <text:p>-34.99</text:p>
          </table:table-cell>
          <table:table-cell office:value-type="float" office:value="2.58" calcext:value-type="float">
            <text:p>2.58</text:p>
          </table:table-cell>
          <table:table-cell office:value-type="float" office:value="9280" calcext:value-type="float">
            <text:p>928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7:59:56</text:p>
          </table:table-cell>
          <table:table-cell office:value-type="float" office:value="1629629996" calcext:value-type="float">
            <text:p>1629629996</text:p>
          </table:table-cell>
          <table:table-cell office:value-type="float" office:value="-35.32" calcext:value-type="float">
            <text:p>-35.32</text:p>
          </table:table-cell>
          <table:table-cell office:value-type="float" office:value="2.58" calcext:value-type="float">
            <text:p>2.58</text:p>
          </table:table-cell>
          <table:table-cell office:value-type="float" office:value="9316" calcext:value-type="float">
            <text:p>931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0:25</text:p>
          </table:table-cell>
          <table:table-cell office:value-type="float" office:value="1629630025" calcext:value-type="float">
            <text:p>1629630025</text:p>
          </table:table-cell>
          <table:table-cell office:value-type="float" office:value="-35.17" calcext:value-type="float">
            <text:p>-35.17</text:p>
          </table:table-cell>
          <table:table-cell office:value-type="float" office:value="2.58" calcext:value-type="float">
            <text:p>2.58</text:p>
          </table:table-cell>
          <table:table-cell office:value-type="float" office:value="9354" calcext:value-type="float">
            <text:p>935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0:55</text:p>
          </table:table-cell>
          <table:table-cell office:value-type="float" office:value="1629630055" calcext:value-type="float">
            <text:p>1629630055</text:p>
          </table:table-cell>
          <table:table-cell office:value-type="float" office:value="-35.35" calcext:value-type="float">
            <text:p>-35.35</text:p>
          </table:table-cell>
          <table:table-cell office:value-type="float" office:value="2.58" calcext:value-type="float">
            <text:p>2.58</text:p>
          </table:table-cell>
          <table:table-cell office:value-type="float" office:value="9268" calcext:value-type="float">
            <text:p>926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1:25</text:p>
          </table:table-cell>
          <table:table-cell office:value-type="float" office:value="1629630085" calcext:value-type="float">
            <text:p>1629630085</text:p>
          </table:table-cell>
          <table:table-cell office:value-type="float" office:value="-35.57" calcext:value-type="float">
            <text:p>-35.57</text:p>
          </table:table-cell>
          <table:table-cell office:value-type="float" office:value="2.58" calcext:value-type="float">
            <text:p>2.58</text:p>
          </table:table-cell>
          <table:table-cell office:value-type="float" office:value="9284" calcext:value-type="float">
            <text:p>928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1:55</text:p>
          </table:table-cell>
          <table:table-cell office:value-type="float" office:value="1629630115" calcext:value-type="float">
            <text:p>1629630115</text:p>
          </table:table-cell>
          <table:table-cell office:value-type="float" office:value="-35.6" calcext:value-type="float">
            <text:p>-35.6</text:p>
          </table:table-cell>
          <table:table-cell office:value-type="float" office:value="2.58" calcext:value-type="float">
            <text:p>2.58</text:p>
          </table:table-cell>
          <table:table-cell office:value-type="float" office:value="9321" calcext:value-type="float">
            <text:p>932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2:24</text:p>
          </table:table-cell>
          <table:table-cell office:value-type="float" office:value="1629630144" calcext:value-type="float">
            <text:p>1629630144</text:p>
          </table:table-cell>
          <table:table-cell office:value-type="float" office:value="-36.05" calcext:value-type="float">
            <text:p>-36.05</text:p>
          </table:table-cell>
          <table:table-cell office:value-type="float" office:value="2.58" calcext:value-type="float">
            <text:p>2.58</text:p>
          </table:table-cell>
          <table:table-cell office:value-type="float" office:value="9352" calcext:value-type="float">
            <text:p>935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2:54</text:p>
          </table:table-cell>
          <table:table-cell office:value-type="float" office:value="1629630174" calcext:value-type="float">
            <text:p>1629630174</text:p>
          </table:table-cell>
          <table:table-cell office:value-type="float" office:value="-35.9" calcext:value-type="float">
            <text:p>-35.9</text:p>
          </table:table-cell>
          <table:table-cell office:value-type="float" office:value="2.57" calcext:value-type="float">
            <text:p>2.57</text:p>
          </table:table-cell>
          <table:table-cell office:value-type="float" office:value="9272" calcext:value-type="float">
            <text:p>927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3:24</text:p>
          </table:table-cell>
          <table:table-cell office:value-type="float" office:value="1629630204" calcext:value-type="float">
            <text:p>1629630204</text:p>
          </table:table-cell>
          <table:table-cell office:value-type="float" office:value="-35.66" calcext:value-type="float">
            <text:p>-35.66</text:p>
          </table:table-cell>
          <table:table-cell office:value-type="float" office:value="2.58" calcext:value-type="float">
            <text:p>2.58</text:p>
          </table:table-cell>
          <table:table-cell office:value-type="float" office:value="10012" calcext:value-type="float">
            <text:p>1001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3:53</text:p>
          </table:table-cell>
          <table:table-cell office:value-type="float" office:value="1629630233" calcext:value-type="float">
            <text:p>1629630233</text:p>
          </table:table-cell>
          <table:table-cell office:value-type="float" office:value="-35.54" calcext:value-type="float">
            <text:p>-35.54</text:p>
          </table:table-cell>
          <table:table-cell office:value-type="float" office:value="2.58" calcext:value-type="float">
            <text:p>2.58</text:p>
          </table:table-cell>
          <table:table-cell office:value-type="float" office:value="9300" calcext:value-type="float">
            <text:p>930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4:23</text:p>
          </table:table-cell>
          <table:table-cell office:value-type="float" office:value="1629630263" calcext:value-type="float">
            <text:p>1629630263</text:p>
          </table:table-cell>
          <table:table-cell office:value-type="float" office:value="-36.08" calcext:value-type="float">
            <text:p>-36.08</text:p>
          </table:table-cell>
          <table:table-cell office:value-type="float" office:value="2.57" calcext:value-type="float">
            <text:p>2.57</text:p>
          </table:table-cell>
          <table:table-cell office:value-type="float" office:value="9340" calcext:value-type="float">
            <text:p>934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4:53</text:p>
          </table:table-cell>
          <table:table-cell office:value-type="float" office:value="1629630293" calcext:value-type="float">
            <text:p>1629630293</text:p>
          </table:table-cell>
          <table:table-cell office:value-type="float" office:value="-36.3" calcext:value-type="float">
            <text:p>-36.3</text:p>
          </table:table-cell>
          <table:table-cell office:value-type="float" office:value="2.57" calcext:value-type="float">
            <text:p>2.57</text:p>
          </table:table-cell>
          <table:table-cell office:value-type="float" office:value="9369" calcext:value-type="float">
            <text:p>936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5:22</text:p>
          </table:table-cell>
          <table:table-cell office:value-type="float" office:value="1629630322" calcext:value-type="float">
            <text:p>1629630322</text:p>
          </table:table-cell>
          <table:table-cell office:value-type="float" office:value="-36.91" calcext:value-type="float">
            <text:p>-36.91</text:p>
          </table:table-cell>
          <table:table-cell office:value-type="float" office:value="2.57" calcext:value-type="float">
            <text:p>2.57</text:p>
          </table:table-cell>
          <table:table-cell office:value-type="float" office:value="7348" calcext:value-type="float">
            <text:p>734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5:52</text:p>
          </table:table-cell>
          <table:table-cell office:value-type="float" office:value="1629630352" calcext:value-type="float">
            <text:p>1629630352</text:p>
          </table:table-cell>
          <table:table-cell office:value-type="float" office:value="-36.24" calcext:value-type="float">
            <text:p>-36.24</text:p>
          </table:table-cell>
          <table:table-cell office:value-type="float" office:value="2.57" calcext:value-type="float">
            <text:p>2.57</text:p>
          </table:table-cell>
          <table:table-cell office:value-type="float" office:value="9272" calcext:value-type="float">
            <text:p>927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6:21</text:p>
          </table:table-cell>
          <table:table-cell office:value-type="float" office:value="1629630381" calcext:value-type="float">
            <text:p>1629630381</text:p>
          </table:table-cell>
          <table:table-cell office:value-type="float" office:value="-37.03" calcext:value-type="float">
            <text:p>-37.03</text:p>
          </table:table-cell>
          <table:table-cell office:value-type="float" office:value="2.57" calcext:value-type="float">
            <text:p>2.57</text:p>
          </table:table-cell>
          <table:table-cell office:value-type="float" office:value="9743" calcext:value-type="float">
            <text:p>97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6:51</text:p>
          </table:table-cell>
          <table:table-cell office:value-type="float" office:value="1629630411" calcext:value-type="float">
            <text:p>1629630411</text:p>
          </table:table-cell>
          <table:table-cell office:value-type="float" office:value="-37.28" calcext:value-type="float">
            <text:p>-37.28</text:p>
          </table:table-cell>
          <table:table-cell office:value-type="float" office:value="2.57" calcext:value-type="float">
            <text:p>2.57</text:p>
          </table:table-cell>
          <table:table-cell office:value-type="float" office:value="9317" calcext:value-type="float">
            <text:p>931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7:21</text:p>
          </table:table-cell>
          <table:table-cell office:value-type="float" office:value="1629630441" calcext:value-type="float">
            <text:p>1629630441</text:p>
          </table:table-cell>
          <table:table-cell office:value-type="float" office:value="-37.18" calcext:value-type="float">
            <text:p>-37.18</text:p>
          </table:table-cell>
          <table:table-cell office:value-type="float" office:value="2.57" calcext:value-type="float">
            <text:p>2.57</text:p>
          </table:table-cell>
          <table:table-cell office:value-type="float" office:value="9753" calcext:value-type="float">
            <text:p>975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7:51</text:p>
          </table:table-cell>
          <table:table-cell office:value-type="float" office:value="1629630471" calcext:value-type="float">
            <text:p>1629630471</text:p>
          </table:table-cell>
          <table:table-cell office:value-type="float" office:value="-36.82" calcext:value-type="float">
            <text:p>-36.82</text:p>
          </table:table-cell>
          <table:table-cell office:value-type="float" office:value="2.57" calcext:value-type="float">
            <text:p>2.57</text:p>
          </table:table-cell>
          <table:table-cell office:value-type="float" office:value="9267" calcext:value-type="float">
            <text:p>926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8:20</text:p>
          </table:table-cell>
          <table:table-cell office:value-type="float" office:value="1629630500" calcext:value-type="float">
            <text:p>1629630500</text:p>
          </table:table-cell>
          <table:table-cell office:value-type="float" office:value="-37.24" calcext:value-type="float">
            <text:p>-37.24</text:p>
          </table:table-cell>
          <table:table-cell office:value-type="float" office:value="2.57" calcext:value-type="float">
            <text:p>2.57</text:p>
          </table:table-cell>
          <table:table-cell office:value-type="float" office:value="9309" calcext:value-type="float">
            <text:p>930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8:50</text:p>
          </table:table-cell>
          <table:table-cell office:value-type="float" office:value="1629630530" calcext:value-type="float">
            <text:p>1629630530</text:p>
          </table:table-cell>
          <table:table-cell office:value-type="float" office:value="-37.73" calcext:value-type="float">
            <text:p>-37.73</text:p>
          </table:table-cell>
          <table:table-cell office:value-type="float" office:value="2.57" calcext:value-type="float">
            <text:p>2.57</text:p>
          </table:table-cell>
          <table:table-cell office:value-type="float" office:value="7279" calcext:value-type="float">
            <text:p>727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9:19</text:p>
          </table:table-cell>
          <table:table-cell office:value-type="float" office:value="1629630559" calcext:value-type="float">
            <text:p>1629630559</text:p>
          </table:table-cell>
          <table:table-cell office:value-type="float" office:value="-37.09" calcext:value-type="float">
            <text:p>-37.09</text:p>
          </table:table-cell>
          <table:table-cell office:value-type="float" office:value="2.57" calcext:value-type="float">
            <text:p>2.57</text:p>
          </table:table-cell>
          <table:table-cell office:value-type="float" office:value="9247" calcext:value-type="float">
            <text:p>924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09:49</text:p>
          </table:table-cell>
          <table:table-cell office:value-type="float" office:value="1629630589" calcext:value-type="float">
            <text:p>1629630589</text:p>
          </table:table-cell>
          <table:table-cell office:value-type="float" office:value="-37.37" calcext:value-type="float">
            <text:p>-37.37</text:p>
          </table:table-cell>
          <table:table-cell office:value-type="float" office:value="2.57" calcext:value-type="float">
            <text:p>2.57</text:p>
          </table:table-cell>
          <table:table-cell office:value-type="float" office:value="9337" calcext:value-type="float">
            <text:p>933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0:19</text:p>
          </table:table-cell>
          <table:table-cell office:value-type="float" office:value="1629630619" calcext:value-type="float">
            <text:p>1629630619</text:p>
          </table:table-cell>
          <table:table-cell office:value-type="float" office:value="-37.21" calcext:value-type="float">
            <text:p>-37.21</text:p>
          </table:table-cell>
          <table:table-cell office:value-type="float" office:value="2.57" calcext:value-type="float">
            <text:p>2.57</text:p>
          </table:table-cell>
          <table:table-cell office:value-type="float" office:value="9357" calcext:value-type="float">
            <text:p>935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0:48</text:p>
          </table:table-cell>
          <table:table-cell office:value-type="float" office:value="1629630648" calcext:value-type="float">
            <text:p>1629630648</text:p>
          </table:table-cell>
          <table:table-cell office:value-type="float" office:value="-37.64" calcext:value-type="float">
            <text:p>-37.64</text:p>
          </table:table-cell>
          <table:table-cell office:value-type="float" office:value="2.57" calcext:value-type="float">
            <text:p>2.57</text:p>
          </table:table-cell>
          <table:table-cell office:value-type="float" office:value="9283" calcext:value-type="float">
            <text:p>928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1:18</text:p>
          </table:table-cell>
          <table:table-cell office:value-type="float" office:value="1629630678" calcext:value-type="float">
            <text:p>1629630678</text:p>
          </table:table-cell>
          <table:table-cell office:value-type="float" office:value="-38.1" calcext:value-type="float">
            <text:p>-38.1</text:p>
          </table:table-cell>
          <table:table-cell office:value-type="float" office:value="2.57" calcext:value-type="float">
            <text:p>2.57</text:p>
          </table:table-cell>
          <table:table-cell office:value-type="float" office:value="9318" calcext:value-type="float">
            <text:p>931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1:48</text:p>
          </table:table-cell>
          <table:table-cell office:value-type="float" office:value="1629630708" calcext:value-type="float">
            <text:p>1629630708</text:p>
          </table:table-cell>
          <table:table-cell office:value-type="float" office:value="-37.82" calcext:value-type="float">
            <text:p>-37.82</text:p>
          </table:table-cell>
          <table:table-cell office:value-type="float" office:value="2.57" calcext:value-type="float">
            <text:p>2.57</text:p>
          </table:table-cell>
          <table:table-cell office:value-type="float" office:value="9351" calcext:value-type="float">
            <text:p>935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2:17</text:p>
          </table:table-cell>
          <table:table-cell office:value-type="float" office:value="1629630737" calcext:value-type="float">
            <text:p>1629630737</text:p>
          </table:table-cell>
          <table:table-cell office:value-type="float" office:value="-37.89" calcext:value-type="float">
            <text:p>-37.89</text:p>
          </table:table-cell>
          <table:table-cell office:value-type="float" office:value="2.57" calcext:value-type="float">
            <text:p>2.57</text:p>
          </table:table-cell>
          <table:table-cell office:value-type="float" office:value="9784" calcext:value-type="float">
            <text:p>978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2:47</text:p>
          </table:table-cell>
          <table:table-cell office:value-type="float" office:value="1629630767" calcext:value-type="float">
            <text:p>1629630767</text:p>
          </table:table-cell>
          <table:table-cell office:value-type="float" office:value="-37.92" calcext:value-type="float">
            <text:p>-37.92</text:p>
          </table:table-cell>
          <table:table-cell office:value-type="float" office:value="2.57" calcext:value-type="float">
            <text:p>2.57</text:p>
          </table:table-cell>
          <table:table-cell office:value-type="float" office:value="9284" calcext:value-type="float">
            <text:p>928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3:17</text:p>
          </table:table-cell>
          <table:table-cell office:value-type="float" office:value="1629630797" calcext:value-type="float">
            <text:p>1629630797</text:p>
          </table:table-cell>
          <table:table-cell office:value-type="float" office:value="-38.83" calcext:value-type="float">
            <text:p>-38.83</text:p>
          </table:table-cell>
          <table:table-cell office:value-type="float" office:value="2.57" calcext:value-type="float">
            <text:p>2.57</text:p>
          </table:table-cell>
          <table:table-cell office:value-type="float" office:value="9315" calcext:value-type="float">
            <text:p>931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3:46</text:p>
          </table:table-cell>
          <table:table-cell office:value-type="float" office:value="1629630826" calcext:value-type="float">
            <text:p>1629630826</text:p>
          </table:table-cell>
          <table:table-cell office:value-type="float" office:value="-39.08" calcext:value-type="float">
            <text:p>-39.08</text:p>
          </table:table-cell>
          <table:table-cell office:value-type="float" office:value="2.57" calcext:value-type="float">
            <text:p>2.57</text:p>
          </table:table-cell>
          <table:table-cell office:value-type="float" office:value="9242" calcext:value-type="float">
            <text:p>92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4:16</text:p>
          </table:table-cell>
          <table:table-cell office:value-type="float" office:value="1629630856" calcext:value-type="float">
            <text:p>1629630856</text:p>
          </table:table-cell>
          <table:table-cell office:value-type="float" office:value="-39.11" calcext:value-type="float">
            <text:p>-39.11</text:p>
          </table:table-cell>
          <table:table-cell office:value-type="float" office:value="2.57" calcext:value-type="float">
            <text:p>2.57</text:p>
          </table:table-cell>
          <table:table-cell office:value-type="float" office:value="9787" calcext:value-type="float">
            <text:p>978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4:46</text:p>
          </table:table-cell>
          <table:table-cell office:value-type="float" office:value="1629630886" calcext:value-type="float">
            <text:p>1629630886</text:p>
          </table:table-cell>
          <table:table-cell office:value-type="float" office:value="-38.71" calcext:value-type="float">
            <text:p>-38.71</text:p>
          </table:table-cell>
          <table:table-cell office:value-type="float" office:value="2.57" calcext:value-type="float">
            <text:p>2.57</text:p>
          </table:table-cell>
          <table:table-cell office:value-type="float" office:value="9744" calcext:value-type="float">
            <text:p>974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5:15</text:p>
          </table:table-cell>
          <table:table-cell office:value-type="float" office:value="1629630915" calcext:value-type="float">
            <text:p>1629630915</text:p>
          </table:table-cell>
          <table:table-cell office:value-type="float" office:value="-39.14" calcext:value-type="float">
            <text:p>-39.14</text:p>
          </table:table-cell>
          <table:table-cell office:value-type="float" office:value="2.57" calcext:value-type="float">
            <text:p>2.57</text:p>
          </table:table-cell>
          <table:table-cell office:value-type="float" office:value="9420" calcext:value-type="float">
            <text:p>942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5:45</text:p>
          </table:table-cell>
          <table:table-cell office:value-type="float" office:value="1629630945" calcext:value-type="float">
            <text:p>1629630945</text:p>
          </table:table-cell>
          <table:table-cell office:value-type="float" office:value="-39.84" calcext:value-type="float">
            <text:p>-39.84</text:p>
          </table:table-cell>
          <table:table-cell office:value-type="float" office:value="2.57" calcext:value-type="float">
            <text:p>2.57</text:p>
          </table:table-cell>
          <table:table-cell office:value-type="float" office:value="9346" calcext:value-type="float">
            <text:p>934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6:15</text:p>
          </table:table-cell>
          <table:table-cell office:value-type="float" office:value="1629630975" calcext:value-type="float">
            <text:p>1629630975</text:p>
          </table:table-cell>
          <table:table-cell office:value-type="float" office:value="-39.69" calcext:value-type="float">
            <text:p>-39.69</text:p>
          </table:table-cell>
          <table:table-cell office:value-type="float" office:value="2.57" calcext:value-type="float">
            <text:p>2.57</text:p>
          </table:table-cell>
          <table:table-cell office:value-type="float" office:value="9273" calcext:value-type="float">
            <text:p>927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6:44</text:p>
          </table:table-cell>
          <table:table-cell office:value-type="float" office:value="1629631004" calcext:value-type="float">
            <text:p>1629631004</text:p>
          </table:table-cell>
          <table:table-cell office:value-type="float" office:value="-39.53" calcext:value-type="float">
            <text:p>-39.53</text:p>
          </table:table-cell>
          <table:table-cell office:value-type="float" office:value="2.57" calcext:value-type="float">
            <text:p>2.57</text:p>
          </table:table-cell>
          <table:table-cell office:value-type="float" office:value="9308" calcext:value-type="float">
            <text:p>930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7:14</text:p>
          </table:table-cell>
          <table:table-cell office:value-type="float" office:value="1629631034" calcext:value-type="float">
            <text:p>1629631034</text:p>
          </table:table-cell>
          <table:table-cell office:value-type="float" office:value="-40.02" calcext:value-type="float">
            <text:p>-40.02</text:p>
          </table:table-cell>
          <table:table-cell office:value-type="float" office:value="2.57" calcext:value-type="float">
            <text:p>2.57</text:p>
          </table:table-cell>
          <table:table-cell office:value-type="float" office:value="9338" calcext:value-type="float">
            <text:p>9338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7:44</text:p>
          </table:table-cell>
          <table:table-cell office:value-type="float" office:value="1629631064" calcext:value-type="float">
            <text:p>1629631064</text:p>
          </table:table-cell>
          <table:table-cell office:value-type="float" office:value="-40.14" calcext:value-type="float">
            <text:p>-40.14</text:p>
          </table:table-cell>
          <table:table-cell office:value-type="float" office:value="2.57" calcext:value-type="float">
            <text:p>2.57</text:p>
          </table:table-cell>
          <table:table-cell office:value-type="float" office:value="9270" calcext:value-type="float">
            <text:p>927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8:13</text:p>
          </table:table-cell>
          <table:table-cell office:value-type="float" office:value="1629631093" calcext:value-type="float">
            <text:p>1629631093</text:p>
          </table:table-cell>
          <table:table-cell office:value-type="float" office:value="-40.14" calcext:value-type="float">
            <text:p>-40.14</text:p>
          </table:table-cell>
          <table:table-cell office:value-type="float" office:value="2.57" calcext:value-type="float">
            <text:p>2.57</text:p>
          </table:table-cell>
          <table:table-cell office:value-type="float" office:value="9289" calcext:value-type="float">
            <text:p>928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8:43</text:p>
          </table:table-cell>
          <table:table-cell office:value-type="float" office:value="1629631123" calcext:value-type="float">
            <text:p>1629631123</text:p>
          </table:table-cell>
          <table:table-cell office:value-type="float" office:value="-40.27" calcext:value-type="float">
            <text:p>-40.27</text:p>
          </table:table-cell>
          <table:table-cell office:value-type="float" office:value="2.57" calcext:value-type="float">
            <text:p>2.57</text:p>
          </table:table-cell>
          <table:table-cell office:value-type="float" office:value="9316" calcext:value-type="float">
            <text:p>931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9:13</text:p>
          </table:table-cell>
          <table:table-cell office:value-type="float" office:value="1629631153" calcext:value-type="float">
            <text:p>1629631153</text:p>
          </table:table-cell>
          <table:table-cell office:value-type="float" office:value="-40.75" calcext:value-type="float">
            <text:p>-40.75</text:p>
          </table:table-cell>
          <table:table-cell office:value-type="float" office:value="2.57" calcext:value-type="float">
            <text:p>2.57</text:p>
          </table:table-cell>
          <table:table-cell office:value-type="float" office:value="9343" calcext:value-type="float">
            <text:p>934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19:43</text:p>
          </table:table-cell>
          <table:table-cell office:value-type="float" office:value="1629631183" calcext:value-type="float">
            <text:p>1629631183</text:p>
          </table:table-cell>
          <table:table-cell office:value-type="float" office:value="-40.45" calcext:value-type="float">
            <text:p>-40.45</text:p>
          </table:table-cell>
          <table:table-cell office:value-type="float" office:value="2.57" calcext:value-type="float">
            <text:p>2.57</text:p>
          </table:table-cell>
          <table:table-cell office:value-type="float" office:value="9262" calcext:value-type="float">
            <text:p>926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0:12</text:p>
          </table:table-cell>
          <table:table-cell office:value-type="float" office:value="1629631212" calcext:value-type="float">
            <text:p>1629631212</text:p>
          </table:table-cell>
          <table:table-cell office:value-type="float" office:value="-40.24" calcext:value-type="float">
            <text:p>-40.24</text:p>
          </table:table-cell>
          <table:table-cell office:value-type="float" office:value="2.57" calcext:value-type="float">
            <text:p>2.57</text:p>
          </table:table-cell>
          <table:table-cell office:value-type="float" office:value="9294" calcext:value-type="float">
            <text:p>929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0:42</text:p>
          </table:table-cell>
          <table:table-cell office:value-type="float" office:value="1629631242" calcext:value-type="float">
            <text:p>1629631242</text:p>
          </table:table-cell>
          <table:table-cell office:value-type="float" office:value="-40.88" calcext:value-type="float">
            <text:p>-40.88</text:p>
          </table:table-cell>
          <table:table-cell office:value-type="float" office:value="2.57" calcext:value-type="float">
            <text:p>2.57</text:p>
          </table:table-cell>
          <table:table-cell office:value-type="float" office:value="9839" calcext:value-type="float">
            <text:p>983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1:12</text:p>
          </table:table-cell>
          <table:table-cell office:value-type="float" office:value="1629631272" calcext:value-type="float">
            <text:p>1629631272</text:p>
          </table:table-cell>
          <table:table-cell office:value-type="float" office:value="-41.46" calcext:value-type="float">
            <text:p>-41.46</text:p>
          </table:table-cell>
          <table:table-cell office:value-type="float" office:value="2.57" calcext:value-type="float">
            <text:p>2.57</text:p>
          </table:table-cell>
          <table:table-cell office:value-type="float" office:value="9340" calcext:value-type="float">
            <text:p>934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1:41</text:p>
          </table:table-cell>
          <table:table-cell office:value-type="float" office:value="1629631301" calcext:value-type="float">
            <text:p>1629631301</text:p>
          </table:table-cell>
          <table:table-cell office:value-type="float" office:value="-41.67" calcext:value-type="float">
            <text:p>-41.67</text:p>
          </table:table-cell>
          <table:table-cell office:value-type="float" office:value="2.57" calcext:value-type="float">
            <text:p>2.57</text:p>
          </table:table-cell>
          <table:table-cell office:value-type="float" office:value="9262" calcext:value-type="float">
            <text:p>926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2:11</text:p>
          </table:table-cell>
          <table:table-cell office:value-type="float" office:value="1629631331" calcext:value-type="float">
            <text:p>1629631331</text:p>
          </table:table-cell>
          <table:table-cell office:value-type="float" office:value="-41.24" calcext:value-type="float">
            <text:p>-41.24</text:p>
          </table:table-cell>
          <table:table-cell office:value-type="float" office:value="2.57" calcext:value-type="float">
            <text:p>2.57</text:p>
          </table:table-cell>
          <table:table-cell office:value-type="float" office:value="9297" calcext:value-type="float">
            <text:p>929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2:41</text:p>
          </table:table-cell>
          <table:table-cell office:value-type="float" office:value="1629631361" calcext:value-type="float">
            <text:p>1629631361</text:p>
          </table:table-cell>
          <table:table-cell office:value-type="float" office:value="-41.24" calcext:value-type="float">
            <text:p>-41.24</text:p>
          </table:table-cell>
          <table:table-cell office:value-type="float" office:value="2.57" calcext:value-type="float">
            <text:p>2.57</text:p>
          </table:table-cell>
          <table:table-cell office:value-type="float" office:value="9331" calcext:value-type="float">
            <text:p>933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3:10</text:p>
          </table:table-cell>
          <table:table-cell office:value-type="float" office:value="1629631390" calcext:value-type="float">
            <text:p>1629631390</text:p>
          </table:table-cell>
          <table:table-cell office:value-type="float" office:value="-41.4" calcext:value-type="float">
            <text:p>-41.4</text:p>
          </table:table-cell>
          <table:table-cell office:value-type="float" office:value="2.57" calcext:value-type="float">
            <text:p>2.57</text:p>
          </table:table-cell>
          <table:table-cell office:value-type="float" office:value="9261" calcext:value-type="float">
            <text:p>926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3:40</text:p>
          </table:table-cell>
          <table:table-cell office:value-type="float" office:value="1629631420" calcext:value-type="float">
            <text:p>1629631420</text:p>
          </table:table-cell>
          <table:table-cell office:value-type="float" office:value="-41.24" calcext:value-type="float">
            <text:p>-41.24</text:p>
          </table:table-cell>
          <table:table-cell office:value-type="float" office:value="2.57" calcext:value-type="float">
            <text:p>2.57</text:p>
          </table:table-cell>
          <table:table-cell office:value-type="float" office:value="9289" calcext:value-type="float">
            <text:p>928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4:10</text:p>
          </table:table-cell>
          <table:table-cell office:value-type="float" office:value="1629631450" calcext:value-type="float">
            <text:p>1629631450</text:p>
          </table:table-cell>
          <table:table-cell office:value-type="float" office:value="-41.33" calcext:value-type="float">
            <text:p>-41.33</text:p>
          </table:table-cell>
          <table:table-cell office:value-type="float" office:value="2.57" calcext:value-type="float">
            <text:p>2.57</text:p>
          </table:table-cell>
          <table:table-cell office:value-type="float" office:value="9321" calcext:value-type="float">
            <text:p>932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4:39</text:p>
          </table:table-cell>
          <table:table-cell office:value-type="float" office:value="1629631479" calcext:value-type="float">
            <text:p>1629631479</text:p>
          </table:table-cell>
          <table:table-cell office:value-type="float" office:value="-42.19" calcext:value-type="float">
            <text:p>-42.19</text:p>
          </table:table-cell>
          <table:table-cell office:value-type="float" office:value="2.57" calcext:value-type="float">
            <text:p>2.57</text:p>
          </table:table-cell>
          <table:table-cell office:value-type="float" office:value="9345" calcext:value-type="float">
            <text:p>934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5:09</text:p>
          </table:table-cell>
          <table:table-cell office:value-type="float" office:value="1629631509" calcext:value-type="float">
            <text:p>1629631509</text:p>
          </table:table-cell>
          <table:table-cell office:value-type="float" office:value="-42.25" calcext:value-type="float">
            <text:p>-42.25</text:p>
          </table:table-cell>
          <table:table-cell office:value-type="float" office:value="2.57" calcext:value-type="float">
            <text:p>2.57</text:p>
          </table:table-cell>
          <table:table-cell office:value-type="float" office:value="9784" calcext:value-type="float">
            <text:p>978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5:39</text:p>
          </table:table-cell>
          <table:table-cell office:value-type="float" office:value="1629631539" calcext:value-type="float">
            <text:p>1629631539</text:p>
          </table:table-cell>
          <table:table-cell office:value-type="float" office:value="-41.94" calcext:value-type="float">
            <text:p>-41.94</text:p>
          </table:table-cell>
          <table:table-cell office:value-type="float" office:value="2.56" calcext:value-type="float">
            <text:p>2.56</text:p>
          </table:table-cell>
          <table:table-cell office:value-type="float" office:value="9387" calcext:value-type="float">
            <text:p>938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6:08</text:p>
          </table:table-cell>
          <table:table-cell office:value-type="float" office:value="1629631568" calcext:value-type="float">
            <text:p>1629631568</text:p>
          </table:table-cell>
          <table:table-cell office:value-type="float" office:value="-42.62" calcext:value-type="float">
            <text:p>-42.62</text:p>
          </table:table-cell>
          <table:table-cell office:value-type="float" office:value="2.57" calcext:value-type="float">
            <text:p>2.57</text:p>
          </table:table-cell>
          <table:table-cell office:value-type="float" office:value="9311" calcext:value-type="float">
            <text:p>931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6:38</text:p>
          </table:table-cell>
          <table:table-cell office:value-type="float" office:value="1629631598" calcext:value-type="float">
            <text:p>1629631598</text:p>
          </table:table-cell>
          <table:table-cell office:value-type="float" office:value="-42.37" calcext:value-type="float">
            <text:p>-42.37</text:p>
          </table:table-cell>
          <table:table-cell office:value-type="float" office:value="2.57" calcext:value-type="float">
            <text:p>2.57</text:p>
          </table:table-cell>
          <table:table-cell office:value-type="float" office:value="9342" calcext:value-type="float">
            <text:p>934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7:08</text:p>
          </table:table-cell>
          <table:table-cell office:value-type="float" office:value="1629631628" calcext:value-type="float">
            <text:p>1629631628</text:p>
          </table:table-cell>
          <table:table-cell office:value-type="float" office:value="-42.71" calcext:value-type="float">
            <text:p>-42.71</text:p>
          </table:table-cell>
          <table:table-cell office:value-type="float" office:value="2.56" calcext:value-type="float">
            <text:p>2.56</text:p>
          </table:table-cell>
          <table:table-cell office:value-type="float" office:value="9781" calcext:value-type="float">
            <text:p>978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7:37</text:p>
          </table:table-cell>
          <table:table-cell office:value-type="float" office:value="1629631657" calcext:value-type="float">
            <text:p>1629631657</text:p>
          </table:table-cell>
          <table:table-cell office:value-type="float" office:value="-42.8" calcext:value-type="float">
            <text:p>-42.8</text:p>
          </table:table-cell>
          <table:table-cell office:value-type="float" office:value="2.57" calcext:value-type="float">
            <text:p>2.57</text:p>
          </table:table-cell>
          <table:table-cell office:value-type="float" office:value="9279" calcext:value-type="float">
            <text:p>927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8:07</text:p>
          </table:table-cell>
          <table:table-cell office:value-type="float" office:value="1629631687" calcext:value-type="float">
            <text:p>1629631687</text:p>
          </table:table-cell>
          <table:table-cell office:value-type="float" office:value="-42.77" calcext:value-type="float">
            <text:p>-42.77</text:p>
          </table:table-cell>
          <table:table-cell office:value-type="float" office:value="2.57" calcext:value-type="float">
            <text:p>2.57</text:p>
          </table:table-cell>
          <table:table-cell office:value-type="float" office:value="9305" calcext:value-type="float">
            <text:p>930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8:37</text:p>
          </table:table-cell>
          <table:table-cell office:value-type="float" office:value="1629631717" calcext:value-type="float">
            <text:p>1629631717</text:p>
          </table:table-cell>
          <table:table-cell office:value-type="float" office:value="-43.13" calcext:value-type="float">
            <text:p>-43.13</text:p>
          </table:table-cell>
          <table:table-cell office:value-type="float" office:value="2.56" calcext:value-type="float">
            <text:p>2.56</text:p>
          </table:table-cell>
          <table:table-cell office:value-type="float" office:value="9337" calcext:value-type="float">
            <text:p>933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29:36</text:p>
          </table:table-cell>
          <table:table-cell office:value-type="float" office:value="1629631776" calcext:value-type="float">
            <text:p>1629631776</text:p>
          </table:table-cell>
          <table:table-cell office:value-type="float" office:value="-43.56" calcext:value-type="float">
            <text:p>-43.56</text:p>
          </table:table-cell>
          <table:table-cell office:value-type="float" office:value="2.56" calcext:value-type="float">
            <text:p>2.56</text:p>
          </table:table-cell>
          <table:table-cell office:value-type="float" office:value="9822" calcext:value-type="float">
            <text:p>982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0:06</text:p>
          </table:table-cell>
          <table:table-cell office:value-type="float" office:value="1629631806" calcext:value-type="float">
            <text:p>1629631806</text:p>
          </table:table-cell>
          <table:table-cell office:value-type="float" office:value="-43.13" calcext:value-type="float">
            <text:p>-43.13</text:p>
          </table:table-cell>
          <table:table-cell office:value-type="float" office:value="2.56" calcext:value-type="float">
            <text:p>2.56</text:p>
          </table:table-cell>
          <table:table-cell office:value-type="float" office:value="9562" calcext:value-type="float">
            <text:p>956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0:35</text:p>
          </table:table-cell>
          <table:table-cell office:value-type="float" office:value="1629631835" calcext:value-type="float">
            <text:p>1629631835</text:p>
          </table:table-cell>
          <table:table-cell office:value-type="float" office:value="-43.99" calcext:value-type="float">
            <text:p>-43.99</text:p>
          </table:table-cell>
          <table:table-cell office:value-type="float" office:value="2.56" calcext:value-type="float">
            <text:p>2.56</text:p>
          </table:table-cell>
          <table:table-cell office:value-type="float" office:value="9350" calcext:value-type="float">
            <text:p>935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1:05</text:p>
          </table:table-cell>
          <table:table-cell office:value-type="float" office:value="1629631865" calcext:value-type="float">
            <text:p>1629631865</text:p>
          </table:table-cell>
          <table:table-cell office:value-type="float" office:value="-43.84" calcext:value-type="float">
            <text:p>-43.84</text:p>
          </table:table-cell>
          <table:table-cell office:value-type="float" office:value="2.56" calcext:value-type="float">
            <text:p>2.56</text:p>
          </table:table-cell>
          <table:table-cell office:value-type="float" office:value="9276" calcext:value-type="float">
            <text:p>927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1:35</text:p>
          </table:table-cell>
          <table:table-cell office:value-type="float" office:value="1629631895" calcext:value-type="float">
            <text:p>1629631895</text:p>
          </table:table-cell>
          <table:table-cell office:value-type="float" office:value="-43.68" calcext:value-type="float">
            <text:p>-43.68</text:p>
          </table:table-cell>
          <table:table-cell office:value-type="float" office:value="2.56" calcext:value-type="float">
            <text:p>2.56</text:p>
          </table:table-cell>
          <table:table-cell office:value-type="float" office:value="9307" calcext:value-type="float">
            <text:p>9307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2:04</text:p>
          </table:table-cell>
          <table:table-cell office:value-type="float" office:value="1629631924" calcext:value-type="float">
            <text:p>1629631924</text:p>
          </table:table-cell>
          <table:table-cell office:value-type="float" office:value="-43.62" calcext:value-type="float">
            <text:p>-43.62</text:p>
          </table:table-cell>
          <table:table-cell office:value-type="float" office:value="2.56" calcext:value-type="float">
            <text:p>2.56</text:p>
          </table:table-cell>
          <table:table-cell office:value-type="float" office:value="9329" calcext:value-type="float">
            <text:p>9329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2:34</text:p>
          </table:table-cell>
          <table:table-cell office:value-type="float" office:value="1629631954" calcext:value-type="float">
            <text:p>1629631954</text:p>
          </table:table-cell>
          <table:table-cell office:value-type="float" office:value="-44.14" calcext:value-type="float">
            <text:p>-44.14</text:p>
          </table:table-cell>
          <table:table-cell office:value-type="float" office:value="2.56" calcext:value-type="float">
            <text:p>2.56</text:p>
          </table:table-cell>
          <table:table-cell office:value-type="float" office:value="9350" calcext:value-type="float">
            <text:p>935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3:04</text:p>
          </table:table-cell>
          <table:table-cell office:value-type="float" office:value="1629631984" calcext:value-type="float">
            <text:p>1629631984</text:p>
          </table:table-cell>
          <table:table-cell office:value-type="float" office:value="-44.48" calcext:value-type="float">
            <text:p>-44.48</text:p>
          </table:table-cell>
          <table:table-cell office:value-type="float" office:value="2.56" calcext:value-type="float">
            <text:p>2.56</text:p>
          </table:table-cell>
          <table:table-cell office:value-type="float" office:value="9990" calcext:value-type="float">
            <text:p>999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3:33</text:p>
          </table:table-cell>
          <table:table-cell office:value-type="float" office:value="1629632013" calcext:value-type="float">
            <text:p>1629632013</text:p>
          </table:table-cell>
          <table:table-cell office:value-type="float" office:value="-44.9" calcext:value-type="float">
            <text:p>-44.9</text:p>
          </table:table-cell>
          <table:table-cell office:value-type="float" office:value="2.56" calcext:value-type="float">
            <text:p>2.56</text:p>
          </table:table-cell>
          <table:table-cell office:value-type="float" office:value="9795" calcext:value-type="float">
            <text:p>979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4:03</text:p>
          </table:table-cell>
          <table:table-cell office:value-type="float" office:value="1629632043" calcext:value-type="float">
            <text:p>1629632043</text:p>
          </table:table-cell>
          <table:table-cell office:value-type="float" office:value="-44.87" calcext:value-type="float">
            <text:p>-44.87</text:p>
          </table:table-cell>
          <table:table-cell office:value-type="float" office:value="2.56" calcext:value-type="float">
            <text:p>2.56</text:p>
          </table:table-cell>
          <table:table-cell office:value-type="float" office:value="7344" calcext:value-type="float">
            <text:p>734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4:33</text:p>
          </table:table-cell>
          <table:table-cell office:value-type="float" office:value="1629632073" calcext:value-type="float">
            <text:p>1629632073</text:p>
          </table:table-cell>
          <table:table-cell office:value-type="float" office:value="-44.23" calcext:value-type="float">
            <text:p>-44.23</text:p>
          </table:table-cell>
          <table:table-cell office:value-type="float" office:value="2.56" calcext:value-type="float">
            <text:p>2.56</text:p>
          </table:table-cell>
          <table:table-cell office:value-type="float" office:value="9261" calcext:value-type="float">
            <text:p>9261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5:02</text:p>
          </table:table-cell>
          <table:table-cell office:value-type="float" office:value="1629632102" calcext:value-type="float">
            <text:p>1629632102</text:p>
          </table:table-cell>
          <table:table-cell office:value-type="float" office:value="-45.21" calcext:value-type="float">
            <text:p>-45.21</text:p>
          </table:table-cell>
          <table:table-cell office:value-type="float" office:value="2.56" calcext:value-type="float">
            <text:p>2.56</text:p>
          </table:table-cell>
          <table:table-cell office:value-type="float" office:value="9295" calcext:value-type="float">
            <text:p>9295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5:32</text:p>
          </table:table-cell>
          <table:table-cell office:value-type="float" office:value="1629632132" calcext:value-type="float">
            <text:p>1629632132</text:p>
          </table:table-cell>
          <table:table-cell office:value-type="float" office:value="-44.87" calcext:value-type="float">
            <text:p>-44.87</text:p>
          </table:table-cell>
          <table:table-cell office:value-type="float" office:value="2.56" calcext:value-type="float">
            <text:p>2.56</text:p>
          </table:table-cell>
          <table:table-cell office:value-type="float" office:value="9926" calcext:value-type="float">
            <text:p>992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6:02</text:p>
          </table:table-cell>
          <table:table-cell office:value-type="float" office:value="1629632162" calcext:value-type="float">
            <text:p>1629632162</text:p>
          </table:table-cell>
          <table:table-cell office:value-type="float" office:value="-45.42" calcext:value-type="float">
            <text:p>-45.42</text:p>
          </table:table-cell>
          <table:table-cell office:value-type="float" office:value="2.56" calcext:value-type="float">
            <text:p>2.56</text:p>
          </table:table-cell>
          <table:table-cell office:value-type="float" office:value="9333" calcext:value-type="float">
            <text:p>9333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6:31</text:p>
          </table:table-cell>
          <table:table-cell office:value-type="float" office:value="1629632191" calcext:value-type="float">
            <text:p>1629632191</text:p>
          </table:table-cell>
          <table:table-cell office:value-type="float" office:value="-45.61" calcext:value-type="float">
            <text:p>-45.61</text:p>
          </table:table-cell>
          <table:table-cell office:value-type="float" office:value="2.56" calcext:value-type="float">
            <text:p>2.56</text:p>
          </table:table-cell>
          <table:table-cell office:value-type="float" office:value="9780" calcext:value-type="float">
            <text:p>978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7:01</text:p>
          </table:table-cell>
          <table:table-cell office:value-type="float" office:value="1629632221" calcext:value-type="float">
            <text:p>1629632221</text:p>
          </table:table-cell>
          <table:table-cell office:value-type="float" office:value="-45.7" calcext:value-type="float">
            <text:p>-45.7</text:p>
          </table:table-cell>
          <table:table-cell office:value-type="float" office:value="2.56" calcext:value-type="float">
            <text:p>2.56</text:p>
          </table:table-cell>
          <table:table-cell office:value-type="float" office:value="10100" calcext:value-type="float">
            <text:p>1010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7:31</text:p>
          </table:table-cell>
          <table:table-cell office:value-type="float" office:value="1629632251" calcext:value-type="float">
            <text:p>1629632251</text:p>
          </table:table-cell>
          <table:table-cell office:value-type="float" office:value="-45.88" calcext:value-type="float">
            <text:p>-45.88</text:p>
          </table:table-cell>
          <table:table-cell office:value-type="float" office:value="2.56" calcext:value-type="float">
            <text:p>2.56</text:p>
          </table:table-cell>
          <table:table-cell office:value-type="float" office:value="9294" calcext:value-type="float">
            <text:p>929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8:00</text:p>
          </table:table-cell>
          <table:table-cell office:value-type="float" office:value="1629632280" calcext:value-type="float">
            <text:p>1629632280</text:p>
          </table:table-cell>
          <table:table-cell office:value-type="float" office:value="-45.7" calcext:value-type="float">
            <text:p>-45.7</text:p>
          </table:table-cell>
          <table:table-cell office:value-type="float" office:value="2.56" calcext:value-type="float">
            <text:p>2.56</text:p>
          </table:table-cell>
          <table:table-cell office:value-type="float" office:value="11276" calcext:value-type="float">
            <text:p>11276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8:30</text:p>
          </table:table-cell>
          <table:table-cell office:value-type="float" office:value="1629632310" calcext:value-type="float">
            <text:p>1629632310</text:p>
          </table:table-cell>
          <table:table-cell office:value-type="float" office:value="-46.19" calcext:value-type="float">
            <text:p>-46.19</text:p>
          </table:table-cell>
          <table:table-cell office:value-type="float" office:value="2.56" calcext:value-type="float">
            <text:p>2.56</text:p>
          </table:table-cell>
          <table:table-cell office:value-type="float" office:value="7772" calcext:value-type="float">
            <text:p>777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9:00</text:p>
          </table:table-cell>
          <table:table-cell office:value-type="float" office:value="1629632340" calcext:value-type="float">
            <text:p>1629632340</text:p>
          </table:table-cell>
          <table:table-cell office:value-type="float" office:value="-45.88" calcext:value-type="float">
            <text:p>-45.88</text:p>
          </table:table-cell>
          <table:table-cell office:value-type="float" office:value="2.56" calcext:value-type="float">
            <text:p>2.56</text:p>
          </table:table-cell>
          <table:table-cell office:value-type="float" office:value="9784" calcext:value-type="float">
            <text:p>9784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9:29</text:p>
          </table:table-cell>
          <table:table-cell office:value-type="float" office:value="1629632369" calcext:value-type="float">
            <text:p>1629632369</text:p>
          </table:table-cell>
          <table:table-cell office:value-type="float" office:value="-46.16" calcext:value-type="float">
            <text:p>-46.16</text:p>
          </table:table-cell>
          <table:table-cell office:value-type="float" office:value="2.56" calcext:value-type="float">
            <text:p>2.56</text:p>
          </table:table-cell>
          <table:table-cell office:value-type="float" office:value="9792" calcext:value-type="float">
            <text:p>9792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39:59</text:p>
          </table:table-cell>
          <table:table-cell office:value-type="float" office:value="1629632399" calcext:value-type="float">
            <text:p>1629632399</text:p>
          </table:table-cell>
          <table:table-cell office:value-type="float" office:value="-45.94" calcext:value-type="float">
            <text:p>-45.94</text:p>
          </table:table-cell>
          <table:table-cell office:value-type="float" office:value="2.56" calcext:value-type="float">
            <text:p>2.56</text:p>
          </table:table-cell>
          <table:table-cell office:value-type="float" office:value="12880" calcext:value-type="float">
            <text:p>1288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40:29</text:p>
          </table:table-cell>
          <table:table-cell office:value-type="float" office:value="1629632429" calcext:value-type="float">
            <text:p>1629632429</text:p>
          </table:table-cell>
          <table:table-cell office:value-type="float" office:value="-46.52" calcext:value-type="float">
            <text:p>-46.52</text:p>
          </table:table-cell>
          <table:table-cell office:value-type="float" office:value="2.55" calcext:value-type="float">
            <text:p>2.55</text:p>
          </table:table-cell>
          <table:table-cell office:value-type="float" office:value="9330" calcext:value-type="float">
            <text:p>9330</text:p>
          </table:table-cell>
          <table:table-cell office:value-type="float" office:value="49304" calcext:value-type="float">
            <text:p>49304</text:p>
          </table:table-cell>
          <table:table-cell/>
        </table:table-row>
        <table:table-row table:style-name="ro1">
          <table:table-cell office:value-type="string" calcext:value-type="string">
            <text:p>22/08/2021 08:40:59</text:p>
          </table:table-cell>
          <table:table-cell office:value-type="float" office:value="1629632459" calcext:value-type="float">
            <text:p>1629632459</text:p>
          </table:table-cell>
          <table:table-cell office:value-type="float" office:value="-47.19" calcext:value-type="float">
            <text:p>-47.19</text:p>
          </table:table-cell>
          <table:table-cell office:value-type="float" office:value="2.56" calcext:value-type="float">
            <text:p>2.56</text:p>
          </table:table-cell>
          <table:table-cell office:value-type="float" office:value="7425" calcext:value-type="float">
            <text:p>7425</text:p>
          </table:table-cell>
          <table:table-cell office:value-type="float" office:value="49304" calcext:value-type="float">
            <text:p>49304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8.4437in" svg:height="4.7496in" svg:x="0.5894in" svg:y="0.7898in">
            <draw:object draw:notify-on-update-of-ranges="datos.C1:datos.C1 datos.C2:datos.C1350 datos.D1:datos.D1 datos.D2:datos.D13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EVOLUCION DE LAS MEDICIONES VS CONSU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2T08:55:38.634749449</dc:date>
    <meta:editing-duration>PT10M55S</meta:editing-duration>
    <meta:editing-cycles>3</meta:editing-cycles>
    <meta:generator>LibreOffice/6.4.7.2$Linux_X86_64 LibreOffice_project/40$Build-2</meta:generator>
    <meta:document-statistic meta:table-count="2" meta:cell-count="79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48cm" svg:height="12.065cm" xlink:href=".." xlink:type="simple" chart:class="chart:line" chart:style-name="ch1">
        <chart:legend chart:legend-position="end" svg:x="18.94cm" svg:y="5.484cm" style:legend-expansion="high" chart:style-name="ch2"/>
        <chart:plot-area chart:style-name="ch3" table:cell-range-address="datos.C1:datos.D1350" chart:data-source-has-labels="row" svg:x="0.428cm" svg:y="0.241cm" svg:width="18.084cm" svg:height="11.583cm">
          <chartooo:coordinate-region svg:x="1.235cm" svg:y="0.441cm" svg:width="16.549cm" svg:height="11.1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datos.C2:datos.C1350" chart:label-cell-address="datos.C1:datos.C1" chart:class="chart:line">
            <chart:data-point chart:repeated="1349"/>
          </chart:series>
          <chart:series chart:attached-axis="secondary-y" chart:style-name="ch8" chart:values-cell-range-address="datos.D2:datos.D1350" chart:label-cell-address="datos.D1:datos.D1" chart:class="chart:line">
            <chart:data-point chart:repeated="13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ion</text:p>
                <draw:g>
                  <svg:desc>datos.C1:datos.C1</svg:desc>
                </draw:g>
              </table:table-cell>
              <table:table-cell office:value-type="string">
                <text:p>VDD</text:p>
                <draw:g>
                  <svg:desc>datos.D1:dato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01">
                <text:p>100.01</text:p>
                <draw:g>
                  <svg:desc>datos.C2:datos.C1350</svg:desc>
                </draw:g>
              </table:table-cell>
              <table:table-cell office:value-type="float" office:value="3.13">
                <text:p>3.13</text:p>
                <draw:g>
                  <svg:desc>datos.D2:datos.D1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01">
                <text:p>100.01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.2">
                <text:p>110.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.2">
                <text:p>110.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.2">
                <text:p>110.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.2">
                <text:p>110.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.2">
                <text:p>110.2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3.62">
                <text:p>-43.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3.32">
                <text:p>-43.3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3.35">
                <text:p>-43.3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3.9">
                <text:p>-43.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3.35">
                <text:p>-43.3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3.53">
                <text:p>-43.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3.32">
                <text:p>-43.3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5.45">
                <text:p>-45.4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5.42">
                <text:p>-45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4.42">
                <text:p>-44.4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5.12">
                <text:p>-45.1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3.07">
                <text:p>-43.0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2.92">
                <text:p>-42.9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3.71">
                <text:p>-43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3.04">
                <text:p>-43.0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3.13">
                <text:p>-43.1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3.04">
                <text:p>-43.0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42.62">
                <text:p>-42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3.01">
                <text:p>-43.0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3.01">
                <text:p>-43.0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2.92">
                <text:p>-42.9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2.43">
                <text:p>-42.4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23">
                <text:p>51.23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2.62">
                <text:p>-42.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3.04">
                <text:p>-43.0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2.98">
                <text:p>-42.9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2.59">
                <text:p>-42.5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2.59">
                <text:p>-42.5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42.43">
                <text:p>-42.4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42.62">
                <text:p>-42.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2.95">
                <text:p>-42.9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2.95">
                <text:p>-42.9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2.62">
                <text:p>-42.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2.92">
                <text:p>-42.9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3.53">
                <text:p>-43.5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2.62">
                <text:p>-42.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3.04">
                <text:p>-43.0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3.04">
                <text:p>-43.0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43.04">
                <text:p>-43.0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1.79">
                <text:p>-41.7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3.07">
                <text:p>-43.0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3.04">
                <text:p>-43.0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2.95">
                <text:p>-42.9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2.59">
                <text:p>-42.5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2.92">
                <text:p>-42.9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2.98">
                <text:p>-42.9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42.52">
                <text:p>-42.5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2.92">
                <text:p>-42.9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3.01">
                <text:p>-43.0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2.52">
                <text:p>-42.5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2.59">
                <text:p>-42.5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2.49">
                <text:p>-42.4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2.83">
                <text:p>-42.8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2.59">
                <text:p>-42.5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42.98">
                <text:p>-42.9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42.71">
                <text:p>-42.7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2.49">
                <text:p>-42.4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2.74">
                <text:p>-42.7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2.86">
                <text:p>-42.8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2.77">
                <text:p>-42.7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2.59">
                <text:p>-42.5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2.49">
                <text:p>-42.4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2.8">
                <text:p>-42.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42.55">
                <text:p>-42.5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42.43">
                <text:p>-42.43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42.49">
                <text:p>-42.4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2.4">
                <text:p>-42.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42.46">
                <text:p>-42.4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2.37">
                <text:p>-42.37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2.62">
                <text:p>-42.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42.49">
                <text:p>-42.4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42.4">
                <text:p>-42.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2.77">
                <text:p>-42.7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2.59">
                <text:p>-42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2.68">
                <text:p>-42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2.49">
                <text:p>-42.4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2.68">
                <text:p>-42.68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2.46">
                <text:p>-42.46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42.68">
                <text:p>-42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42.89">
                <text:p>-42.89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42.65">
                <text:p>-42.6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42.71">
                <text:p>-4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42.49">
                <text:p>-42.4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42.62">
                <text:p>-42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42.34">
                <text:p>-42.3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42.22">
                <text:p>-42.2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42.34">
                <text:p>-42.3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2.25">
                <text:p>-42.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42.22">
                <text:p>-42.2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42.34">
                <text:p>-42.3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42.49">
                <text:p>-42.4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42.25">
                <text:p>-42.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2.13">
                <text:p>-42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2.25">
                <text:p>-42.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2.25">
                <text:p>-42.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2.22">
                <text:p>-42.2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2.25">
                <text:p>-42.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2.28">
                <text:p>-42.2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2.34">
                <text:p>-42.3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2.49">
                <text:p>-42.4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2.28">
                <text:p>-42.2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2.49">
                <text:p>-42.4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2.49">
                <text:p>-42.4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2.28">
                <text:p>-42.2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2.25">
                <text:p>-42.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2.19">
                <text:p>-42.1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2.34">
                <text:p>-42.3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2.25">
                <text:p>-42.2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2.49">
                <text:p>-42.4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2.28">
                <text:p>-42.2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2.59">
                <text:p>-42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2.34">
                <text:p>-42.3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42.28">
                <text:p>-42.2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42.59">
                <text:p>-42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42.31">
                <text:p>-42.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2.59">
                <text:p>-42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2.62">
                <text:p>-42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42.46">
                <text:p>-42.4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42.37">
                <text:p>-42.3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42.62">
                <text:p>-42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42.34">
                <text:p>-42.3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42.59">
                <text:p>-42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42.43">
                <text:p>-42.4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2.4">
                <text:p>-42.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2.62">
                <text:p>-42.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42.49">
                <text:p>-42.4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42.59">
                <text:p>-42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2.59">
                <text:p>-42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42.59">
                <text:p>-42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42.8">
                <text:p>-42.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42.83">
                <text:p>-42.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42.71">
                <text:p>-4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42.8">
                <text:p>-42.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2.55">
                <text:p>-42.5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42.77">
                <text:p>-42.7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42.83">
                <text:p>-42.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42.71">
                <text:p>-4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42.77">
                <text:p>-42.7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42.86">
                <text:p>-42.8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42.77">
                <text:p>-42.7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2.77">
                <text:p>-42.7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42.68">
                <text:p>-42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2.71">
                <text:p>-4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42.83">
                <text:p>-42.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42.68">
                <text:p>-42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42.52">
                <text:p>-42.5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2.8">
                <text:p>-42.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42.65">
                <text:p>-42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42.89">
                <text:p>-42.8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42.83">
                <text:p>-42.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42.71">
                <text:p>-4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42.71">
                <text:p>-4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42.92">
                <text:p>-42.9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42.8">
                <text:p>-42.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42.89">
                <text:p>-42.8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42.89">
                <text:p>-42.8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42.86">
                <text:p>-42.8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2.86">
                <text:p>-42.8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42.71">
                <text:p>-42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2.89">
                <text:p>-42.8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2.86">
                <text:p>-42.8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42.8">
                <text:p>-42.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42.92">
                <text:p>-42.9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42.74">
                <text:p>-42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42.83">
                <text:p>-42.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42.86">
                <text:p>-42.8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43.07">
                <text:p>-43.0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42.8">
                <text:p>-42.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43.1">
                <text:p>-43.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42.92">
                <text:p>-42.9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43.01">
                <text:p>-43.0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42.89">
                <text:p>-42.8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43.04">
                <text:p>-43.0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43.01">
                <text:p>-43.0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43.23">
                <text:p>-43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42.98">
                <text:p>-42.9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42.98">
                <text:p>-42.9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43.2">
                <text:p>-4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43.2">
                <text:p>-4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43.23">
                <text:p>-43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2.92">
                <text:p>-42.9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3.04">
                <text:p>-43.0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43.04">
                <text:p>-43.0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42.8">
                <text:p>-42.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3.35">
                <text:p>-43.3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43.2">
                <text:p>-4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3.01">
                <text:p>-43.0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43.2">
                <text:p>-4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43.23">
                <text:p>-43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43.1">
                <text:p>-4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43.2">
                <text:p>-4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43.04">
                <text:p>-43.0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43.23">
                <text:p>-43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43.29">
                <text:p>-43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43.35">
                <text:p>-43.3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43.2">
                <text:p>-4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43.04">
                <text:p>-43.0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43.29">
                <text:p>-43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43.04">
                <text:p>-43.0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43.01">
                <text:p>-43.0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43.29">
                <text:p>-43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43.26">
                <text:p>-43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43.2">
                <text:p>-4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43.23">
                <text:p>-43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43.1">
                <text:p>-43.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42.98">
                <text:p>-42.9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42.95">
                <text:p>-42.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3.26">
                <text:p>-43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43.07">
                <text:p>-43.0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43.29">
                <text:p>-43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43.35">
                <text:p>-43.3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43.2">
                <text:p>-43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3.32">
                <text:p>-43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43.26">
                <text:p>-43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43.29">
                <text:p>-43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43.38">
                <text:p>-43.3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43.44">
                <text:p>-43.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43.26">
                <text:p>-43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43.26">
                <text:p>-43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43.23">
                <text:p>-43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43.38">
                <text:p>-43.3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43.35">
                <text:p>-43.3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43.38">
                <text:p>-43.3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43.23">
                <text:p>-43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43.23">
                <text:p>-43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43.32">
                <text:p>-43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43.13">
                <text:p>-43.1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43.44">
                <text:p>-43.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43.53">
                <text:p>-43.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43.29">
                <text:p>-43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43.44">
                <text:p>-43.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43.35">
                <text:p>-43.3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43.35">
                <text:p>-43.35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43.26">
                <text:p>-43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43.32">
                <text:p>-43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43.35">
                <text:p>-43.3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43.41">
                <text:p>-43.41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43.44">
                <text:p>-43.4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43.38">
                <text:p>-43.3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3.44">
                <text:p>-43.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3.44">
                <text:p>-43.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3.44">
                <text:p>-43.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43.32">
                <text:p>-43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43.44">
                <text:p>-43.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43.26">
                <text:p>-43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3.56">
                <text:p>-43.5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43.44">
                <text:p>-43.4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3.38">
                <text:p>-43.3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43.53">
                <text:p>-43.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43.35">
                <text:p>-43.3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43.17">
                <text:p>-43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43.32">
                <text:p>-43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43.29">
                <text:p>-43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43.38">
                <text:p>-43.3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43.29">
                <text:p>-43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3.41">
                <text:p>-43.4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43.53">
                <text:p>-43.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43.53">
                <text:p>-43.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43.53">
                <text:p>-43.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3.59">
                <text:p>-43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43.56">
                <text:p>-43.5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43.53">
                <text:p>-43.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43.47">
                <text:p>-43.4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43.53">
                <text:p>-43.5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43.59">
                <text:p>-43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43.59">
                <text:p>-43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43.56">
                <text:p>-43.5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43.59">
                <text:p>-43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3.59">
                <text:p>-43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43.59">
                <text:p>-43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43.5">
                <text:p>-43.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3.59">
                <text:p>-43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3.56">
                <text:p>-43.5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43.62">
                <text:p>-43.6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43.59">
                <text:p>-43.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43.71">
                <text:p>-43.7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43.74">
                <text:p>-43.7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43.68">
                <text:p>-43.6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43.65">
                <text:p>-43.6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43.81">
                <text:p>-43.8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44.48">
                <text:p>-44.4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44.48">
                <text:p>-44.4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44.48">
                <text:p>-44.4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44.51">
                <text:p>-44.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4.51">
                <text:p>-44.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44.48">
                <text:p>-44.4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44.51">
                <text:p>-44.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44.54">
                <text:p>-44.5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44.51">
                <text:p>-44.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44.51">
                <text:p>-44.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44.51">
                <text:p>-44.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44.51">
                <text:p>-44.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44.36">
                <text:p>-44.3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44.42">
                <text:p>-44.4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44.32">
                <text:p>-44.3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44.17">
                <text:p>-44.1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44.11">
                <text:p>-44.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44.14">
                <text:p>-44.1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44.08">
                <text:p>-44.0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43.84">
                <text:p>-43.8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43.93">
                <text:p>-43.9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43.99">
                <text:p>-43.9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43.78">
                <text:p>-43.7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43.96">
                <text:p>-43.9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43.9">
                <text:p>-43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43.87">
                <text:p>-43.87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44.2">
                <text:p>-44.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44.02">
                <text:p>-44.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44.05">
                <text:p>-44.0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22.02">
                <text:p>-22.0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44.23">
                <text:p>-44.2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44.39">
                <text:p>-44.3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44.48">
                <text:p>-44.4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44.45">
                <text:p>-44.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22.02">
                <text:p>-22.02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44.26">
                <text:p>-44.2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21.8">
                <text:p>-21.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21.59">
                <text:p>-21.5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44.29">
                <text:p>-44.2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21.41">
                <text:p>-21.41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21.04">
                <text:p>-21.04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20.92">
                <text:p>-20.9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21.16">
                <text:p>-21.1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20.77">
                <text:p>-20.7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20.95">
                <text:p>-20.9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20.7">
                <text:p>-20.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20.73">
                <text:p>-20.7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20.73">
                <text:p>-20.7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20.77">
                <text:p>-20.7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20.67">
                <text:p>-20.6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20.55">
                <text:p>-20.5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20.64">
                <text:p>-20.6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20.67">
                <text:p>-20.6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20.49">
                <text:p>-20.4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20.64">
                <text:p>-20.6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20.22">
                <text:p>-20.2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20.46">
                <text:p>-20.4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20.52">
                <text:p>-20.5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20.34">
                <text:p>-20.3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20.19">
                <text:p>-20.1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20">
                <text:p>-2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20.12">
                <text:p>-20.1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20.03">
                <text:p>-20.0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19.88">
                <text:p>-19.8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20.06">
                <text:p>-20.0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19.82">
                <text:p>-19.8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19.85">
                <text:p>-19.85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19.67">
                <text:p>-19.6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19.48">
                <text:p>-19.4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19.42">
                <text:p>-19.4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19.51">
                <text:p>-19.51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19.42">
                <text:p>-19.42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19.3">
                <text:p>-19.3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19">
                <text:p>-1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18.78">
                <text:p>-18.7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19.06">
                <text:p>-19.06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19">
                <text:p>-19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19.18">
                <text:p>-19.18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18.69">
                <text:p>-18.6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18.35">
                <text:p>-18.3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18.54">
                <text:p>-18.5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18.6">
                <text:p>-18.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18.45">
                <text:p>-18.4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18.26">
                <text:p>-18.2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18.26">
                <text:p>-18.2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18.2">
                <text:p>-18.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18.14">
                <text:p>-18.1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18.32">
                <text:p>-18.3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18.05">
                <text:p>-18.0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17.93">
                <text:p>-17.93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8.08">
                <text:p>-18.0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18.11">
                <text:p>-18.1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17.56">
                <text:p>-17.5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17.77">
                <text:p>-17.7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17.41">
                <text:p>-17.4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17.71">
                <text:p>-17.7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17.77">
                <text:p>-17.7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17.56">
                <text:p>-17.5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17.59">
                <text:p>-17.5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17.32">
                <text:p>-17.3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17.19">
                <text:p>-17.1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17.01">
                <text:p>-17.0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17.26">
                <text:p>-17.2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17.1">
                <text:p>-17.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16.68">
                <text:p>-16.6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16.74">
                <text:p>-16.7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6.92">
                <text:p>-16.9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6.43">
                <text:p>-16.43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6.49">
                <text:p>-16.4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6.49">
                <text:p>-16.4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6.43">
                <text:p>-16.43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6.31">
                <text:p>-16.3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6.37">
                <text:p>-16.3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6.1">
                <text:p>-16.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5.82">
                <text:p>-15.8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5.94">
                <text:p>-15.94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5.67">
                <text:p>-15.67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5.76">
                <text:p>-15.7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5.58">
                <text:p>-15.5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6">
                <text:p>-1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5.61">
                <text:p>-15.6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5.76">
                <text:p>-15.7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5.73">
                <text:p>-15.73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5.61">
                <text:p>-15.6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5.36">
                <text:p>-15.3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15.33">
                <text:p>-15.33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15.49">
                <text:p>-15.49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15.46">
                <text:p>-15.4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15.15">
                <text:p>-15.1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15.12">
                <text:p>-15.1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15.06">
                <text:p>-15.06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14.94">
                <text:p>-14.9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14.78">
                <text:p>-14.7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15.24">
                <text:p>-15.2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15.18">
                <text:p>-15.1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15.3">
                <text:p>-15.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15.18">
                <text:p>-15.1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15.61">
                <text:p>-15.6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15.42">
                <text:p>-15.4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15.85">
                <text:p>-15.8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15.64">
                <text:p>-15.6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15.85">
                <text:p>-15.8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15.88">
                <text:p>-15.8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15.79">
                <text:p>-15.7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16.19">
                <text:p>-16.1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16.1">
                <text:p>-16.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16.19">
                <text:p>-16.1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16.49">
                <text:p>-16.4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16.65">
                <text:p>-16.6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16.61">
                <text:p>-16.6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16.86">
                <text:p>-16.8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17.26">
                <text:p>-17.2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16.86">
                <text:p>-16.8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17.47">
                <text:p>-17.47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17.62">
                <text:p>-17.6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17.56">
                <text:p>-17.5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17.74">
                <text:p>-17.7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17.5">
                <text:p>-17.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17.93">
                <text:p>-17.9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18.29">
                <text:p>-18.2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18.2">
                <text:p>-18.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18.51">
                <text:p>-18.5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8.32">
                <text:p>-18.3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9.09">
                <text:p>-19.0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18.69">
                <text:p>-18.6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9.03">
                <text:p>-19.0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9.54">
                <text:p>-19.5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9.42">
                <text:p>-19.4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19.42">
                <text:p>-19.4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19.42">
                <text:p>-19.4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19.42">
                <text:p>-19.4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20.34">
                <text:p>-20.34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19.76">
                <text:p>-19.76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20.25">
                <text:p>-20.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19.91">
                <text:p>-19.9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20.03">
                <text:p>-20.03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20.8">
                <text:p>-20.8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20.46">
                <text:p>-20.4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20.67">
                <text:p>-20.6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20.67">
                <text:p>-20.6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20.98">
                <text:p>-20.9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21.28">
                <text:p>-21.2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21.13">
                <text:p>-21.1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21.38">
                <text:p>-21.3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21.65">
                <text:p>-21.6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21.56">
                <text:p>-21.5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22.05">
                <text:p>-22.0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21.83">
                <text:p>-21.8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22.2">
                <text:p>-22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22.23">
                <text:p>-22.2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22.63">
                <text:p>-22.6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22.81">
                <text:p>-22.8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22.78">
                <text:p>-22.7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22.93">
                <text:p>-22.9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23.24">
                <text:p>-23.2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23.42">
                <text:p>-23.4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23.08">
                <text:p>-23.0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23.15">
                <text:p>-23.1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23.76">
                <text:p>-23.7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23.6">
                <text:p>-23.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24">
                <text:p>-2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23.88">
                <text:p>-23.8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23.66">
                <text:p>-23.6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23.97">
                <text:p>-23.9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24.34">
                <text:p>-24.3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24.37">
                <text:p>-24.3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24.61">
                <text:p>-24.6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24.7">
                <text:p>-24.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24.92">
                <text:p>-24.9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25.07">
                <text:p>-25.0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24.92">
                <text:p>-24.9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25.1">
                <text:p>-25.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25.4">
                <text:p>-25.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25.56">
                <text:p>-25.5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25.71">
                <text:p>-25.7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26.04">
                <text:p>-26.0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25.92">
                <text:p>-25.9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26.17">
                <text:p>-26.17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25.98">
                <text:p>-25.9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26.14">
                <text:p>-26.1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26.38">
                <text:p>-26.3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26.38">
                <text:p>-26.3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26.41">
                <text:p>-26.41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27.08">
                <text:p>-27.0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26.93">
                <text:p>-26.9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27.08">
                <text:p>-27.0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26.69">
                <text:p>-26.6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26.99">
                <text:p>-26.9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26.93">
                <text:p>-26.9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27.66">
                <text:p>-27.6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27.78">
                <text:p>-27.7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27.94">
                <text:p>-27.9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27.69">
                <text:p>-27.6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28.18">
                <text:p>-28.1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27.85">
                <text:p>-27.8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28.52">
                <text:p>-28.5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28.03">
                <text:p>-28.0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28.36">
                <text:p>-28.3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28.43">
                <text:p>-28.4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28.39">
                <text:p>-28.3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28.88">
                <text:p>-28.8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29">
                <text:p>-29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29.16">
                <text:p>-29.1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29.28">
                <text:p>-29.2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29.62">
                <text:p>-29.6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29.65">
                <text:p>-29.6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29.74">
                <text:p>-29.7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29.92">
                <text:p>-29.92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29.68">
                <text:p>-29.6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29.95">
                <text:p>-29.9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30.68">
                <text:p>-30.6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30.23">
                <text:p>-30.2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30.41">
                <text:p>-30.4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30.74">
                <text:p>-30.7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30.47">
                <text:p>-30.4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30.96">
                <text:p>-30.9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30.87">
                <text:p>-30.8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31.45">
                <text:p>-31.4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31.51">
                <text:p>-31.5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31.11">
                <text:p>-31.1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31.63">
                <text:p>-31.6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31.51">
                <text:p>-31.5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31.66">
                <text:p>-31.6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32.21">
                <text:p>-32.2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32.21">
                <text:p>-32.2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32.15">
                <text:p>-32.1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32.64">
                <text:p>-32.6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32.91">
                <text:p>-32.9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33.06">
                <text:p>-33.0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32.73">
                <text:p>-32.7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32.91">
                <text:p>-32.91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32.79">
                <text:p>-32.7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33.37">
                <text:p>-33.3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33.19">
                <text:p>-33.1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33.64">
                <text:p>-33.6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34.04">
                <text:p>-34.0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33.46">
                <text:p>-33.4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33.58">
                <text:p>-33.5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34.04">
                <text:p>-34.0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34.28">
                <text:p>-34.2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34.28">
                <text:p>-34.28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34.65">
                <text:p>-34.6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34.56">
                <text:p>-34.5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34.77">
                <text:p>-34.7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34.99">
                <text:p>-34.99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35.32">
                <text:p>-35.32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35.17">
                <text:p>-35.1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35.35">
                <text:p>-35.3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35.57">
                <text:p>-35.57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35.6">
                <text:p>-35.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36.05">
                <text:p>-36.05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35.9">
                <text:p>-35.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35.66">
                <text:p>-35.6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35.54">
                <text:p>-35.54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36.08">
                <text:p>-36.0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36.3">
                <text:p>-36.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36.91">
                <text:p>-36.9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36.24">
                <text:p>-36.2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37.03">
                <text:p>-37.0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37.28">
                <text:p>-37.2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37.18">
                <text:p>-37.1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36.82">
                <text:p>-36.8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37.24">
                <text:p>-37.2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37.73">
                <text:p>-37.7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37.09">
                <text:p>-37.0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37.37">
                <text:p>-37.3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37.21">
                <text:p>-37.2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37.64">
                <text:p>-37.6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38.1">
                <text:p>-38.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37.82">
                <text:p>-37.8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37.89">
                <text:p>-37.8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37.92">
                <text:p>-37.9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38.83">
                <text:p>-38.8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39.08">
                <text:p>-39.0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39.11">
                <text:p>-39.1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38.71">
                <text:p>-38.71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39.14">
                <text:p>-39.1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39.84">
                <text:p>-39.8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39.69">
                <text:p>-39.6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39.53">
                <text:p>-39.5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40.02">
                <text:p>-40.0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40.14">
                <text:p>-40.1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40.14">
                <text:p>-40.1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40.27">
                <text:p>-40.2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40.75">
                <text:p>-40.7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40.45">
                <text:p>-40.4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40.24">
                <text:p>-40.2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40.88">
                <text:p>-40.8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-41.46">
                <text:p>-41.46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-41.67">
                <text:p>-41.6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-41.24">
                <text:p>-41.2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41.24">
                <text:p>-41.2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-41.4">
                <text:p>-41.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-41.24">
                <text:p>-41.2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41.33">
                <text:p>-41.33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42.19">
                <text:p>-42.19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-42.25">
                <text:p>-42.25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41.94">
                <text:p>-41.9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-42.62">
                <text:p>-42.62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42.37">
                <text:p>-42.3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42.71">
                <text:p>-42.71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42.8">
                <text:p>-42.8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42.77">
                <text:p>-42.77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43.13">
                <text:p>-43.1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-43.56">
                <text:p>-43.5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43.13">
                <text:p>-43.1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43.99">
                <text:p>-43.9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43.84">
                <text:p>-43.8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43.68">
                <text:p>-43.6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-43.62">
                <text:p>-43.6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-44.14">
                <text:p>-44.1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-44.48">
                <text:p>-44.4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-44.9">
                <text:p>-44.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44.87">
                <text:p>-44.87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-44.23">
                <text:p>-44.2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45.21">
                <text:p>-45.21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-44.87">
                <text:p>-44.87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45.42">
                <text:p>-45.4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45.61">
                <text:p>-45.61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-45.7">
                <text:p>-45.7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45.88">
                <text:p>-45.8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-45.7">
                <text:p>-45.7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-46.19">
                <text:p>-46.1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-45.88">
                <text:p>-45.8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-46.16">
                <text:p>-46.1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-45.94">
                <text:p>-45.9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-46.52">
                <text:p>-46.5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-47.19">
                <text:p>-47.1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